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, Verdana, 'Lucida Sans Unicode', sans-serif"/>
    <style:font-face style:name="Liberation Mono" svg:font-family="'Liberation Mono'" style:font-family-generic="modern" style:font-pitch="fixed"/>
    <style:font-face style:name="文泉驿等宽微米黑" svg:font-family="文泉驿等宽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.889cm" style:rel-column-width="7281*"/>
    </style:style>
    <style:style style:name="表格4.I" style:family="table-column">
      <style:table-column-properties style:column-width="1.891cm" style:rel-column-width="7287*"/>
    </style:style>
    <style:style style:name="表格4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4.D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4.G1" style:family="table-cell">
      <style:table-cell-properties fo:background-color="#fcd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4.I1" style:family="table-cell">
      <style:table-cell-properties fo:background-color="#fcd4d1" fo:padding="0.097cm" fo:border="0.05pt solid #000000">
        <style:background-image/>
      </style:table-cell-properties>
    </style:style>
    <style:style style:name="表格4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表格4.D2" style:family="table-cell">
      <style:table-cell-properties fo:padding="0.097cm" fo:border-left="0.05pt solid #000000" fo:border-right="none" fo:border-top="none" fo:border-bottom="0.05pt solid #000000"/>
    </style:style>
    <style:style style:name="表格4.E2" style:family="table-cell">
      <style:table-cell-properties fo:padding="0.097cm" fo:border-left="0.05pt solid #000000" fo:border-right="none" fo:border-top="none" fo:border-bottom="0.05pt solid #000000"/>
    </style:style>
    <style:style style:name="表格4.F2" style:family="table-cell">
      <style:table-cell-properties fo:padding="0.097cm" fo:border-left="0.05pt solid #000000" fo:border-right="none" fo:border-top="none" fo:border-bottom="0.05pt solid #000000"/>
    </style:style>
    <style:style style:name="表格4.G2" style:family="table-cell">
      <style:table-cell-properties fo:padding="0.097cm" fo:border-left="0.05pt solid #000000" fo:border-right="none" fo:border-top="none" fo:border-bottom="0.05pt solid #000000"/>
    </style:style>
    <style:style style:name="表格4.H2" style:family="table-cell">
      <style:table-cell-properties fo:padding="0.097cm" fo:border-left="0.05pt solid #000000" fo:border-right="none" fo:border-top="none" fo:border-bottom="0.05pt solid #000000"/>
    </style:style>
    <style:style style:name="表格4.I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3" style:family="table-cell">
      <style:table-cell-properties fo:padding="0.097cm" fo:border-left="0.05pt solid #000000" fo:border-right="none" fo:border-top="none" fo:border-bottom="0.05pt solid #000000"/>
    </style:style>
    <style:style style:name="表格4.E3" style:family="table-cell">
      <style:table-cell-properties fo:padding="0.097cm" fo:border-left="0.05pt solid #000000" fo:border-right="none" fo:border-top="none" fo:border-bottom="0.05pt solid #000000"/>
    </style:style>
    <style:style style:name="表格4.F3" style:family="table-cell">
      <style:table-cell-properties fo:padding="0.097cm" fo:border-left="0.05pt solid #000000" fo:border-right="none" fo:border-top="none" fo:border-bottom="0.05pt solid #000000"/>
    </style:style>
    <style:style style:name="表格4.G3" style:family="table-cell">
      <style:table-cell-properties fo:padding="0.097cm" fo:border-left="0.05pt solid #000000" fo:border-right="none" fo:border-top="none" fo:border-bottom="0.05pt solid #000000"/>
    </style:style>
    <style:style style:name="表格4.H3" style:family="table-cell">
      <style:table-cell-properties fo:padding="0.097cm" fo:border-left="0.05pt solid #000000" fo:border-right="none" fo:border-top="none" fo:border-bottom="0.05pt solid #000000"/>
    </style:style>
    <style:style style:name="表格4.I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表格4.I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4.D5" style:family="table-cell">
      <style:table-cell-properties fo:padding="0.097cm" fo:border-left="0.05pt solid #000000" fo:border-right="none" fo:border-top="none" fo:border-bottom="0.05pt solid #000000"/>
    </style:style>
    <style:style style:name="表格4.E5" style:family="table-cell">
      <style:table-cell-properties fo:padding="0.097cm" fo:border-left="0.05pt solid #000000" fo:border-right="none" fo:border-top="none" fo:border-bottom="0.05pt solid #000000"/>
    </style:style>
    <style:style style:name="表格4.F5" style:family="table-cell">
      <style:table-cell-properties fo:padding="0.097cm" fo:border-left="0.05pt solid #000000" fo:border-right="none" fo:border-top="none" fo:border-bottom="0.05pt solid #000000"/>
    </style:style>
    <style:style style:name="表格4.G5" style:family="table-cell">
      <style:table-cell-properties fo:padding="0.097cm" fo:border-left="0.05pt solid #000000" fo:border-right="none" fo:border-top="none" fo:border-bottom="0.05pt solid #000000"/>
    </style:style>
    <style:style style:name="表格4.H5" style:family="table-cell">
      <style:table-cell-properties fo:padding="0.097cm" fo:border-left="0.05pt solid #000000" fo:border-right="none" fo:border-top="none" fo:border-bottom="0.05pt solid #000000"/>
    </style:style>
    <style:style style:name="表格4.I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6" style:family="table-cell">
      <style:table-cell-properties fo:padding="0.097cm" fo:border-left="0.05pt solid #000000" fo:border-right="none" fo:border-top="none" fo:border-bottom="0.05pt solid #000000"/>
    </style:style>
    <style:style style:name="表格4.E6" style:family="table-cell">
      <style:table-cell-properties fo:padding="0.097cm" fo:border-left="0.05pt solid #000000" fo:border-right="none" fo:border-top="none" fo:border-bottom="0.05pt solid #000000"/>
    </style:style>
    <style:style style:name="表格4.F6" style:family="table-cell">
      <style:table-cell-properties fo:padding="0.097cm" fo:border-left="0.05pt solid #000000" fo:border-right="none" fo:border-top="none" fo:border-bottom="0.05pt solid #000000"/>
    </style:style>
    <style:style style:name="表格4.G6" style:family="table-cell">
      <style:table-cell-properties fo:padding="0.097cm" fo:border-left="0.05pt solid #000000" fo:border-right="none" fo:border-top="none" fo:border-bottom="0.05pt solid #000000"/>
    </style:style>
    <style:style style:name="表格4.H6" style:family="table-cell">
      <style:table-cell-properties fo:padding="0.097cm" fo:border-left="0.05pt solid #000000" fo:border-right="none" fo:border-top="none" fo:border-bottom="0.05pt solid #000000"/>
    </style:style>
    <style:style style:name="表格4.I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7" style:family="table-cell">
      <style:table-cell-properties fo:padding="0.097cm" fo:border-left="0.05pt solid #000000" fo:border-right="none" fo:border-top="none" fo:border-bottom="0.05pt solid #000000"/>
    </style:style>
    <style:style style:name="表格4.E7" style:family="table-cell">
      <style:table-cell-properties fo:padding="0.097cm" fo:border-left="0.05pt solid #000000" fo:border-right="none" fo:border-top="none" fo:border-bottom="0.05pt solid #000000"/>
    </style:style>
    <style:style style:name="表格4.F7" style:family="table-cell">
      <style:table-cell-properties fo:padding="0.097cm" fo:border-left="0.05pt solid #000000" fo:border-right="none" fo:border-top="none" fo:border-bottom="0.05pt solid #000000"/>
    </style:style>
    <style:style style:name="表格4.G7" style:family="table-cell">
      <style:table-cell-properties fo:padding="0.097cm" fo:border-left="0.05pt solid #000000" fo:border-right="none" fo:border-top="none" fo:border-bottom="0.05pt solid #000000"/>
    </style:style>
    <style:style style:name="表格4.H7" style:family="table-cell">
      <style:table-cell-properties fo:padding="0.097cm" fo:border-left="0.05pt solid #000000" fo:border-right="none" fo:border-top="none" fo:border-bottom="0.05pt solid #000000"/>
    </style:style>
    <style:style style:name="表格4.I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9" style:family="table-cell">
      <style:table-cell-properties fo:padding="0.097cm" fo:border-left="0.05pt solid #000000" fo:border-right="none" fo:border-top="none" fo:border-bottom="0.05pt solid #000000"/>
    </style:style>
    <style:style style:name="表格4.E9" style:family="table-cell">
      <style:table-cell-properties fo:padding="0.097cm" fo:border-left="0.05pt solid #000000" fo:border-right="none" fo:border-top="none" fo:border-bottom="0.05pt solid #000000"/>
    </style:style>
    <style:style style:name="表格4.F9" style:family="table-cell">
      <style:table-cell-properties fo:padding="0.097cm" fo:border-left="0.05pt solid #000000" fo:border-right="none" fo:border-top="none" fo:border-bottom="0.05pt solid #000000"/>
    </style:style>
    <style:style style:name="表格4.G9" style:family="table-cell">
      <style:table-cell-properties fo:padding="0.097cm" fo:border-left="0.05pt solid #000000" fo:border-right="none" fo:border-top="none" fo:border-bottom="0.05pt solid #000000"/>
    </style:style>
    <style:style style:name="表格4.H9" style:family="table-cell">
      <style:table-cell-properties fo:padding="0.097cm" fo:border-left="0.05pt solid #000000" fo:border-right="none" fo:border-top="none" fo:border-bottom="0.05pt solid #000000"/>
    </style:style>
    <style:style style:name="表格4.I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10" style:family="table-cell">
      <style:table-cell-properties fo:padding="0.097cm" fo:border-left="0.05pt solid #000000" fo:border-right="none" fo:border-top="none" fo:border-bottom="0.05pt solid #000000"/>
    </style:style>
    <style:style style:name="表格4.E10" style:family="table-cell">
      <style:table-cell-properties fo:padding="0.097cm" fo:border-left="0.05pt solid #000000" fo:border-right="none" fo:border-top="none" fo:border-bottom="0.05pt solid #000000"/>
    </style:style>
    <style:style style:name="表格4.F10" style:family="table-cell">
      <style:table-cell-properties fo:padding="0.097cm" fo:border-left="0.05pt solid #000000" fo:border-right="none" fo:border-top="none" fo:border-bottom="0.05pt solid #000000"/>
    </style:style>
    <style:style style:name="表格4.G10" style:family="table-cell">
      <style:table-cell-properties fo:padding="0.097cm" fo:border-left="0.05pt solid #000000" fo:border-right="none" fo:border-top="none" fo:border-bottom="0.05pt solid #000000"/>
    </style:style>
    <style:style style:name="表格4.H10" style:family="table-cell">
      <style:table-cell-properties fo:padding="0.097cm" fo:border-left="0.05pt solid #000000" fo:border-right="none" fo:border-top="none" fo:border-bottom="0.05pt solid #000000"/>
    </style:style>
    <style:style style:name="表格4.I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11" style:family="table-cell">
      <style:table-cell-properties fo:padding="0.097cm" fo:border-left="0.05pt solid #000000" fo:border-right="none" fo:border-top="none" fo:border-bottom="0.05pt solid #000000"/>
    </style:style>
    <style:style style:name="表格4.E11" style:family="table-cell">
      <style:table-cell-properties fo:padding="0.097cm" fo:border-left="0.05pt solid #000000" fo:border-right="none" fo:border-top="none" fo:border-bottom="0.05pt solid #000000"/>
    </style:style>
    <style:style style:name="表格4.F11" style:family="table-cell">
      <style:table-cell-properties fo:padding="0.097cm" fo:border-left="0.05pt solid #000000" fo:border-right="none" fo:border-top="none" fo:border-bottom="0.05pt solid #000000"/>
    </style:style>
    <style:style style:name="表格4.G11" style:family="table-cell">
      <style:table-cell-properties fo:padding="0.097cm" fo:border-left="0.05pt solid #000000" fo:border-right="none" fo:border-top="none" fo:border-bottom="0.05pt solid #000000"/>
    </style:style>
    <style:style style:name="表格4.H11" style:family="table-cell">
      <style:table-cell-properties fo:padding="0.097cm" fo:border-left="0.05pt solid #000000" fo:border-right="none" fo:border-top="none" fo:border-bottom="0.05pt solid #000000"/>
    </style:style>
    <style:style style:name="表格4.I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12" style:family="table-cell">
      <style:table-cell-properties fo:padding="0.097cm" fo:border-left="0.05pt solid #000000" fo:border-right="none" fo:border-top="none" fo:border-bottom="0.05pt solid #000000"/>
    </style:style>
    <style:style style:name="表格4.E12" style:family="table-cell">
      <style:table-cell-properties fo:padding="0.097cm" fo:border-left="0.05pt solid #000000" fo:border-right="none" fo:border-top="none" fo:border-bottom="0.05pt solid #000000"/>
    </style:style>
    <style:style style:name="表格4.F12" style:family="table-cell">
      <style:table-cell-properties fo:padding="0.097cm" fo:border-left="0.05pt solid #000000" fo:border-right="none" fo:border-top="none" fo:border-bottom="0.05pt solid #000000"/>
    </style:style>
    <style:style style:name="表格4.G12" style:family="table-cell">
      <style:table-cell-properties fo:padding="0.097cm" fo:border-left="0.05pt solid #000000" fo:border-right="none" fo:border-top="none" fo:border-bottom="0.05pt solid #000000"/>
    </style:style>
    <style:style style:name="表格4.H12" style:family="table-cell">
      <style:table-cell-properties fo:padding="0.097cm" fo:border-left="0.05pt solid #000000" fo:border-right="none" fo:border-top="none" fo:border-bottom="0.05pt solid #000000"/>
    </style:style>
    <style:style style:name="表格4.I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13" style:family="table-cell">
      <style:table-cell-properties fo:padding="0.097cm" fo:border-left="0.05pt solid #000000" fo:border-right="none" fo:border-top="none" fo:border-bottom="0.05pt solid #000000"/>
    </style:style>
    <style:style style:name="表格4.E13" style:family="table-cell">
      <style:table-cell-properties fo:padding="0.097cm" fo:border-left="0.05pt solid #000000" fo:border-right="none" fo:border-top="none" fo:border-bottom="0.05pt solid #000000"/>
    </style:style>
    <style:style style:name="表格4.F13" style:family="table-cell">
      <style:table-cell-properties fo:padding="0.097cm" fo:border-left="0.05pt solid #000000" fo:border-right="none" fo:border-top="none" fo:border-bottom="0.05pt solid #000000"/>
    </style:style>
    <style:style style:name="表格4.G13" style:family="table-cell">
      <style:table-cell-properties fo:padding="0.097cm" fo:border-left="0.05pt solid #000000" fo:border-right="none" fo:border-top="none" fo:border-bottom="0.05pt solid #000000"/>
    </style:style>
    <style:style style:name="表格4.H13" style:family="table-cell">
      <style:table-cell-properties fo:padding="0.097cm" fo:border-left="0.05pt solid #000000" fo:border-right="none" fo:border-top="none" fo:border-bottom="0.05pt solid #000000"/>
    </style:style>
    <style:style style:name="表格4.I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表格4.I14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4.A1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4.D16" style:family="table-cell">
      <style:table-cell-properties fo:padding="0.097cm" fo:border-left="0.05pt solid #000000" fo:border-right="none" fo:border-top="none" fo:border-bottom="0.05pt solid #000000"/>
    </style:style>
    <style:style style:name="表格4.E16" style:family="table-cell">
      <style:table-cell-properties fo:padding="0.097cm" fo:border-left="0.05pt solid #000000" fo:border-right="none" fo:border-top="none" fo:border-bottom="0.05pt solid #000000"/>
    </style:style>
    <style:style style:name="表格4.F16" style:family="table-cell">
      <style:table-cell-properties fo:padding="0.097cm" fo:border-left="0.05pt solid #000000" fo:border-right="none" fo:border-top="none" fo:border-bottom="0.05pt solid #000000"/>
    </style:style>
    <style:style style:name="表格4.G16" style:family="table-cell">
      <style:table-cell-properties fo:padding="0.097cm" fo:border-left="0.05pt solid #000000" fo:border-right="none" fo:border-top="none" fo:border-bottom="0.05pt solid #000000"/>
    </style:style>
    <style:style style:name="表格4.H16" style:family="table-cell">
      <style:table-cell-properties fo:padding="0.097cm" fo:border-left="0.05pt solid #000000" fo:border-right="none" fo:border-top="none" fo:border-bottom="0.05pt solid #000000"/>
    </style:style>
    <style:style style:name="表格4.I1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17" style:family="table-cell">
      <style:table-cell-properties fo:padding="0.097cm" fo:border-left="0.05pt solid #000000" fo:border-right="none" fo:border-top="none" fo:border-bottom="0.05pt solid #000000"/>
    </style:style>
    <style:style style:name="表格4.E17" style:family="table-cell">
      <style:table-cell-properties fo:padding="0.097cm" fo:border-left="0.05pt solid #000000" fo:border-right="none" fo:border-top="none" fo:border-bottom="0.05pt solid #000000"/>
    </style:style>
    <style:style style:name="表格4.F17" style:family="table-cell">
      <style:table-cell-properties fo:padding="0.097cm" fo:border-left="0.05pt solid #000000" fo:border-right="none" fo:border-top="none" fo:border-bottom="0.05pt solid #000000"/>
    </style:style>
    <style:style style:name="表格4.G17" style:family="table-cell">
      <style:table-cell-properties fo:padding="0.097cm" fo:border-left="0.05pt solid #000000" fo:border-right="none" fo:border-top="none" fo:border-bottom="0.05pt solid #000000"/>
    </style:style>
    <style:style style:name="表格4.H17" style:family="table-cell">
      <style:table-cell-properties fo:padding="0.097cm" fo:border-left="0.05pt solid #000000" fo:border-right="none" fo:border-top="none" fo:border-bottom="0.05pt solid #000000"/>
    </style:style>
    <style:style style:name="表格4.I1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18" style:family="table-cell">
      <style:table-cell-properties fo:padding="0.097cm" fo:border-left="0.05pt solid #000000" fo:border-right="none" fo:border-top="none" fo:border-bottom="0.05pt solid #000000"/>
    </style:style>
    <style:style style:name="表格4.E18" style:family="table-cell">
      <style:table-cell-properties fo:padding="0.097cm" fo:border-left="0.05pt solid #000000" fo:border-right="none" fo:border-top="none" fo:border-bottom="0.05pt solid #000000"/>
    </style:style>
    <style:style style:name="表格4.F18" style:family="table-cell">
      <style:table-cell-properties fo:padding="0.097cm" fo:border-left="0.05pt solid #000000" fo:border-right="none" fo:border-top="none" fo:border-bottom="0.05pt solid #000000"/>
    </style:style>
    <style:style style:name="表格4.G18" style:family="table-cell">
      <style:table-cell-properties fo:padding="0.097cm" fo:border-left="0.05pt solid #000000" fo:border-right="none" fo:border-top="none" fo:border-bottom="0.05pt solid #000000"/>
    </style:style>
    <style:style style:name="表格4.H18" style:family="table-cell">
      <style:table-cell-properties fo:padding="0.097cm" fo:border-left="0.05pt solid #000000" fo:border-right="none" fo:border-top="none" fo:border-bottom="0.05pt solid #000000"/>
    </style:style>
    <style:style style:name="表格4.I1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19" style:family="table-cell">
      <style:table-cell-properties fo:padding="0.097cm" fo:border-left="0.05pt solid #000000" fo:border-right="none" fo:border-top="none" fo:border-bottom="0.05pt solid #000000"/>
    </style:style>
    <style:style style:name="表格4.E19" style:family="table-cell">
      <style:table-cell-properties fo:padding="0.097cm" fo:border-left="0.05pt solid #000000" fo:border-right="none" fo:border-top="none" fo:border-bottom="0.05pt solid #000000"/>
    </style:style>
    <style:style style:name="表格4.F19" style:family="table-cell">
      <style:table-cell-properties fo:padding="0.097cm" fo:border-left="0.05pt solid #000000" fo:border-right="none" fo:border-top="none" fo:border-bottom="0.05pt solid #000000"/>
    </style:style>
    <style:style style:name="表格4.G19" style:family="table-cell">
      <style:table-cell-properties fo:padding="0.097cm" fo:border-left="0.05pt solid #000000" fo:border-right="none" fo:border-top="none" fo:border-bottom="0.05pt solid #000000"/>
    </style:style>
    <style:style style:name="表格4.H19" style:family="table-cell">
      <style:table-cell-properties fo:padding="0.097cm" fo:border-left="0.05pt solid #000000" fo:border-right="none" fo:border-top="none" fo:border-bottom="0.05pt solid #000000"/>
    </style:style>
    <style:style style:name="表格4.I1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20" style:family="table-cell">
      <style:table-cell-properties fo:padding="0.097cm" fo:border-left="0.05pt solid #000000" fo:border-right="none" fo:border-top="none" fo:border-bottom="0.05pt solid #000000"/>
    </style:style>
    <style:style style:name="表格4.E20" style:family="table-cell">
      <style:table-cell-properties fo:padding="0.097cm" fo:border-left="0.05pt solid #000000" fo:border-right="none" fo:border-top="none" fo:border-bottom="0.05pt solid #000000"/>
    </style:style>
    <style:style style:name="表格4.F20" style:family="table-cell">
      <style:table-cell-properties fo:padding="0.097cm" fo:border-left="0.05pt solid #000000" fo:border-right="none" fo:border-top="none" fo:border-bottom="0.05pt solid #000000"/>
    </style:style>
    <style:style style:name="表格4.G20" style:family="table-cell">
      <style:table-cell-properties fo:padding="0.097cm" fo:border-left="0.05pt solid #000000" fo:border-right="none" fo:border-top="none" fo:border-bottom="0.05pt solid #000000"/>
    </style:style>
    <style:style style:name="表格4.H20" style:family="table-cell">
      <style:table-cell-properties fo:padding="0.097cm" fo:border-left="0.05pt solid #000000" fo:border-right="none" fo:border-top="none" fo:border-bottom="0.05pt solid #000000"/>
    </style:style>
    <style:style style:name="表格4.I2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21" style:family="table-cell">
      <style:table-cell-properties fo:padding="0.097cm" fo:border-left="0.05pt solid #000000" fo:border-right="none" fo:border-top="none" fo:border-bottom="0.05pt solid #000000"/>
    </style:style>
    <style:style style:name="表格4.E21" style:family="table-cell">
      <style:table-cell-properties fo:padding="0.097cm" fo:border-left="0.05pt solid #000000" fo:border-right="none" fo:border-top="none" fo:border-bottom="0.05pt solid #000000"/>
    </style:style>
    <style:style style:name="表格4.F21" style:family="table-cell">
      <style:table-cell-properties fo:padding="0.097cm" fo:border-left="0.05pt solid #000000" fo:border-right="none" fo:border-top="none" fo:border-bottom="0.05pt solid #000000"/>
    </style:style>
    <style:style style:name="表格4.G21" style:family="table-cell">
      <style:table-cell-properties fo:padding="0.097cm" fo:border-left="0.05pt solid #000000" fo:border-right="none" fo:border-top="none" fo:border-bottom="0.05pt solid #000000"/>
    </style:style>
    <style:style style:name="表格4.H21" style:family="table-cell">
      <style:table-cell-properties fo:padding="0.097cm" fo:border-left="0.05pt solid #000000" fo:border-right="none" fo:border-top="none" fo:border-bottom="0.05pt solid #000000"/>
    </style:style>
    <style:style style:name="表格4.I2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22" style:family="table-cell">
      <style:table-cell-properties fo:padding="0.097cm" fo:border-left="0.05pt solid #000000" fo:border-right="none" fo:border-top="none" fo:border-bottom="0.05pt solid #000000"/>
    </style:style>
    <style:style style:name="表格4.E22" style:family="table-cell">
      <style:table-cell-properties fo:padding="0.097cm" fo:border-left="0.05pt solid #000000" fo:border-right="none" fo:border-top="none" fo:border-bottom="0.05pt solid #000000"/>
    </style:style>
    <style:style style:name="表格4.F22" style:family="table-cell">
      <style:table-cell-properties fo:padding="0.097cm" fo:border-left="0.05pt solid #000000" fo:border-right="none" fo:border-top="none" fo:border-bottom="0.05pt solid #000000"/>
    </style:style>
    <style:style style:name="表格4.G22" style:family="table-cell">
      <style:table-cell-properties fo:padding="0.097cm" fo:border-left="0.05pt solid #000000" fo:border-right="none" fo:border-top="none" fo:border-bottom="0.05pt solid #000000"/>
    </style:style>
    <style:style style:name="表格4.H22" style:family="table-cell">
      <style:table-cell-properties fo:padding="0.097cm" fo:border-left="0.05pt solid #000000" fo:border-right="none" fo:border-top="none" fo:border-bottom="0.05pt solid #000000"/>
    </style:style>
    <style:style style:name="表格4.I2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23" style:family="table-cell">
      <style:table-cell-properties fo:padding="0.097cm" fo:border-left="0.05pt solid #000000" fo:border-right="none" fo:border-top="none" fo:border-bottom="0.05pt solid #000000"/>
    </style:style>
    <style:style style:name="表格4.E23" style:family="table-cell">
      <style:table-cell-properties fo:padding="0.097cm" fo:border-left="0.05pt solid #000000" fo:border-right="none" fo:border-top="none" fo:border-bottom="0.05pt solid #000000"/>
    </style:style>
    <style:style style:name="表格4.F23" style:family="table-cell">
      <style:table-cell-properties fo:padding="0.097cm" fo:border-left="0.05pt solid #000000" fo:border-right="none" fo:border-top="none" fo:border-bottom="0.05pt solid #000000"/>
    </style:style>
    <style:style style:name="表格4.G23" style:family="table-cell">
      <style:table-cell-properties fo:padding="0.097cm" fo:border-left="0.05pt solid #000000" fo:border-right="none" fo:border-top="none" fo:border-bottom="0.05pt solid #000000"/>
    </style:style>
    <style:style style:name="表格4.H23" style:family="table-cell">
      <style:table-cell-properties fo:padding="0.097cm" fo:border-left="0.05pt solid #000000" fo:border-right="none" fo:border-top="none" fo:border-bottom="0.05pt solid #000000"/>
    </style:style>
    <style:style style:name="表格4.I2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24" style:family="table-cell">
      <style:table-cell-properties fo:padding="0.097cm" fo:border-left="0.05pt solid #000000" fo:border-right="none" fo:border-top="none" fo:border-bottom="0.05pt solid #000000"/>
    </style:style>
    <style:style style:name="表格4.E24" style:family="table-cell">
      <style:table-cell-properties fo:padding="0.097cm" fo:border-left="0.05pt solid #000000" fo:border-right="none" fo:border-top="none" fo:border-bottom="0.05pt solid #000000"/>
    </style:style>
    <style:style style:name="表格4.F24" style:family="table-cell">
      <style:table-cell-properties fo:padding="0.097cm" fo:border-left="0.05pt solid #000000" fo:border-right="none" fo:border-top="none" fo:border-bottom="0.05pt solid #000000"/>
    </style:style>
    <style:style style:name="表格4.G24" style:family="table-cell">
      <style:table-cell-properties fo:padding="0.097cm" fo:border-left="0.05pt solid #000000" fo:border-right="none" fo:border-top="none" fo:border-bottom="0.05pt solid #000000"/>
    </style:style>
    <style:style style:name="表格4.H24" style:family="table-cell">
      <style:table-cell-properties fo:padding="0.097cm" fo:border-left="0.05pt solid #000000" fo:border-right="none" fo:border-top="none" fo:border-bottom="0.05pt solid #000000"/>
    </style:style>
    <style:style style:name="表格4.I2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25" style:family="table-cell">
      <style:table-cell-properties fo:padding="0.097cm" fo:border-left="0.05pt solid #000000" fo:border-right="none" fo:border-top="none" fo:border-bottom="0.05pt solid #000000"/>
    </style:style>
    <style:style style:name="表格4.E25" style:family="table-cell">
      <style:table-cell-properties fo:padding="0.097cm" fo:border-left="0.05pt solid #000000" fo:border-right="none" fo:border-top="none" fo:border-bottom="0.05pt solid #000000"/>
    </style:style>
    <style:style style:name="表格4.F25" style:family="table-cell">
      <style:table-cell-properties fo:padding="0.097cm" fo:border-left="0.05pt solid #000000" fo:border-right="none" fo:border-top="none" fo:border-bottom="0.05pt solid #000000"/>
    </style:style>
    <style:style style:name="表格4.G25" style:family="table-cell">
      <style:table-cell-properties fo:padding="0.097cm" fo:border-left="0.05pt solid #000000" fo:border-right="none" fo:border-top="none" fo:border-bottom="0.05pt solid #000000"/>
    </style:style>
    <style:style style:name="表格4.H25" style:family="table-cell">
      <style:table-cell-properties fo:padding="0.097cm" fo:border-left="0.05pt solid #000000" fo:border-right="none" fo:border-top="none" fo:border-bottom="0.05pt solid #000000"/>
    </style:style>
    <style:style style:name="表格4.I2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D26" style:family="table-cell">
      <style:table-cell-properties fo:padding="0.097cm" fo:border-left="0.05pt solid #000000" fo:border-right="none" fo:border-top="none" fo:border-bottom="0.05pt solid #000000"/>
    </style:style>
    <style:style style:name="表格4.E26" style:family="table-cell">
      <style:table-cell-properties fo:padding="0.097cm" fo:border-left="0.05pt solid #000000" fo:border-right="none" fo:border-top="none" fo:border-bottom="0.05pt solid #000000"/>
    </style:style>
    <style:style style:name="表格4.F26" style:family="table-cell">
      <style:table-cell-properties fo:padding="0.097cm" fo:border-left="0.05pt solid #000000" fo:border-right="none" fo:border-top="none" fo:border-bottom="0.05pt solid #000000"/>
    </style:style>
    <style:style style:name="表格4.G26" style:family="table-cell">
      <style:table-cell-properties fo:padding="0.097cm" fo:border-left="0.05pt solid #000000" fo:border-right="none" fo:border-top="none" fo:border-bottom="0.05pt solid #000000"/>
    </style:style>
    <style:style style:name="表格4.H26" style:family="table-cell">
      <style:table-cell-properties fo:padding="0.097cm" fo:border-left="0.05pt solid #000000" fo:border-right="none" fo:border-top="none" fo:border-bottom="0.05pt solid #000000"/>
    </style:style>
    <style:style style:name="表格4.I2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49cm" style:rel-column-width="16383*"/>
    </style:style>
    <style:style style:name="表格2.D" style:family="table-column">
      <style:table-column-properties style:column-width="4.251cm" style:rel-column-width="16386*"/>
    </style:style>
    <style:style style:name="表格2.A1" style:family="table-cell">
      <style:table-cell-properties fo:background-color="#e0efd4" fo:padding="0.097cm" fo:border="0.05pt solid #000000">
        <style:background-image/>
      </style:table-cell-properties>
    </style:style>
    <style:style style:name="表格2.A2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2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2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2" style:family="table-cell">
      <style:table-cell-properties fo:padding="0.097cm" fo:border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none" fo:border-top="none" fo:border-bottom="0.05pt solid #000000"/>
    </style:style>
    <style:style style:name="表格2.D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4" style:family="table-cell">
      <style:table-cell-properties fo:padding="0.097cm" fo:border-left="0.05pt solid #000000" fo:border-right="none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none" fo:border-top="none" fo:border-bottom="0.05pt solid #000000"/>
    </style:style>
    <style:style style:name="表格2.D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5" style:family="table-cell">
      <style:table-cell-properties fo:padding="0.097cm" fo:border-left="0.05pt solid #000000" fo:border-right="none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none" fo:border-top="none" fo:border-bottom="0.05pt solid #000000"/>
    </style:style>
    <style:style style:name="表格2.D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4.249cm" style:rel-column-width="16383*"/>
    </style:style>
    <style:style style:name="表格6.C" style:family="table-column">
      <style:table-column-properties style:column-width="4.251cm" style:rel-column-width="16385*"/>
    </style:style>
    <style:style style:name="表格6.D" style:family="table-column">
      <style:table-column-properties style:column-width="4.251cm" style:rel-column-width="16384*"/>
    </style:style>
    <style:style style:name="表格6.A1" style:family="table-cell">
      <style:table-cell-properties fo:background-color="#e0efd4" fo:padding="0.097cm" fo:border="0.05pt solid #000000">
        <style:background-image/>
      </style:table-cell-properties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none" fo:border-top="none" fo:border-bottom="0.05pt solid #000000"/>
    </style:style>
    <style:style style:name="表格6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3" style:family="table-cell">
      <style:table-cell-properties fo:padding="0.097cm" fo:border-left="0.05pt solid #000000" fo:border-right="none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none" fo:border-top="none" fo:border-bottom="0.05pt solid #000000"/>
    </style:style>
    <style:style style:name="表格6.D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4" style:family="table-cell">
      <style:table-cell-properties fo:padding="0.097cm" fo:border-left="0.05pt solid #000000" fo:border-right="none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none" fo:border-top="none" fo:border-bottom="0.05pt solid #000000"/>
    </style:style>
    <style:style style:name="表格6.D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833cm"/>
    </style:style>
    <style:style style:name="表格7.D" style:family="table-column">
      <style:table-column-properties style:column-width="2.835cm"/>
    </style:style>
    <style:style style:name="表格7.F" style:family="table-column">
      <style:table-column-properties style:column-width="2.847cm"/>
    </style:style>
    <style:style style:name="表格7.A1" style:family="table-cell">
      <style:table-cell-properties fo:background-color="#e0efd4" fo:padding="0.097cm" fo:border="0.05pt solid #000000">
        <style:background-image/>
      </style:table-cell-properties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none" fo:border-top="none" fo:border-bottom="0.05pt solid #000000"/>
    </style:style>
    <style:style style:name="表格7.D2" style:family="table-cell">
      <style:table-cell-properties fo:padding="0.097cm" fo:border-left="0.05pt solid #000000" fo:border-right="none" fo:border-top="none" fo:border-bottom="0.05pt solid #000000"/>
    </style:style>
    <style:style style:name="表格7.E2" style:family="table-cell">
      <style:table-cell-properties fo:padding="0.097cm" fo:border-left="0.05pt solid #000000" fo:border-right="none" fo:border-top="none" fo:border-bottom="0.05pt solid #000000"/>
    </style:style>
    <style:style style:name="表格7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3" style:family="table-cell">
      <style:table-cell-properties fo:padding="0.097cm" fo:border-left="0.05pt solid #000000" fo:border-right="none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none" fo:border-top="none" fo:border-bottom="0.05pt solid #000000"/>
    </style:style>
    <style:style style:name="表格7.D3" style:family="table-cell">
      <style:table-cell-properties fo:padding="0.097cm" fo:border-left="0.05pt solid #000000" fo:border-right="none" fo:border-top="none" fo:border-bottom="0.05pt solid #000000"/>
    </style:style>
    <style:style style:name="表格7.E3" style:family="table-cell">
      <style:table-cell-properties fo:padding="0.097cm" fo:border-left="0.05pt solid #000000" fo:border-right="none" fo:border-top="none" fo:border-bottom="0.05pt solid #000000"/>
    </style:style>
    <style:style style:name="表格7.F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4" style:family="table-cell">
      <style:table-cell-properties fo:padding="0.097cm" fo:border-left="0.05pt solid #000000" fo:border-right="none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none" fo:border-top="none" fo:border-bottom="0.05pt solid #000000"/>
    </style:style>
    <style:style style:name="表格7.D4" style:family="table-cell">
      <style:table-cell-properties fo:padding="0.097cm" fo:border-left="0.05pt solid #000000" fo:border-right="none" fo:border-top="none" fo:border-bottom="0.05pt solid #000000"/>
    </style:style>
    <style:style style:name="表格7.E4" style:family="table-cell">
      <style:table-cell-properties fo:padding="0.097cm" fo:border-left="0.05pt solid #000000" fo:border-right="none" fo:border-top="none" fo:border-bottom="0.05pt solid #000000"/>
    </style:style>
    <style:style style:name="表格7.F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5" style:family="table-cell">
      <style:table-cell-properties fo:padding="0.097cm" fo:border-left="0.05pt solid #000000" fo:border-right="none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none" fo:border-top="none" fo:border-bottom="0.05pt solid #000000"/>
    </style:style>
    <style:style style:name="表格7.D5" style:family="table-cell">
      <style:table-cell-properties fo:padding="0.097cm" fo:border-left="0.05pt solid #000000" fo:border-right="none" fo:border-top="none" fo:border-bottom="0.05pt solid #000000"/>
    </style:style>
    <style:style style:name="表格7.E5" style:family="table-cell">
      <style:table-cell-properties fo:padding="0.097cm" fo:border-left="0.05pt solid #000000" fo:border-right="none" fo:border-top="none" fo:border-bottom="0.05pt solid #000000"/>
    </style:style>
    <style:style style:name="表格7.F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2.833cm" style:rel-column-width="10922*"/>
    </style:style>
    <style:style style:name="表格5.F" style:family="table-column">
      <style:table-column-properties style:column-width="2.835cm" style:rel-column-width="10925*"/>
    </style:style>
    <style:style style:name="表格5.A1" style:family="table-cell">
      <style:table-cell-properties fo:background-color="#e0efd4" fo:padding="0.097cm" fo:border="0.05pt solid #000000">
        <style:background-image/>
      </style:table-cell-properties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none" fo:border-top="none" fo:border-bottom="0.05pt solid #000000"/>
    </style:style>
    <style:style style:name="表格5.D2" style:family="table-cell">
      <style:table-cell-properties fo:padding="0.097cm" fo:border-left="0.05pt solid #000000" fo:border-right="none" fo:border-top="none" fo:border-bottom="0.05pt solid #000000"/>
    </style:style>
    <style:style style:name="表格5.E2" style:family="table-cell">
      <style:table-cell-properties fo:padding="0.097cm" fo:border-left="0.05pt solid #000000" fo:border-right="none" fo:border-top="none" fo:border-bottom="0.05pt solid #000000"/>
    </style:style>
    <style:style style:name="表格5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3" style:family="table-cell">
      <style:table-cell-properties fo:padding="0.097cm" fo:border-left="0.05pt solid #000000" fo:border-right="none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none" fo:border-top="none" fo:border-bottom="0.05pt solid #000000"/>
    </style:style>
    <style:style style:name="表格5.D3" style:family="table-cell">
      <style:table-cell-properties fo:padding="0.097cm" fo:border-left="0.05pt solid #000000" fo:border-right="none" fo:border-top="none" fo:border-bottom="0.05pt solid #000000"/>
    </style:style>
    <style:style style:name="表格5.E3" style:family="table-cell">
      <style:table-cell-properties fo:padding="0.097cm" fo:border-left="0.05pt solid #000000" fo:border-right="none" fo:border-top="none" fo:border-bottom="0.05pt solid #000000"/>
    </style:style>
    <style:style style:name="表格5.F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4" style:family="table-cell">
      <style:table-cell-properties fo:padding="0.097cm" fo:border-left="0.05pt solid #000000" fo:border-right="none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none" fo:border-top="none" fo:border-bottom="0.05pt solid #000000"/>
    </style:style>
    <style:style style:name="表格5.D4" style:family="table-cell">
      <style:table-cell-properties fo:padding="0.097cm" fo:border-left="0.05pt solid #000000" fo:border-right="none" fo:border-top="none" fo:border-bottom="0.05pt solid #000000"/>
    </style:style>
    <style:style style:name="表格5.E4" style:family="table-cell">
      <style:table-cell-properties fo:padding="0.097cm" fo:border-left="0.05pt solid #000000" fo:border-right="none" fo:border-top="none" fo:border-bottom="0.05pt solid #000000"/>
    </style:style>
    <style:style style:name="表格5.F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5" style:family="table-cell">
      <style:table-cell-properties fo:padding="0.097cm" fo:border-left="0.05pt solid #000000" fo:border-right="none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none" fo:border-top="none" fo:border-bottom="0.05pt solid #000000"/>
    </style:style>
    <style:style style:name="表格5.D5" style:family="table-cell">
      <style:table-cell-properties fo:padding="0.097cm" fo:border-left="0.05pt solid #000000" fo:border-right="none" fo:border-top="none" fo:border-bottom="0.05pt solid #000000"/>
    </style:style>
    <style:style style:name="表格5.E5" style:family="table-cell">
      <style:table-cell-properties fo:padding="0.097cm" fo:border-left="0.05pt solid #000000" fo:border-right="none" fo:border-top="none" fo:border-bottom="0.05pt solid #000000"/>
    </style:style>
    <style:style style:name="表格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3*"/>
    </style:style>
    <style:style style:name="Table1.A1" style:family="table-cell">
      <style:table-cell-properties fo:background-color="#e0efd4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4cm" style:rel-column-width="8186*"/>
    </style:style>
    <style:style style:name="Table2.B" style:family="table-column">
      <style:table-column-properties style:column-width="2.125cm" style:rel-column-width="8193*"/>
    </style:style>
    <style:style style:name="Table2.H" style:family="table-column">
      <style:table-column-properties style:column-width="2.127cm" style:rel-column-width="8198*"/>
    </style:style>
    <style:style style:name="Table2.A1" style:family="table-cell">
      <style:table-cell-properties fo:background-color="#e0efd4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2.H8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2*"/>
    </style:style>
    <style:style style:name="Table3.G" style:family="table-column">
      <style:table-column-properties style:column-width="2.429cm" style:rel-column-width="9363*"/>
    </style:style>
    <style:style style:name="Table3.A1" style:family="table-cell">
      <style:table-cell-properties fo:background-color="#e0efd4" fo:padding="0.097cm" fo:border="0.05pt solid #000000">
        <style:background-image/>
      </style:table-cell-properties>
    </style:style>
    <style:style style:name="Table3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2.429cm" style:rel-column-width="9362*"/>
    </style:style>
    <style:style style:name="Table4.G" style:family="table-column">
      <style:table-column-properties style:column-width="2.429cm" style:rel-column-width="9363*"/>
    </style:style>
    <style:style style:name="Table4.A1" style:family="table-cell">
      <style:table-cell-properties fo:background-color="#e0efd4" fo:padding="0.097cm" fo:border="0.05pt solid #000000">
        <style:background-image/>
      </style:table-cell-properties>
    </style:style>
    <style:style style:name="Table4.A2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none" fo:border-top="none" fo:border-bottom="0.05pt solid #000000"/>
    </style:style>
    <style:style style:name="Table4.F5" style:family="table-cell">
      <style:table-cell-properties fo:padding="0.097cm" fo:border-left="0.05pt solid #000000" fo:border-right="none" fo:border-top="none" fo:border-bottom="0.05pt solid #000000"/>
    </style:style>
    <style:style style:name="Table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fo:background-color="#ffe5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G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none" fo:border-top="none" fo:border-bottom="0.05pt solid #000000"/>
    </style:style>
    <style:style style:name="Table4.F9" style:family="table-cell">
      <style:table-cell-properties fo:padding="0.097cm" fo:border-left="0.05pt solid #000000" fo:border-right="none" fo:border-top="none" fo:border-bottom="0.05pt solid #000000"/>
    </style:style>
    <style:style style:name="Table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none" fo:border-top="none" fo:border-bottom="0.05pt solid #000000"/>
    </style:style>
    <style:style style:name="Table4.D12" style:family="table-cell">
      <style:table-cell-properties fo:padding="0.097cm" fo:border-left="0.05pt solid #000000" fo:border-right="none" fo:border-top="none" fo:border-bottom="0.05pt solid #000000"/>
    </style:style>
    <style:style style:name="Table4.E12" style:family="table-cell">
      <style:table-cell-properties fo:padding="0.097cm" fo:border-left="0.05pt solid #000000" fo:border-right="none" fo:border-top="none" fo:border-bottom="0.05pt solid #000000"/>
    </style:style>
    <style:style style:name="Table4.F12" style:family="table-cell">
      <style:table-cell-properties fo:padding="0.097cm" fo:border-left="0.05pt solid #000000" fo:border-right="none" fo:border-top="none" fo:border-bottom="0.05pt solid #000000"/>
    </style:style>
    <style:style style:name="Table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C14" style:family="table-cell">
      <style:table-cell-properties fo:padding="0.097cm" fo:border-left="0.05pt solid #000000" fo:border-right="none" fo:border-top="none" fo:border-bottom="0.05pt solid #000000"/>
    </style:style>
    <style:style style:name="Table4.D14" style:family="table-cell">
      <style:table-cell-properties fo:padding="0.097cm" fo:border-left="0.05pt solid #000000" fo:border-right="none" fo:border-top="none" fo:border-bottom="0.05pt solid #000000"/>
    </style:style>
    <style:style style:name="Table4.E14" style:family="table-cell">
      <style:table-cell-properties fo:padding="0.097cm" fo:border-left="0.05pt solid #000000" fo:border-right="none" fo:border-top="none" fo:border-bottom="0.05pt solid #000000"/>
    </style:style>
    <style:style style:name="Table4.F14" style:family="table-cell">
      <style:table-cell-properties fo:padding="0.097cm" fo:border-left="0.05pt solid #000000" fo:border-right="none" fo:border-top="none" fo:border-bottom="0.05pt solid #000000"/>
    </style:style>
    <style:style style:name="Table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none" fo:border-top="none" fo:border-bottom="0.05pt solid #000000"/>
    </style:style>
    <style:style style:name="Table4.D15" style:family="table-cell">
      <style:table-cell-properties fo:padding="0.097cm" fo:border-left="0.05pt solid #000000" fo:border-right="none" fo:border-top="none" fo:border-bottom="0.05pt solid #000000"/>
    </style:style>
    <style:style style:name="Table4.E15" style:family="table-cell">
      <style:table-cell-properties fo:padding="0.097cm" fo:border-left="0.05pt solid #000000" fo:border-right="none" fo:border-top="none" fo:border-bottom="0.05pt solid #000000"/>
    </style:style>
    <style:style style:name="Table4.F15" style:family="table-cell">
      <style:table-cell-properties fo:padding="0.097cm" fo:border-left="0.05pt solid #000000" fo:border-right="none" fo:border-top="none" fo:border-bottom="0.05pt solid #000000"/>
    </style:style>
    <style:style style:name="Table4.G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4.249cm" style:rel-column-width="16383*"/>
    </style:style>
    <style:style style:name="表格11.D" style:family="table-column">
      <style:table-column-properties style:column-width="4.251cm" style:rel-column-width="16386*"/>
    </style:style>
    <style:style style:name="表格11.A1" style:family="table-cell">
      <style:table-cell-properties fo:background-color="#e0efd4" fo:padding="0.097cm" fo:border="0.05pt solid #000000">
        <style:background-image/>
      </style:table-cell-properties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none" fo:border-top="none" fo:border-bottom="0.05pt solid #000000"/>
    </style:style>
    <style:style style:name="表格1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A3" style:family="table-cell">
      <style:table-cell-properties fo:padding="0.097cm" fo:border-left="0.05pt solid #000000" fo:border-right="none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none" fo:border-top="none" fo:border-bottom="0.05pt solid #000000"/>
    </style:style>
    <style:style style:name="表格11.D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A4" style:family="table-cell">
      <style:table-cell-properties fo:padding="0.097cm" fo:border-left="0.05pt solid #000000" fo:border-right="none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none" fo:border-top="none" fo:border-bottom="0.05pt solid #000000"/>
    </style:style>
    <style:style style:name="表格11.D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A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1.A6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1.D6" style:family="table-cell">
      <style:table-cell-properties fo:background-color="transparent" fo:padding="0.097cm" fo:border="0.05pt solid #000000">
        <style:background-image/>
      </style:table-cell-properties>
    </style:style>
    <style:style style:name="表格11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1.D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33cm" style:rel-column-width="10920*"/>
    </style:style>
    <style:style style:name="Table5.C" style:family="table-column">
      <style:table-column-properties style:column-width="2.835cm" style:rel-column-width="10927*"/>
    </style:style>
    <style:style style:name="Table5.F" style:family="table-column">
      <style:table-column-properties style:column-width="2.835cm" style:rel-column-width="10928*"/>
    </style:style>
    <style:style style:name="Table5.A1" style:family="table-cell">
      <style:table-cell-properties fo:background-color="#e0efd4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none" fo:border-top="none" fo:border-bottom="0.05pt solid #000000"/>
    </style:style>
    <style:style style:name="Table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F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none" fo:border-top="none" fo:border-bottom="0.05pt solid #000000"/>
    </style:style>
    <style:style style:name="Table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none" fo:border-top="none" fo:border-bottom="0.05pt solid #000000"/>
    </style:style>
    <style:style style:name="Table5.E8" style:family="table-cell">
      <style:table-cell-properties fo:padding="0.097cm" fo:border-left="0.05pt solid #000000" fo:border-right="none" fo:border-top="none" fo:border-bottom="0.05pt solid #000000"/>
    </style:style>
    <style:style style:name="Table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none" fo:border-top="none" fo:border-bottom="0.05pt solid #000000"/>
    </style:style>
    <style:style style:name="Table5.D9" style:family="table-cell">
      <style:table-cell-properties fo:padding="0.097cm" fo:border-left="0.05pt solid #000000" fo:border-right="none" fo:border-top="none" fo:border-bottom="0.05pt solid #000000"/>
    </style:style>
    <style:style style:name="Table5.E9" style:family="table-cell">
      <style:table-cell-properties fo:padding="0.097cm" fo:border-left="0.05pt solid #000000" fo:border-right="none" fo:border-top="none" fo:border-bottom="0.05pt solid #000000"/>
    </style:style>
    <style:style style:name="Table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33cm" style:rel-column-width="10922*"/>
    </style:style>
    <style:style style:name="Table7.F" style:family="table-column">
      <style:table-column-properties style:column-width="2.835cm" style:rel-column-width="10925*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F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7.F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background-color="#ed1c2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6.C3" style:family="table-cell">
      <style:table-cell-properties fo:background-color="#e3d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10" style:family="table">
      <style:table-properties style:width="17cm" fo:break-before="page" table:align="margins"/>
    </style:style>
    <style:style style:name="表格10.A" style:family="table-column">
      <style:table-column-properties style:column-width="4.249cm" style:rel-column-width="16383*"/>
    </style:style>
    <style:style style:name="表格10.D" style:family="table-column">
      <style:table-column-properties style:column-width="4.251cm" style:rel-column-width="16386*"/>
    </style:style>
    <style:style style:name="表格10.A1" style:family="table-cell">
      <style:table-cell-properties fo:background-color="#e0efd4" fo:padding="0.097cm" fo:border="0.05pt solid #000000">
        <style:background-image/>
      </style:table-cell-properties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none" fo:border-top="none" fo:border-bottom="0.05pt solid #000000"/>
    </style:style>
    <style:style style:name="表格10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A3" style:family="table-cell">
      <style:table-cell-properties fo:padding="0.097cm" fo:border-left="0.05pt solid #000000" fo:border-right="none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none" fo:border-top="none" fo:border-bottom="0.05pt solid #000000"/>
    </style:style>
    <style:style style:name="表格10.D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A4" style:family="table-cell">
      <style:table-cell-properties fo:padding="0.097cm" fo:border-left="0.05pt solid #000000" fo:border-right="none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none" fo:border-top="none" fo:border-bottom="0.05pt solid #000000"/>
    </style:style>
    <style:style style:name="表格10.D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249cm" style:rel-column-width="16383*"/>
    </style:style>
    <style:style style:name="表格13.D" style:family="table-column">
      <style:table-column-properties style:column-width="4.251cm" style:rel-column-width="16386*"/>
    </style:style>
    <style:style style:name="表格13.A1" style:family="table-cell">
      <style:table-cell-properties fo:background-color="#e0efd4" fo:padding="0.097cm" fo:border="0.05pt solid #000000">
        <style:background-image/>
      </style:table-cell-properties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none" fo:border-top="none" fo:border-bottom="0.05pt solid #000000"/>
    </style:style>
    <style:style style:name="表格1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A3" style:family="table-cell">
      <style:table-cell-properties fo:padding="0.097cm" fo:border-left="0.05pt solid #000000" fo:border-right="none" fo:border-top="none" fo:border-bottom="0.05pt solid #000000"/>
    </style:style>
    <style:style style:name="表格13.B3" style:family="table-cell">
      <style:table-cell-properties fo:padding="0.097cm" fo:border-left="0.05pt solid #000000" fo:border-right="none" fo:border-top="none" fo:border-bottom="0.05pt solid #000000"/>
    </style:style>
    <style:style style:name="表格13.C3" style:family="table-cell">
      <style:table-cell-properties fo:padding="0.097cm" fo:border-left="0.05pt solid #000000" fo:border-right="none" fo:border-top="none" fo:border-bottom="0.05pt solid #000000"/>
    </style:style>
    <style:style style:name="表格13.D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A4" style:family="table-cell">
      <style:table-cell-properties fo:padding="0.097cm" fo:border-left="0.05pt solid #000000" fo:border-right="none" fo:border-top="none" fo:border-bottom="0.05pt solid #000000"/>
    </style:style>
    <style:style style:name="表格13.B4" style:family="table-cell">
      <style:table-cell-properties fo:padding="0.097cm" fo:border-left="0.05pt solid #000000" fo:border-right="none" fo:border-top="none" fo:border-bottom="0.05pt solid #000000"/>
    </style:style>
    <style:style style:name="表格13.C4" style:family="table-cell">
      <style:table-cell-properties fo:padding="0.097cm" fo:border-left="0.05pt solid #000000" fo:border-right="none" fo:border-top="none" fo:border-bottom="0.05pt solid #000000"/>
    </style:style>
    <style:style style:name="表格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background-color="#e0efd4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none" fo:border-top="none" fo:border-bottom="0.05pt solid #000000"/>
    </style:style>
    <style:style style:name="Table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none" fo:border-top="none" fo:border-bottom="0.05pt solid #000000"/>
    </style:style>
    <style:style style:name="Table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none" fo:border-top="none" fo:border-bottom="0.05pt solid #000000"/>
    </style:style>
    <style:style style:name="Table8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none" fo:border-top="none" fo:border-bottom="0.05pt solid #000000"/>
    </style:style>
    <style:style style:name="Table8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none" fo:border-top="none" fo:border-bottom="0.05pt solid #000000"/>
    </style:style>
    <style:style style:name="Table8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none" fo:border-top="none" fo:border-bottom="0.05pt solid #000000"/>
    </style:style>
    <style:style style:name="Table8.C11" style:family="table-cell">
      <style:table-cell-properties fo:padding="0.097cm" fo:border-left="0.05pt solid #000000" fo:border-right="none" fo:border-top="none" fo:border-bottom="0.05pt solid #000000"/>
    </style:style>
    <style:style style:name="Table8.D11" style:family="table-cell">
      <style:table-cell-properties fo:padding="0.097cm" fo:border-left="0.05pt solid #000000" fo:border-right="none" fo:border-top="none" fo:border-bottom="0.05pt solid #000000"/>
    </style:style>
    <style:style style:name="Table8.E11" style:family="table-cell">
      <style:table-cell-properties fo:padding="0.097cm" fo:border-left="0.05pt solid #000000" fo:border-right="none" fo:border-top="none" fo:border-bottom="0.05pt solid #000000"/>
    </style:style>
    <style:style style:name="Table8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2" style:family="table-cell">
      <style:table-cell-properties fo:padding="0.097cm" fo:border-left="0.05pt solid #000000" fo:border-right="none" fo:border-top="none" fo:border-bottom="0.05pt solid #000000"/>
    </style:style>
    <style:style style:name="Table8.B12" style:family="table-cell">
      <style:table-cell-properties fo:padding="0.097cm" fo:border-left="0.05pt solid #000000" fo:border-right="none" fo:border-top="none" fo:border-bottom="0.05pt solid #000000"/>
    </style:style>
    <style:style style:name="Table8.C12" style:family="table-cell">
      <style:table-cell-properties fo:padding="0.097cm" fo:border-left="0.05pt solid #000000" fo:border-right="none" fo:border-top="none" fo:border-bottom="0.05pt solid #000000"/>
    </style:style>
    <style:style style:name="Table8.D12" style:family="table-cell">
      <style:table-cell-properties fo:padding="0.097cm" fo:border-left="0.05pt solid #000000" fo:border-right="none" fo:border-top="none" fo:border-bottom="0.05pt solid #000000"/>
    </style:style>
    <style:style style:name="Table8.E12" style:family="table-cell">
      <style:table-cell-properties fo:padding="0.097cm" fo:border-left="0.05pt solid #000000" fo:border-right="none" fo:border-top="none" fo:border-bottom="0.05pt solid #000000"/>
    </style:style>
    <style:style style:name="Table8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4" style:family="table-cell">
      <style:table-cell-properties fo:padding="0.097cm" fo:border-left="0.05pt solid #000000" fo:border-right="none" fo:border-top="none" fo:border-bottom="0.05pt solid #000000"/>
    </style:style>
    <style:style style:name="Table8.B14" style:family="table-cell">
      <style:table-cell-properties fo:padding="0.097cm" fo:border-left="0.05pt solid #000000" fo:border-right="none" fo:border-top="none" fo:border-bottom="0.05pt solid #000000"/>
    </style:style>
    <style:style style:name="Table8.C14" style:family="table-cell">
      <style:table-cell-properties fo:padding="0.097cm" fo:border-left="0.05pt solid #000000" fo:border-right="none" fo:border-top="none" fo:border-bottom="0.05pt solid #000000"/>
    </style:style>
    <style:style style:name="Table8.D14" style:family="table-cell">
      <style:table-cell-properties fo:padding="0.097cm" fo:border-left="0.05pt solid #000000" fo:border-right="none" fo:border-top="none" fo:border-bottom="0.05pt solid #000000"/>
    </style:style>
    <style:style style:name="Table8.E14" style:family="table-cell">
      <style:table-cell-properties fo:padding="0.097cm" fo:border-left="0.05pt solid #000000" fo:border-right="none" fo:border-top="none" fo:border-bottom="0.05pt solid #000000"/>
    </style:style>
    <style:style style:name="Table8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5" style:family="table-cell">
      <style:table-cell-properties fo:padding="0.097cm" fo:border-left="0.05pt solid #000000" fo:border-right="none" fo:border-top="none" fo:border-bottom="0.05pt solid #000000"/>
    </style:style>
    <style:style style:name="Table8.B15" style:family="table-cell">
      <style:table-cell-properties fo:padding="0.097cm" fo:border-left="0.05pt solid #000000" fo:border-right="none" fo:border-top="none" fo:border-bottom="0.05pt solid #000000"/>
    </style:style>
    <style:style style:name="Table8.C15" style:family="table-cell">
      <style:table-cell-properties fo:padding="0.097cm" fo:border-left="0.05pt solid #000000" fo:border-right="none" fo:border-top="none" fo:border-bottom="0.05pt solid #000000"/>
    </style:style>
    <style:style style:name="Table8.D15" style:family="table-cell">
      <style:table-cell-properties fo:padding="0.097cm" fo:border-left="0.05pt solid #000000" fo:border-right="none" fo:border-top="none" fo:border-bottom="0.05pt solid #000000"/>
    </style:style>
    <style:style style:name="Table8.E15" style:family="table-cell">
      <style:table-cell-properties fo:padding="0.097cm" fo:border-left="0.05pt solid #000000" fo:border-right="none" fo:border-top="none" fo:border-bottom="0.05pt solid #000000"/>
    </style:style>
    <style:style style:name="Table8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7" style:family="table-cell">
      <style:table-cell-properties fo:padding="0.097cm" fo:border-left="0.05pt solid #000000" fo:border-right="none" fo:border-top="none" fo:border-bottom="0.05pt solid #000000"/>
    </style:style>
    <style:style style:name="Table8.B17" style:family="table-cell">
      <style:table-cell-properties fo:padding="0.097cm" fo:border-left="0.05pt solid #000000" fo:border-right="none" fo:border-top="none" fo:border-bottom="0.05pt solid #000000"/>
    </style:style>
    <style:style style:name="Table8.C17" style:family="table-cell">
      <style:table-cell-properties fo:padding="0.097cm" fo:border-left="0.05pt solid #000000" fo:border-right="none" fo:border-top="none" fo:border-bottom="0.05pt solid #000000"/>
    </style:style>
    <style:style style:name="Table8.D17" style:family="table-cell">
      <style:table-cell-properties fo:padding="0.097cm" fo:border-left="0.05pt solid #000000" fo:border-right="none" fo:border-top="none" fo:border-bottom="0.05pt solid #000000"/>
    </style:style>
    <style:style style:name="Table8.E17" style:family="table-cell">
      <style:table-cell-properties fo:padding="0.097cm" fo:border-left="0.05pt solid #000000" fo:border-right="none" fo:border-top="none" fo:border-bottom="0.05pt solid #000000"/>
    </style:style>
    <style:style style:name="Table8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8" style:family="table-cell">
      <style:table-cell-properties fo:padding="0.097cm" fo:border-left="0.05pt solid #000000" fo:border-right="none" fo:border-top="none" fo:border-bottom="0.05pt solid #000000"/>
    </style:style>
    <style:style style:name="Table8.B18" style:family="table-cell">
      <style:table-cell-properties fo:padding="0.097cm" fo:border-left="0.05pt solid #000000" fo:border-right="none" fo:border-top="none" fo:border-bottom="0.05pt solid #000000"/>
    </style:style>
    <style:style style:name="Table8.C18" style:family="table-cell">
      <style:table-cell-properties fo:padding="0.097cm" fo:border-left="0.05pt solid #000000" fo:border-right="none" fo:border-top="none" fo:border-bottom="0.05pt solid #000000"/>
    </style:style>
    <style:style style:name="Table8.D18" style:family="table-cell">
      <style:table-cell-properties fo:padding="0.097cm" fo:border-left="0.05pt solid #000000" fo:border-right="none" fo:border-top="none" fo:border-bottom="0.05pt solid #000000"/>
    </style:style>
    <style:style style:name="Table8.E18" style:family="table-cell">
      <style:table-cell-properties fo:padding="0.097cm" fo:border-left="0.05pt solid #000000" fo:border-right="none" fo:border-top="none" fo:border-bottom="0.05pt solid #000000"/>
    </style:style>
    <style:style style:name="Table8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8.B19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8.F19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22" style:family="table-cell">
      <style:table-cell-properties fo:padding="0.097cm" fo:border-left="0.05pt solid #000000" fo:border-right="none" fo:border-top="none" fo:border-bottom="0.05pt solid #000000"/>
    </style:style>
    <style:style style:name="Table8.B22" style:family="table-cell">
      <style:table-cell-properties fo:padding="0.097cm" fo:border-left="0.05pt solid #000000" fo:border-right="none" fo:border-top="none" fo:border-bottom="0.05pt solid #000000"/>
    </style:style>
    <style:style style:name="Table8.C22" style:family="table-cell">
      <style:table-cell-properties fo:padding="0.097cm" fo:border-left="0.05pt solid #000000" fo:border-right="none" fo:border-top="none" fo:border-bottom="0.05pt solid #000000"/>
    </style:style>
    <style:style style:name="Table8.D22" style:family="table-cell">
      <style:table-cell-properties fo:padding="0.097cm" fo:border-left="0.05pt solid #000000" fo:border-right="none" fo:border-top="none" fo:border-bottom="0.05pt solid #000000"/>
    </style:style>
    <style:style style:name="Table8.E22" style:family="table-cell">
      <style:table-cell-properties fo:padding="0.097cm" fo:border-left="0.05pt solid #000000" fo:border-right="none" fo:border-top="none" fo:border-bottom="0.05pt solid #000000"/>
    </style:style>
    <style:style style:name="Table8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23" style:family="table-cell">
      <style:table-cell-properties fo:padding="0.097cm" fo:border-left="0.05pt solid #000000" fo:border-right="none" fo:border-top="none" fo:border-bottom="0.05pt solid #000000"/>
    </style:style>
    <style:style style:name="Table8.B23" style:family="table-cell">
      <style:table-cell-properties fo:padding="0.097cm" fo:border-left="0.05pt solid #000000" fo:border-right="none" fo:border-top="none" fo:border-bottom="0.05pt solid #000000"/>
    </style:style>
    <style:style style:name="Table8.C23" style:family="table-cell">
      <style:table-cell-properties fo:padding="0.097cm" fo:border-left="0.05pt solid #000000" fo:border-right="none" fo:border-top="none" fo:border-bottom="0.05pt solid #000000"/>
    </style:style>
    <style:style style:name="Table8.D23" style:family="table-cell">
      <style:table-cell-properties fo:padding="0.097cm" fo:border-left="0.05pt solid #000000" fo:border-right="none" fo:border-top="none" fo:border-bottom="0.05pt solid #000000"/>
    </style:style>
    <style:style style:name="Table8.E23" style:family="table-cell">
      <style:table-cell-properties fo:padding="0.097cm" fo:border-left="0.05pt solid #000000" fo:border-right="none" fo:border-top="none" fo:border-bottom="0.05pt solid #000000"/>
    </style:style>
    <style:style style:name="Table8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25" style:family="table-cell">
      <style:table-cell-properties fo:padding="0.097cm" fo:border-left="0.05pt solid #000000" fo:border-right="none" fo:border-top="none" fo:border-bottom="0.05pt solid #000000"/>
    </style:style>
    <style:style style:name="Table8.B25" style:family="table-cell">
      <style:table-cell-properties fo:padding="0.097cm" fo:border-left="0.05pt solid #000000" fo:border-right="none" fo:border-top="none" fo:border-bottom="0.05pt solid #000000"/>
    </style:style>
    <style:style style:name="Table8.C25" style:family="table-cell">
      <style:table-cell-properties fo:padding="0.097cm" fo:border-left="0.05pt solid #000000" fo:border-right="none" fo:border-top="none" fo:border-bottom="0.05pt solid #000000"/>
    </style:style>
    <style:style style:name="Table8.D25" style:family="table-cell">
      <style:table-cell-properties fo:padding="0.097cm" fo:border-left="0.05pt solid #000000" fo:border-right="none" fo:border-top="none" fo:border-bottom="0.05pt solid #000000"/>
    </style:style>
    <style:style style:name="Table8.E25" style:family="table-cell">
      <style:table-cell-properties fo:padding="0.097cm" fo:border-left="0.05pt solid #000000" fo:border-right="none" fo:border-top="none" fo:border-bottom="0.05pt solid #000000"/>
    </style:style>
    <style:style style:name="Table8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26" style:family="table-cell">
      <style:table-cell-properties fo:padding="0.097cm" fo:border-left="0.05pt solid #000000" fo:border-right="none" fo:border-top="none" fo:border-bottom="0.05pt solid #000000"/>
    </style:style>
    <style:style style:name="Table8.B26" style:family="table-cell">
      <style:table-cell-properties fo:padding="0.097cm" fo:border-left="0.05pt solid #000000" fo:border-right="none" fo:border-top="none" fo:border-bottom="0.05pt solid #000000"/>
    </style:style>
    <style:style style:name="Table8.C26" style:family="table-cell">
      <style:table-cell-properties fo:padding="0.097cm" fo:border-left="0.05pt solid #000000" fo:border-right="none" fo:border-top="none" fo:border-bottom="0.05pt solid #000000"/>
    </style:style>
    <style:style style:name="Table8.D26" style:family="table-cell">
      <style:table-cell-properties fo:padding="0.097cm" fo:border-left="0.05pt solid #000000" fo:border-right="none" fo:border-top="none" fo:border-bottom="0.05pt solid #000000"/>
    </style:style>
    <style:style style:name="Table8.E26" style:family="table-cell">
      <style:table-cell-properties fo:padding="0.097cm" fo:border-left="0.05pt solid #000000" fo:border-right="none" fo:border-top="none" fo:border-bottom="0.05pt solid #000000"/>
    </style:style>
    <style:style style:name="Table8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28" style:family="table-cell">
      <style:table-cell-properties fo:padding="0.097cm" fo:border-left="0.05pt solid #000000" fo:border-right="none" fo:border-top="none" fo:border-bottom="0.05pt solid #000000"/>
    </style:style>
    <style:style style:name="Table8.B28" style:family="table-cell">
      <style:table-cell-properties fo:padding="0.097cm" fo:border-left="0.05pt solid #000000" fo:border-right="none" fo:border-top="none" fo:border-bottom="0.05pt solid #000000"/>
    </style:style>
    <style:style style:name="Table8.C28" style:family="table-cell">
      <style:table-cell-properties fo:padding="0.097cm" fo:border-left="0.05pt solid #000000" fo:border-right="none" fo:border-top="none" fo:border-bottom="0.05pt solid #000000"/>
    </style:style>
    <style:style style:name="Table8.D28" style:family="table-cell">
      <style:table-cell-properties fo:padding="0.097cm" fo:border-left="0.05pt solid #000000" fo:border-right="none" fo:border-top="none" fo:border-bottom="0.05pt solid #000000"/>
    </style:style>
    <style:style style:name="Table8.E28" style:family="table-cell">
      <style:table-cell-properties fo:padding="0.097cm" fo:border-left="0.05pt solid #000000" fo:border-right="none" fo:border-top="none" fo:border-bottom="0.05pt solid #000000"/>
    </style:style>
    <style:style style:name="Table8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29" style:family="table-cell">
      <style:table-cell-properties fo:padding="0.097cm" fo:border-left="0.05pt solid #000000" fo:border-right="none" fo:border-top="none" fo:border-bottom="0.05pt solid #000000"/>
    </style:style>
    <style:style style:name="Table8.B29" style:family="table-cell">
      <style:table-cell-properties fo:padding="0.097cm" fo:border-left="0.05pt solid #000000" fo:border-right="none" fo:border-top="none" fo:border-bottom="0.05pt solid #000000"/>
    </style:style>
    <style:style style:name="Table8.C29" style:family="table-cell">
      <style:table-cell-properties fo:padding="0.097cm" fo:border-left="0.05pt solid #000000" fo:border-right="none" fo:border-top="none" fo:border-bottom="0.05pt solid #000000"/>
    </style:style>
    <style:style style:name="Table8.D29" style:family="table-cell">
      <style:table-cell-properties fo:padding="0.097cm" fo:border-left="0.05pt solid #000000" fo:border-right="none" fo:border-top="none" fo:border-bottom="0.05pt solid #000000"/>
    </style:style>
    <style:style style:name="Table8.E29" style:family="table-cell">
      <style:table-cell-properties fo:padding="0.097cm" fo:border-left="0.05pt solid #000000" fo:border-right="none" fo:border-top="none" fo:border-bottom="0.05pt solid #000000"/>
    </style:style>
    <style:style style:name="Table8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0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1" style:family="table-cell">
      <style:table-cell-properties fo:padding="0.097cm" fo:border-left="0.05pt solid #000000" fo:border-right="none" fo:border-top="none" fo:border-bottom="0.05pt solid #000000"/>
    </style:style>
    <style:style style:name="Table8.B31" style:family="table-cell">
      <style:table-cell-properties fo:padding="0.097cm" fo:border-left="0.05pt solid #000000" fo:border-right="none" fo:border-top="none" fo:border-bottom="0.05pt solid #000000"/>
    </style:style>
    <style:style style:name="Table8.C31" style:family="table-cell">
      <style:table-cell-properties fo:padding="0.097cm" fo:border-left="0.05pt solid #000000" fo:border-right="none" fo:border-top="none" fo:border-bottom="0.05pt solid #000000"/>
    </style:style>
    <style:style style:name="Table8.D31" style:family="table-cell">
      <style:table-cell-properties fo:padding="0.097cm" fo:border-left="0.05pt solid #000000" fo:border-right="none" fo:border-top="none" fo:border-bottom="0.05pt solid #000000"/>
    </style:style>
    <style:style style:name="Table8.E31" style:family="table-cell">
      <style:table-cell-properties fo:padding="0.097cm" fo:border-left="0.05pt solid #000000" fo:border-right="none" fo:border-top="none" fo:border-bottom="0.05pt solid #000000"/>
    </style:style>
    <style:style style:name="Table8.F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2" style:family="table-cell">
      <style:table-cell-properties fo:padding="0.097cm" fo:border-left="0.05pt solid #000000" fo:border-right="none" fo:border-top="none" fo:border-bottom="0.05pt solid #000000"/>
    </style:style>
    <style:style style:name="Table8.B32" style:family="table-cell">
      <style:table-cell-properties fo:padding="0.097cm" fo:border-left="0.05pt solid #000000" fo:border-right="none" fo:border-top="none" fo:border-bottom="0.05pt solid #000000"/>
    </style:style>
    <style:style style:name="Table8.C32" style:family="table-cell">
      <style:table-cell-properties fo:padding="0.097cm" fo:border-left="0.05pt solid #000000" fo:border-right="none" fo:border-top="none" fo:border-bottom="0.05pt solid #000000"/>
    </style:style>
    <style:style style:name="Table8.D32" style:family="table-cell">
      <style:table-cell-properties fo:padding="0.097cm" fo:border-left="0.05pt solid #000000" fo:border-right="none" fo:border-top="none" fo:border-bottom="0.05pt solid #000000"/>
    </style:style>
    <style:style style:name="Table8.E32" style:family="table-cell">
      <style:table-cell-properties fo:padding="0.097cm" fo:border-left="0.05pt solid #000000" fo:border-right="none" fo:border-top="none" fo:border-bottom="0.05pt solid #000000"/>
    </style:style>
    <style:style style:name="Table8.F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4" style:family="table-cell">
      <style:table-cell-properties fo:padding="0.097cm" fo:border-left="0.05pt solid #000000" fo:border-right="none" fo:border-top="none" fo:border-bottom="0.05pt solid #000000"/>
    </style:style>
    <style:style style:name="Table8.B34" style:family="table-cell">
      <style:table-cell-properties fo:padding="0.097cm" fo:border-left="0.05pt solid #000000" fo:border-right="none" fo:border-top="none" fo:border-bottom="0.05pt solid #000000"/>
    </style:style>
    <style:style style:name="Table8.C34" style:family="table-cell">
      <style:table-cell-properties fo:padding="0.097cm" fo:border-left="0.05pt solid #000000" fo:border-right="none" fo:border-top="none" fo:border-bottom="0.05pt solid #000000"/>
    </style:style>
    <style:style style:name="Table8.D34" style:family="table-cell">
      <style:table-cell-properties fo:padding="0.097cm" fo:border-left="0.05pt solid #000000" fo:border-right="none" fo:border-top="none" fo:border-bottom="0.05pt solid #000000"/>
    </style:style>
    <style:style style:name="Table8.E34" style:family="table-cell">
      <style:table-cell-properties fo:padding="0.097cm" fo:border-left="0.05pt solid #000000" fo:border-right="none" fo:border-top="none" fo:border-bottom="0.05pt solid #000000"/>
    </style:style>
    <style:style style:name="Table8.F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5" style:family="table-cell">
      <style:table-cell-properties fo:padding="0.097cm" fo:border-left="0.05pt solid #000000" fo:border-right="none" fo:border-top="none" fo:border-bottom="0.05pt solid #000000"/>
    </style:style>
    <style:style style:name="Table8.B35" style:family="table-cell">
      <style:table-cell-properties fo:padding="0.097cm" fo:border-left="0.05pt solid #000000" fo:border-right="none" fo:border-top="none" fo:border-bottom="0.05pt solid #000000"/>
    </style:style>
    <style:style style:name="Table8.C35" style:family="table-cell">
      <style:table-cell-properties fo:padding="0.097cm" fo:border-left="0.05pt solid #000000" fo:border-right="none" fo:border-top="none" fo:border-bottom="0.05pt solid #000000"/>
    </style:style>
    <style:style style:name="Table8.D35" style:family="table-cell">
      <style:table-cell-properties fo:padding="0.097cm" fo:border-left="0.05pt solid #000000" fo:border-right="none" fo:border-top="none" fo:border-bottom="0.05pt solid #000000"/>
    </style:style>
    <style:style style:name="Table8.E35" style:family="table-cell">
      <style:table-cell-properties fo:padding="0.097cm" fo:border-left="0.05pt solid #000000" fo:border-right="none" fo:border-top="none" fo:border-bottom="0.05pt solid #000000"/>
    </style:style>
    <style:style style:name="Table8.F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6" style:family="table-cell">
      <style:table-cell-properties fo:background-color="#fff45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7" style:family="table-cell">
      <style:table-cell-properties fo:padding="0.097cm" fo:border-left="0.05pt solid #000000" fo:border-right="none" fo:border-top="none" fo:border-bottom="0.05pt solid #000000"/>
    </style:style>
    <style:style style:name="Table8.B37" style:family="table-cell">
      <style:table-cell-properties fo:padding="0.097cm" fo:border-left="0.05pt solid #000000" fo:border-right="none" fo:border-top="none" fo:border-bottom="0.05pt solid #000000"/>
    </style:style>
    <style:style style:name="Table8.C37" style:family="table-cell">
      <style:table-cell-properties fo:padding="0.097cm" fo:border-left="0.05pt solid #000000" fo:border-right="none" fo:border-top="none" fo:border-bottom="0.05pt solid #000000"/>
    </style:style>
    <style:style style:name="Table8.D37" style:family="table-cell">
      <style:table-cell-properties fo:padding="0.097cm" fo:border-left="0.05pt solid #000000" fo:border-right="none" fo:border-top="none" fo:border-bottom="0.05pt solid #000000"/>
    </style:style>
    <style:style style:name="Table8.E37" style:family="table-cell">
      <style:table-cell-properties fo:padding="0.097cm" fo:border-left="0.05pt solid #000000" fo:border-right="none" fo:border-top="none" fo:border-bottom="0.05pt solid #000000"/>
    </style:style>
    <style:style style:name="Table8.F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9" style:family="table-cell">
      <style:table-cell-properties fo:padding="0.097cm" fo:border-left="0.05pt solid #000000" fo:border-right="none" fo:border-top="none" fo:border-bottom="0.05pt solid #000000"/>
    </style:style>
    <style:style style:name="Table8.B39" style:family="table-cell">
      <style:table-cell-properties fo:padding="0.097cm" fo:border-left="0.05pt solid #000000" fo:border-right="none" fo:border-top="none" fo:border-bottom="0.05pt solid #000000"/>
    </style:style>
    <style:style style:name="Table8.C39" style:family="table-cell">
      <style:table-cell-properties fo:padding="0.097cm" fo:border-left="0.05pt solid #000000" fo:border-right="none" fo:border-top="none" fo:border-bottom="0.05pt solid #000000"/>
    </style:style>
    <style:style style:name="Table8.D39" style:family="table-cell">
      <style:table-cell-properties fo:padding="0.097cm" fo:border-left="0.05pt solid #000000" fo:border-right="none" fo:border-top="none" fo:border-bottom="0.05pt solid #000000"/>
    </style:style>
    <style:style style:name="Table8.E39" style:family="table-cell">
      <style:table-cell-properties fo:padding="0.097cm" fo:border-left="0.05pt solid #000000" fo:border-right="none" fo:border-top="none" fo:border-bottom="0.05pt solid #000000"/>
    </style:style>
    <style:style style:name="Table8.F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1" style:family="table-cell">
      <style:table-cell-properties fo:padding="0.097cm" fo:border-left="0.05pt solid #000000" fo:border-right="none" fo:border-top="none" fo:border-bottom="0.05pt solid #000000"/>
    </style:style>
    <style:style style:name="Table8.C41" style:family="table-cell">
      <style:table-cell-properties fo:padding="0.097cm" fo:border-left="0.05pt solid #000000" fo:border-right="none" fo:border-top="none" fo:border-bottom="0.05pt solid #000000"/>
    </style:style>
    <style:style style:name="Table8.E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2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43" style:family="table-cell">
      <style:table-cell-properties fo:padding="0.097cm" fo:border-left="0.05pt solid #000000" fo:border-right="none" fo:border-top="none" fo:border-bottom="0.05pt solid #000000"/>
    </style:style>
    <style:style style:name="Table8.C43" style:family="table-cell">
      <style:table-cell-properties fo:padding="0.097cm" fo:border-left="0.05pt solid #000000" fo:border-right="none" fo:border-top="none" fo:border-bottom="0.05pt solid #000000"/>
    </style:style>
    <style:style style:name="Table8.E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4" style:family="table-cell">
      <style:table-cell-properties fo:padding="0.097cm" fo:border-left="0.05pt solid #000000" fo:border-right="none" fo:border-top="none" fo:border-bottom="0.05pt solid #000000"/>
    </style:style>
    <style:style style:name="Table8.B44" style:family="table-cell">
      <style:table-cell-properties fo:padding="0.097cm" fo:border-left="0.05pt solid #000000" fo:border-right="none" fo:border-top="none" fo:border-bottom="0.05pt solid #000000"/>
    </style:style>
    <style:style style:name="Table8.C44" style:family="table-cell">
      <style:table-cell-properties fo:padding="0.097cm" fo:border-left="0.05pt solid #000000" fo:border-right="none" fo:border-top="none" fo:border-bottom="0.05pt solid #000000"/>
    </style:style>
    <style:style style:name="Table8.D44" style:family="table-cell">
      <style:table-cell-properties fo:padding="0.097cm" fo:border-left="0.05pt solid #000000" fo:border-right="none" fo:border-top="none" fo:border-bottom="0.05pt solid #000000"/>
    </style:style>
    <style:style style:name="Table8.E44" style:family="table-cell">
      <style:table-cell-properties fo:padding="0.097cm" fo:border-left="0.05pt solid #000000" fo:border-right="none" fo:border-top="none" fo:border-bottom="0.05pt solid #000000"/>
    </style:style>
    <style:style style:name="Table8.F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6" style:family="table-cell">
      <style:table-cell-properties fo:padding="0.097cm" fo:border-left="0.05pt solid #000000" fo:border-right="none" fo:border-top="none" fo:border-bottom="0.05pt solid #000000"/>
    </style:style>
    <style:style style:name="Table8.B46" style:family="table-cell">
      <style:table-cell-properties fo:padding="0.097cm" fo:border-left="0.05pt solid #000000" fo:border-right="none" fo:border-top="none" fo:border-bottom="0.05pt solid #000000"/>
    </style:style>
    <style:style style:name="Table8.C46" style:family="table-cell">
      <style:table-cell-properties fo:padding="0.097cm" fo:border-left="0.05pt solid #000000" fo:border-right="none" fo:border-top="none" fo:border-bottom="0.05pt solid #000000"/>
    </style:style>
    <style:style style:name="Table8.D46" style:family="table-cell">
      <style:table-cell-properties fo:padding="0.097cm" fo:border-left="0.05pt solid #000000" fo:border-right="none" fo:border-top="none" fo:border-bottom="0.05pt solid #000000"/>
    </style:style>
    <style:style style:name="Table8.E46" style:family="table-cell">
      <style:table-cell-properties fo:padding="0.097cm" fo:border-left="0.05pt solid #000000" fo:border-right="none" fo:border-top="none" fo:border-bottom="0.05pt solid #000000"/>
    </style:style>
    <style:style style:name="Table8.F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7" style:family="table-cell">
      <style:table-cell-properties fo:padding="0.097cm" fo:border-left="0.05pt solid #000000" fo:border-right="none" fo:border-top="none" fo:border-bottom="0.05pt solid #000000"/>
    </style:style>
    <style:style style:name="Table8.B47" style:family="table-cell">
      <style:table-cell-properties fo:padding="0.097cm" fo:border-left="0.05pt solid #000000" fo:border-right="none" fo:border-top="none" fo:border-bottom="0.05pt solid #000000"/>
    </style:style>
    <style:style style:name="Table8.C47" style:family="table-cell">
      <style:table-cell-properties fo:padding="0.097cm" fo:border-left="0.05pt solid #000000" fo:border-right="none" fo:border-top="none" fo:border-bottom="0.05pt solid #000000"/>
    </style:style>
    <style:style style:name="Table8.D47" style:family="table-cell">
      <style:table-cell-properties fo:padding="0.097cm" fo:border-left="0.05pt solid #000000" fo:border-right="none" fo:border-top="none" fo:border-bottom="0.05pt solid #000000"/>
    </style:style>
    <style:style style:name="Table8.E47" style:family="table-cell">
      <style:table-cell-properties fo:padding="0.097cm" fo:border-left="0.05pt solid #000000" fo:border-right="none" fo:border-top="none" fo:border-bottom="0.05pt solid #000000"/>
    </style:style>
    <style:style style:name="Table8.F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8" style:family="table-cell">
      <style:table-cell-properties fo:padding="0.097cm" fo:border-left="0.05pt solid #000000" fo:border-right="none" fo:border-top="none" fo:border-bottom="0.05pt solid #000000"/>
    </style:style>
    <style:style style:name="Table8.B48" style:family="table-cell">
      <style:table-cell-properties fo:padding="0.097cm" fo:border-left="0.05pt solid #000000" fo:border-right="none" fo:border-top="none" fo:border-bottom="0.05pt solid #000000"/>
    </style:style>
    <style:style style:name="Table8.C48" style:family="table-cell">
      <style:table-cell-properties fo:padding="0.097cm" fo:border-left="0.05pt solid #000000" fo:border-right="none" fo:border-top="none" fo:border-bottom="0.05pt solid #000000"/>
    </style:style>
    <style:style style:name="Table8.D48" style:family="table-cell">
      <style:table-cell-properties fo:padding="0.097cm" fo:border-left="0.05pt solid #000000" fo:border-right="none" fo:border-top="none" fo:border-bottom="0.05pt solid #000000"/>
    </style:style>
    <style:style style:name="Table8.E48" style:family="table-cell">
      <style:table-cell-properties fo:padding="0.097cm" fo:border-left="0.05pt solid #000000" fo:border-right="none" fo:border-top="none" fo:border-bottom="0.05pt solid #000000"/>
    </style:style>
    <style:style style:name="Table8.F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0" style:family="table-cell">
      <style:table-cell-properties fo:padding="0.097cm" fo:border-left="0.05pt solid #000000" fo:border-right="none" fo:border-top="none" fo:border-bottom="0.05pt solid #000000"/>
    </style:style>
    <style:style style:name="Table8.B50" style:family="table-cell">
      <style:table-cell-properties fo:padding="0.097cm" fo:border-left="0.05pt solid #000000" fo:border-right="none" fo:border-top="none" fo:border-bottom="0.05pt solid #000000"/>
    </style:style>
    <style:style style:name="Table8.C50" style:family="table-cell">
      <style:table-cell-properties fo:padding="0.097cm" fo:border-left="0.05pt solid #000000" fo:border-right="none" fo:border-top="none" fo:border-bottom="0.05pt solid #000000"/>
    </style:style>
    <style:style style:name="Table8.D50" style:family="table-cell">
      <style:table-cell-properties fo:padding="0.097cm" fo:border-left="0.05pt solid #000000" fo:border-right="none" fo:border-top="none" fo:border-bottom="0.05pt solid #000000"/>
    </style:style>
    <style:style style:name="Table8.E50" style:family="table-cell">
      <style:table-cell-properties fo:padding="0.097cm" fo:border-left="0.05pt solid #000000" fo:border-right="none" fo:border-top="none" fo:border-bottom="0.05pt solid #000000"/>
    </style:style>
    <style:style style:name="Table8.F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1" style:family="table-cell">
      <style:table-cell-properties fo:padding="0.097cm" fo:border-left="0.05pt solid #000000" fo:border-right="none" fo:border-top="none" fo:border-bottom="0.05pt solid #000000"/>
    </style:style>
    <style:style style:name="Table8.B51" style:family="table-cell">
      <style:table-cell-properties fo:padding="0.097cm" fo:border-left="0.05pt solid #000000" fo:border-right="none" fo:border-top="none" fo:border-bottom="0.05pt solid #000000"/>
    </style:style>
    <style:style style:name="Table8.C51" style:family="table-cell">
      <style:table-cell-properties fo:padding="0.097cm" fo:border-left="0.05pt solid #000000" fo:border-right="none" fo:border-top="none" fo:border-bottom="0.05pt solid #000000"/>
    </style:style>
    <style:style style:name="Table8.D51" style:family="table-cell">
      <style:table-cell-properties fo:padding="0.097cm" fo:border-left="0.05pt solid #000000" fo:border-right="none" fo:border-top="none" fo:border-bottom="0.05pt solid #000000"/>
    </style:style>
    <style:style style:name="Table8.E51" style:family="table-cell">
      <style:table-cell-properties fo:padding="0.097cm" fo:border-left="0.05pt solid #000000" fo:border-right="none" fo:border-top="none" fo:border-bottom="0.05pt solid #000000"/>
    </style:style>
    <style:style style:name="Table8.F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2" style:family="table-cell">
      <style:table-cell-properties fo:padding="0.097cm" fo:border-left="0.05pt solid #000000" fo:border-right="none" fo:border-top="none" fo:border-bottom="0.05pt solid #000000"/>
    </style:style>
    <style:style style:name="Table8.B52" style:family="table-cell">
      <style:table-cell-properties fo:padding="0.097cm" fo:border-left="0.05pt solid #000000" fo:border-right="none" fo:border-top="none" fo:border-bottom="0.05pt solid #000000"/>
    </style:style>
    <style:style style:name="Table8.C52" style:family="table-cell">
      <style:table-cell-properties fo:padding="0.097cm" fo:border-left="0.05pt solid #000000" fo:border-right="none" fo:border-top="none" fo:border-bottom="0.05pt solid #000000"/>
    </style:style>
    <style:style style:name="Table8.D52" style:family="table-cell">
      <style:table-cell-properties fo:padding="0.097cm" fo:border-left="0.05pt solid #000000" fo:border-right="none" fo:border-top="none" fo:border-bottom="0.05pt solid #000000"/>
    </style:style>
    <style:style style:name="Table8.E52" style:family="table-cell">
      <style:table-cell-properties fo:padding="0.097cm" fo:border-left="0.05pt solid #000000" fo:border-right="none" fo:border-top="none" fo:border-bottom="0.05pt solid #000000"/>
    </style:style>
    <style:style style:name="Table8.F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4" style:family="table-cell">
      <style:table-cell-properties fo:padding="0.097cm" fo:border-left="0.05pt solid #000000" fo:border-right="none" fo:border-top="none" fo:border-bottom="0.05pt solid #000000"/>
    </style:style>
    <style:style style:name="Table8.B54" style:family="table-cell">
      <style:table-cell-properties fo:padding="0.097cm" fo:border-left="0.05pt solid #000000" fo:border-right="none" fo:border-top="none" fo:border-bottom="0.05pt solid #000000"/>
    </style:style>
    <style:style style:name="Table8.C54" style:family="table-cell">
      <style:table-cell-properties fo:padding="0.097cm" fo:border-left="0.05pt solid #000000" fo:border-right="none" fo:border-top="none" fo:border-bottom="0.05pt solid #000000"/>
    </style:style>
    <style:style style:name="Table8.D54" style:family="table-cell">
      <style:table-cell-properties fo:padding="0.097cm" fo:border-left="0.05pt solid #000000" fo:border-right="none" fo:border-top="none" fo:border-bottom="0.05pt solid #000000"/>
    </style:style>
    <style:style style:name="Table8.E54" style:family="table-cell">
      <style:table-cell-properties fo:padding="0.097cm" fo:border-left="0.05pt solid #000000" fo:border-right="none" fo:border-top="none" fo:border-bottom="0.05pt solid #000000"/>
    </style:style>
    <style:style style:name="Table8.F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5" style:family="table-cell">
      <style:table-cell-properties fo:padding="0.097cm" fo:border-left="0.05pt solid #000000" fo:border-right="none" fo:border-top="none" fo:border-bottom="0.05pt solid #000000"/>
    </style:style>
    <style:style style:name="Table8.B55" style:family="table-cell">
      <style:table-cell-properties fo:padding="0.097cm" fo:border-left="0.05pt solid #000000" fo:border-right="none" fo:border-top="none" fo:border-bottom="0.05pt solid #000000"/>
    </style:style>
    <style:style style:name="Table8.C55" style:family="table-cell">
      <style:table-cell-properties fo:padding="0.097cm" fo:border-left="0.05pt solid #000000" fo:border-right="none" fo:border-top="none" fo:border-bottom="0.05pt solid #000000"/>
    </style:style>
    <style:style style:name="Table8.D55" style:family="table-cell">
      <style:table-cell-properties fo:padding="0.097cm" fo:border-left="0.05pt solid #000000" fo:border-right="none" fo:border-top="none" fo:border-bottom="0.05pt solid #000000"/>
    </style:style>
    <style:style style:name="Table8.E55" style:family="table-cell">
      <style:table-cell-properties fo:padding="0.097cm" fo:border-left="0.05pt solid #000000" fo:border-right="none" fo:border-top="none" fo:border-bottom="0.05pt solid #000000"/>
    </style:style>
    <style:style style:name="Table8.F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6" style:family="table-cell">
      <style:table-cell-properties fo:padding="0.097cm" fo:border-left="0.05pt solid #000000" fo:border-right="none" fo:border-top="none" fo:border-bottom="0.05pt solid #000000"/>
    </style:style>
    <style:style style:name="Table8.B56" style:family="table-cell">
      <style:table-cell-properties fo:padding="0.097cm" fo:border-left="0.05pt solid #000000" fo:border-right="none" fo:border-top="none" fo:border-bottom="0.05pt solid #000000"/>
    </style:style>
    <style:style style:name="Table8.C56" style:family="table-cell">
      <style:table-cell-properties fo:padding="0.097cm" fo:border-left="0.05pt solid #000000" fo:border-right="none" fo:border-top="none" fo:border-bottom="0.05pt solid #000000"/>
    </style:style>
    <style:style style:name="Table8.D56" style:family="table-cell">
      <style:table-cell-properties fo:padding="0.097cm" fo:border-left="0.05pt solid #000000" fo:border-right="none" fo:border-top="none" fo:border-bottom="0.05pt solid #000000"/>
    </style:style>
    <style:style style:name="Table8.E56" style:family="table-cell">
      <style:table-cell-properties fo:padding="0.097cm" fo:border-left="0.05pt solid #000000" fo:border-right="none" fo:border-top="none" fo:border-bottom="0.05pt solid #000000"/>
    </style:style>
    <style:style style:name="Table8.F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7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e8.C5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8.C58" style:family="table-cell">
      <style:table-cell-properties fo:padding="0.097cm" fo:border-left="0.05pt solid #000000" fo:border-right="none" fo:border-top="none" fo:border-bottom="0.05pt solid #000000"/>
    </style:style>
    <style:style style:name="Table8.D58" style:family="table-cell">
      <style:table-cell-properties fo:padding="0.097cm" fo:border-left="0.05pt solid #000000" fo:border-right="none" fo:border-top="none" fo:border-bottom="0.05pt solid #000000"/>
    </style:style>
    <style:style style:name="Table8.E58" style:family="table-cell">
      <style:table-cell-properties fo:padding="0.097cm" fo:border-left="0.05pt solid #000000" fo:border-right="none" fo:border-top="none" fo:border-bottom="0.05pt solid #000000"/>
    </style:style>
    <style:style style:name="Table8.F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59" style:family="table-cell">
      <style:table-cell-properties fo:padding="0.097cm" fo:border-left="0.05pt solid #000000" fo:border-right="none" fo:border-top="none" fo:border-bottom="0.05pt solid #000000"/>
    </style:style>
    <style:style style:name="Table8.D59" style:family="table-cell">
      <style:table-cell-properties fo:padding="0.097cm" fo:border-left="0.05pt solid #000000" fo:border-right="none" fo:border-top="none" fo:border-bottom="0.05pt solid #000000"/>
    </style:style>
    <style:style style:name="Table8.E59" style:family="table-cell">
      <style:table-cell-properties fo:padding="0.097cm" fo:border-left="0.05pt solid #000000" fo:border-right="none" fo:border-top="none" fo:border-bottom="0.05pt solid #000000"/>
    </style:style>
    <style:style style:name="Table8.F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60" style:family="table-cell">
      <style:table-cell-properties fo:padding="0.097cm" fo:border-left="0.05pt solid #000000" fo:border-right="none" fo:border-top="none" fo:border-bottom="0.05pt solid #000000"/>
    </style:style>
    <style:style style:name="Table8.D60" style:family="table-cell">
      <style:table-cell-properties fo:padding="0.097cm" fo:border-left="0.05pt solid #000000" fo:border-right="none" fo:border-top="none" fo:border-bottom="0.05pt solid #000000"/>
    </style:style>
    <style:style style:name="Table8.E60" style:family="table-cell">
      <style:table-cell-properties fo:padding="0.097cm" fo:border-left="0.05pt solid #000000" fo:border-right="none" fo:border-top="none" fo:border-bottom="0.05pt solid #000000"/>
    </style:style>
    <style:style style:name="Table8.F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2" style:family="table-cell">
      <style:table-cell-properties fo:padding="0.097cm" fo:border-left="0.05pt solid #000000" fo:border-right="none" fo:border-top="none" fo:border-bottom="0.05pt solid #000000"/>
    </style:style>
    <style:style style:name="Table8.B62" style:family="table-cell">
      <style:table-cell-properties fo:padding="0.097cm" fo:border-left="0.05pt solid #000000" fo:border-right="none" fo:border-top="none" fo:border-bottom="0.05pt solid #000000"/>
    </style:style>
    <style:style style:name="Table8.C62" style:family="table-cell">
      <style:table-cell-properties fo:padding="0.097cm" fo:border-left="0.05pt solid #000000" fo:border-right="none" fo:border-top="none" fo:border-bottom="0.05pt solid #000000"/>
    </style:style>
    <style:style style:name="Table8.D62" style:family="table-cell">
      <style:table-cell-properties fo:padding="0.097cm" fo:border-left="0.05pt solid #000000" fo:border-right="none" fo:border-top="none" fo:border-bottom="0.05pt solid #000000"/>
    </style:style>
    <style:style style:name="Table8.E62" style:family="table-cell">
      <style:table-cell-properties fo:padding="0.097cm" fo:border-left="0.05pt solid #000000" fo:border-right="none" fo:border-top="none" fo:border-bottom="0.05pt solid #000000"/>
    </style:style>
    <style:style style:name="Table8.F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3" style:family="table-cell">
      <style:table-cell-properties fo:padding="0.097cm" fo:border-left="0.05pt solid #000000" fo:border-right="none" fo:border-top="none" fo:border-bottom="0.05pt solid #000000"/>
    </style:style>
    <style:style style:name="Table8.B63" style:family="table-cell">
      <style:table-cell-properties fo:padding="0.097cm" fo:border-left="0.05pt solid #000000" fo:border-right="none" fo:border-top="none" fo:border-bottom="0.05pt solid #000000"/>
    </style:style>
    <style:style style:name="Table8.C63" style:family="table-cell">
      <style:table-cell-properties fo:padding="0.097cm" fo:border-left="0.05pt solid #000000" fo:border-right="none" fo:border-top="none" fo:border-bottom="0.05pt solid #000000"/>
    </style:style>
    <style:style style:name="Table8.D63" style:family="table-cell">
      <style:table-cell-properties fo:padding="0.097cm" fo:border-left="0.05pt solid #000000" fo:border-right="none" fo:border-top="none" fo:border-bottom="0.05pt solid #000000"/>
    </style:style>
    <style:style style:name="Table8.E63" style:family="table-cell">
      <style:table-cell-properties fo:padding="0.097cm" fo:border-left="0.05pt solid #000000" fo:border-right="none" fo:border-top="none" fo:border-bottom="0.05pt solid #000000"/>
    </style:style>
    <style:style style:name="Table8.F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4" style:family="table-cell">
      <style:table-cell-properties fo:padding="0.097cm" fo:border-left="0.05pt solid #000000" fo:border-right="none" fo:border-top="none" fo:border-bottom="0.05pt solid #000000"/>
    </style:style>
    <style:style style:name="Table8.B64" style:family="table-cell">
      <style:table-cell-properties fo:padding="0.097cm" fo:border-left="0.05pt solid #000000" fo:border-right="none" fo:border-top="none" fo:border-bottom="0.05pt solid #000000"/>
    </style:style>
    <style:style style:name="Table8.C64" style:family="table-cell">
      <style:table-cell-properties fo:padding="0.097cm" fo:border-left="0.05pt solid #000000" fo:border-right="none" fo:border-top="none" fo:border-bottom="0.05pt solid #000000"/>
    </style:style>
    <style:style style:name="Table8.D64" style:family="table-cell">
      <style:table-cell-properties fo:padding="0.097cm" fo:border-left="0.05pt solid #000000" fo:border-right="none" fo:border-top="none" fo:border-bottom="0.05pt solid #000000"/>
    </style:style>
    <style:style style:name="Table8.E64" style:family="table-cell">
      <style:table-cell-properties fo:padding="0.097cm" fo:border-left="0.05pt solid #000000" fo:border-right="none" fo:border-top="none" fo:border-bottom="0.05pt solid #000000"/>
    </style:style>
    <style:style style:name="Table8.F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F65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66" style:family="table-cell">
      <style:table-cell-properties fo:padding="0.097cm" fo:border-left="0.05pt solid #000000" fo:border-right="none" fo:border-top="none" fo:border-bottom="0.05pt solid #000000"/>
    </style:style>
    <style:style style:name="Table8.B66" style:family="table-cell">
      <style:table-cell-properties fo:padding="0.097cm" fo:border-left="0.05pt solid #000000" fo:border-right="none" fo:border-top="none" fo:border-bottom="0.05pt solid #000000"/>
    </style:style>
    <style:style style:name="Table8.C66" style:family="table-cell">
      <style:table-cell-properties fo:padding="0.097cm" fo:border-left="0.05pt solid #000000" fo:border-right="none" fo:border-top="none" fo:border-bottom="0.05pt solid #000000"/>
    </style:style>
    <style:style style:name="Table8.D66" style:family="table-cell">
      <style:table-cell-properties fo:padding="0.097cm" fo:border-left="0.05pt solid #000000" fo:border-right="none" fo:border-top="none" fo:border-bottom="0.05pt solid #000000"/>
    </style:style>
    <style:style style:name="Table8.E66" style:family="table-cell">
      <style:table-cell-properties fo:padding="0.097cm" fo:border-left="0.05pt solid #000000" fo:border-right="none" fo:border-top="none" fo:border-bottom="0.05pt solid #000000"/>
    </style:style>
    <style:style style:name="Table8.F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7" style:family="table-cell">
      <style:table-cell-properties fo:padding="0.097cm" fo:border-left="0.05pt solid #000000" fo:border-right="none" fo:border-top="none" fo:border-bottom="0.05pt solid #000000"/>
    </style:style>
    <style:style style:name="Table8.B67" style:family="table-cell">
      <style:table-cell-properties fo:padding="0.097cm" fo:border-left="0.05pt solid #000000" fo:border-right="none" fo:border-top="none" fo:border-bottom="0.05pt solid #000000"/>
    </style:style>
    <style:style style:name="Table8.C67" style:family="table-cell">
      <style:table-cell-properties fo:padding="0.097cm" fo:border-left="0.05pt solid #000000" fo:border-right="none" fo:border-top="none" fo:border-bottom="0.05pt solid #000000"/>
    </style:style>
    <style:style style:name="Table8.D67" style:family="table-cell">
      <style:table-cell-properties fo:padding="0.097cm" fo:border-left="0.05pt solid #000000" fo:border-right="none" fo:border-top="none" fo:border-bottom="0.05pt solid #000000"/>
    </style:style>
    <style:style style:name="Table8.E67" style:family="table-cell">
      <style:table-cell-properties fo:padding="0.097cm" fo:border-left="0.05pt solid #000000" fo:border-right="none" fo:border-top="none" fo:border-bottom="0.05pt solid #000000"/>
    </style:style>
    <style:style style:name="Table8.F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8" style:family="table-cell">
      <style:table-cell-properties fo:padding="0.097cm" fo:border-left="0.05pt solid #000000" fo:border-right="none" fo:border-top="none" fo:border-bottom="0.05pt solid #000000"/>
    </style:style>
    <style:style style:name="Table8.B68" style:family="table-cell">
      <style:table-cell-properties fo:padding="0.097cm" fo:border-left="0.05pt solid #000000" fo:border-right="none" fo:border-top="none" fo:border-bottom="0.05pt solid #000000"/>
    </style:style>
    <style:style style:name="Table8.C68" style:family="table-cell">
      <style:table-cell-properties fo:padding="0.097cm" fo:border-left="0.05pt solid #000000" fo:border-right="none" fo:border-top="none" fo:border-bottom="0.05pt solid #000000"/>
    </style:style>
    <style:style style:name="Table8.D68" style:family="table-cell">
      <style:table-cell-properties fo:padding="0.097cm" fo:border-left="0.05pt solid #000000" fo:border-right="none" fo:border-top="none" fo:border-bottom="0.05pt solid #000000"/>
    </style:style>
    <style:style style:name="Table8.E68" style:family="table-cell">
      <style:table-cell-properties fo:padding="0.097cm" fo:border-left="0.05pt solid #000000" fo:border-right="none" fo:border-top="none" fo:border-bottom="0.05pt solid #000000"/>
    </style:style>
    <style:style style:name="Table8.F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0" style:family="table-cell">
      <style:table-cell-properties fo:padding="0.097cm" fo:border-left="0.05pt solid #000000" fo:border-right="none" fo:border-top="none" fo:border-bottom="0.05pt solid #000000"/>
    </style:style>
    <style:style style:name="Table8.B70" style:family="table-cell">
      <style:table-cell-properties fo:padding="0.097cm" fo:border-left="0.05pt solid #000000" fo:border-right="none" fo:border-top="none" fo:border-bottom="0.05pt solid #000000"/>
    </style:style>
    <style:style style:name="Table8.C70" style:family="table-cell">
      <style:table-cell-properties fo:padding="0.097cm" fo:border-left="0.05pt solid #000000" fo:border-right="none" fo:border-top="none" fo:border-bottom="0.05pt solid #000000"/>
    </style:style>
    <style:style style:name="Table8.D70" style:family="table-cell">
      <style:table-cell-properties fo:padding="0.097cm" fo:border-left="0.05pt solid #000000" fo:border-right="none" fo:border-top="none" fo:border-bottom="0.05pt solid #000000"/>
    </style:style>
    <style:style style:name="Table8.E70" style:family="table-cell">
      <style:table-cell-properties fo:padding="0.097cm" fo:border-left="0.05pt solid #000000" fo:border-right="none" fo:border-top="none" fo:border-bottom="0.05pt solid #000000"/>
    </style:style>
    <style:style style:name="Table8.F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1" style:family="table-cell">
      <style:table-cell-properties fo:padding="0.097cm" fo:border-left="0.05pt solid #000000" fo:border-right="none" fo:border-top="none" fo:border-bottom="0.05pt solid #000000"/>
    </style:style>
    <style:style style:name="Table8.B71" style:family="table-cell">
      <style:table-cell-properties fo:padding="0.097cm" fo:border-left="0.05pt solid #000000" fo:border-right="none" fo:border-top="none" fo:border-bottom="0.05pt solid #000000"/>
    </style:style>
    <style:style style:name="Table8.C71" style:family="table-cell">
      <style:table-cell-properties fo:padding="0.097cm" fo:border-left="0.05pt solid #000000" fo:border-right="none" fo:border-top="none" fo:border-bottom="0.05pt solid #000000"/>
    </style:style>
    <style:style style:name="Table8.D71" style:family="table-cell">
      <style:table-cell-properties fo:padding="0.097cm" fo:border-left="0.05pt solid #000000" fo:border-right="none" fo:border-top="none" fo:border-bottom="0.05pt solid #000000"/>
    </style:style>
    <style:style style:name="Table8.E71" style:family="table-cell">
      <style:table-cell-properties fo:padding="0.097cm" fo:border-left="0.05pt solid #000000" fo:border-right="none" fo:border-top="none" fo:border-bottom="0.05pt solid #000000"/>
    </style:style>
    <style:style style:name="Table8.F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3" style:family="table-cell">
      <style:table-cell-properties fo:padding="0.097cm" fo:border-left="0.05pt solid #000000" fo:border-right="none" fo:border-top="none" fo:border-bottom="0.05pt solid #000000"/>
    </style:style>
    <style:style style:name="Table8.B73" style:family="table-cell">
      <style:table-cell-properties fo:padding="0.097cm" fo:border-left="0.05pt solid #000000" fo:border-right="none" fo:border-top="none" fo:border-bottom="0.05pt solid #000000"/>
    </style:style>
    <style:style style:name="Table8.C73" style:family="table-cell">
      <style:table-cell-properties fo:padding="0.097cm" fo:border-left="0.05pt solid #000000" fo:border-right="none" fo:border-top="none" fo:border-bottom="0.05pt solid #000000"/>
    </style:style>
    <style:style style:name="Table8.D73" style:family="table-cell">
      <style:table-cell-properties fo:padding="0.097cm" fo:border-left="0.05pt solid #000000" fo:border-right="none" fo:border-top="none" fo:border-bottom="0.05pt solid #000000"/>
    </style:style>
    <style:style style:name="Table8.E73" style:family="table-cell">
      <style:table-cell-properties fo:padding="0.097cm" fo:border-left="0.05pt solid #000000" fo:border-right="none" fo:border-top="none" fo:border-bottom="0.05pt solid #000000"/>
    </style:style>
    <style:style style:name="Table8.F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5" style:family="table-cell">
      <style:table-cell-properties fo:padding="0.097cm" fo:border-left="0.05pt solid #000000" fo:border-right="none" fo:border-top="none" fo:border-bottom="0.05pt solid #000000"/>
    </style:style>
    <style:style style:name="Table8.B75" style:family="table-cell">
      <style:table-cell-properties fo:padding="0.097cm" fo:border-left="0.05pt solid #000000" fo:border-right="none" fo:border-top="none" fo:border-bottom="0.05pt solid #000000"/>
    </style:style>
    <style:style style:name="Table8.C75" style:family="table-cell">
      <style:table-cell-properties fo:padding="0.097cm" fo:border-left="0.05pt solid #000000" fo:border-right="none" fo:border-top="none" fo:border-bottom="0.05pt solid #000000"/>
    </style:style>
    <style:style style:name="Table8.D75" style:family="table-cell">
      <style:table-cell-properties fo:padding="0.097cm" fo:border-left="0.05pt solid #000000" fo:border-right="none" fo:border-top="none" fo:border-bottom="0.05pt solid #000000"/>
    </style:style>
    <style:style style:name="Table8.E75" style:family="table-cell">
      <style:table-cell-properties fo:padding="0.097cm" fo:border-left="0.05pt solid #000000" fo:border-right="none" fo:border-top="none" fo:border-bottom="0.05pt solid #000000"/>
    </style:style>
    <style:style style:name="Table8.F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7" style:family="table-cell">
      <style:table-cell-properties fo:padding="0.097cm" fo:border-left="0.05pt solid #000000" fo:border-right="none" fo:border-top="none" fo:border-bottom="0.05pt solid #000000"/>
    </style:style>
    <style:style style:name="Table8.B77" style:family="table-cell">
      <style:table-cell-properties fo:padding="0.097cm" fo:border-left="0.05pt solid #000000" fo:border-right="none" fo:border-top="none" fo:border-bottom="0.05pt solid #000000"/>
    </style:style>
    <style:style style:name="Table8.C77" style:family="table-cell">
      <style:table-cell-properties fo:padding="0.097cm" fo:border-left="0.05pt solid #000000" fo:border-right="none" fo:border-top="none" fo:border-bottom="0.05pt solid #000000"/>
    </style:style>
    <style:style style:name="Table8.D77" style:family="table-cell">
      <style:table-cell-properties fo:padding="0.097cm" fo:border-left="0.05pt solid #000000" fo:border-right="none" fo:border-top="none" fo:border-bottom="0.05pt solid #000000"/>
    </style:style>
    <style:style style:name="Table8.E77" style:family="table-cell">
      <style:table-cell-properties fo:padding="0.097cm" fo:border-left="0.05pt solid #000000" fo:border-right="none" fo:border-top="none" fo:border-bottom="0.05pt solid #000000"/>
    </style:style>
    <style:style style:name="Table8.F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9" style:family="table-cell">
      <style:table-cell-properties fo:padding="0.097cm" fo:border-left="0.05pt solid #000000" fo:border-right="none" fo:border-top="none" fo:border-bottom="0.05pt solid #000000"/>
    </style:style>
    <style:style style:name="Table8.B79" style:family="table-cell">
      <style:table-cell-properties fo:padding="0.097cm" fo:border-left="0.05pt solid #000000" fo:border-right="none" fo:border-top="none" fo:border-bottom="0.05pt solid #000000"/>
    </style:style>
    <style:style style:name="Table8.C79" style:family="table-cell">
      <style:table-cell-properties fo:padding="0.097cm" fo:border-left="0.05pt solid #000000" fo:border-right="none" fo:border-top="none" fo:border-bottom="0.05pt solid #000000"/>
    </style:style>
    <style:style style:name="Table8.D79" style:family="table-cell">
      <style:table-cell-properties fo:padding="0.097cm" fo:border-left="0.05pt solid #000000" fo:border-right="none" fo:border-top="none" fo:border-bottom="0.05pt solid #000000"/>
    </style:style>
    <style:style style:name="Table8.E79" style:family="table-cell">
      <style:table-cell-properties fo:padding="0.097cm" fo:border-left="0.05pt solid #000000" fo:border-right="none" fo:border-top="none" fo:border-bottom="0.05pt solid #000000"/>
    </style:style>
    <style:style style:name="Table8.F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1" style:family="table-cell">
      <style:table-cell-properties fo:padding="0.097cm" fo:border-left="0.05pt solid #000000" fo:border-right="none" fo:border-top="none" fo:border-bottom="0.05pt solid #000000"/>
    </style:style>
    <style:style style:name="Table8.B81" style:family="table-cell">
      <style:table-cell-properties fo:padding="0.097cm" fo:border-left="0.05pt solid #000000" fo:border-right="none" fo:border-top="none" fo:border-bottom="0.05pt solid #000000"/>
    </style:style>
    <style:style style:name="Table8.C81" style:family="table-cell">
      <style:table-cell-properties fo:padding="0.097cm" fo:border-left="0.05pt solid #000000" fo:border-right="none" fo:border-top="none" fo:border-bottom="0.05pt solid #000000"/>
    </style:style>
    <style:style style:name="Table8.D81" style:family="table-cell">
      <style:table-cell-properties fo:padding="0.097cm" fo:border-left="0.05pt solid #000000" fo:border-right="none" fo:border-top="none" fo:border-bottom="0.05pt solid #000000"/>
    </style:style>
    <style:style style:name="Table8.E81" style:family="table-cell">
      <style:table-cell-properties fo:padding="0.097cm" fo:border-left="0.05pt solid #000000" fo:border-right="none" fo:border-top="none" fo:border-bottom="0.05pt solid #000000"/>
    </style:style>
    <style:style style:name="Table8.F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3" style:family="table-cell">
      <style:table-cell-properties fo:padding="0.097cm" fo:border-left="0.05pt solid #000000" fo:border-right="none" fo:border-top="none" fo:border-bottom="0.05pt solid #000000"/>
    </style:style>
    <style:style style:name="Table8.B83" style:family="table-cell">
      <style:table-cell-properties fo:padding="0.097cm" fo:border-left="0.05pt solid #000000" fo:border-right="none" fo:border-top="none" fo:border-bottom="0.05pt solid #000000"/>
    </style:style>
    <style:style style:name="Table8.C83" style:family="table-cell">
      <style:table-cell-properties fo:padding="0.097cm" fo:border-left="0.05pt solid #000000" fo:border-right="none" fo:border-top="none" fo:border-bottom="0.05pt solid #000000"/>
    </style:style>
    <style:style style:name="Table8.D83" style:family="table-cell">
      <style:table-cell-properties fo:padding="0.097cm" fo:border-left="0.05pt solid #000000" fo:border-right="none" fo:border-top="none" fo:border-bottom="0.05pt solid #000000"/>
    </style:style>
    <style:style style:name="Table8.E83" style:family="table-cell">
      <style:table-cell-properties fo:padding="0.097cm" fo:border-left="0.05pt solid #000000" fo:border-right="none" fo:border-top="none" fo:border-bottom="0.05pt solid #000000"/>
    </style:style>
    <style:style style:name="Table8.F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5" style:family="table-cell">
      <style:table-cell-properties fo:padding="0.097cm" fo:border-left="0.05pt solid #000000" fo:border-right="none" fo:border-top="none" fo:border-bottom="0.05pt solid #000000"/>
    </style:style>
    <style:style style:name="Table8.B85" style:family="table-cell">
      <style:table-cell-properties fo:padding="0.097cm" fo:border-left="0.05pt solid #000000" fo:border-right="none" fo:border-top="none" fo:border-bottom="0.05pt solid #000000"/>
    </style:style>
    <style:style style:name="Table8.C85" style:family="table-cell">
      <style:table-cell-properties fo:padding="0.097cm" fo:border-left="0.05pt solid #000000" fo:border-right="none" fo:border-top="none" fo:border-bottom="0.05pt solid #000000"/>
    </style:style>
    <style:style style:name="Table8.D85" style:family="table-cell">
      <style:table-cell-properties fo:padding="0.097cm" fo:border-left="0.05pt solid #000000" fo:border-right="none" fo:border-top="none" fo:border-bottom="0.05pt solid #000000"/>
    </style:style>
    <style:style style:name="Table8.E85" style:family="table-cell">
      <style:table-cell-properties fo:padding="0.097cm" fo:border-left="0.05pt solid #000000" fo:border-right="none" fo:border-top="none" fo:border-bottom="0.05pt solid #000000"/>
    </style:style>
    <style:style style:name="Table8.F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7" style:family="table-cell">
      <style:table-cell-properties fo:padding="0.097cm" fo:border-left="0.05pt solid #000000" fo:border-right="none" fo:border-top="none" fo:border-bottom="0.05pt solid #000000"/>
    </style:style>
    <style:style style:name="Table8.B87" style:family="table-cell">
      <style:table-cell-properties fo:padding="0.097cm" fo:border-left="0.05pt solid #000000" fo:border-right="none" fo:border-top="none" fo:border-bottom="0.05pt solid #000000"/>
    </style:style>
    <style:style style:name="Table8.C87" style:family="table-cell">
      <style:table-cell-properties fo:padding="0.097cm" fo:border-left="0.05pt solid #000000" fo:border-right="none" fo:border-top="none" fo:border-bottom="0.05pt solid #000000"/>
    </style:style>
    <style:style style:name="Table8.D87" style:family="table-cell">
      <style:table-cell-properties fo:padding="0.097cm" fo:border-left="0.05pt solid #000000" fo:border-right="none" fo:border-top="none" fo:border-bottom="0.05pt solid #000000"/>
    </style:style>
    <style:style style:name="Table8.E87" style:family="table-cell">
      <style:table-cell-properties fo:padding="0.097cm" fo:border-left="0.05pt solid #000000" fo:border-right="none" fo:border-top="none" fo:border-bottom="0.05pt solid #000000"/>
    </style:style>
    <style:style style:name="Table8.F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9" style:family="table-cell">
      <style:table-cell-properties fo:padding="0.097cm" fo:border-left="0.05pt solid #000000" fo:border-right="none" fo:border-top="none" fo:border-bottom="0.05pt solid #000000"/>
    </style:style>
    <style:style style:name="Table8.B89" style:family="table-cell">
      <style:table-cell-properties fo:padding="0.097cm" fo:border-left="0.05pt solid #000000" fo:border-right="none" fo:border-top="none" fo:border-bottom="0.05pt solid #000000"/>
    </style:style>
    <style:style style:name="Table8.D89" style:family="table-cell">
      <style:table-cell-properties fo:padding="0.097cm" fo:border-left="0.05pt solid #000000" fo:border-right="none" fo:border-top="none" fo:border-bottom="0.05pt solid #000000"/>
    </style:style>
    <style:style style:name="Table8.E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0" style:family="table-cell">
      <style:table-cell-properties fo:padding="0.097cm" fo:border-left="0.05pt solid #000000" fo:border-right="none" fo:border-top="none" fo:border-bottom="0.05pt solid #000000"/>
    </style:style>
    <style:style style:name="Table8.B90" style:family="table-cell">
      <style:table-cell-properties fo:padding="0.097cm" fo:border-left="0.05pt solid #000000" fo:border-right="none" fo:border-top="none" fo:border-bottom="0.05pt solid #000000"/>
    </style:style>
    <style:style style:name="Table8.C90" style:family="table-cell">
      <style:table-cell-properties fo:padding="0.097cm" fo:border-left="0.05pt solid #000000" fo:border-right="none" fo:border-top="none" fo:border-bottom="0.05pt solid #000000"/>
    </style:style>
    <style:style style:name="Table8.D90" style:family="table-cell">
      <style:table-cell-properties fo:padding="0.097cm" fo:border-left="0.05pt solid #000000" fo:border-right="none" fo:border-top="none" fo:border-bottom="0.05pt solid #000000"/>
    </style:style>
    <style:style style:name="Table8.E90" style:family="table-cell">
      <style:table-cell-properties fo:padding="0.097cm" fo:border-left="0.05pt solid #000000" fo:border-right="none" fo:border-top="none" fo:border-bottom="0.05pt solid #000000"/>
    </style:style>
    <style:style style:name="Table8.F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1" style:family="table-cell">
      <style:table-cell-properties fo:padding="0.097cm" fo:border-left="0.05pt solid #000000" fo:border-right="none" fo:border-top="none" fo:border-bottom="0.05pt solid #000000"/>
    </style:style>
    <style:style style:name="Table8.B91" style:family="table-cell">
      <style:table-cell-properties fo:padding="0.097cm" fo:border-left="0.05pt solid #000000" fo:border-right="none" fo:border-top="none" fo:border-bottom="0.05pt solid #000000"/>
    </style:style>
    <style:style style:name="Table8.C91" style:family="table-cell">
      <style:table-cell-properties fo:padding="0.097cm" fo:border-left="0.05pt solid #000000" fo:border-right="none" fo:border-top="none" fo:border-bottom="0.05pt solid #000000"/>
    </style:style>
    <style:style style:name="Table8.D91" style:family="table-cell">
      <style:table-cell-properties fo:padding="0.097cm" fo:border-left="0.05pt solid #000000" fo:border-right="none" fo:border-top="none" fo:border-bottom="0.05pt solid #000000"/>
    </style:style>
    <style:style style:name="Table8.E91" style:family="table-cell">
      <style:table-cell-properties fo:padding="0.097cm" fo:border-left="0.05pt solid #000000" fo:border-right="none" fo:border-top="none" fo:border-bottom="0.05pt solid #000000"/>
    </style:style>
    <style:style style:name="Table8.F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2" style:family="table-cell">
      <style:table-cell-properties fo:padding="0.097cm" fo:border-left="0.05pt solid #000000" fo:border-right="none" fo:border-top="none" fo:border-bottom="0.05pt solid #000000"/>
    </style:style>
    <style:style style:name="Table8.B92" style:family="table-cell">
      <style:table-cell-properties fo:padding="0.097cm" fo:border-left="0.05pt solid #000000" fo:border-right="none" fo:border-top="none" fo:border-bottom="0.05pt solid #000000"/>
    </style:style>
    <style:style style:name="Table8.C92" style:family="table-cell">
      <style:table-cell-properties fo:padding="0.097cm" fo:border-left="0.05pt solid #000000" fo:border-right="none" fo:border-top="none" fo:border-bottom="0.05pt solid #000000"/>
    </style:style>
    <style:style style:name="Table8.D92" style:family="table-cell">
      <style:table-cell-properties fo:padding="0.097cm" fo:border-left="0.05pt solid #000000" fo:border-right="none" fo:border-top="none" fo:border-bottom="0.05pt solid #000000"/>
    </style:style>
    <style:style style:name="Table8.E92" style:family="table-cell">
      <style:table-cell-properties fo:padding="0.097cm" fo:border-left="0.05pt solid #000000" fo:border-right="none" fo:border-top="none" fo:border-bottom="0.05pt solid #000000"/>
    </style:style>
    <style:style style:name="Table8.F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3" style:family="table-cell">
      <style:table-cell-properties fo:padding="0.097cm" fo:border-left="0.05pt solid #000000" fo:border-right="none" fo:border-top="none" fo:border-bottom="0.05pt solid #000000"/>
    </style:style>
    <style:style style:name="Table8.B93" style:family="table-cell">
      <style:table-cell-properties fo:padding="0.097cm" fo:border-left="0.05pt solid #000000" fo:border-right="none" fo:border-top="none" fo:border-bottom="0.05pt solid #000000"/>
    </style:style>
    <style:style style:name="Table8.C93" style:family="table-cell">
      <style:table-cell-properties fo:padding="0.097cm" fo:border-left="0.05pt solid #000000" fo:border-right="none" fo:border-top="none" fo:border-bottom="0.05pt solid #000000"/>
    </style:style>
    <style:style style:name="Table8.D93" style:family="table-cell">
      <style:table-cell-properties fo:padding="0.097cm" fo:border-left="0.05pt solid #000000" fo:border-right="none" fo:border-top="none" fo:border-bottom="0.05pt solid #000000"/>
    </style:style>
    <style:style style:name="Table8.E93" style:family="table-cell">
      <style:table-cell-properties fo:padding="0.097cm" fo:border-left="0.05pt solid #000000" fo:border-right="none" fo:border-top="none" fo:border-bottom="0.05pt solid #000000"/>
    </style:style>
    <style:style style:name="Table8.F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4" style:family="table-cell">
      <style:table-cell-properties fo:padding="0.097cm" fo:border-left="0.05pt solid #000000" fo:border-right="none" fo:border-top="none" fo:border-bottom="0.05pt solid #000000"/>
    </style:style>
    <style:style style:name="Table8.B94" style:family="table-cell">
      <style:table-cell-properties fo:padding="0.097cm" fo:border-left="0.05pt solid #000000" fo:border-right="none" fo:border-top="none" fo:border-bottom="0.05pt solid #000000"/>
    </style:style>
    <style:style style:name="Table8.C94" style:family="table-cell">
      <style:table-cell-properties fo:padding="0.097cm" fo:border-left="0.05pt solid #000000" fo:border-right="none" fo:border-top="none" fo:border-bottom="0.05pt solid #000000"/>
    </style:style>
    <style:style style:name="Table8.D94" style:family="table-cell">
      <style:table-cell-properties fo:padding="0.097cm" fo:border-left="0.05pt solid #000000" fo:border-right="none" fo:border-top="none" fo:border-bottom="0.05pt solid #000000"/>
    </style:style>
    <style:style style:name="Table8.E94" style:family="table-cell">
      <style:table-cell-properties fo:padding="0.097cm" fo:border-left="0.05pt solid #000000" fo:border-right="none" fo:border-top="none" fo:border-bottom="0.05pt solid #000000"/>
    </style:style>
    <style:style style:name="Table8.F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5" style:family="table-cell">
      <style:table-cell-properties fo:padding="0.097cm" fo:border-left="0.05pt solid #000000" fo:border-right="none" fo:border-top="none" fo:border-bottom="0.05pt solid #000000"/>
    </style:style>
    <style:style style:name="Table8.B95" style:family="table-cell">
      <style:table-cell-properties fo:padding="0.097cm" fo:border-left="0.05pt solid #000000" fo:border-right="none" fo:border-top="none" fo:border-bottom="0.05pt solid #000000"/>
    </style:style>
    <style:style style:name="Table8.C95" style:family="table-cell">
      <style:table-cell-properties fo:padding="0.097cm" fo:border-left="0.05pt solid #000000" fo:border-right="none" fo:border-top="none" fo:border-bottom="0.05pt solid #000000"/>
    </style:style>
    <style:style style:name="Table8.D95" style:family="table-cell">
      <style:table-cell-properties fo:padding="0.097cm" fo:border-left="0.05pt solid #000000" fo:border-right="none" fo:border-top="none" fo:border-bottom="0.05pt solid #000000"/>
    </style:style>
    <style:style style:name="Table8.E95" style:family="table-cell">
      <style:table-cell-properties fo:padding="0.097cm" fo:border-left="0.05pt solid #000000" fo:border-right="none" fo:border-top="none" fo:border-bottom="0.05pt solid #000000"/>
    </style:style>
    <style:style style:name="Table8.F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6" style:family="table-cell">
      <style:table-cell-properties fo:padding="0.097cm" fo:border-left="0.05pt solid #000000" fo:border-right="none" fo:border-top="none" fo:border-bottom="0.05pt solid #000000"/>
    </style:style>
    <style:style style:name="Table8.B96" style:family="table-cell">
      <style:table-cell-properties fo:padding="0.097cm" fo:border-left="0.05pt solid #000000" fo:border-right="none" fo:border-top="none" fo:border-bottom="0.05pt solid #000000"/>
    </style:style>
    <style:style style:name="Table8.C96" style:family="table-cell">
      <style:table-cell-properties fo:padding="0.097cm" fo:border-left="0.05pt solid #000000" fo:border-right="none" fo:border-top="none" fo:border-bottom="0.05pt solid #000000"/>
    </style:style>
    <style:style style:name="Table8.D96" style:family="table-cell">
      <style:table-cell-properties fo:padding="0.097cm" fo:border-left="0.05pt solid #000000" fo:border-right="none" fo:border-top="none" fo:border-bottom="0.05pt solid #000000"/>
    </style:style>
    <style:style style:name="Table8.E96" style:family="table-cell">
      <style:table-cell-properties fo:padding="0.097cm" fo:border-left="0.05pt solid #000000" fo:border-right="none" fo:border-top="none" fo:border-bottom="0.05pt solid #000000"/>
    </style:style>
    <style:style style:name="Table8.F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7" style:family="table-cell">
      <style:table-cell-properties fo:padding="0.097cm" fo:border-left="0.05pt solid #000000" fo:border-right="none" fo:border-top="none" fo:border-bottom="0.05pt solid #000000"/>
    </style:style>
    <style:style style:name="Table8.B97" style:family="table-cell">
      <style:table-cell-properties fo:padding="0.097cm" fo:border-left="0.05pt solid #000000" fo:border-right="none" fo:border-top="none" fo:border-bottom="0.05pt solid #000000"/>
    </style:style>
    <style:style style:name="Table8.C97" style:family="table-cell">
      <style:table-cell-properties fo:padding="0.097cm" fo:border-left="0.05pt solid #000000" fo:border-right="none" fo:border-top="none" fo:border-bottom="0.05pt solid #000000"/>
    </style:style>
    <style:style style:name="Table8.D97" style:family="table-cell">
      <style:table-cell-properties fo:padding="0.097cm" fo:border-left="0.05pt solid #000000" fo:border-right="none" fo:border-top="none" fo:border-bottom="0.05pt solid #000000"/>
    </style:style>
    <style:style style:name="Table8.E97" style:family="table-cell">
      <style:table-cell-properties fo:padding="0.097cm" fo:border-left="0.05pt solid #000000" fo:border-right="none" fo:border-top="none" fo:border-bottom="0.05pt solid #000000"/>
    </style:style>
    <style:style style:name="Table8.F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8" style:family="table-cell">
      <style:table-cell-properties fo:padding="0.097cm" fo:border-left="0.05pt solid #000000" fo:border-right="none" fo:border-top="none" fo:border-bottom="0.05pt solid #000000"/>
    </style:style>
    <style:style style:name="Table8.B98" style:family="table-cell">
      <style:table-cell-properties fo:padding="0.097cm" fo:border-left="0.05pt solid #000000" fo:border-right="none" fo:border-top="none" fo:border-bottom="0.05pt solid #000000"/>
    </style:style>
    <style:style style:name="Table8.C98" style:family="table-cell">
      <style:table-cell-properties fo:padding="0.097cm" fo:border-left="0.05pt solid #000000" fo:border-right="none" fo:border-top="none" fo:border-bottom="0.05pt solid #000000"/>
    </style:style>
    <style:style style:name="Table8.D98" style:family="table-cell">
      <style:table-cell-properties fo:padding="0.097cm" fo:border-left="0.05pt solid #000000" fo:border-right="none" fo:border-top="none" fo:border-bottom="0.05pt solid #000000"/>
    </style:style>
    <style:style style:name="Table8.E98" style:family="table-cell">
      <style:table-cell-properties fo:padding="0.097cm" fo:border-left="0.05pt solid #000000" fo:border-right="none" fo:border-top="none" fo:border-bottom="0.05pt solid #000000"/>
    </style:style>
    <style:style style:name="Table8.F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9" style:family="table-cell">
      <style:table-cell-properties fo:padding="0.097cm" fo:border-left="0.05pt solid #000000" fo:border-right="none" fo:border-top="none" fo:border-bottom="0.05pt solid #000000"/>
    </style:style>
    <style:style style:name="Table8.B99" style:family="table-cell">
      <style:table-cell-properties fo:padding="0.097cm" fo:border-left="0.05pt solid #000000" fo:border-right="none" fo:border-top="none" fo:border-bottom="0.05pt solid #000000"/>
    </style:style>
    <style:style style:name="Table8.C99" style:family="table-cell">
      <style:table-cell-properties fo:padding="0.097cm" fo:border-left="0.05pt solid #000000" fo:border-right="none" fo:border-top="none" fo:border-bottom="0.05pt solid #000000"/>
    </style:style>
    <style:style style:name="Table8.D99" style:family="table-cell">
      <style:table-cell-properties fo:padding="0.097cm" fo:border-left="0.05pt solid #000000" fo:border-right="none" fo:border-top="none" fo:border-bottom="0.05pt solid #000000"/>
    </style:style>
    <style:style style:name="Table8.E99" style:family="table-cell">
      <style:table-cell-properties fo:padding="0.097cm" fo:border-left="0.05pt solid #000000" fo:border-right="none" fo:border-top="none" fo:border-bottom="0.05pt solid #000000"/>
    </style:style>
    <style:style style:name="Table8.F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0" style:family="table-cell">
      <style:table-cell-properties fo:background-color="#fdc578" fo:padding="0.097cm" fo:border-left="0.05pt solid #000000" fo:border-right="none" fo:border-top="none" fo:border-bottom="0.05pt solid #000000">
        <style:background-image/>
      </style:table-cell-properties>
    </style:style>
    <style:style style:name="Table8.C100" style:family="table-cell">
      <style:table-cell-properties fo:background-color="#fdc57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2.125cm" style:rel-column-width="8191*"/>
    </style:style>
    <style:style style:name="Table9.H" style:family="table-column">
      <style:table-column-properties style:column-width="2.127cm" style:rel-column-width="8198*"/>
    </style:style>
    <style:style style:name="Table9.A1" style:family="table-cell">
      <style:table-cell-properties fo:background-color="#fffbcc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none" fo:border-top="none" fo:border-bottom="0.05pt solid #000000"/>
    </style:style>
    <style:style style:name="Table9.G2" style:family="table-cell">
      <style:table-cell-properties fo:padding="0.097cm" fo:border-left="0.05pt solid #000000" fo:border-right="none" fo:border-top="none" fo:border-bottom="0.05pt solid #000000"/>
    </style:style>
    <style:style style:name="Table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9.H3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4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9.H4" style:family="table-cell">
      <style:table-cell-properties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9.H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6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46" style:family="table-cell">
      <style:table-cell-properties fo:padding="0.097cm" fo:border-left="0.05pt solid #000000" fo:border-right="none" fo:border-top="none" fo:border-bottom="0.05pt solid #000000"/>
    </style:style>
    <style:style style:name="Table9.B46" style:family="table-cell">
      <style:table-cell-properties fo:padding="0.097cm" fo:border-left="0.05pt solid #000000" fo:border-right="none" fo:border-top="none" fo:border-bottom="0.05pt solid #000000"/>
    </style:style>
    <style:style style:name="Table9.C46" style:family="table-cell">
      <style:table-cell-properties fo:padding="0.097cm" fo:border-left="0.05pt solid #000000" fo:border-right="none" fo:border-top="none" fo:border-bottom="0.05pt solid #000000"/>
    </style:style>
    <style:style style:name="Table9.D46" style:family="table-cell">
      <style:table-cell-properties fo:padding="0.097cm" fo:border-left="0.05pt solid #000000" fo:border-right="none" fo:border-top="none" fo:border-bottom="0.05pt solid #000000"/>
    </style:style>
    <style:style style:name="Table9.E46" style:family="table-cell">
      <style:table-cell-properties fo:padding="0.097cm" fo:border-left="0.05pt solid #000000" fo:border-right="none" fo:border-top="none" fo:border-bottom="0.05pt solid #000000"/>
    </style:style>
    <style:style style:name="Table9.F46" style:family="table-cell">
      <style:table-cell-properties fo:padding="0.097cm" fo:border-left="0.05pt solid #000000" fo:border-right="none" fo:border-top="none" fo:border-bottom="0.05pt solid #000000"/>
    </style:style>
    <style:style style:name="Table9.G46" style:family="table-cell">
      <style:table-cell-properties fo:padding="0.097cm" fo:border-left="0.05pt solid #000000" fo:border-right="none" fo:border-top="none" fo:border-bottom="0.05pt solid #000000"/>
    </style:style>
    <style:style style:name="Table9.H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7" style:family="table-cell">
      <style:table-cell-properties fo:padding="0.097cm" fo:border-left="0.05pt solid #000000" fo:border-right="none" fo:border-top="none" fo:border-bottom="0.05pt solid #000000"/>
    </style:style>
    <style:style style:name="Table9.B47" style:family="table-cell">
      <style:table-cell-properties fo:padding="0.097cm" fo:border-left="0.05pt solid #000000" fo:border-right="none" fo:border-top="none" fo:border-bottom="0.05pt solid #000000"/>
    </style:style>
    <style:style style:name="Table9.C47" style:family="table-cell">
      <style:table-cell-properties fo:padding="0.097cm" fo:border-left="0.05pt solid #000000" fo:border-right="none" fo:border-top="none" fo:border-bottom="0.05pt solid #000000"/>
    </style:style>
    <style:style style:name="Table9.D47" style:family="table-cell">
      <style:table-cell-properties fo:padding="0.097cm" fo:border-left="0.05pt solid #000000" fo:border-right="none" fo:border-top="none" fo:border-bottom="0.05pt solid #000000"/>
    </style:style>
    <style:style style:name="Table9.E47" style:family="table-cell">
      <style:table-cell-properties fo:padding="0.097cm" fo:border-left="0.05pt solid #000000" fo:border-right="none" fo:border-top="none" fo:border-bottom="0.05pt solid #000000"/>
    </style:style>
    <style:style style:name="Table9.F47" style:family="table-cell">
      <style:table-cell-properties fo:padding="0.097cm" fo:border-left="0.05pt solid #000000" fo:border-right="none" fo:border-top="none" fo:border-bottom="0.05pt solid #000000"/>
    </style:style>
    <style:style style:name="Table9.G47" style:family="table-cell">
      <style:table-cell-properties fo:padding="0.097cm" fo:border-left="0.05pt solid #000000" fo:border-right="none" fo:border-top="none" fo:border-bottom="0.05pt solid #000000"/>
    </style:style>
    <style:style style:name="Table9.H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8" style:family="table-cell">
      <style:table-cell-properties fo:padding="0.097cm" fo:border-left="0.05pt solid #000000" fo:border-right="none" fo:border-top="none" fo:border-bottom="0.05pt solid #000000"/>
    </style:style>
    <style:style style:name="Table9.B48" style:family="table-cell">
      <style:table-cell-properties fo:padding="0.097cm" fo:border-left="0.05pt solid #000000" fo:border-right="none" fo:border-top="none" fo:border-bottom="0.05pt solid #000000"/>
    </style:style>
    <style:style style:name="Table9.C48" style:family="table-cell">
      <style:table-cell-properties fo:padding="0.097cm" fo:border-left="0.05pt solid #000000" fo:border-right="none" fo:border-top="none" fo:border-bottom="0.05pt solid #000000"/>
    </style:style>
    <style:style style:name="Table9.D48" style:family="table-cell">
      <style:table-cell-properties fo:padding="0.097cm" fo:border-left="0.05pt solid #000000" fo:border-right="none" fo:border-top="none" fo:border-bottom="0.05pt solid #000000"/>
    </style:style>
    <style:style style:name="Table9.E48" style:family="table-cell">
      <style:table-cell-properties fo:padding="0.097cm" fo:border-left="0.05pt solid #000000" fo:border-right="none" fo:border-top="none" fo:border-bottom="0.05pt solid #000000"/>
    </style:style>
    <style:style style:name="Table9.F48" style:family="table-cell">
      <style:table-cell-properties fo:padding="0.097cm" fo:border-left="0.05pt solid #000000" fo:border-right="none" fo:border-top="none" fo:border-bottom="0.05pt solid #000000"/>
    </style:style>
    <style:style style:name="Table9.G48" style:family="table-cell">
      <style:table-cell-properties fo:padding="0.097cm" fo:border-left="0.05pt solid #000000" fo:border-right="none" fo:border-top="none" fo:border-bottom="0.05pt solid #000000"/>
    </style:style>
    <style:style style:name="Table9.H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9" style:family="table-cell">
      <style:table-cell-properties fo:padding="0.097cm" fo:border-left="0.05pt solid #000000" fo:border-right="none" fo:border-top="none" fo:border-bottom="0.05pt solid #000000"/>
    </style:style>
    <style:style style:name="Table9.B49" style:family="table-cell">
      <style:table-cell-properties fo:padding="0.097cm" fo:border-left="0.05pt solid #000000" fo:border-right="none" fo:border-top="none" fo:border-bottom="0.05pt solid #000000"/>
    </style:style>
    <style:style style:name="Table9.C49" style:family="table-cell">
      <style:table-cell-properties fo:padding="0.097cm" fo:border-left="0.05pt solid #000000" fo:border-right="none" fo:border-top="none" fo:border-bottom="0.05pt solid #000000"/>
    </style:style>
    <style:style style:name="Table9.D49" style:family="table-cell">
      <style:table-cell-properties fo:padding="0.097cm" fo:border-left="0.05pt solid #000000" fo:border-right="none" fo:border-top="none" fo:border-bottom="0.05pt solid #000000"/>
    </style:style>
    <style:style style:name="Table9.E49" style:family="table-cell">
      <style:table-cell-properties fo:padding="0.097cm" fo:border-left="0.05pt solid #000000" fo:border-right="none" fo:border-top="none" fo:border-bottom="0.05pt solid #000000"/>
    </style:style>
    <style:style style:name="Table9.F49" style:family="table-cell">
      <style:table-cell-properties fo:padding="0.097cm" fo:border-left="0.05pt solid #000000" fo:border-right="none" fo:border-top="none" fo:border-bottom="0.05pt solid #000000"/>
    </style:style>
    <style:style style:name="Table9.G49" style:family="table-cell">
      <style:table-cell-properties fo:padding="0.097cm" fo:border-left="0.05pt solid #000000" fo:border-right="none" fo:border-top="none" fo:border-bottom="0.05pt solid #000000"/>
    </style:style>
    <style:style style:name="Table9.H4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5.667cm" style:rel-column-width="2184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4.71cm"/>
    </style:style>
    <style:style style:name="表格1.B" style:family="table-column">
      <style:table-column-properties style:column-width="3.201cm"/>
    </style:style>
    <style:style style:name="表格1.C" style:family="table-column">
      <style:table-column-properties style:column-width="1.693cm"/>
    </style:style>
    <style:style style:name="表格1.D" style:family="table-column">
      <style:table-column-properties style:column-width="3.784cm"/>
    </style:style>
    <style:style style:name="表格1.E" style:family="table-column">
      <style:table-column-properties style:column-width="3.62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rsid="00506d28" officeooo:paragraph-rsid="016e8086" style:font-name-asian="Liberation Sans" style:font-size-asian="12pt" style:font-size-complex="12pt"/>
    </style:style>
    <style:style style:name="P2" style:family="paragraph" style:parent-style-name="Standard">
      <style:text-properties style:font-name="Liberation Sans" fo:font-size="12pt" officeooo:rsid="00506d28" officeooo:paragraph-rsid="02e86b6a" style:font-name-asian="Liberation Sans" style:font-size-asian="12pt" style:font-size-complex="12pt"/>
    </style:style>
    <style:style style:name="P3" style:family="paragraph" style:parent-style-name="Standard">
      <style:text-properties style:font-name="Liberation Sans" fo:font-size="12pt" officeooo:rsid="00506d28" officeooo:paragraph-rsid="0003be72" style:font-name-asian="Liberation Sans" style:font-size-asian="12pt" style:font-size-complex="12pt"/>
    </style:style>
    <style:style style:name="P4" style:family="paragraph" style:parent-style-name="Standard">
      <style:text-properties style:font-name="Liberation Sans" fo:font-size="12pt" officeooo:rsid="00506d28" officeooo:paragraph-rsid="046315e0" style:font-name-asian="Liberation Sans" style:font-size-asian="12pt" style:font-size-complex="12pt"/>
    </style:style>
    <style:style style:name="P5" style:family="paragraph" style:parent-style-name="Standard">
      <style:text-properties style:font-name="Liberation Sans" fo:font-size="12pt" officeooo:rsid="00506d28" officeooo:paragraph-rsid="046c891a" style:font-name-asian="Liberation Sans" style:font-size-asian="12pt" style:font-size-complex="12pt"/>
    </style:style>
    <style:style style:name="P6" style:family="paragraph" style:parent-style-name="Standard">
      <style:text-properties style:font-name="Liberation Sans" fo:font-size="12pt" officeooo:rsid="00506d28" officeooo:paragraph-rsid="0288da17" style:font-name-asian="Liberation Sans" style:font-size-asian="12pt" style:font-size-complex="12pt"/>
    </style:style>
    <style:style style:name="P7" style:family="paragraph" style:parent-style-name="Standard">
      <style:text-properties style:font-name="Liberation Sans" fo:font-size="12pt" officeooo:rsid="00506d28" officeooo:paragraph-rsid="046d8055" style:font-name-asian="Liberation Sans" style:font-size-asian="12pt" style:font-size-complex="12pt"/>
    </style:style>
    <style:style style:name="P8" style:family="paragraph" style:parent-style-name="Standard">
      <style:text-properties style:font-name="Liberation Sans" fo:font-size="12pt" officeooo:rsid="02858ae1" officeooo:paragraph-rsid="02858ae1" style:font-name-asian="Liberation Sans" style:font-size-asian="12pt" style:font-size-complex="12pt"/>
    </style:style>
    <style:style style:name="P9" style:family="paragraph" style:parent-style-name="Standard">
      <style:text-properties style:font-name="Liberation Sans" fo:font-size="12pt" officeooo:rsid="02858ae1" officeooo:paragraph-rsid="037d40ce" style:font-name-asian="Liberation Sans" style:font-size-asian="12pt" style:font-size-complex="12pt"/>
    </style:style>
    <style:style style:name="P10" style:family="paragraph" style:parent-style-name="Standard">
      <style:text-properties style:font-name="Liberation Sans" fo:font-size="12pt" officeooo:rsid="0288da17" officeooo:paragraph-rsid="0288da17" style:font-name-asian="Liberation Sans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officeooo:rsid="026d1e09" officeooo:paragraph-rsid="046315e0" style:font-name-asian="Liberation Sans" style:font-size-asian="12pt" style:font-size-complex="12pt"/>
    </style:style>
    <style:style style:name="P12" style:family="paragraph" style:parent-style-name="Standard">
      <style:text-properties style:font-name="Liberation Sans" fo:font-size="12pt" officeooo:rsid="026d1e09" officeooo:paragraph-rsid="042450ab" style:font-name-asian="Liberation Sans" style:font-size-asian="12pt" style:font-size-complex="12pt"/>
    </style:style>
    <style:style style:name="P13" style:family="paragraph" style:parent-style-name="Standard">
      <style:text-properties style:font-name="Liberation Sans" fo:font-size="12pt" officeooo:rsid="02719c55" officeooo:paragraph-rsid="046d8055" style:font-name-asian="Liberation Sans" style:font-size-asian="12pt" style:font-size-complex="12pt"/>
    </style:style>
    <style:style style:name="P14" style:family="paragraph" style:parent-style-name="Standard">
      <style:text-properties style:font-name="Liberation Sans" fo:font-size="12pt" officeooo:rsid="02c90c2a" officeooo:paragraph-rsid="046c891a" style:font-name-asian="Liberation Sans" style:font-size-asian="12pt" style:font-size-complex="12pt"/>
    </style:style>
    <style:style style:name="P15" style:family="paragraph" style:parent-style-name="Standard">
      <style:text-properties style:font-name="Liberation Sans" fo:font-size="12pt" officeooo:rsid="02adb4ae" officeooo:paragraph-rsid="038639f7" style:font-name-asian="Liberation Sans" style:font-size-asian="12pt" style:font-size-complex="12pt"/>
    </style:style>
    <style:style style:name="P16" style:family="paragraph" style:parent-style-name="Standard">
      <style:text-properties style:font-name="Liberation Sans" fo:font-size="12pt" officeooo:rsid="02e86b6a" officeooo:paragraph-rsid="0388ec75" style:font-name-asian="Liberation Sans" style:font-size-asian="12pt" style:font-size-complex="12pt"/>
    </style:style>
    <style:style style:name="P17" style:family="paragraph" style:parent-style-name="Standard">
      <style:text-properties style:font-name="Liberation Sans" fo:font-size="12pt" officeooo:rsid="0350970d" officeooo:paragraph-rsid="0350970d" style:font-name-asian="Liberation Sans" style:font-size-asian="12pt" style:font-size-complex="12pt"/>
    </style:style>
    <style:style style:name="P18" style:family="paragraph" style:parent-style-name="Standard">
      <style:text-properties style:font-name="Liberation Sans" fo:font-size="12pt" officeooo:rsid="03510001" officeooo:paragraph-rsid="03510001" style:font-name-asian="Liberation Sans" style:font-size-asian="12pt" style:font-size-complex="12pt"/>
    </style:style>
    <style:style style:name="P19" style:family="paragraph" style:parent-style-name="Standard">
      <style:text-properties style:font-name="Liberation Sans" fo:font-size="12pt" officeooo:rsid="03653017" officeooo:paragraph-rsid="03653017" style:font-name-asian="Liberation Sans" style:font-size-asian="12pt" style:font-size-complex="12pt"/>
    </style:style>
    <style:style style:name="P20" style:family="paragraph" style:parent-style-name="Standard">
      <style:text-properties style:font-name="Liberation Sans" fo:font-size="12pt" officeooo:rsid="036f0630" officeooo:paragraph-rsid="036f0630" style:font-name-asian="Liberation Sans" style:font-size-asian="12pt" style:font-size-complex="12pt"/>
    </style:style>
    <style:style style:name="P21" style:family="paragraph" style:parent-style-name="Standard">
      <style:text-properties style:font-name="Liberation Sans" fo:font-size="12pt" officeooo:rsid="0219649b" officeooo:paragraph-rsid="03781581" style:font-name-asian="Liberation Sans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379c8f6" style:font-name-asian="Liberation Sans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219649b" style:font-name-asian="Liberation Sans" style:font-size-asian="12pt" style:font-size-complex="12pt"/>
    </style:style>
    <style:style style:name="P24" style:family="paragraph" style:parent-style-name="Standard">
      <style:text-properties style:font-name="Liberation Sans" fo:font-size="12pt" officeooo:rsid="0278df9d" officeooo:paragraph-rsid="046c891a" style:font-name-asian="Liberation Sans" style:font-size-asian="12pt" style:font-size-complex="12pt"/>
    </style:style>
    <style:style style:name="P25" style:family="paragraph" style:parent-style-name="Standard">
      <style:text-properties style:font-name="Liberation Sans" fo:font-size="12pt" officeooo:rsid="03971501" officeooo:paragraph-rsid="03971501" style:font-name-asian="Liberation Sans" style:font-size-asian="12pt" style:font-size-complex="12pt"/>
    </style:style>
    <style:style style:name="P26" style:family="paragraph" style:parent-style-name="Standard">
      <style:text-properties style:font-name="Liberation Sans" fo:font-size="12pt" officeooo:rsid="03971501" officeooo:paragraph-rsid="0003be72" style:font-name-asian="Liberation Sans" style:font-size-asian="12pt" style:font-size-complex="12pt"/>
    </style:style>
    <style:style style:name="P27" style:family="paragraph" style:parent-style-name="Standard">
      <style:text-properties style:font-name="Liberation Sans" fo:font-size="12pt" officeooo:rsid="039801eb" officeooo:paragraph-rsid="039801eb" style:font-name-asian="Liberation Sans" style:font-size-asian="12pt" style:font-size-complex="12pt"/>
    </style:style>
    <style:style style:name="P28" style:family="paragraph" style:parent-style-name="Standard">
      <style:text-properties style:font-name="Liberation Sans" fo:font-size="12pt" officeooo:rsid="039a0d71" officeooo:paragraph-rsid="039a0d71" style:font-name-asian="Liberation Sans" style:font-size-asian="12pt" style:font-size-complex="12pt"/>
    </style:style>
    <style:style style:name="P29" style:family="paragraph" style:parent-style-name="Standard">
      <style:text-properties style:font-name="Liberation Sans" fo:font-size="12pt" officeooo:rsid="039a0d71" officeooo:paragraph-rsid="0003be72" style:font-name-asian="Liberation Sans" style:font-size-asian="12pt" style:font-size-complex="12pt"/>
    </style:style>
    <style:style style:name="P30" style:family="paragraph" style:parent-style-name="Standard">
      <style:text-properties style:font-name="Liberation Sans" fo:font-size="12pt" officeooo:rsid="039b82b8" officeooo:paragraph-rsid="039b82b8" style:font-name-asian="Liberation Sans" style:font-size-asian="12pt" style:font-size-complex="12pt"/>
    </style:style>
    <style:style style:name="P31" style:family="paragraph" style:parent-style-name="Standard">
      <style:text-properties style:font-name="Liberation Sans" fo:font-size="12pt" officeooo:rsid="039eb8b6" officeooo:paragraph-rsid="039eb8b6" style:font-name-asian="Liberation Sans" style:font-size-asian="12pt" style:font-size-complex="12pt"/>
    </style:style>
    <style:style style:name="P32" style:family="paragraph" style:parent-style-name="Standard">
      <style:text-properties style:font-name="Liberation Sans" fo:font-size="12pt" officeooo:rsid="03e867df" officeooo:paragraph-rsid="03e867df" style:font-name-asian="Liberation Sans" style:font-size-asian="12pt" style:font-size-complex="12pt"/>
    </style:style>
    <style:style style:name="P33" style:family="paragraph" style:parent-style-name="Standard">
      <style:text-properties style:font-name="Liberation Sans" fo:font-size="12pt" officeooo:rsid="03ea6767" officeooo:paragraph-rsid="03ea6767" style:font-name-asian="Liberation Sans" style:font-size-asian="12pt" style:font-size-complex="12pt"/>
    </style:style>
    <style:style style:name="P34" style:family="paragraph" style:parent-style-name="Standard">
      <style:text-properties style:font-name="Liberation Sans" fo:font-size="12pt" officeooo:rsid="03f08771" officeooo:paragraph-rsid="03f08771" style:font-name-asian="Liberation Sans" style:font-size-asian="12pt" style:font-size-complex="12pt"/>
    </style:style>
    <style:style style:name="P35" style:family="paragraph" style:parent-style-name="Standard">
      <style:text-properties style:font-name="Liberation Sans" fo:font-size="12pt" officeooo:rsid="03f0b740" officeooo:paragraph-rsid="03f0b740" style:font-name-asian="Liberation Sans" style:font-size-asian="12pt" style:font-size-complex="12pt"/>
    </style:style>
    <style:style style:name="P36" style:family="paragraph" style:parent-style-name="Standard">
      <style:text-properties style:font-name="Liberation Sans" fo:font-size="12pt" officeooo:rsid="03f192d2" officeooo:paragraph-rsid="03f192d2" style:font-name-asian="Liberation Sans" style:font-size-asian="12pt" style:font-size-complex="12pt"/>
    </style:style>
    <style:style style:name="P37" style:family="paragraph" style:parent-style-name="Standard">
      <style:text-properties style:font-name="Liberation Sans" fo:font-size="12pt" officeooo:rsid="03f50ddb" officeooo:paragraph-rsid="03f50ddb" style:font-name-asian="Liberation Sans" style:font-size-asian="12pt" style:font-size-complex="12pt"/>
    </style:style>
    <style:style style:name="P38" style:family="paragraph" style:parent-style-name="Standard">
      <style:text-properties style:font-name="Liberation Sans" fo:font-size="12pt" officeooo:rsid="03fdbed3" officeooo:paragraph-rsid="03fdbed3" style:font-name-asian="Liberation Sans" style:font-size-asian="12pt" style:font-size-complex="12pt"/>
    </style:style>
    <style:style style:name="P39" style:family="paragraph" style:parent-style-name="Standard">
      <style:text-properties style:font-name="Liberation Sans" fo:font-size="12pt" officeooo:rsid="04012f7c" officeooo:paragraph-rsid="04012f7c" style:font-name-asian="Liberation Sans" style:font-size-asian="12pt" style:font-size-complex="12pt"/>
    </style:style>
    <style:style style:name="P40" style:family="paragraph" style:parent-style-name="Standard">
      <style:text-properties style:font-name="Liberation Sans" fo:font-size="12pt" officeooo:rsid="04012f7c" officeooo:paragraph-rsid="0405751c" style:font-name-asian="Liberation Sans" style:font-size-asian="12pt" style:font-size-complex="12pt"/>
    </style:style>
    <style:style style:name="P41" style:family="paragraph" style:parent-style-name="Standard">
      <style:text-properties style:font-name="Liberation Sans" fo:font-size="12pt" officeooo:rsid="04046d55" officeooo:paragraph-rsid="04046d55" style:font-name-asian="Liberation Sans" style:font-size-asian="12pt" style:font-size-complex="12pt"/>
    </style:style>
    <style:style style:name="P42" style:family="paragraph" style:parent-style-name="Standard">
      <style:text-properties style:font-name="Liberation Sans" fo:font-size="12pt" officeooo:rsid="04046d55" officeooo:paragraph-rsid="0405751c" style:font-name-asian="Liberation Sans" style:font-size-asian="12pt" style:font-size-complex="12pt"/>
    </style:style>
    <style:style style:name="P43" style:family="paragraph" style:parent-style-name="Standard">
      <style:text-properties style:font-name="Liberation Sans" fo:font-size="12pt" officeooo:rsid="0404fcd6" officeooo:paragraph-rsid="0404fcd6" style:font-name-asian="Liberation Sans" style:font-size-asian="12pt" style:font-size-complex="12pt"/>
    </style:style>
    <style:style style:name="P44" style:family="paragraph" style:parent-style-name="Standard">
      <style:text-properties style:font-name="Liberation Sans" fo:font-size="12pt" officeooo:rsid="0405751c" officeooo:paragraph-rsid="0405751c" style:font-name-asian="Liberation Sans" style:font-size-asian="12pt" style:font-size-complex="12pt"/>
    </style:style>
    <style:style style:name="P45" style:family="paragraph" style:parent-style-name="Standard">
      <style:text-properties style:font-name="Liberation Sans" fo:font-size="12pt" officeooo:rsid="040c8ddc" officeooo:paragraph-rsid="040c8ddc" style:font-name-asian="Liberation Sans" style:font-size-asian="12pt" style:font-size-complex="12pt"/>
    </style:style>
    <style:style style:name="P46" style:family="paragraph" style:parent-style-name="Standard">
      <style:text-properties style:font-name="Liberation Sans" fo:font-size="12pt" officeooo:rsid="040c8ddc" officeooo:paragraph-rsid="04a28bc2" style:font-name-asian="Liberation Sans" style:font-size-asian="12pt" style:font-size-complex="12pt"/>
    </style:style>
    <style:style style:name="P47" style:family="paragraph" style:parent-style-name="Standard">
      <style:text-properties style:font-name="Liberation Sans" fo:font-size="12pt" officeooo:rsid="040e2a4d" officeooo:paragraph-rsid="040e2a4d" style:font-name-asian="Liberation Sans" style:font-size-asian="12pt" style:font-size-complex="12pt"/>
    </style:style>
    <style:style style:name="P48" style:family="paragraph" style:parent-style-name="Standard">
      <style:text-properties style:font-name="Liberation Sans" fo:font-size="12pt" officeooo:rsid="040f9af4" officeooo:paragraph-rsid="040f9af4" style:font-name-asian="Liberation Sans" style:font-size-asian="12pt" style:font-size-complex="12pt"/>
    </style:style>
    <style:style style:name="P49" style:family="paragraph" style:parent-style-name="Standard">
      <style:text-properties style:font-name="Liberation Sans" fo:font-size="12pt" officeooo:rsid="0410c70b" officeooo:paragraph-rsid="0410c70b" style:font-name-asian="Liberation Sans" style:font-size-asian="12pt" style:font-size-complex="12pt"/>
    </style:style>
    <style:style style:name="P50" style:family="paragraph" style:parent-style-name="Standard">
      <style:text-properties style:font-name="Liberation Sans" fo:font-size="12pt" officeooo:rsid="034ec9bf" officeooo:paragraph-rsid="034feb37" style:font-name-asian="Liberation Sans" style:font-size-asian="12pt" style:font-name-complex="Liberation Mono" style:font-size-complex="12pt"/>
    </style:style>
    <style:style style:name="P51" style:family="paragraph" style:parent-style-name="Standard">
      <style:paragraph-properties fo:break-before="page"/>
      <style:text-properties style:font-name="Liberation Sans" fo:font-size="12pt" officeooo:rsid="0288da17" officeooo:paragraph-rsid="037f69b1" style:font-name-asian="Liberation Sans" style:font-size-asian="12pt" style:font-size-complex="12pt"/>
    </style:style>
    <style:style style:name="P52" style:family="paragraph" style:parent-style-name="Preformatted_20_Text">
      <style:paragraph-properties fo:break-before="page"/>
      <style:text-properties style:font-name="Liberation Sans" fo:font-size="12pt" officeooo:rsid="03a19a07" officeooo:paragraph-rsid="03a19a07" style:font-name-asian="Liberation Sans" style:font-size-asian="12pt" style:font-size-complex="12pt"/>
    </style:style>
    <style:style style:name="P53" style:family="paragraph" style:parent-style-name="Preformatted_20_Text">
      <style:paragraph-properties fo:break-before="page"/>
      <style:text-properties style:font-name="Liberation Sans" fo:font-size="12pt" officeooo:rsid="04120d61" officeooo:paragraph-rsid="0413ae08" style:font-name-asian="Liberation Sans" style:font-size-asian="12pt" style:font-size-complex="12pt"/>
    </style:style>
    <style:style style:name="P54" style:family="paragraph" style:parent-style-name="Preformatted_20_Text">
      <style:paragraph-properties fo:break-before="page"/>
      <style:text-properties style:font-name="Liberation Sans" fo:font-size="12pt" officeooo:rsid="00506d28" officeooo:paragraph-rsid="00a905ec" style:font-name-asian="Liberation Sans" style:font-size-asian="12pt" style:font-size-complex="12pt"/>
    </style:style>
    <style:style style:name="P55" style:family="paragraph" style:parent-style-name="Preformatted_20_Text">
      <style:paragraph-properties fo:break-before="page"/>
      <style:text-properties style:font-name="Liberation Sans" fo:font-size="12pt" officeooo:rsid="02ca8759" officeooo:paragraph-rsid="038a6c48" style:font-name-asian="Liberation Sans" style:font-size-asian="12pt" style:font-name-complex="Liberation Mono" style:font-size-complex="12pt"/>
    </style:style>
    <style:style style:name="P56" style:family="paragraph" style:parent-style-name="Preformatted_20_Text">
      <style:text-properties fo:color="#ce181e" style:font-name="Liberation Sans" fo:font-size="12pt" officeooo:rsid="02ca8759" officeooo:paragraph-rsid="02ca8759" style:font-name-asian="Liberation Sans" style:font-size-asian="12pt" style:font-size-complex="12pt"/>
    </style:style>
    <style:style style:name="P57" style:family="paragraph" style:parent-style-name="Preformatted_20_Text">
      <style:text-properties style:font-name="Liberation Sans" fo:font-size="12pt" officeooo:paragraph-rsid="001eff44" style:font-name-asian="Liberation Sans" style:font-size-asian="12pt" style:font-size-complex="12pt"/>
    </style:style>
    <style:style style:name="P58" style:family="paragraph" style:parent-style-name="Preformatted_20_Text">
      <style:text-properties style:font-name="Liberation Sans" fo:font-size="12pt" officeooo:rsid="00506d28" officeooo:paragraph-rsid="00a905ec" style:font-name-asian="Liberation Sans" style:font-size-asian="12pt" style:font-size-complex="12pt"/>
    </style:style>
    <style:style style:name="P59" style:family="paragraph" style:parent-style-name="Preformatted_20_Text">
      <style:text-properties style:font-name="Liberation Sans" fo:font-size="12pt" officeooo:rsid="03223118" officeooo:paragraph-rsid="03223118" style:font-name-asian="Liberation Sans" style:font-size-asian="12pt" style:font-size-complex="12pt"/>
    </style:style>
    <style:style style:name="P60" style:family="paragraph" style:parent-style-name="Preformatted_20_Text">
      <style:text-properties style:font-name="Liberation Sans" fo:font-size="12pt" officeooo:paragraph-rsid="00506d28" style:font-name-asian="Liberation Sans" style:font-size-asian="12pt" style:font-size-complex="12pt"/>
    </style:style>
    <style:style style:name="P61" style:family="paragraph" style:parent-style-name="Preformatted_20_Text">
      <style:text-properties style:font-name="Liberation Sans" fo:font-size="12pt" officeooo:paragraph-rsid="00600aab" style:font-name-asian="Liberation Sans" style:font-size-asian="12pt" style:font-size-complex="12pt"/>
    </style:style>
    <style:style style:name="P62" style:family="paragraph" style:parent-style-name="Preformatted_20_Text">
      <style:text-properties style:font-name="Liberation Sans" fo:font-size="12pt" officeooo:paragraph-rsid="00344681" style:font-name-asian="Liberation Sans" style:font-size-asian="12pt" style:font-size-complex="12pt"/>
    </style:style>
    <style:style style:name="P63" style:family="paragraph" style:parent-style-name="Preformatted_20_Text">
      <style:text-properties style:font-name="Liberation Sans" fo:font-size="12pt" officeooo:paragraph-rsid="003c4768" style:font-name-asian="Liberation Sans" style:font-size-asian="12pt" style:font-size-complex="12pt"/>
    </style:style>
    <style:style style:name="P64" style:family="paragraph" style:parent-style-name="Preformatted_20_Text">
      <style:text-properties style:font-name="Liberation Sans" fo:font-size="12pt" officeooo:paragraph-rsid="003cf780" style:font-name-asian="Liberation Sans" style:font-size-asian="12pt" style:font-size-complex="12pt"/>
    </style:style>
    <style:style style:name="P65" style:family="paragraph" style:parent-style-name="Preformatted_20_Text">
      <style:text-properties style:font-name="Liberation Sans" fo:font-size="12pt" officeooo:paragraph-rsid="003e7c66" style:font-name-asian="Liberation Sans" style:font-size-asian="12pt" style:font-size-complex="12pt"/>
    </style:style>
    <style:style style:name="P66" style:family="paragraph" style:parent-style-name="Preformatted_20_Text">
      <style:text-properties style:font-name="Liberation Sans" fo:font-size="12pt" officeooo:paragraph-rsid="0040ec45" style:font-name-asian="Liberation Sans" style:font-size-asian="12pt" style:font-size-complex="12pt"/>
    </style:style>
    <style:style style:name="P67" style:family="paragraph" style:parent-style-name="Preformatted_20_Text">
      <style:text-properties style:font-name="Liberation Sans" fo:font-size="12pt" officeooo:paragraph-rsid="004283ce" style:font-name-asian="Liberation Sans" style:font-size-asian="12pt" style:font-size-complex="12pt"/>
    </style:style>
    <style:style style:name="P68" style:family="paragraph" style:parent-style-name="Preformatted_20_Text">
      <style:text-properties style:font-name="Liberation Sans" fo:font-size="12pt" officeooo:paragraph-rsid="00428891" style:font-name-asian="Liberation Sans" style:font-size-asian="12pt" style:font-size-complex="12pt"/>
    </style:style>
    <style:style style:name="P69" style:family="paragraph" style:parent-style-name="Preformatted_20_Text">
      <style:text-properties style:font-name="Liberation Sans" fo:font-size="12pt" officeooo:paragraph-rsid="0046d067" style:font-name-asian="Liberation Sans" style:font-size-asian="12pt" style:font-size-complex="12pt"/>
    </style:style>
    <style:style style:name="P70" style:family="paragraph" style:parent-style-name="Preformatted_20_Text">
      <style:text-properties style:font-name="Liberation Sans" fo:font-size="12pt" officeooo:paragraph-rsid="004406dd" style:font-name-asian="Liberation Sans" style:font-size-asian="12pt" style:font-size-complex="12pt"/>
    </style:style>
    <style:style style:name="P71" style:family="paragraph" style:parent-style-name="Preformatted_20_Text">
      <style:text-properties style:font-name="Liberation Sans" fo:font-size="12pt" officeooo:paragraph-rsid="0044f715" style:font-name-asian="Liberation Sans" style:font-size-asian="12pt" style:font-size-complex="12pt"/>
    </style:style>
    <style:style style:name="P72" style:family="paragraph" style:parent-style-name="Preformatted_20_Text">
      <style:text-properties style:font-name="Liberation Sans" fo:font-size="12pt" officeooo:paragraph-rsid="004984ab" style:font-name-asian="Liberation Sans" style:font-size-asian="12pt" style:font-size-complex="12pt"/>
    </style:style>
    <style:style style:name="P73" style:family="paragraph" style:parent-style-name="Preformatted_20_Text">
      <style:text-properties style:font-name="Liberation Sans" fo:font-size="12pt" officeooo:rsid="03a34867" officeooo:paragraph-rsid="03a34867" style:font-name-asian="Liberation Sans" style:font-size-asian="12pt" style:font-size-complex="12pt"/>
    </style:style>
    <style:style style:name="P74" style:family="paragraph" style:parent-style-name="Preformatted_20_Text">
      <style:text-properties style:font-name="Liberation Sans" fo:font-size="12pt" officeooo:rsid="03a76da4" officeooo:paragraph-rsid="03a76da4" style:font-name-asian="Liberation Sans" style:font-size-asian="12pt" style:font-size-complex="12pt"/>
    </style:style>
    <style:style style:name="P75" style:family="paragraph" style:parent-style-name="Preformatted_20_Text">
      <style:text-properties style:font-name="Liberation Sans" fo:font-size="12pt" officeooo:rsid="03a76da4" officeooo:paragraph-rsid="03a34867" style:font-name-asian="Liberation Sans" style:font-size-asian="12pt" style:font-size-complex="12pt"/>
    </style:style>
    <style:style style:name="P76" style:family="paragraph" style:parent-style-name="Preformatted_20_Text">
      <style:text-properties style:font-name="Liberation Sans" fo:font-size="12pt" officeooo:rsid="04120d61" officeooo:paragraph-rsid="04120d61" style:font-name-asian="Liberation Sans" style:font-size-asian="12pt" style:font-size-complex="12pt"/>
    </style:style>
    <style:style style:name="P77" style:family="paragraph" style:parent-style-name="Preformatted_20_Text">
      <style:text-properties style:font-name="Liberation Sans" fo:font-size="12pt" officeooo:rsid="04121cd2" officeooo:paragraph-rsid="04121cd2" style:font-name-asian="Liberation Sans" style:font-size-asian="12pt" style:font-size-complex="12pt"/>
    </style:style>
    <style:style style:name="P78" style:family="paragraph" style:parent-style-name="Preformatted_20_Text">
      <style:text-properties style:font-name="Liberation Sans" fo:font-size="12pt" officeooo:rsid="00506d28" officeooo:paragraph-rsid="038af223" style:font-name-asian="Liberation Sans" style:font-size-asian="12pt" style:font-name-complex="Liberation Mono" style:font-size-complex="12pt"/>
    </style:style>
    <style:style style:name="P79" style:family="paragraph" style:parent-style-name="Preformatted_20_Text">
      <style:text-properties style:font-name="Liberation Sans" fo:font-size="12pt" officeooo:rsid="03223118" officeooo:paragraph-rsid="038b12c9" style:font-name-asian="Liberation Sans" style:font-size-asian="12pt" style:font-name-complex="Liberation Mono" style:font-size-complex="12pt"/>
    </style:style>
    <style:style style:name="P80" style:family="paragraph" style:parent-style-name="Table_20_Contents">
      <style:text-properties fo:color="#ce181e" style:font-name="Liberation Sans" fo:font-size="12pt" officeooo:rsid="034d21b8" officeooo:paragraph-rsid="034d21b8" style:font-name-asian="Liberation Sans" style:font-size-asian="12pt" style:font-name-complex="Liberation Mono" style:font-size-complex="12pt"/>
    </style:style>
    <style:style style:name="P81" style:family="paragraph" style:parent-style-name="Table_20_Contents">
      <style:text-properties fo:color="#ce181e" style:font-name="Liberation Sans" fo:font-size="12pt" officeooo:rsid="03633059" officeooo:paragraph-rsid="03633059" style:font-name-asian="Liberation Sans" style:font-size-asian="12pt" style:font-name-complex="Liberation Mono" style:font-size-complex="12pt"/>
    </style:style>
    <style:style style:name="P82" style:family="paragraph" style:parent-style-name="Table_20_Contents">
      <style:text-properties fo:color="#ce181e" officeooo:rsid="0480b883" officeooo:paragraph-rsid="0480b883"/>
    </style:style>
    <style:style style:name="P83" style:family="paragraph" style:parent-style-name="Table_20_Contents">
      <style:text-properties fo:color="#ce181e" officeooo:rsid="04862d06" officeooo:paragraph-rsid="04862d06"/>
    </style:style>
    <style:style style:name="P84" style:family="paragraph" style:parent-style-name="Table_20_Contents">
      <style:text-properties fo:color="#ce181e" officeooo:rsid="04881001" officeooo:paragraph-rsid="04881001"/>
    </style:style>
    <style:style style:name="P85" style:family="paragraph" style:parent-style-name="Table_20_Contents">
      <style:text-properties fo:color="#ce181e" officeooo:rsid="04794968" officeooo:paragraph-rsid="04794968"/>
    </style:style>
    <style:style style:name="P86" style:family="paragraph" style:parent-style-name="Table_20_Contents">
      <style:text-properties fo:color="#ed1c24" style:font-name="Liberation Sans" fo:font-size="12pt" officeooo:paragraph-rsid="00a905ec" style:font-name-asian="Liberation Sans" style:font-size-asian="12pt" style:font-name-complex="Liberation Mono" style:font-size-complex="12pt"/>
    </style:style>
    <style:style style:name="P87" style:family="paragraph" style:parent-style-name="Table_20_Contents">
      <style:text-properties style:font-name="Liberation Sans" fo:font-size="12pt" style:font-name-asian="Liberation Sans" style:font-size-asian="12pt" style:font-size-complex="12pt"/>
    </style:style>
    <style:style style:name="P88" style:family="paragraph" style:parent-style-name="Table_20_Contents">
      <style:text-properties style:font-name="Liberation Sans" fo:font-size="12pt" officeooo:rsid="0219649b" officeooo:paragraph-rsid="0219649b" style:font-name-asian="Liberation Sans" style:font-size-asian="12pt" style:font-size-complex="12pt"/>
    </style:style>
    <style:style style:name="P89" style:family="paragraph" style:parent-style-name="Table_20_Contents">
      <style:text-properties style:font-name="Liberation Sans" fo:font-size="12pt" officeooo:rsid="0219649b" officeooo:paragraph-rsid="023fbdb1" style:font-name-asian="Liberation Sans" style:font-size-asian="12pt" style:font-size-complex="12pt"/>
    </style:style>
    <style:style style:name="P90" style:family="paragraph" style:parent-style-name="Table_20_Contents">
      <style:text-properties style:font-name="Liberation Sans" fo:font-size="12pt" officeooo:rsid="0219649b" officeooo:paragraph-rsid="024b11a6" style:font-name-asian="Liberation Sans" style:font-size-asian="12pt" style:font-size-complex="12pt"/>
    </style:style>
    <style:style style:name="P91" style:family="paragraph" style:parent-style-name="Table_20_Contents">
      <style:text-properties style:font-name="Liberation Sans" fo:font-size="12pt" officeooo:rsid="0219649b" officeooo:paragraph-rsid="0240fa7e" style:font-name-asian="Liberation Sans" style:font-size-asian="12pt" style:font-size-complex="12pt"/>
    </style:style>
    <style:style style:name="P92" style:family="paragraph" style:parent-style-name="Table_20_Contents">
      <style:text-properties style:font-name="Liberation Sans" fo:font-size="12pt" officeooo:rsid="0219649b" officeooo:paragraph-rsid="0241a09e" style:font-name-asian="Liberation Sans" style:font-size-asian="12pt" style:font-size-complex="12pt"/>
    </style:style>
    <style:style style:name="P93" style:family="paragraph" style:parent-style-name="Table_20_Contents">
      <style:text-properties style:font-name="Liberation Sans" fo:font-size="12pt" officeooo:rsid="0219649b" officeooo:paragraph-rsid="024977a0" style:font-name-asian="Liberation Sans" style:font-size-asian="12pt" style:font-size-complex="12pt"/>
    </style:style>
    <style:style style:name="P94" style:family="paragraph" style:parent-style-name="Table_20_Contents">
      <style:text-properties style:font-name="Liberation Sans" fo:font-size="12pt" officeooo:rsid="022d3ff3" officeooo:paragraph-rsid="022d3ff3" style:font-name-asian="Liberation Sans" style:font-size-asian="12pt" style:font-size-complex="12pt"/>
    </style:style>
    <style:style style:name="P95" style:family="paragraph" style:parent-style-name="Table_20_Contents">
      <style:text-properties style:font-name="Liberation Sans" fo:font-size="12pt" officeooo:rsid="022d3ff3" officeooo:paragraph-rsid="023dd3dc" style:font-name-asian="Liberation Sans" style:font-size-asian="12pt" style:font-size-complex="12pt"/>
    </style:style>
    <style:style style:name="P96" style:family="paragraph" style:parent-style-name="Table_20_Contents">
      <style:text-properties style:font-name="Liberation Sans" fo:font-size="12pt" officeooo:rsid="022d3ff3" officeooo:paragraph-rsid="023e56f4" style:font-name-asian="Liberation Sans" style:font-size-asian="12pt" style:font-size-complex="12pt"/>
    </style:style>
    <style:style style:name="P97" style:family="paragraph" style:parent-style-name="Table_20_Contents">
      <style:text-properties style:font-name="Liberation Sans" fo:font-size="12pt" officeooo:rsid="022dafe6" officeooo:paragraph-rsid="022dafe6" style:font-name-asian="Liberation Sans" style:font-size-asian="12pt" style:font-size-complex="12pt"/>
    </style:style>
    <style:style style:name="P98" style:family="paragraph" style:parent-style-name="Table_20_Contents">
      <style:text-properties style:font-name="Liberation Sans" fo:font-size="12pt" officeooo:rsid="022dafe6" officeooo:paragraph-rsid="0244f16e" style:font-name-asian="Liberation Sans" style:font-size-asian="12pt" style:font-size-complex="12pt"/>
    </style:style>
    <style:style style:name="P99" style:family="paragraph" style:parent-style-name="Table_20_Contents">
      <style:text-properties style:font-name="Liberation Sans" fo:font-size="12pt" officeooo:rsid="022dafe6" officeooo:paragraph-rsid="02456f03" style:font-name-asian="Liberation Sans" style:font-size-asian="12pt" style:font-size-complex="12pt"/>
    </style:style>
    <style:style style:name="P100" style:family="paragraph" style:parent-style-name="Table_20_Contents">
      <style:text-properties style:font-name="Liberation Sans" fo:font-size="12pt" officeooo:rsid="022dafe6" officeooo:paragraph-rsid="02481104" style:font-name-asian="Liberation Sans" style:font-size-asian="12pt" style:font-size-complex="12pt"/>
    </style:style>
    <style:style style:name="P101" style:family="paragraph" style:parent-style-name="Table_20_Contents">
      <style:text-properties style:font-name="Liberation Sans" fo:font-size="12pt" officeooo:rsid="02582a61" officeooo:paragraph-rsid="02582a61" style:font-name-asian="Liberation Sans" style:font-size-asian="12pt" style:font-size-complex="12pt"/>
    </style:style>
    <style:style style:name="P102" style:family="paragraph" style:parent-style-name="Table_20_Contents">
      <style:text-properties style:font-name="Liberation Sans" fo:font-size="12pt" officeooo:rsid="02582a61" officeooo:paragraph-rsid="02605702" style:font-name-asian="Liberation Sans" style:font-size-asian="12pt" style:font-size-complex="12pt"/>
    </style:style>
    <style:style style:name="P103" style:family="paragraph" style:parent-style-name="Table_20_Contents">
      <style:text-properties style:font-name="Liberation Sans" fo:font-size="12pt" officeooo:rsid="025ec44d" officeooo:paragraph-rsid="02611f4d" style:font-name-asian="Liberation Sans" style:font-size-asian="12pt" style:font-size-complex="12pt"/>
    </style:style>
    <style:style style:name="P104" style:family="paragraph" style:parent-style-name="Table_20_Contents">
      <style:text-properties style:font-name="Liberation Sans" fo:font-size="12pt" officeooo:rsid="025ec44d" officeooo:paragraph-rsid="025ec44d" style:font-name-asian="Liberation Sans" style:font-size-asian="12pt" style:font-size-complex="12pt"/>
    </style:style>
    <style:style style:name="P105" style:family="paragraph" style:parent-style-name="Table_20_Contents">
      <style:text-properties style:font-name="Liberation Sans" fo:font-size="12pt" officeooo:rsid="025ec44d" officeooo:paragraph-rsid="02650751" style:font-name-asian="Liberation Sans" style:font-size-asian="12pt" style:font-size-complex="12pt"/>
    </style:style>
    <style:style style:name="P106" style:family="paragraph" style:parent-style-name="Table_20_Contents">
      <style:text-properties style:font-name="Liberation Sans" fo:font-size="12pt" officeooo:rsid="025d159b" officeooo:paragraph-rsid="025d159b" style:font-name-asian="Liberation Sans" style:font-size-asian="12pt" style:font-size-complex="12pt"/>
    </style:style>
    <style:style style:name="P107" style:family="paragraph" style:parent-style-name="Table_20_Contents">
      <style:text-properties style:font-name="Liberation Sans" fo:font-size="12pt" officeooo:rsid="025decb8" officeooo:paragraph-rsid="025decb8" style:font-name-asian="Liberation Sans" style:font-size-asian="12pt" style:font-size-complex="12pt"/>
    </style:style>
    <style:style style:name="P108" style:family="paragraph" style:parent-style-name="Table_20_Contents">
      <style:text-properties style:font-name="Liberation Sans" fo:font-size="12pt" officeooo:rsid="02669ff3" officeooo:paragraph-rsid="02669ff3" style:font-name-asian="Liberation Sans" style:font-size-asian="12pt" style:font-size-complex="12pt"/>
    </style:style>
    <style:style style:name="P109" style:family="paragraph" style:parent-style-name="Table_20_Contents">
      <style:text-properties style:font-name="Liberation Sans" fo:font-size="12pt" officeooo:rsid="0267ece8" officeooo:paragraph-rsid="0267ece8" style:font-name-asian="Liberation Sans" style:font-size-asian="12pt" style:font-size-complex="12pt"/>
    </style:style>
    <style:style style:name="P110" style:family="paragraph" style:parent-style-name="Table_20_Contents">
      <style:text-properties style:font-name="Liberation Sans" fo:font-size="12pt" officeooo:rsid="02df0b03" officeooo:paragraph-rsid="02df0b03" style:font-name-asian="Liberation Sans" style:font-size-asian="12pt" style:font-size-complex="12pt"/>
    </style:style>
    <style:style style:name="P111" style:family="paragraph" style:parent-style-name="Table_20_Contents">
      <style:text-properties style:font-name="Liberation Sans" fo:font-size="12pt" officeooo:rsid="02df98bb" officeooo:paragraph-rsid="02df98bb" style:font-name-asian="Liberation Sans" style:font-size-asian="12pt" style:font-size-complex="12pt"/>
    </style:style>
    <style:style style:name="P112" style:family="paragraph" style:parent-style-name="Table_20_Contents">
      <style:text-properties style:font-name="Liberation Sans" fo:font-size="12pt" officeooo:rsid="02874bf8" officeooo:paragraph-rsid="02874bf8" style:font-name-asian="Liberation Sans" style:font-size-asian="12pt" style:font-size-complex="12pt"/>
    </style:style>
    <style:style style:name="P113" style:family="paragraph" style:parent-style-name="Table_20_Contents">
      <style:text-properties style:font-name="Liberation Sans" fo:font-size="12pt" officeooo:rsid="0287716d" officeooo:paragraph-rsid="0287716d" style:font-name-asian="Liberation Sans" style:font-size-asian="12pt" style:font-size-complex="12pt"/>
    </style:style>
    <style:style style:name="P114" style:family="paragraph" style:parent-style-name="Table_20_Contents">
      <style:text-properties style:font-name="Liberation Sans" fo:font-size="12pt" officeooo:rsid="02a78a91" officeooo:paragraph-rsid="02a78a91" style:font-name-asian="Liberation Sans" style:font-size-asian="12pt" style:font-size-complex="12pt"/>
    </style:style>
    <style:style style:name="P115" style:family="paragraph" style:parent-style-name="Table_20_Contents">
      <style:text-properties style:font-name="Liberation Sans" fo:font-size="12pt" officeooo:rsid="029472b5" officeooo:paragraph-rsid="029472b5" style:font-name-asian="Liberation Sans" style:font-size-asian="12pt" style:font-size-complex="12pt"/>
    </style:style>
    <style:style style:name="P116" style:family="paragraph" style:parent-style-name="Table_20_Contents">
      <style:text-properties style:font-name="Liberation Sans" fo:font-size="12pt" officeooo:rsid="02a63568" officeooo:paragraph-rsid="02a63568" style:font-name-asian="Liberation Sans" style:font-size-asian="12pt" style:font-size-complex="12pt"/>
    </style:style>
    <style:style style:name="P117" style:family="paragraph" style:parent-style-name="Table_20_Contents">
      <style:text-properties style:font-name="Liberation Sans" fo:font-size="12pt" officeooo:rsid="02891b5f" officeooo:paragraph-rsid="02891b5f" style:font-name-asian="Liberation Sans" style:font-size-asian="12pt" style:font-size-complex="12pt"/>
    </style:style>
    <style:style style:name="P118" style:family="paragraph" style:parent-style-name="Table_20_Contents">
      <style:text-properties style:font-name="Liberation Sans" fo:font-size="12pt" officeooo:rsid="028a6b0a" officeooo:paragraph-rsid="028a6b0a" style:font-name-asian="Liberation Sans" style:font-size-asian="12pt" style:font-size-complex="12pt"/>
    </style:style>
    <style:style style:name="P119" style:family="paragraph" style:parent-style-name="Table_20_Contents">
      <style:text-properties style:font-name="Liberation Sans" fo:font-size="12pt" officeooo:rsid="028ca962" officeooo:paragraph-rsid="028ca962" style:font-name-asian="Liberation Sans" style:font-size-asian="12pt" style:font-size-complex="12pt"/>
    </style:style>
    <style:style style:name="P120" style:family="paragraph" style:parent-style-name="Table_20_Contents">
      <style:text-properties style:font-name="Liberation Sans" fo:font-size="12pt" officeooo:rsid="02903f9d" officeooo:paragraph-rsid="02903f9d" style:font-name-asian="Liberation Sans" style:font-size-asian="12pt" style:font-size-complex="12pt"/>
    </style:style>
    <style:style style:name="P121" style:family="paragraph" style:parent-style-name="Table_20_Contents">
      <style:text-properties style:font-name="Liberation Sans" fo:font-size="12pt" officeooo:rsid="029abb00" officeooo:paragraph-rsid="029abb00" style:font-name-asian="Liberation Sans" style:font-size-asian="12pt" style:font-size-complex="12pt"/>
    </style:style>
    <style:style style:name="P122" style:family="paragraph" style:parent-style-name="Table_20_Contents">
      <style:text-properties style:font-name="Liberation Sans" fo:font-size="12pt" officeooo:rsid="0298b984" officeooo:paragraph-rsid="0298b984" style:font-name-asian="Liberation Sans" style:font-size-asian="12pt" style:font-size-complex="12pt"/>
    </style:style>
    <style:style style:name="P123" style:family="paragraph" style:parent-style-name="Table_20_Contents">
      <style:text-properties style:font-name="Liberation Sans" fo:font-size="12pt" officeooo:rsid="029d1984" officeooo:paragraph-rsid="029d1984" style:font-name-asian="Liberation Sans" style:font-size-asian="12pt" style:font-size-complex="12pt"/>
    </style:style>
    <style:style style:name="P124" style:family="paragraph" style:parent-style-name="Table_20_Contents">
      <style:text-properties style:font-name="Liberation Sans" fo:font-size="12pt" officeooo:rsid="029d9819" officeooo:paragraph-rsid="029d9819" style:font-name-asian="Liberation Sans" style:font-size-asian="12pt" style:font-size-complex="12pt"/>
    </style:style>
    <style:style style:name="P125" style:family="paragraph" style:parent-style-name="Table_20_Contents">
      <style:text-properties style:font-name="Liberation Sans" fo:font-size="12pt" officeooo:rsid="029d9882" officeooo:paragraph-rsid="029d9882" style:font-name-asian="Liberation Sans" style:font-size-asian="12pt" style:font-size-complex="12pt"/>
    </style:style>
    <style:style style:name="P126" style:family="paragraph" style:parent-style-name="Table_20_Contents">
      <style:text-properties style:font-name="Liberation Sans" fo:font-size="12pt" officeooo:rsid="02bd11c3" officeooo:paragraph-rsid="02bd11c3" style:font-name-asian="Liberation Sans" style:font-size-asian="12pt" style:font-size-complex="12pt"/>
    </style:style>
    <style:style style:name="P127" style:family="paragraph" style:parent-style-name="Table_20_Contents">
      <style:text-properties style:font-name="Liberation Sans" fo:font-size="12pt" officeooo:rsid="02c1df9b" officeooo:paragraph-rsid="02c1df9b" style:font-name-asian="Liberation Sans" style:font-size-asian="12pt" style:font-size-complex="12pt"/>
    </style:style>
    <style:style style:name="P128" style:family="paragraph" style:parent-style-name="Table_20_Contents">
      <style:text-properties style:font-name="Liberation Sans" fo:font-size="12pt" officeooo:rsid="02c3a9ff" officeooo:paragraph-rsid="02c3a9ff" style:font-name-asian="Liberation Sans" style:font-size-asian="12pt" style:font-size-complex="12pt"/>
    </style:style>
    <style:style style:name="P129" style:family="paragraph" style:parent-style-name="Table_20_Contents">
      <style:text-properties style:font-name="Liberation Sans" fo:font-size="12pt" officeooo:rsid="02d56970" officeooo:paragraph-rsid="02d56970" style:font-name-asian="Liberation Sans" style:font-size-asian="12pt" style:font-size-complex="12pt"/>
    </style:style>
    <style:style style:name="P130" style:family="paragraph" style:parent-style-name="Table_20_Contents">
      <style:text-properties style:font-name="Liberation Sans" fo:font-size="12pt" officeooo:rsid="02d8f2e6" officeooo:paragraph-rsid="02d8f2e6" style:font-name-asian="Liberation Sans" style:font-size-asian="12pt" style:font-size-complex="12pt"/>
    </style:style>
    <style:style style:name="P131" style:family="paragraph" style:parent-style-name="Table_20_Contents">
      <style:text-properties style:font-name="Liberation Sans" fo:font-size="12pt" officeooo:rsid="02d8f2e6" officeooo:paragraph-rsid="0003be72" style:font-name-asian="Liberation Sans" style:font-size-asian="12pt" style:font-size-complex="12pt"/>
    </style:style>
    <style:style style:name="P132" style:family="paragraph" style:parent-style-name="Table_20_Contents">
      <style:text-properties style:font-name="Liberation Sans" fo:font-size="12pt" officeooo:rsid="00506d28" officeooo:paragraph-rsid="0003be72" style:font-name-asian="Liberation Sans" style:font-size-asian="12pt" style:font-size-complex="12pt"/>
    </style:style>
    <style:style style:name="P133" style:family="paragraph" style:parent-style-name="Table_20_Contents">
      <style:text-properties style:font-name="Liberation Sans" fo:font-size="12pt" officeooo:rsid="00506d28" officeooo:paragraph-rsid="046c891a" style:font-name-asian="Liberation Sans" style:font-size-asian="12pt" style:font-size-complex="12pt"/>
    </style:style>
    <style:style style:name="P134" style:family="paragraph" style:parent-style-name="Table_20_Contents">
      <style:text-properties style:font-name="Liberation Sans" fo:font-size="12pt" officeooo:rsid="02ad3515" officeooo:paragraph-rsid="02ad3515" style:font-name-asian="Liberation Sans" style:font-size-asian="12pt" style:font-size-complex="12pt"/>
    </style:style>
    <style:style style:name="P135" style:family="paragraph" style:parent-style-name="Table_20_Contents">
      <style:text-properties style:font-name="Liberation Sans" fo:font-size="12pt" officeooo:paragraph-rsid="02af5491" style:font-name-asian="Liberation Sans" style:font-size-asian="12pt" style:font-size-complex="12pt"/>
    </style:style>
    <style:style style:name="P136" style:family="paragraph" style:parent-style-name="Table_20_Contents">
      <style:text-properties style:font-name="Liberation Sans" fo:font-size="12pt" officeooo:rsid="02b12e03" officeooo:paragraph-rsid="02b12e03" style:font-name-asian="Liberation Sans" style:font-size-asian="12pt" style:font-size-complex="12pt"/>
    </style:style>
    <style:style style:name="P137" style:family="paragraph" style:parent-style-name="Table_20_Contents">
      <style:text-properties style:font-name="Liberation Sans" fo:font-size="12pt" officeooo:rsid="02b1e33f" officeooo:paragraph-rsid="02b1e33f" style:font-name-asian="Liberation Sans" style:font-size-asian="12pt" style:font-size-complex="12pt"/>
    </style:style>
    <style:style style:name="P138" style:family="paragraph" style:parent-style-name="Table_20_Contents">
      <style:text-properties style:font-name="Liberation Sans" fo:font-size="12pt" officeooo:rsid="02b1efe2" officeooo:paragraph-rsid="02b1efe2" style:font-name-asian="Liberation Sans" style:font-size-asian="12pt" style:font-size-complex="12pt"/>
    </style:style>
    <style:style style:name="P139" style:family="paragraph" style:parent-style-name="Table_20_Contents">
      <style:text-properties style:font-name="Liberation Sans" fo:font-size="12pt" officeooo:rsid="02b3adf3" officeooo:paragraph-rsid="02b3adf3" style:font-name-asian="Liberation Sans" style:font-size-asian="12pt" style:font-size-complex="12pt"/>
    </style:style>
    <style:style style:name="P140" style:family="paragraph" style:parent-style-name="Table_20_Contents">
      <style:text-properties style:font-name="Liberation Sans" fo:font-size="12pt" officeooo:rsid="02bd8912" officeooo:paragraph-rsid="02bd8912" style:font-name-asian="Liberation Sans" style:font-size-asian="12pt" style:font-size-complex="12pt"/>
    </style:style>
    <style:style style:name="P141" style:family="paragraph" style:parent-style-name="Table_20_Contents">
      <style:text-properties style:font-name="Liberation Sans" fo:font-size="12pt" officeooo:rsid="02b6d641" officeooo:paragraph-rsid="02b6d641" style:font-name-asian="Liberation Sans" style:font-size-asian="12pt" style:font-size-complex="12pt"/>
    </style:style>
    <style:style style:name="P142" style:family="paragraph" style:parent-style-name="Table_20_Contents">
      <style:text-properties style:font-name="Liberation Sans" fo:font-size="12pt" officeooo:paragraph-rsid="02f92093" style:font-name-asian="Liberation Sans" style:font-size-asian="12pt" style:font-size-complex="12pt"/>
    </style:style>
    <style:style style:name="P143" style:family="paragraph" style:parent-style-name="Table_20_Contents">
      <style:text-properties style:font-name="Liberation Sans" fo:font-size="12pt" officeooo:rsid="02f247bf" officeooo:paragraph-rsid="02f92093" style:font-name-asian="Liberation Sans" style:font-size-asian="12pt" style:font-size-complex="12pt"/>
    </style:style>
    <style:style style:name="P144" style:family="paragraph" style:parent-style-name="Table_20_Contents">
      <style:text-properties style:font-name="Liberation Sans" fo:font-size="12pt" officeooo:rsid="02f39164" officeooo:paragraph-rsid="02f92093" style:font-name-asian="Liberation Sans" style:font-size-asian="12pt" style:font-size-complex="12pt"/>
    </style:style>
    <style:style style:name="P145" style:family="paragraph" style:parent-style-name="Table_20_Contents">
      <style:text-properties style:font-name="Liberation Sans" fo:font-size="12pt" officeooo:rsid="031053b1" officeooo:paragraph-rsid="031053b1" style:font-name-asian="Liberation Sans" style:font-size-asian="12pt" style:font-size-complex="12pt"/>
    </style:style>
    <style:style style:name="P146" style:family="paragraph" style:parent-style-name="Table_20_Contents">
      <style:text-properties style:font-name="Liberation Sans" fo:font-size="12pt" officeooo:rsid="03116de7" officeooo:paragraph-rsid="03116de7" style:font-name-asian="Liberation Sans" style:font-size-asian="12pt" style:font-size-complex="12pt"/>
    </style:style>
    <style:style style:name="P147" style:family="paragraph" style:parent-style-name="Table_20_Contents">
      <style:text-properties style:font-name="Liberation Sans" fo:font-size="12pt" officeooo:rsid="02faad8f" officeooo:paragraph-rsid="02faad8f" style:font-name-asian="Liberation Sans" style:font-size-asian="12pt" style:font-size-complex="12pt"/>
    </style:style>
    <style:style style:name="P148" style:family="paragraph" style:parent-style-name="Table_20_Contents">
      <style:text-properties style:font-name="Liberation Sans" fo:font-size="12pt" officeooo:rsid="0314e290" officeooo:paragraph-rsid="0314e290" style:font-name-asian="Liberation Sans" style:font-size-asian="12pt" style:font-size-complex="12pt"/>
    </style:style>
    <style:style style:name="P149" style:family="paragraph" style:parent-style-name="Table_20_Contents">
      <style:text-properties style:font-name="Liberation Sans" fo:font-size="12pt" officeooo:rsid="031d09c7" officeooo:paragraph-rsid="031d09c7" style:font-name-asian="Liberation Sans" style:font-size-asian="12pt" style:font-size-complex="12pt"/>
    </style:style>
    <style:style style:name="P150" style:family="paragraph" style:parent-style-name="Table_20_Contents">
      <style:text-properties style:font-name="Liberation Sans" fo:font-size="12pt" officeooo:rsid="0304ca3a" officeooo:paragraph-rsid="0304ca3a" style:font-name-asian="Liberation Sans" style:font-size-asian="12pt" style:font-size-complex="12pt"/>
    </style:style>
    <style:style style:name="P151" style:family="paragraph" style:parent-style-name="Table_20_Contents">
      <style:text-properties style:font-name="Liberation Sans" fo:font-size="12pt" officeooo:rsid="047567ab" officeooo:paragraph-rsid="047567ab" style:font-name-asian="Liberation Sans" style:font-size-asian="12pt" style:font-size-complex="12pt"/>
    </style:style>
    <style:style style:name="P152" style:family="paragraph" style:parent-style-name="Table_20_Contents">
      <style:text-properties style:font-name="Liberation Sans" fo:font-size="12pt" officeooo:rsid="048b5cd3" officeooo:paragraph-rsid="048b5cd3" style:font-name-asian="Liberation Sans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name-asian="Liberation Sans" style:font-size-asian="12pt" style:font-name-complex="Liberation Mono" style:font-size-complex="12pt"/>
    </style:style>
    <style:style style:name="P154" style:family="paragraph" style:parent-style-name="Table_20_Contents">
      <style:text-properties style:font-name="Liberation Sans" fo:font-size="12pt" officeooo:rsid="02fad146" officeooo:paragraph-rsid="02fc9ecc" style:font-name-asian="Liberation Sans" style:font-size-asian="12pt" style:font-name-complex="Liberation Mono" style:font-size-complex="12pt"/>
    </style:style>
    <style:style style:name="P155" style:family="paragraph" style:parent-style-name="Table_20_Contents">
      <style:text-properties style:font-name="Liberation Sans" fo:font-size="12pt" officeooo:paragraph-rsid="02fc9ecc" style:font-name-asian="Liberation Sans" style:font-size-asian="12pt" style:font-name-complex="Liberation Mono" style:font-size-complex="12pt"/>
    </style:style>
    <style:style style:name="P156" style:family="paragraph" style:parent-style-name="Table_20_Contents">
      <style:text-properties style:font-name="Liberation Sans" fo:font-size="12pt" officeooo:rsid="03224f5c" officeooo:paragraph-rsid="03224f5c" style:font-name-asian="Liberation Sans" style:font-size-asian="12pt" style:font-name-complex="Liberation Mono" style:font-size-complex="12pt"/>
    </style:style>
    <style:style style:name="P157" style:family="paragraph" style:parent-style-name="Table_20_Contents">
      <style:text-properties style:font-name="Liberation Sans" fo:font-size="12pt" officeooo:rsid="032529b2" officeooo:paragraph-rsid="032529b2" style:font-name-asian="Liberation Sans" style:font-size-asian="12pt" style:font-name-complex="Liberation Mono" style:font-size-complex="12pt"/>
    </style:style>
    <style:style style:name="P158" style:family="paragraph" style:parent-style-name="Table_20_Contents">
      <style:text-properties style:font-name="Liberation Sans" fo:font-size="12pt" officeooo:rsid="032530eb" officeooo:paragraph-rsid="032530eb" style:font-name-asian="Liberation Sans" style:font-size-asian="12pt" style:font-name-complex="Liberation Mono" style:font-size-complex="12pt"/>
    </style:style>
    <style:style style:name="P159" style:family="paragraph" style:parent-style-name="Table_20_Contents">
      <style:text-properties style:font-name="Liberation Sans" fo:font-size="12pt" officeooo:rsid="03253450" officeooo:paragraph-rsid="03253450" style:font-name-asian="Liberation Sans" style:font-size-asian="12pt" style:font-name-complex="Liberation Mono" style:font-size-complex="12pt"/>
    </style:style>
    <style:style style:name="P160" style:family="paragraph" style:parent-style-name="Table_20_Contents">
      <style:text-properties style:font-name="Liberation Sans" fo:font-size="12pt" officeooo:rsid="0327102a" officeooo:paragraph-rsid="0327102a" style:font-name-asian="Liberation Sans" style:font-size-asian="12pt" style:font-name-complex="Liberation Mono" style:font-size-complex="12pt"/>
    </style:style>
    <style:style style:name="P161" style:family="paragraph" style:parent-style-name="Table_20_Contents">
      <style:text-properties style:font-name="Liberation Sans" fo:font-size="12pt" officeooo:rsid="032affe1" officeooo:paragraph-rsid="032affe1" style:font-name-asian="Liberation Sans" style:font-size-asian="12pt" style:font-name-complex="Liberation Mono" style:font-size-complex="12pt"/>
    </style:style>
    <style:style style:name="P162" style:family="paragraph" style:parent-style-name="Table_20_Contents">
      <style:text-properties style:font-name="Liberation Sans" fo:font-size="12pt" officeooo:rsid="032affe1" officeooo:paragraph-rsid="032b0f1d" style:font-name-asian="Liberation Sans" style:font-size-asian="12pt" style:font-name-complex="Liberation Mono" style:font-size-complex="12pt"/>
    </style:style>
    <style:style style:name="P163" style:family="paragraph" style:parent-style-name="Table_20_Contents">
      <style:text-properties style:font-name="Liberation Sans" fo:font-size="12pt" officeooo:paragraph-rsid="032b0f1d" style:font-name-asian="Liberation Sans" style:font-size-asian="12pt" style:font-name-complex="Liberation Mono" style:font-size-complex="12pt"/>
    </style:style>
    <style:style style:name="P164" style:family="paragraph" style:parent-style-name="Table_20_Contents">
      <style:text-properties style:font-name="Liberation Sans" fo:font-size="12pt" officeooo:rsid="032d0009" officeooo:paragraph-rsid="032d0009" style:font-name-asian="Liberation Sans" style:font-size-asian="12pt" style:font-name-complex="Liberation Mono" style:font-size-complex="12pt"/>
    </style:style>
    <style:style style:name="P165" style:family="paragraph" style:parent-style-name="Table_20_Contents">
      <style:text-properties style:font-name="Liberation Sans" fo:font-size="12pt" officeooo:rsid="03320468" officeooo:paragraph-rsid="03320468" style:font-name-asian="Liberation Sans" style:font-size-asian="12pt" style:font-name-complex="Liberation Mono" style:font-size-complex="12pt"/>
    </style:style>
    <style:style style:name="P166" style:family="paragraph" style:parent-style-name="Table_20_Contents">
      <style:text-properties style:font-name="Liberation Sans" fo:font-size="12pt" officeooo:paragraph-rsid="0332cbbb" style:font-name-asian="Liberation Sans" style:font-size-asian="12pt" style:font-name-complex="Liberation Mono" style:font-size-complex="12pt"/>
    </style:style>
    <style:style style:name="P167" style:family="paragraph" style:parent-style-name="Table_20_Contents">
      <style:text-properties style:font-name="Liberation Sans" fo:font-size="12pt" officeooo:paragraph-rsid="03346316" style:font-name-asian="Liberation Sans" style:font-size-asian="12pt" style:font-name-complex="Liberation Mono" style:font-size-complex="12pt"/>
    </style:style>
    <style:style style:name="P168" style:family="paragraph" style:parent-style-name="Table_20_Contents">
      <style:text-properties style:font-name="Liberation Sans" fo:font-size="12pt" officeooo:rsid="03346316" officeooo:paragraph-rsid="03346316" style:font-name-asian="Liberation Sans" style:font-size-asian="12pt" style:font-name-complex="Liberation Mono" style:font-size-complex="12pt"/>
    </style:style>
    <style:style style:name="P169" style:family="paragraph" style:parent-style-name="Table_20_Contents">
      <style:text-properties style:font-name="Liberation Sans" fo:font-size="12pt" officeooo:rsid="0335c200" officeooo:paragraph-rsid="0335c200" style:font-name-asian="Liberation Sans" style:font-size-asian="12pt" style:font-name-complex="Liberation Mono" style:font-size-complex="12pt"/>
    </style:style>
    <style:style style:name="P170" style:family="paragraph" style:parent-style-name="Table_20_Contents">
      <style:text-properties style:font-name="Liberation Sans" fo:font-size="12pt" officeooo:rsid="033c6d69" officeooo:paragraph-rsid="033c6d69" style:font-name-asian="Liberation Sans" style:font-size-asian="12pt" style:font-name-complex="Liberation Mono" style:font-size-complex="12pt"/>
    </style:style>
    <style:style style:name="P171" style:family="paragraph" style:parent-style-name="Table_20_Contents">
      <style:text-properties style:font-name="Liberation Sans" fo:font-size="12pt" officeooo:rsid="033d3edf" officeooo:paragraph-rsid="033d3edf" style:font-name-asian="Liberation Sans" style:font-size-asian="12pt" style:font-name-complex="Liberation Mono" style:font-size-complex="12pt"/>
    </style:style>
    <style:style style:name="P172" style:family="paragraph" style:parent-style-name="Table_20_Contents">
      <style:text-properties style:font-name="Liberation Sans" fo:font-size="12pt" officeooo:rsid="033fa455" officeooo:paragraph-rsid="033fa455" style:font-name-asian="Liberation Sans" style:font-size-asian="12pt" style:font-name-complex="Liberation Mono" style:font-size-complex="12pt"/>
    </style:style>
    <style:style style:name="P173" style:family="paragraph" style:parent-style-name="Table_20_Contents">
      <style:text-properties style:font-name="Liberation Sans" fo:font-size="12pt" officeooo:rsid="034185e0" officeooo:paragraph-rsid="034185e0" style:font-name-asian="Liberation Sans" style:font-size-asian="12pt" style:font-name-complex="Liberation Mono" style:font-size-complex="12pt"/>
    </style:style>
    <style:style style:name="P174" style:family="paragraph" style:parent-style-name="Table_20_Contents">
      <style:text-properties style:font-name="Liberation Sans" fo:font-size="12pt" officeooo:rsid="0345095b" officeooo:paragraph-rsid="0345095b" style:font-name-asian="Liberation Sans" style:font-size-asian="12pt" style:font-name-complex="Liberation Mono" style:font-size-complex="12pt"/>
    </style:style>
    <style:style style:name="P175" style:family="paragraph" style:parent-style-name="Table_20_Contents">
      <style:text-properties style:font-name="Liberation Sans" fo:font-size="12pt" officeooo:rsid="034ec9bf" officeooo:paragraph-rsid="034ec9bf" style:font-name-asian="Liberation Sans" style:font-size-asian="12pt" style:font-name-complex="Liberation Mono" style:font-size-complex="12pt"/>
    </style:style>
    <style:style style:name="P176" style:family="paragraph" style:parent-style-name="Table_20_Contents">
      <style:text-properties style:font-name="Liberation Sans" fo:font-size="12pt" officeooo:rsid="03510001" officeooo:paragraph-rsid="03510001" style:font-name-asian="Liberation Sans" style:font-size-asian="12pt" style:font-name-complex="Liberation Mono" style:font-size-complex="12pt"/>
    </style:style>
    <style:style style:name="P177" style:family="paragraph" style:parent-style-name="Table_20_Contents">
      <style:text-properties style:font-name="Liberation Sans" fo:font-size="12pt" officeooo:rsid="03653017" officeooo:paragraph-rsid="03653017" style:font-name-asian="Liberation Sans" style:font-size-asian="12pt" style:font-name-complex="Liberation Mono" style:font-size-complex="12pt"/>
    </style:style>
    <style:style style:name="P178" style:family="paragraph" style:parent-style-name="Table_20_Contents">
      <style:text-properties style:font-name="Liberation Sans" fo:font-size="12pt" officeooo:rsid="005c23ae" officeooo:paragraph-rsid="00a905ec" style:font-name-asian="Liberation Sans" style:font-size-asian="12pt" style:font-name-complex="Liberation Mono" style:font-size-complex="12pt"/>
    </style:style>
    <style:style style:name="P179" style:family="paragraph" style:parent-style-name="Table_20_Contents">
      <style:text-properties style:font-name="Liberation Sans" fo:font-size="12pt" officeooo:rsid="00564f73" officeooo:paragraph-rsid="00a905ec" style:font-name-asian="Liberation Sans" style:font-size-asian="12pt" style:font-name-complex="Liberation Mono" style:font-size-complex="12pt"/>
    </style:style>
    <style:style style:name="P180" style:family="paragraph" style:parent-style-name="Table_20_Contents">
      <style:text-properties style:font-name="Liberation Sans" fo:font-size="12pt" officeooo:paragraph-rsid="003b70eb" style:font-name-asian="Liberation Sans" style:font-size-asian="12pt" style:font-name-complex="Liberation Mono" style:font-size-complex="12pt"/>
    </style:style>
    <style:style style:name="P181" style:family="paragraph" style:parent-style-name="Table_20_Contents">
      <style:text-properties style:font-name="Liberation Sans" fo:font-size="12pt" officeooo:rsid="036f0630" officeooo:paragraph-rsid="036f0630" style:font-name-asian="Liberation Sans" style:font-size-asian="12pt" style:font-name-complex="Liberation Mono" style:font-size-complex="12pt"/>
    </style:style>
    <style:style style:name="P182" style:family="paragraph" style:parent-style-name="Table_20_Contents">
      <style:text-properties style:font-name="Liberation Sans" fo:font-size="12pt" officeooo:rsid="03728447" officeooo:paragraph-rsid="03728447" style:font-name-asian="Liberation Sans" style:font-size-asian="12pt" style:font-name-complex="Liberation Mono" style:font-size-complex="12pt"/>
    </style:style>
    <style:style style:name="P183" style:family="paragraph" style:parent-style-name="Table_20_Contents">
      <style:text-properties style:font-name="Liberation Sans" fo:font-size="12pt" officeooo:rsid="02fc9ecc" officeooo:paragraph-rsid="037538bb" style:font-name-asian="Liberation Sans" style:font-size-asian="12pt" style:font-name-complex="Liberation Mono" style:font-size-complex="12pt"/>
    </style:style>
    <style:style style:name="P184" style:family="paragraph" style:parent-style-name="Table_20_Contents">
      <style:text-properties style:font-name="Liberation Sans" fo:font-size="12pt" officeooo:rsid="03971501" officeooo:paragraph-rsid="03971501" style:font-name-asian="Liberation Sans" style:font-size-asian="12pt" style:font-name-complex="Liberation Mono" style:font-size-complex="12pt"/>
    </style:style>
    <style:style style:name="P185" style:family="paragraph" style:parent-style-name="Table_20_Contents">
      <style:text-properties style:font-name="Liberation Sans" fo:font-size="12pt" officeooo:rsid="03971501" officeooo:paragraph-rsid="0003be72" style:font-name-asian="Liberation Sans" style:font-size-asian="12pt" style:font-name-complex="Liberation Mono" style:font-size-complex="12pt"/>
    </style:style>
    <style:style style:name="P186" style:family="paragraph" style:parent-style-name="Table_20_Contents">
      <style:text-properties style:font-name="Liberation Sans" fo:font-size="12pt" officeooo:rsid="039801eb" officeooo:paragraph-rsid="039801eb" style:font-name-asian="Liberation Sans" style:font-size-asian="12pt" style:font-name-complex="Liberation Mono" style:font-size-complex="12pt"/>
    </style:style>
    <style:style style:name="P187" style:family="paragraph" style:parent-style-name="Table_20_Contents">
      <style:text-properties style:font-name="Liberation Sans" fo:font-size="12pt" officeooo:rsid="03990322" officeooo:paragraph-rsid="03990322" style:font-name-asian="Liberation Sans" style:font-size-asian="12pt" style:font-name-complex="Liberation Mono" style:font-size-complex="12pt"/>
    </style:style>
    <style:style style:name="P188" style:family="paragraph" style:parent-style-name="Table_20_Contents">
      <style:text-properties style:font-name="Liberation Sans" fo:font-size="12pt" officeooo:rsid="039a0d71" officeooo:paragraph-rsid="039a0d71" style:font-name-asian="Liberation Sans" style:font-size-asian="12pt" style:font-name-complex="Liberation Mono" style:font-size-complex="12pt"/>
    </style:style>
    <style:style style:name="P189" style:family="paragraph" style:parent-style-name="Table_20_Contents">
      <style:text-properties style:font-name="Liberation Sans" fo:font-size="12pt" officeooo:rsid="039a0d71" officeooo:paragraph-rsid="0003be72" style:font-name-asian="Liberation Sans" style:font-size-asian="12pt" style:font-name-complex="Liberation Mono" style:font-size-complex="12pt"/>
    </style:style>
    <style:style style:name="P190" style:family="paragraph" style:parent-style-name="Table_20_Contents">
      <style:text-properties style:font-name="Liberation Sans" fo:font-size="12pt" officeooo:rsid="039b82b8" officeooo:paragraph-rsid="039b82b8" style:font-name-asian="Liberation Sans" style:font-size-asian="12pt" style:font-name-complex="Liberation Mono" style:font-size-complex="12pt"/>
    </style:style>
    <style:style style:name="P191" style:family="paragraph" style:parent-style-name="Table_20_Contents">
      <style:text-properties style:font-name="Liberation Sans" fo:font-size="12pt" officeooo:rsid="039eb8b6" officeooo:paragraph-rsid="039eb8b6" style:font-name-asian="Liberation Sans" style:font-size-asian="12pt" style:font-name-complex="Liberation Mono" style:font-size-complex="12pt"/>
    </style:style>
    <style:style style:name="P192" style:family="paragraph" style:parent-style-name="Table_20_Contents">
      <style:text-properties style:font-name="Liberation Sans" fo:font-size="12pt" officeooo:rsid="03ac94db" officeooo:paragraph-rsid="03ac94db" style:font-name-asian="Liberation Sans" style:font-size-asian="12pt" style:font-name-complex="Liberation Mono" style:font-size-complex="12pt"/>
    </style:style>
    <style:style style:name="P193" style:family="paragraph" style:parent-style-name="Table_20_Contents">
      <style:text-properties style:font-name="Liberation Sans" fo:font-size="12pt" officeooo:rsid="03aceb6c" officeooo:paragraph-rsid="03aceb6c" style:font-name-asian="Liberation Sans" style:font-size-asian="12pt" style:font-name-complex="Liberation Mono" style:font-size-complex="12pt"/>
    </style:style>
    <style:style style:name="P194" style:family="paragraph" style:parent-style-name="Table_20_Contents">
      <style:text-properties style:font-name="Liberation Sans" fo:font-size="12pt" officeooo:rsid="03ae02d9" officeooo:paragraph-rsid="03ae02d9" style:font-name-asian="Liberation Sans" style:font-size-asian="12pt" style:font-name-complex="Liberation Mono" style:font-size-complex="12pt"/>
    </style:style>
    <style:style style:name="P195" style:family="paragraph" style:parent-style-name="Table_20_Contents">
      <style:text-properties style:font-name="Liberation Sans" fo:font-size="12pt" officeooo:rsid="03aed320" officeooo:paragraph-rsid="03aed320" style:font-name-asian="Liberation Sans" style:font-size-asian="12pt" style:font-name-complex="Liberation Mono" style:font-size-complex="12pt"/>
    </style:style>
    <style:style style:name="P196" style:family="paragraph" style:parent-style-name="Table_20_Contents">
      <style:text-properties style:font-name="Liberation Sans" fo:font-size="12pt" officeooo:rsid="03b095cd" officeooo:paragraph-rsid="03b095cd" style:font-name-asian="Liberation Sans" style:font-size-asian="12pt" style:font-name-complex="Liberation Mono" style:font-size-complex="12pt"/>
    </style:style>
    <style:style style:name="P197" style:family="paragraph" style:parent-style-name="Table_20_Contents">
      <style:text-properties style:font-name="Liberation Sans" fo:font-size="12pt" officeooo:rsid="03b0d36e" officeooo:paragraph-rsid="03b0d36e" style:font-name-asian="Liberation Sans" style:font-size-asian="12pt" style:font-name-complex="Liberation Mono" style:font-size-complex="12pt"/>
    </style:style>
    <style:style style:name="P198" style:family="paragraph" style:parent-style-name="Table_20_Contents">
      <style:text-properties style:font-name="Liberation Sans" fo:font-size="12pt" officeooo:rsid="03b63319" officeooo:paragraph-rsid="03b63319" style:font-name-asian="Liberation Sans" style:font-size-asian="12pt" style:font-name-complex="Liberation Mono" style:font-size-complex="12pt"/>
    </style:style>
    <style:style style:name="P199" style:family="paragraph" style:parent-style-name="Table_20_Contents">
      <style:text-properties style:font-name="Liberation Sans" fo:font-size="12pt" officeooo:rsid="03b81026" officeooo:paragraph-rsid="03b81026" style:font-name-asian="Liberation Sans" style:font-size-asian="12pt" style:font-name-complex="Liberation Mono" style:font-size-complex="12pt"/>
    </style:style>
    <style:style style:name="P200" style:family="paragraph" style:parent-style-name="Table_20_Contents">
      <style:text-properties style:font-name="Liberation Sans" fo:font-size="12pt" officeooo:rsid="03b91fff" officeooo:paragraph-rsid="03b91fff" style:font-name-asian="Liberation Sans" style:font-size-asian="12pt" style:font-name-complex="Liberation Mono" style:font-size-complex="12pt"/>
    </style:style>
    <style:style style:name="P201" style:family="paragraph" style:parent-style-name="Table_20_Contents">
      <style:text-properties style:font-name="Liberation Sans" fo:font-size="12pt" officeooo:rsid="03bab2d9" officeooo:paragraph-rsid="03bab2d9" style:font-name-asian="Liberation Sans" style:font-size-asian="12pt" style:font-name-complex="Liberation Mono" style:font-size-complex="12pt"/>
    </style:style>
    <style:style style:name="P202" style:family="paragraph" style:parent-style-name="Table_20_Contents">
      <style:text-properties style:font-name="Liberation Sans" fo:font-size="12pt" officeooo:rsid="03bb93fe" officeooo:paragraph-rsid="03bb93fe" style:font-name-asian="Liberation Sans" style:font-size-asian="12pt" style:font-name-complex="Liberation Mono" style:font-size-complex="12pt"/>
    </style:style>
    <style:style style:name="P203" style:family="paragraph" style:parent-style-name="Table_20_Contents">
      <style:text-properties style:font-name="Liberation Sans" fo:font-size="12pt" officeooo:rsid="03be1e3d" officeooo:paragraph-rsid="03be1e3d" style:font-name-asian="Liberation Sans" style:font-size-asian="12pt" style:font-name-complex="Liberation Mono" style:font-size-complex="12pt"/>
    </style:style>
    <style:style style:name="P204" style:family="paragraph" style:parent-style-name="Table_20_Contents">
      <style:text-properties style:font-name="Liberation Sans" fo:font-size="12pt" officeooo:rsid="03c13db2" officeooo:paragraph-rsid="03c13db2" style:font-name-asian="Liberation Sans" style:font-size-asian="12pt" style:font-name-complex="Liberation Mono" style:font-size-complex="12pt"/>
    </style:style>
    <style:style style:name="P205" style:family="paragraph" style:parent-style-name="Table_20_Contents">
      <style:text-properties style:font-name="Liberation Sans" fo:font-size="12pt" officeooo:rsid="03c3816a" officeooo:paragraph-rsid="03c3816a" style:font-name-asian="Liberation Sans" style:font-size-asian="12pt" style:font-name-complex="Liberation Mono" style:font-size-complex="12pt"/>
    </style:style>
    <style:style style:name="P206" style:family="paragraph" style:parent-style-name="Table_20_Contents">
      <style:text-properties style:font-name="Liberation Sans" fo:font-size="12pt" officeooo:rsid="03c6e184" officeooo:paragraph-rsid="03c6e184" style:font-name-asian="Liberation Sans" style:font-size-asian="12pt" style:font-name-complex="Liberation Mono" style:font-size-complex="12pt"/>
    </style:style>
    <style:style style:name="P207" style:family="paragraph" style:parent-style-name="Table_20_Contents">
      <style:text-properties style:font-name="Liberation Sans" fo:font-size="12pt" officeooo:rsid="03cb4c41" officeooo:paragraph-rsid="03cb4c41" style:font-name-asian="Liberation Sans" style:font-size-asian="12pt" style:font-name-complex="Liberation Mono" style:font-size-complex="12pt"/>
    </style:style>
    <style:style style:name="P208" style:family="paragraph" style:parent-style-name="Table_20_Contents">
      <style:text-properties style:font-name="Liberation Sans" fo:font-size="12pt" officeooo:rsid="03cc1a99" officeooo:paragraph-rsid="03cc1a99" style:font-name-asian="Liberation Sans" style:font-size-asian="12pt" style:font-name-complex="Liberation Mono" style:font-size-complex="12pt"/>
    </style:style>
    <style:style style:name="P209" style:family="paragraph" style:parent-style-name="Table_20_Contents">
      <style:text-properties style:font-name="Liberation Sans" fo:font-size="12pt" officeooo:paragraph-rsid="03cc1a99" style:font-name-asian="Liberation Sans" style:font-size-asian="12pt" style:font-name-complex="Liberation Mono" style:font-size-complex="12pt"/>
    </style:style>
    <style:style style:name="P210" style:family="paragraph" style:parent-style-name="Table_20_Contents">
      <style:text-properties style:font-name="Liberation Sans" fo:font-size="12pt" officeooo:rsid="03cd98b9" officeooo:paragraph-rsid="03cd98b9" style:font-name-asian="Liberation Sans" style:font-size-asian="12pt" style:font-name-complex="Liberation Mono" style:font-size-complex="12pt"/>
    </style:style>
    <style:style style:name="P211" style:family="paragraph" style:parent-style-name="Table_20_Contents">
      <style:text-properties style:font-name="Liberation Sans" fo:font-size="12pt" officeooo:rsid="03d359f2" officeooo:paragraph-rsid="03d359f2" style:font-name-asian="Liberation Sans" style:font-size-asian="12pt" style:font-name-complex="Liberation Mono" style:font-size-complex="12pt"/>
    </style:style>
    <style:style style:name="P212" style:family="paragraph" style:parent-style-name="Table_20_Contents">
      <style:text-properties style:font-name="Liberation Sans" fo:font-size="12pt" officeooo:rsid="03d82670" officeooo:paragraph-rsid="03d82670" style:font-name-asian="Liberation Sans" style:font-size-asian="12pt" style:font-name-complex="Liberation Mono" style:font-size-complex="12pt"/>
    </style:style>
    <style:style style:name="P213" style:family="paragraph" style:parent-style-name="Table_20_Contents">
      <style:text-properties style:font-name="Liberation Sans" fo:font-size="12pt" officeooo:rsid="03d9e77f" officeooo:paragraph-rsid="03d9e77f" style:font-name-asian="Liberation Sans" style:font-size-asian="12pt" style:font-name-complex="Liberation Mono" style:font-size-complex="12pt"/>
    </style:style>
    <style:style style:name="P214" style:family="paragraph" style:parent-style-name="Table_20_Contents">
      <style:text-properties style:font-name="Liberation Sans" fo:font-size="12pt" officeooo:rsid="03dcec39" officeooo:paragraph-rsid="03dcec39" style:font-name-asian="Liberation Sans" style:font-size-asian="12pt" style:font-name-complex="Liberation Mono" style:font-size-complex="12pt"/>
    </style:style>
    <style:style style:name="P215" style:family="paragraph" style:parent-style-name="Table_20_Contents">
      <style:text-properties style:font-name="Liberation Sans" fo:font-size="12pt" officeooo:rsid="03e0f681" officeooo:paragraph-rsid="03e0f681" style:font-name-asian="Liberation Sans" style:font-size-asian="12pt" style:font-name-complex="Liberation Mono" style:font-size-complex="12pt"/>
    </style:style>
    <style:style style:name="P216" style:family="paragraph" style:parent-style-name="Table_20_Contents">
      <style:text-properties style:font-name="Liberation Sans" fo:font-size="12pt" officeooo:rsid="03e4e729" officeooo:paragraph-rsid="03e4e729" style:font-name-asian="Liberation Sans" style:font-size-asian="12pt" style:font-name-complex="Liberation Mono" style:font-size-complex="12pt"/>
    </style:style>
    <style:style style:name="P217" style:family="paragraph" style:parent-style-name="Table_20_Contents">
      <style:text-properties style:font-name="Liberation Sans" fo:font-size="12pt" officeooo:rsid="03e867df" officeooo:paragraph-rsid="03e867df" style:font-name-asian="Liberation Sans" style:font-size-asian="12pt" style:font-name-complex="Liberation Mono" style:font-size-complex="12pt"/>
    </style:style>
    <style:style style:name="P218" style:family="paragraph" style:parent-style-name="Table_20_Contents">
      <style:text-properties style:font-name="Liberation Sans" fo:font-size="12pt" officeooo:rsid="03ea6767" officeooo:paragraph-rsid="03ea6767" style:font-name-asian="Liberation Sans" style:font-size-asian="12pt" style:font-name-complex="Liberation Mono" style:font-size-complex="12pt"/>
    </style:style>
    <style:style style:name="P219" style:family="paragraph" style:parent-style-name="Table_20_Contents">
      <style:text-properties style:font-name="Liberation Sans" fo:font-size="12pt" officeooo:rsid="03ed6631" officeooo:paragraph-rsid="03ed6631" style:font-name-asian="Liberation Sans" style:font-size-asian="12pt" style:font-name-complex="Liberation Mono" style:font-size-complex="12pt"/>
    </style:style>
    <style:style style:name="P220" style:family="paragraph" style:parent-style-name="Table_20_Contents">
      <style:text-properties style:font-name="Liberation Sans" fo:font-size="12pt" officeooo:rsid="03ed6631" officeooo:paragraph-rsid="03f08771" style:font-name-asian="Liberation Sans" style:font-size-asian="12pt" style:font-name-complex="Liberation Mono" style:font-size-complex="12pt"/>
    </style:style>
    <style:style style:name="P221" style:family="paragraph" style:parent-style-name="Table_20_Contents">
      <style:text-properties style:font-name="Liberation Sans" fo:font-size="12pt" officeooo:rsid="03f08771" officeooo:paragraph-rsid="03f08771" style:font-name-asian="Liberation Sans" style:font-size-asian="12pt" style:font-name-complex="Liberation Mono" style:font-size-complex="12pt"/>
    </style:style>
    <style:style style:name="P222" style:family="paragraph" style:parent-style-name="Table_20_Contents">
      <style:text-properties style:font-name="Liberation Sans" fo:font-size="12pt" officeooo:rsid="03f0b740" officeooo:paragraph-rsid="03f0b740" style:font-name-asian="Liberation Sans" style:font-size-asian="12pt" style:font-name-complex="Liberation Mono" style:font-size-complex="12pt"/>
    </style:style>
    <style:style style:name="P223" style:family="paragraph" style:parent-style-name="Table_20_Contents">
      <style:text-properties style:font-name="Liberation Sans" fo:font-size="12pt" officeooo:rsid="03f192d2" officeooo:paragraph-rsid="03f192d2" style:font-name-asian="Liberation Sans" style:font-size-asian="12pt" style:font-name-complex="Liberation Mono" style:font-size-complex="12pt"/>
    </style:style>
    <style:style style:name="P224" style:family="paragraph" style:parent-style-name="Table_20_Contents">
      <style:text-properties style:font-name="Liberation Sans" fo:font-size="12pt" officeooo:rsid="04012f7c" officeooo:paragraph-rsid="04012f7c" style:font-name-asian="Liberation Sans" style:font-size-asian="12pt" style:font-name-complex="Liberation Mono" style:font-size-complex="12pt"/>
    </style:style>
    <style:style style:name="P225" style:family="paragraph" style:parent-style-name="Table_20_Contents">
      <style:text-properties style:font-name="Liberation Sans" fo:font-size="12pt" officeooo:rsid="04030d38" officeooo:paragraph-rsid="04030d38" style:font-name-asian="Liberation Sans" style:font-size-asian="12pt" style:font-name-complex="Liberation Mono" style:font-size-complex="12pt"/>
    </style:style>
    <style:style style:name="P226" style:family="paragraph" style:parent-style-name="Table_20_Contents">
      <style:text-properties style:font-name="Liberation Sans" fo:font-size="12pt" officeooo:rsid="04030d38" officeooo:paragraph-rsid="04a28bc2" style:font-name-asian="Liberation Sans" style:font-size-asian="12pt" style:font-name-complex="Liberation Mono" style:font-size-complex="12pt"/>
    </style:style>
    <style:style style:name="P227" style:family="paragraph" style:parent-style-name="Table_20_Contents">
      <style:text-properties style:font-name="Liberation Sans" fo:font-size="12pt" officeooo:rsid="04046d55" officeooo:paragraph-rsid="04046d55" style:font-name-asian="Liberation Sans" style:font-size-asian="12pt" style:font-name-complex="Liberation Mono" style:font-size-complex="12pt"/>
    </style:style>
    <style:style style:name="P228" style:family="paragraph" style:parent-style-name="Table_20_Contents">
      <style:text-properties style:font-name="Liberation Sans" fo:font-size="12pt" officeooo:rsid="04046d55" officeooo:paragraph-rsid="04a28bc2" style:font-name-asian="Liberation Sans" style:font-size-asian="12pt" style:font-name-complex="Liberation Mono" style:font-size-complex="12pt"/>
    </style:style>
    <style:style style:name="P229" style:family="paragraph" style:parent-style-name="Table_20_Contents">
      <style:text-properties style:font-name="Liberation Sans" fo:font-size="12pt" officeooo:rsid="0404fcd6" officeooo:paragraph-rsid="0404fcd6" style:font-name-asian="Liberation Sans" style:font-size-asian="12pt" style:font-name-complex="Liberation Mono" style:font-size-complex="12pt"/>
    </style:style>
    <style:style style:name="P230" style:family="paragraph" style:parent-style-name="Table_20_Contents">
      <style:text-properties style:font-name="Liberation Sans" fo:font-size="12pt" officeooo:rsid="04070782" officeooo:paragraph-rsid="04070782" style:font-name-asian="Liberation Sans" style:font-size-asian="12pt" style:font-name-complex="Liberation Mono" style:font-size-complex="12pt"/>
    </style:style>
    <style:style style:name="P231" style:family="paragraph" style:parent-style-name="Table_20_Contents">
      <style:text-properties style:font-name="Liberation Sans" fo:font-size="12pt" officeooo:rsid="040f9af4" officeooo:paragraph-rsid="040f9af4" style:font-name-asian="Liberation Sans" style:font-size-asian="12pt" style:font-name-complex="Liberation Mono" style:font-size-complex="12pt"/>
    </style:style>
    <style:style style:name="P232" style:family="paragraph" style:parent-style-name="Table_20_Contents">
      <style:text-properties style:font-name="Liberation Sans" fo:font-size="12pt" officeooo:rsid="0405751c" officeooo:paragraph-rsid="04a28bc2" style:font-name-asian="Liberation Sans" style:font-size-asian="12pt" style:font-name-complex="Liberation Mono" style:font-size-complex="12pt"/>
    </style:style>
    <style:style style:name="P233" style:family="paragraph" style:parent-style-name="Table_20_Contents">
      <style:text-properties officeooo:paragraph-rsid="03fb9b1e" style:font-name-asian="Liberation Sans" style:font-size-asian="12pt"/>
    </style:style>
    <style:style style:name="P234" style:family="paragraph" style:parent-style-name="Table_20_Contents">
      <style:text-properties officeooo:rsid="0003be72" officeooo:paragraph-rsid="042450ab"/>
    </style:style>
    <style:style style:name="P235" style:family="paragraph" style:parent-style-name="Table_20_Contents">
      <style:text-properties officeooo:paragraph-rsid="042450ab"/>
    </style:style>
    <style:style style:name="P236" style:family="paragraph" style:parent-style-name="Table_20_Contents">
      <style:text-properties officeooo:rsid="04263a53" officeooo:paragraph-rsid="04263a53"/>
    </style:style>
    <style:style style:name="P237" style:family="paragraph" style:parent-style-name="Table_20_Contents">
      <style:text-properties officeooo:rsid="04282223" officeooo:paragraph-rsid="04282223"/>
    </style:style>
    <style:style style:name="P238" style:family="paragraph" style:parent-style-name="Table_20_Contents">
      <style:text-properties officeooo:rsid="04283b64" officeooo:paragraph-rsid="04283b64"/>
    </style:style>
    <style:style style:name="P239" style:family="paragraph" style:parent-style-name="Table_20_Contents">
      <style:text-properties officeooo:rsid="04283b64" officeooo:paragraph-rsid="04567a59"/>
    </style:style>
    <style:style style:name="P240" style:family="paragraph" style:parent-style-name="Table_20_Contents">
      <style:text-properties officeooo:rsid="04283b64" officeooo:paragraph-rsid="043209e0"/>
    </style:style>
    <style:style style:name="P241" style:family="paragraph" style:parent-style-name="Table_20_Contents">
      <style:text-properties officeooo:rsid="042a2a31" officeooo:paragraph-rsid="042a2a31"/>
    </style:style>
    <style:style style:name="P242" style:family="paragraph" style:parent-style-name="Table_20_Contents">
      <style:text-properties officeooo:rsid="042ae995" officeooo:paragraph-rsid="042ae995"/>
    </style:style>
    <style:style style:name="P243" style:family="paragraph" style:parent-style-name="Table_20_Contents">
      <style:text-properties officeooo:rsid="042fbf55" officeooo:paragraph-rsid="042fbf55"/>
    </style:style>
    <style:style style:name="P244" style:family="paragraph" style:parent-style-name="Table_20_Contents">
      <style:text-properties officeooo:rsid="04306077" officeooo:paragraph-rsid="04306077"/>
    </style:style>
    <style:style style:name="P245" style:family="paragraph" style:parent-style-name="Table_20_Contents">
      <style:text-properties officeooo:rsid="043209e0" officeooo:paragraph-rsid="043209e0"/>
    </style:style>
    <style:style style:name="P246" style:family="paragraph" style:parent-style-name="Table_20_Contents">
      <style:text-properties officeooo:rsid="04357393" officeooo:paragraph-rsid="04357393"/>
    </style:style>
    <style:style style:name="P247" style:family="paragraph" style:parent-style-name="Table_20_Contents">
      <style:text-properties officeooo:rsid="04357393" officeooo:paragraph-rsid="04591c80"/>
    </style:style>
    <style:style style:name="P248" style:family="paragraph" style:parent-style-name="Table_20_Contents">
      <style:text-properties officeooo:rsid="0437669f" officeooo:paragraph-rsid="0437669f"/>
    </style:style>
    <style:style style:name="P249" style:family="paragraph" style:parent-style-name="Table_20_Contents">
      <style:text-properties officeooo:rsid="04383fdc" officeooo:paragraph-rsid="04383fdc"/>
    </style:style>
    <style:style style:name="P250" style:family="paragraph" style:parent-style-name="Table_20_Contents">
      <style:text-properties officeooo:rsid="04383fdc" officeooo:paragraph-rsid="0455b5df"/>
    </style:style>
    <style:style style:name="P251" style:family="paragraph" style:parent-style-name="Table_20_Contents">
      <style:text-properties officeooo:rsid="0439abcb" officeooo:paragraph-rsid="0439abcb"/>
    </style:style>
    <style:style style:name="P252" style:family="paragraph" style:parent-style-name="Table_20_Contents">
      <style:text-properties officeooo:rsid="043b8bbf" officeooo:paragraph-rsid="043b8bbf"/>
    </style:style>
    <style:style style:name="P253" style:family="paragraph" style:parent-style-name="Table_20_Contents">
      <style:text-properties officeooo:rsid="043d594e" officeooo:paragraph-rsid="043d594e"/>
    </style:style>
    <style:style style:name="P254" style:family="paragraph" style:parent-style-name="Table_20_Contents">
      <style:text-properties officeooo:rsid="043db6fa" officeooo:paragraph-rsid="043db6fa"/>
    </style:style>
    <style:style style:name="P255" style:family="paragraph" style:parent-style-name="Table_20_Contents">
      <style:text-properties officeooo:rsid="0444ab0c" officeooo:paragraph-rsid="0444ab0c"/>
    </style:style>
    <style:style style:name="P256" style:family="paragraph" style:parent-style-name="Table_20_Contents">
      <style:text-properties officeooo:rsid="04464274" officeooo:paragraph-rsid="04464274"/>
    </style:style>
    <style:style style:name="P257" style:family="paragraph" style:parent-style-name="Table_20_Contents">
      <style:text-properties officeooo:rsid="047ed3df" officeooo:paragraph-rsid="047ed3df"/>
    </style:style>
    <style:style style:name="P258" style:family="paragraph" style:parent-style-name="Table_20_Contents">
      <style:text-properties officeooo:rsid="049441bc" officeooo:paragraph-rsid="049441bc"/>
    </style:style>
    <style:style style:name="P259" style:family="paragraph" style:parent-style-name="Table_20_Contents">
      <style:text-properties officeooo:rsid="049c5d34" officeooo:paragraph-rsid="049c5d34"/>
    </style:style>
    <style:style style:name="P260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officeooo:rsid="048c3043" officeooo:paragraph-rsid="048c3043"/>
    </style:style>
    <style:style style:name="P261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officeooo:rsid="0487a464" officeooo:paragraph-rsid="0487a464"/>
    </style:style>
    <style:style style:name="P262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officeooo:rsid="0477e479" officeooo:paragraph-rsid="0477e479"/>
    </style:style>
    <style:style style:name="P263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officeooo:rsid="04794968" officeooo:paragraph-rsid="04794968"/>
    </style:style>
    <style:style style:name="P264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officeooo:rsid="048574a5" officeooo:paragraph-rsid="048574a5"/>
    </style:style>
    <style:style style:name="P265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officeooo:rsid="048ec931" officeooo:paragraph-rsid="048ec931"/>
    </style:style>
    <style:style style:name="P266" style:family="paragraph" style:parent-style-name="Standard">
      <style:text-properties style:font-name="Liberation Sans" fo:font-size="12pt" officeooo:rsid="03f0b740" officeooo:paragraph-rsid="03f0b740" style:font-name-asian="Liberation Sans" style:font-size-asian="12pt" style:font-size-complex="12pt"/>
    </style:style>
    <style:style style:name="P267" style:family="paragraph" style:parent-style-name="Standard">
      <style:text-properties style:font-name="Liberation Sans" fo:font-size="12pt" officeooo:rsid="04b27927" officeooo:paragraph-rsid="04b27927" style:font-name-asian="Liberation Sans" style:font-size-asian="12pt" style:font-size-complex="12pt"/>
    </style:style>
    <style:style style:name="P268" style:family="paragraph" style:parent-style-name="Table_20_Contents">
      <style:text-properties style:font-name="Liberation Sans" fo:font-size="12pt" officeooo:rsid="04a28bc2" officeooo:paragraph-rsid="04a28bc2" style:font-name-asian="Liberation Sans" style:font-size-asian="12pt" style:font-name-complex="Liberation Mono" style:font-size-complex="12pt"/>
    </style:style>
    <style:style style:name="P269" style:family="paragraph" style:parent-style-name="Table_20_Contents">
      <style:text-properties style:font-name="Liberation Sans" fo:font-size="12pt" officeooo:rsid="03f0b740" officeooo:paragraph-rsid="03f0b740" style:font-name-asian="Liberation Sans" style:font-size-asian="12pt" style:font-name-complex="Liberation Mono" style:font-size-complex="12pt"/>
    </style:style>
    <style:style style:name="P270" style:family="paragraph" style:parent-style-name="Table_20_Contents">
      <style:text-properties style:font-name="Liberation Sans" fo:font-size="12pt" officeooo:rsid="04b27927" officeooo:paragraph-rsid="04b27927" style:font-name-asian="Liberation Sans" style:font-size-asian="12pt" style:font-name-complex="Liberation Mono" style:font-size-complex="12pt"/>
    </style:style>
    <style:style style:name="T1" style:family="text">
      <style:text-properties officeooo:rsid="005deb3e"/>
    </style:style>
    <style:style style:name="T2" style:family="text">
      <style:text-properties fo:font-variant="normal" fo:text-transform="none" fo:color="#000000" fo:letter-spacing="normal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Tahoma" style:font-size-asian="9.75pt" style:font-style-asian="normal" style:font-weight-asian="normal"/>
    </style:style>
    <style:style style:name="T4" style:family="text">
      <style:text-properties fo:color="#ce181e"/>
    </style:style>
    <style:style style:name="T5" style:family="text">
      <style:text-properties fo:color="#ce181e" officeooo:rsid="02afd6d0"/>
    </style:style>
    <style:style style:name="T6" style:family="text">
      <style:text-properties fo:color="#ce181e" officeooo:rsid="02cb8c92"/>
    </style:style>
    <style:style style:name="T7" style:family="text">
      <style:text-properties fo:color="#ce181e" officeooo:rsid="02cf7adc"/>
    </style:style>
    <style:style style:name="T8" style:family="text">
      <style:text-properties fo:color="#ce181e" officeooo:rsid="03315747"/>
    </style:style>
    <style:style style:name="T9" style:family="text">
      <style:text-properties fo:color="#ce181e" officeooo:rsid="034feb37"/>
    </style:style>
    <style:style style:name="T10" style:family="text">
      <style:text-properties fo:color="#ce181e" officeooo:rsid="0393ee46"/>
    </style:style>
    <style:style style:name="T11" style:family="text">
      <style:text-properties fo:color="#ce181e" officeooo:rsid="042fa322"/>
    </style:style>
    <style:style style:name="T12" style:family="text">
      <style:text-properties fo:color="#ce181e" officeooo:rsid="04283b64"/>
    </style:style>
    <style:style style:name="T13" style:family="text">
      <style:text-properties fo:color="#ce181e" officeooo:rsid="04383fdc"/>
    </style:style>
    <style:style style:name="T14" style:family="text">
      <style:text-properties fo:color="#ce181e" officeooo:rsid="043b8bbf"/>
    </style:style>
    <style:style style:name="T15" style:family="text">
      <style:text-properties fo:color="#ce181e" officeooo:rsid="04809836"/>
    </style:style>
    <style:style style:name="T16" style:family="text">
      <style:text-properties fo:color="#ce181e" officeooo:rsid="0489c664"/>
    </style:style>
    <style:style style:name="T17" style:family="text">
      <style:text-properties fo:color="#ce181e" officeooo:rsid="04971cbf"/>
    </style:style>
    <style:style style:name="T18" style:family="text">
      <style:text-properties officeooo:rsid="013efbab"/>
    </style:style>
    <style:style style:name="T19" style:family="text">
      <style:text-properties officeooo:rsid="016a1e46"/>
    </style:style>
    <style:style style:name="T20" style:family="text">
      <style:text-properties officeooo:rsid="01c81da7"/>
    </style:style>
    <style:style style:name="T21" style:family="text">
      <style:text-properties officeooo:rsid="021c744f"/>
    </style:style>
    <style:style style:name="T22" style:family="text">
      <style:text-properties officeooo:rsid="022f8613"/>
    </style:style>
    <style:style style:name="T23" style:family="text">
      <style:text-properties officeooo:rsid="02374e3b"/>
    </style:style>
    <style:style style:name="T24" style:family="text">
      <style:text-properties officeooo:rsid="0237a236"/>
    </style:style>
    <style:style style:name="T25" style:family="text">
      <style:text-properties officeooo:rsid="023909a2"/>
    </style:style>
    <style:style style:name="T26" style:family="text">
      <style:text-properties officeooo:rsid="023977f6"/>
    </style:style>
    <style:style style:name="T27" style:family="text">
      <style:text-properties officeooo:rsid="023b2d41"/>
    </style:style>
    <style:style style:name="T28" style:family="text">
      <style:text-properties officeooo:rsid="023beab2"/>
    </style:style>
    <style:style style:name="T29" style:family="text">
      <style:text-properties officeooo:rsid="023d18b7"/>
    </style:style>
    <style:style style:name="T30" style:family="text">
      <style:text-properties officeooo:rsid="024977a0"/>
    </style:style>
    <style:style style:name="T31" style:family="text">
      <style:text-properties officeooo:rsid="024b3d4e"/>
    </style:style>
    <style:style style:name="T32" style:family="text">
      <style:text-properties officeooo:rsid="024e3cb2"/>
    </style:style>
    <style:style style:name="T33" style:family="text">
      <style:text-properties officeooo:rsid="025592c7"/>
    </style:style>
    <style:style style:name="T34" style:family="text">
      <style:text-properties officeooo:rsid="0259e9b5"/>
    </style:style>
    <style:style style:name="T35" style:family="text">
      <style:text-properties officeooo:rsid="025bbaa3"/>
    </style:style>
    <style:style style:name="T36" style:family="text">
      <style:text-properties officeooo:rsid="026249d7"/>
    </style:style>
    <style:style style:name="T37" style:family="text">
      <style:text-properties officeooo:rsid="0262b043"/>
    </style:style>
    <style:style style:name="T38" style:family="text">
      <style:text-properties officeooo:rsid="02650751"/>
    </style:style>
    <style:style style:name="T39" style:family="text">
      <style:text-properties style:text-position="0% 100%"/>
    </style:style>
    <style:style style:name="T40" style:family="text">
      <style:text-properties officeooo:rsid="029156ef"/>
    </style:style>
    <style:style style:name="T41" style:family="text">
      <style:text-properties officeooo:rsid="02a2c120"/>
    </style:style>
    <style:style style:name="T42" style:family="text">
      <style:text-properties officeooo:rsid="02bfb90b"/>
    </style:style>
    <style:style style:name="T43" style:family="text">
      <style:text-properties officeooo:rsid="02d07685"/>
    </style:style>
    <style:style style:name="T44" style:family="text">
      <style:text-properties officeooo:rsid="02d5ca8a"/>
    </style:style>
    <style:style style:name="T45" style:family="text">
      <style:text-properties officeooo:rsid="02d931f6"/>
    </style:style>
    <style:style style:name="T46" style:family="text">
      <style:text-properties officeooo:rsid="02e9fbde"/>
    </style:style>
    <style:style style:name="T47" style:family="text">
      <style:text-properties officeooo:rsid="02ecffb3"/>
    </style:style>
    <style:style style:name="T48" style:family="text">
      <style:text-properties officeooo:rsid="02eeeb1d"/>
    </style:style>
    <style:style style:name="T49" style:family="text">
      <style:text-properties officeooo:rsid="02f0e7a9"/>
    </style:style>
    <style:style style:name="T50" style:family="text">
      <style:text-properties officeooo:rsid="02f570cc"/>
    </style:style>
    <style:style style:name="T51" style:family="text">
      <style:text-properties officeooo:rsid="030cddc0"/>
    </style:style>
    <style:style style:name="T52" style:family="text">
      <style:text-properties officeooo:rsid="030dcee3"/>
    </style:style>
    <style:style style:name="T53" style:family="text">
      <style:text-properties officeooo:rsid="031e202d"/>
    </style:style>
    <style:style style:name="T54" style:family="text">
      <style:text-properties officeooo:rsid="03253450"/>
    </style:style>
    <style:style style:name="T55" style:family="text">
      <style:text-properties officeooo:rsid="0328d36a"/>
    </style:style>
    <style:style style:name="T56" style:family="text">
      <style:text-properties officeooo:rsid="03304148"/>
    </style:style>
    <style:style style:name="T57" style:family="text">
      <style:text-properties officeooo:rsid="033a894a"/>
    </style:style>
    <style:style style:name="T58" style:family="text">
      <style:text-properties officeooo:rsid="034feb37"/>
    </style:style>
    <style:style style:name="T59" style:family="text">
      <style:text-properties officeooo:rsid="0351df5d"/>
    </style:style>
    <style:style style:name="T60" style:family="text">
      <style:text-properties officeooo:rsid="036415be"/>
    </style:style>
    <style:style style:name="T61" style:family="text">
      <style:text-properties officeooo:rsid="0394f949"/>
    </style:style>
    <style:style style:name="T62" style:family="text">
      <style:text-properties officeooo:rsid="039c614e"/>
    </style:style>
    <style:style style:name="T63" style:family="text">
      <style:text-properties officeooo:rsid="03a34867"/>
    </style:style>
    <style:style style:name="T64" style:family="text">
      <style:text-properties officeooo:rsid="03aceb6c"/>
    </style:style>
    <style:style style:name="T65" style:family="text">
      <style:text-properties style:use-window-font-color="true" officeooo:rsid="03aceb6c" fo:background-color="#adc5e7" loext:char-shading-value="0"/>
    </style:style>
    <style:style style:name="T66" style:family="text">
      <style:text-properties style:use-window-font-color="true" officeooo:rsid="03aceb6c" fo:background-color="#fcd4d1" loext:char-shading-value="0"/>
    </style:style>
    <style:style style:name="T67" style:family="text">
      <style:text-properties style:use-window-font-color="true" officeooo:rsid="03aceb6c" fo:background-color="#eeeeee" loext:char-shading-value="0"/>
    </style:style>
    <style:style style:name="T68" style:family="text">
      <style:text-properties officeooo:rsid="03b1b5db"/>
    </style:style>
    <style:style style:name="T69" style:family="text">
      <style:text-properties officeooo:rsid="03b57050"/>
    </style:style>
    <style:style style:name="T70" style:family="text">
      <style:text-properties officeooo:rsid="03c7f9e8"/>
    </style:style>
    <style:style style:name="T71" style:family="text">
      <style:text-properties officeooo:rsid="03d69279"/>
    </style:style>
    <style:style style:name="T72" style:family="text">
      <style:text-properties officeooo:rsid="03e867df"/>
    </style:style>
    <style:style style:name="T73" style:family="text">
      <style:text-properties officeooo:rsid="03eecc84"/>
    </style:style>
    <style:style style:name="T74" style:family="text">
      <style:text-properties officeooo:rsid="03f08771"/>
    </style:style>
    <style:style style:name="T75" style:family="text">
      <style:text-properties style:font-name="Liberation Sans" fo:font-size="12pt" officeooo:rsid="03f55aa1" style:font-name-complex="Liberation Mono" style:font-size-complex="12pt"/>
    </style:style>
    <style:style style:name="T76" style:family="text">
      <style:text-properties officeooo:rsid="0405751c"/>
    </style:style>
    <style:style style:name="T77" style:family="text">
      <style:text-properties officeooo:rsid="0413ae08"/>
    </style:style>
    <style:style style:name="T78" style:family="text">
      <style:text-properties officeooo:rsid="0419039b"/>
    </style:style>
    <style:style style:name="T79" style:family="text">
      <style:text-properties officeooo:rsid="04263a53"/>
    </style:style>
    <style:style style:name="T80" style:family="text">
      <style:text-properties officeooo:rsid="04283b64"/>
    </style:style>
    <style:style style:name="T81" style:family="text">
      <style:text-properties officeooo:rsid="043209e0"/>
    </style:style>
    <style:style style:name="T82" style:family="text">
      <style:text-properties officeooo:rsid="04321e38"/>
    </style:style>
    <style:style style:name="T83" style:family="text">
      <style:text-properties officeooo:rsid="04383fdc"/>
    </style:style>
    <style:style style:name="T84" style:family="text">
      <style:text-properties officeooo:rsid="043b8bbf"/>
    </style:style>
    <style:style style:name="T85" style:family="text">
      <style:text-properties officeooo:rsid="043e141b"/>
    </style:style>
    <style:style style:name="T86" style:family="text">
      <style:text-properties officeooo:rsid="043fe082"/>
    </style:style>
    <style:style style:name="T87" style:family="text">
      <style:text-properties officeooo:rsid="0441412d"/>
    </style:style>
    <style:style style:name="T88" style:family="text">
      <style:text-properties officeooo:rsid="0451b675"/>
    </style:style>
    <style:style style:name="T89" style:family="text">
      <style:text-properties officeooo:rsid="0454ae2e"/>
    </style:style>
    <style:style style:name="T90" style:family="text">
      <style:text-properties officeooo:rsid="0455d57d"/>
    </style:style>
    <style:style style:name="T91" style:family="text">
      <style:text-properties officeooo:rsid="045d85fc"/>
    </style:style>
    <style:style style:name="T92" style:family="text">
      <style:text-properties officeooo:rsid="048894a2"/>
    </style:style>
    <style:style style:name="T93" style:family="text">
      <style:text-properties officeooo:rsid="0489c664"/>
    </style:style>
    <style:style style:name="T94" style:family="text">
      <style:text-properties officeooo:rsid="048b5cd3"/>
    </style:style>
    <style:style style:name="T95" style:family="text">
      <style:text-properties officeooo:rsid="048e778d"/>
    </style:style>
    <style:style style:name="T96" style:family="text">
      <style:text-properties officeooo:rsid="0490403c"/>
    </style:style>
    <style:style style:name="T97" style:family="text">
      <style:text-properties officeooo:rsid="0495616d"/>
    </style:style>
    <style:style style:name="T98" style:family="text">
      <style:text-properties officeooo:rsid="049d8c3f"/>
    </style:style>
    <style:style style:name="T99" style:family="text">
      <style:text-properties officeooo:rsid="04a5b9a2"/>
    </style:style>
    <style:style style:name="T100" style:family="text">
      <style:text-properties officeooo:rsid="04a8dd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4" table:style-name="表格4">
        <table:table-column table:style-name="表格4.A" table:number-columns-repeated="8"/>
        <table:table-column table:style-name="表格4.I"/>
        <table:table-row>
          <table:table-cell table:style-name="表格4.A1" office:value-type="string">
            <text:p text:style-name="P234">Tense</text:p>
          </table:table-cell>
          <table:table-cell table:style-name="表格4.A1" office:value-type="string">
            <text:p text:style-name="P234">Mood</text:p>
          </table:table-cell>
          <table:table-cell table:style-name="表格4.A1" office:value-type="string">
            <text:p text:style-name="P234">Voice</text:p>
          </table:table-cell>
          <table:table-cell table:style-name="表格4.D1" office:value-type="string">
            <text:p text:style-name="P234">1sg</text:p>
          </table:table-cell>
          <table:table-cell table:style-name="表格4.D1" office:value-type="string">
            <text:p text:style-name="P234">2sg</text:p>
          </table:table-cell>
          <table:table-cell table:style-name="表格4.D1" office:value-type="string">
            <text:p text:style-name="P234">3sg</text:p>
          </table:table-cell>
          <table:table-cell table:style-name="表格4.G1" office:value-type="string">
            <text:p text:style-name="P234">1pl</text:p>
          </table:table-cell>
          <table:table-cell table:style-name="表格4.G1" office:value-type="string">
            <text:p text:style-name="P234">2pl</text:p>
          </table:table-cell>
          <table:table-cell table:style-name="表格4.I1" office:value-type="string">
            <text:p text:style-name="P234">3pl</text:p>
          </table:table-cell>
        </table:table-row>
        <table:table-row>
          <table:table-cell table:style-name="表格4.A2" table:number-rows-spanned="3" office:value-type="string">
            <text:p text:style-name="P236">Present </text:p>
            <text:p text:style-name="P262">I <text:span text:style-name="T95">loose</text:span></text:p>
            <text:p text:style-name="P265">I <text:span text:style-name="T96">am </text:span>loosed</text:p>
          </table:table-cell>
          <table:table-cell table:style-name="表格4.A2" table:number-rows-spanned="3" office:value-type="string">
            <text:p text:style-name="P236">Indicative</text:p>
            <text:p text:style-name="P258">(present passive have no η<text:span text:style-name="T97">)</text:span></text:p>
          </table:table-cell>
          <table:table-cell table:style-name="表格4.A2" office:value-type="string">
            <text:p text:style-name="P236">Active</text:p>
          </table:table-cell>
          <table:table-cell table:style-name="表格4.H25" office:value-type="string">
            <text:p text:style-name="P236">-ω</text:p>
          </table:table-cell>
          <table:table-cell table:style-name="表格4.H25" office:value-type="string">
            <text:p text:style-name="P236">-εις</text:p>
          </table:table-cell>
          <table:table-cell table:style-name="表格4.H25" office:value-type="string">
            <text:p text:style-name="P235">-<text:span text:style-name="T79">ει</text:span></text:p>
          </table:table-cell>
          <table:table-cell table:style-name="表格4.H25" office:value-type="string">
            <text:p text:style-name="P235">-<text:span text:style-name="T79">ομεν</text:span></text:p>
          </table:table-cell>
          <table:table-cell table:style-name="表格4.H25" office:value-type="string">
            <text:p text:style-name="P236">-ετε</text:p>
          </table:table-cell>
          <table:table-cell table:style-name="表格4.I25" office:value-type="string">
            <text:p text:style-name="P235">-<text:span text:style-name="T79">ουσι(ν)</text:span></text:p>
          </table:table-cell>
        </table:table-row>
        <table:table-row>
          <table:covered-table-cell/>
          <table:covered-table-cell/>
          <table:table-cell table:style-name="表格4.A2" office:value-type="string">
            <text:p text:style-name="P237"><text:span text:style-name="T86">M</text:span>iddle/<text:span text:style-name="T86">P</text:span>assive</text:p>
          </table:table-cell>
          <table:table-cell table:style-name="表格4.H25" office:value-type="string">
            <text:p text:style-name="P235">-<text:span text:style-name="T11">ομαι</text:span></text:p>
          </table:table-cell>
          <table:table-cell table:style-name="表格4.H25" office:value-type="string">
            <text:p text:style-name="P235">-<text:span text:style-name="T4">ῃ</text:span>/ᾳ</text:p>
          </table:table-cell>
          <table:table-cell table:style-name="表格4.H25" office:value-type="string">
            <text:p text:style-name="P235">-<text:span text:style-name="T11">εται</text:span></text:p>
          </table:table-cell>
          <table:table-cell table:style-name="表格4.H25" office:value-type="string">
            <text:p text:style-name="P235">-<text:span text:style-name="T11">ομεθα</text:span></text:p>
          </table:table-cell>
          <table:table-cell table:style-name="表格4.H25" office:value-type="string">
            <text:p text:style-name="P235">-<text:span text:style-name="T11">εσθε</text:span></text:p>
          </table:table-cell>
          <table:table-cell table:style-name="表格4.I25" office:value-type="string">
            <text:p text:style-name="P237">-<text:span text:style-name="T11">ο</text:span><text:span text:style-name="T4">νται</text:span></text:p>
          </table:table-cell>
        </table:table-row>
        <table:table-row>
          <table:covered-table-cell/>
          <table:covered-table-cell/>
          <table:table-cell table:style-name="表格4.A2" office:value-type="string">
            <text:p text:style-name="P241">ειμι</text:p>
          </table:table-cell>
          <table:table-cell table:style-name="表格4.D4" office:value-type="string">
            <text:p text:style-name="P3">εἰμι/εἰμί</text:p>
          </table:table-cell>
          <table:table-cell table:style-name="表格4.D4" office:value-type="string">
            <text:p text:style-name="P3">εἶ</text:p>
          </table:table-cell>
          <table:table-cell table:style-name="表格4.D4" office:value-type="string">
            <text:p text:style-name="P3">ἐστι(ν) </text:p>
          </table:table-cell>
          <table:table-cell table:style-name="表格4.D4" office:value-type="string">
            <text:p text:style-name="P3">ἐσμεν</text:p>
          </table:table-cell>
          <table:table-cell table:style-name="表格4.D4" office:value-type="string">
            <text:p text:style-name="P3">ἐστε</text:p>
          </table:table-cell>
          <table:table-cell table:style-name="表格4.I4" office:value-type="string">
            <text:p text:style-name="P3">εἰσί(ν)</text:p>
          </table:table-cell>
        </table:table-row>
        <table:table-row>
          <table:table-cell table:style-name="表格4.A2" office:value-type="string">
            <text:p text:style-name="P235"/>
          </table:table-cell>
          <table:table-cell table:style-name="表格4.A2" office:value-type="string">
            <text:p text:style-name="P235"/>
          </table:table-cell>
          <table:table-cell table:style-name="表格4.A2" office:value-type="string">
            <text:p text:style-name="P235"/>
          </table:table-cell>
          <table:table-cell table:style-name="表格4.H5" office:value-type="string">
            <text:p text:style-name="P235"/>
          </table:table-cell>
          <table:table-cell table:style-name="表格4.H5" office:value-type="string">
            <text:p text:style-name="P235"/>
          </table:table-cell>
          <table:table-cell table:style-name="表格4.H5" office:value-type="string">
            <text:p text:style-name="P235"/>
          </table:table-cell>
          <table:table-cell table:style-name="表格4.H5" office:value-type="string">
            <text:p text:style-name="P235"/>
          </table:table-cell>
          <table:table-cell table:style-name="表格4.H5" office:value-type="string">
            <text:p text:style-name="P235"/>
          </table:table-cell>
          <table:table-cell table:style-name="表格4.I5" office:value-type="string">
            <text:p text:style-name="P235"/>
          </table:table-cell>
        </table:table-row>
        <table:table-row>
          <table:table-cell table:style-name="表格4.A2" table:number-rows-spanned="3" office:value-type="string">
            <text:p text:style-name="P239">Future<text:span text:style-name="T88">(σ)(different with present)</text:span></text:p>
          </table:table-cell>
          <table:table-cell table:style-name="表格4.A2" table:number-rows-spanned="5" office:value-type="string">
            <text:p text:style-name="P240">Indicative</text:p>
            <text:p text:style-name="P263">I will <text:span text:style-name="T93">loose</text:span></text:p>
            <text:p text:style-name="P85"/>
            <text:p text:style-name="P82">I will be <text:span text:style-name="T93">loosed</text:span></text:p>
          </table:table-cell>
          <table:table-cell table:style-name="表格4.A2" office:value-type="string">
            <text:p text:style-name="P245">Active</text:p>
          </table:table-cell>
          <table:table-cell table:style-name="表格4.H25" office:value-type="string">
            <text:p text:style-name="P245">-σω</text:p>
          </table:table-cell>
          <table:table-cell table:style-name="表格4.H25" office:value-type="string">
            <text:p text:style-name="P235">-<text:span text:style-name="T81">σεις</text:span></text:p>
          </table:table-cell>
          <table:table-cell table:style-name="表格4.H25" office:value-type="string">
            <text:p text:style-name="P235">-<text:span text:style-name="T81">σει</text:span></text:p>
          </table:table-cell>
          <table:table-cell table:style-name="表格4.H25" office:value-type="string">
            <text:p text:style-name="P235">-<text:span text:style-name="T81">σομεν</text:span></text:p>
          </table:table-cell>
          <table:table-cell table:style-name="表格4.H25" office:value-type="string">
            <text:p text:style-name="P235">-<text:span text:style-name="T81">σετε</text:span></text:p>
          </table:table-cell>
          <table:table-cell table:style-name="表格4.I25" office:value-type="string">
            <text:p text:style-name="P235">-<text:span text:style-name="T81">σουσι(ν)</text:span></text:p>
          </table:table-cell>
        </table:table-row>
        <table:table-row>
          <table:covered-table-cell/>
          <table:covered-table-cell/>
          <table:table-cell table:style-name="表格4.A2" office:value-type="string">
            <text:p text:style-name="P238">Middle</text:p>
          </table:table-cell>
          <table:table-cell table:style-name="表格4.H25" office:value-type="string">
            <text:p text:style-name="P235">-<text:span text:style-name="T80">σ</text:span><text:span text:style-name="T12">ομαι</text:span></text:p>
          </table:table-cell>
          <table:table-cell table:style-name="表格4.H25" office:value-type="string">
            <text:p text:style-name="P235">-<text:span text:style-name="T80">σ</text:span><text:span text:style-name="T12">ῃ</text:span></text:p>
          </table:table-cell>
          <table:table-cell table:style-name="表格4.H25" office:value-type="string">
            <text:p text:style-name="P235">-<text:span text:style-name="T80">σ</text:span><text:span text:style-name="T12">εται</text:span></text:p>
          </table:table-cell>
          <table:table-cell table:style-name="表格4.H25" office:value-type="string">
            <text:p text:style-name="P235">-<text:span text:style-name="T80">σ</text:span><text:span text:style-name="T12">ομεθα</text:span></text:p>
          </table:table-cell>
          <table:table-cell table:style-name="表格4.H25" office:value-type="string">
            <text:p text:style-name="P235">-<text:span text:style-name="T80">σ</text:span><text:span text:style-name="T12">εσθε</text:span></text:p>
          </table:table-cell>
          <table:table-cell table:style-name="表格4.I25" office:value-type="string">
            <text:p text:style-name="P235">-<text:span text:style-name="T80">σ</text:span><text:span text:style-name="T12">ονται</text:span></text:p>
          </table:table-cell>
        </table:table-row>
        <table:table-row>
          <table:covered-table-cell/>
          <table:covered-table-cell/>
          <table:table-cell table:style-name="表格4.A2" office:value-type="string">
            <text:p text:style-name="P238">ειμι</text:p>
          </table:table-cell>
          <table:table-cell table:style-name="表格4.D4" office:value-type="string">
            <text:p text:style-name="P131">ἔσομαι</text:p>
          </table:table-cell>
          <table:table-cell table:style-name="表格4.D4" office:value-type="string">
            <text:p text:style-name="P131">ἔσῃ</text:p>
          </table:table-cell>
          <table:table-cell table:style-name="表格4.D4" office:value-type="string">
            <text:p text:style-name="P131">ἔσται</text:p>
          </table:table-cell>
          <table:table-cell table:style-name="表格4.D4" office:value-type="string">
            <text:p text:style-name="P131">ἐσόμεθα</text:p>
          </table:table-cell>
          <table:table-cell table:style-name="表格4.D4" office:value-type="string">
            <text:p text:style-name="P131">ἔσεσθε</text:p>
          </table:table-cell>
          <table:table-cell table:style-name="表格4.I4" office:value-type="string">
            <text:p text:style-name="P131">ἔσονται</text:p>
          </table:table-cell>
        </table:table-row>
        <table:table-row>
          <table:table-cell table:style-name="表格4.A2" office:value-type="string">
            <text:p text:style-name="P250">1stFuture<text:span text:style-name="T89">(θησ)</text:span></text:p>
          </table:table-cell>
          <table:covered-table-cell/>
          <table:table-cell table:style-name="表格4.A2" office:value-type="string">
            <text:p text:style-name="P249">Passive</text:p>
          </table:table-cell>
          <table:table-cell table:style-name="表格4.H25" office:value-type="string">
            <text:p text:style-name="P249">-θησ<text:span text:style-name="T4">ομαι</text:span></text:p>
          </table:table-cell>
          <table:table-cell table:style-name="表格4.H25" office:value-type="string">
            <text:p text:style-name="P235">-<text:span text:style-name="T83">θησ</text:span><text:span text:style-name="T13">ῃ</text:span></text:p>
          </table:table-cell>
          <table:table-cell table:style-name="表格4.H25" office:value-type="string">
            <text:p text:style-name="P235">-<text:span text:style-name="T83">θησ</text:span><text:span text:style-name="T13">εται</text:span></text:p>
          </table:table-cell>
          <table:table-cell table:style-name="表格4.H25" office:value-type="string">
            <text:p text:style-name="P249">-θησ<text:span text:style-name="T4">ομεθα</text:span></text:p>
          </table:table-cell>
          <table:table-cell table:style-name="表格4.H25" office:value-type="string">
            <text:p text:style-name="P235">-<text:span text:style-name="T83">θησ</text:span><text:span text:style-name="T13">εσθε</text:span></text:p>
          </table:table-cell>
          <table:table-cell table:style-name="表格4.I25" office:value-type="string">
            <text:p text:style-name="P235">-<text:span text:style-name="T83">θησ</text:span><text:span text:style-name="T13">ονται</text:span></text:p>
          </table:table-cell>
        </table:table-row>
        <table:table-row>
          <table:table-cell table:style-name="表格4.A2" office:value-type="string">
            <text:p text:style-name="P251">2ndFuture<text:span text:style-name="T90">(ησ)</text:span></text:p>
          </table:table-cell>
          <table:covered-table-cell/>
          <table:table-cell table:style-name="表格4.A2" office:value-type="string">
            <text:p text:style-name="P252">Passive</text:p>
          </table:table-cell>
          <table:table-cell table:style-name="表格4.H25" office:value-type="string">
            <text:p text:style-name="P252">-ησ<text:span text:style-name="T4">ομαι</text:span></text:p>
          </table:table-cell>
          <table:table-cell table:style-name="表格4.H25" office:value-type="string">
            <text:p text:style-name="P235">-<text:span text:style-name="T84">ησ</text:span><text:span text:style-name="T14">ῃ</text:span></text:p>
          </table:table-cell>
          <table:table-cell table:style-name="表格4.H25" office:value-type="string">
            <text:p text:style-name="P235">-<text:span text:style-name="T84">ησ</text:span><text:span text:style-name="T14">εται</text:span></text:p>
          </table:table-cell>
          <table:table-cell table:style-name="表格4.H25" office:value-type="string">
            <text:p text:style-name="P235">-<text:span text:style-name="T84">ησ</text:span><text:span text:style-name="T14">ομεθα</text:span></text:p>
          </table:table-cell>
          <table:table-cell table:style-name="表格4.H25" office:value-type="string">
            <text:p text:style-name="P235">-<text:span text:style-name="T84">ησ</text:span><text:span text:style-name="T14">εσθε</text:span></text:p>
          </table:table-cell>
          <table:table-cell table:style-name="表格4.I25" office:value-type="string">
            <text:p text:style-name="P235">-<text:span text:style-name="T84">ησ</text:span><text:span text:style-name="T14">ονται</text:span></text:p>
          </table:table-cell>
        </table:table-row>
        <table:table-row>
          <table:table-cell table:style-name="表格4.A2" office:value-type="string">
            <text:p text:style-name="P235"/>
          </table:table-cell>
          <table:table-cell table:style-name="表格4.A2" office:value-type="string">
            <text:p text:style-name="P235"/>
          </table:table-cell>
          <table:table-cell table:style-name="表格4.A2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I25" office:value-type="string">
            <text:p text:style-name="P235"/>
          </table:table-cell>
        </table:table-row>
        <table:table-row>
          <table:table-cell table:style-name="表格4.A2" table:number-rows-spanned="2" office:value-type="string">
            <text:p text:style-name="P253">Perfect</text:p>
          </table:table-cell>
          <table:table-cell table:style-name="表格4.A2" table:number-rows-spanned="2" office:value-type="string">
            <text:p text:style-name="P240">Indicative</text:p>
            <text:p text:style-name="P257"><text:span text:style-name="T4">I have </text:span><text:span text:style-name="T15">(been)</text:span><text:span text:style-name="T4"> </text:span><text:span text:style-name="T16">loosed</text:span></text:p>
          </table:table-cell>
          <table:table-cell table:style-name="表格4.A2" office:value-type="string">
            <text:p text:style-name="P253">Active</text:p>
          </table:table-cell>
          <table:table-cell table:style-name="表格4.H25" office:value-type="string">
            <text:p text:style-name="P185">λέλυκα</text:p>
          </table:table-cell>
          <table:table-cell table:style-name="表格4.H25" office:value-type="string">
            <text:p text:style-name="P26">λέλυκας</text:p>
          </table:table-cell>
          <table:table-cell table:style-name="表格4.H25" office:value-type="string">
            <text:p text:style-name="P26">λέλυκε(ν)</text:p>
          </table:table-cell>
          <table:table-cell table:style-name="表格4.H25" office:value-type="string">
            <text:p text:style-name="P26">λελύκαμεν</text:p>
          </table:table-cell>
          <table:table-cell table:style-name="表格4.H25" office:value-type="string">
            <text:p text:style-name="P26">λελύκατε</text:p>
          </table:table-cell>
          <table:table-cell table:style-name="表格4.I25" office:value-type="string">
            <text:p text:style-name="P26">λελύκασι(ν)</text:p>
          </table:table-cell>
        </table:table-row>
        <table:table-row>
          <table:covered-table-cell/>
          <table:covered-table-cell/>
          <table:table-cell table:style-name="表格4.A2" office:value-type="string">
            <text:p text:style-name="P254"><text:span text:style-name="T85">M</text:span>iddle/<text:span text:style-name="T85">P</text:span>assive</text:p>
          </table:table-cell>
          <table:table-cell table:style-name="表格4.H25" office:value-type="string">
            <text:p text:style-name="P189">λέλυμαι</text:p>
          </table:table-cell>
          <table:table-cell table:style-name="表格4.H25" office:value-type="string">
            <text:p text:style-name="P29">λέλυσαι</text:p>
          </table:table-cell>
          <table:table-cell table:style-name="表格4.H25" office:value-type="string">
            <text:p text:style-name="P29">λέλυται</text:p>
          </table:table-cell>
          <table:table-cell table:style-name="表格4.H25" office:value-type="string">
            <text:p text:style-name="P29">λελύμεθα</text:p>
          </table:table-cell>
          <table:table-cell table:style-name="表格4.H25" office:value-type="string">
            <text:p text:style-name="P29">λέλυσθε</text:p>
          </table:table-cell>
          <table:table-cell table:style-name="表格4.I25" office:value-type="string">
            <text:p text:style-name="P29">λέλυνται</text:p>
          </table:table-cell>
        </table:table-row>
        <table:table-row>
          <table:table-cell table:style-name="表格4.A14" office:value-type="string">
            <text:p text:style-name="P235"/>
          </table:table-cell>
          <table:table-cell table:style-name="表格4.A14" office:value-type="string">
            <text:p text:style-name="P235"/>
          </table:table-cell>
          <table:table-cell table:style-name="表格4.A14" office:value-type="string">
            <text:p text:style-name="P235"/>
          </table:table-cell>
          <table:table-cell table:style-name="表格4.A14" office:value-type="string">
            <text:p text:style-name="P235"/>
          </table:table-cell>
          <table:table-cell table:style-name="表格4.A14" office:value-type="string">
            <text:p text:style-name="P235"/>
          </table:table-cell>
          <table:table-cell table:style-name="表格4.A14" office:value-type="string">
            <text:p text:style-name="P235"/>
          </table:table-cell>
          <table:table-cell table:style-name="表格4.A14" office:value-type="string">
            <text:p text:style-name="P235"/>
          </table:table-cell>
          <table:table-cell table:style-name="表格4.A14" office:value-type="string">
            <text:p text:style-name="P235"/>
          </table:table-cell>
          <table:table-cell table:style-name="表格4.I14" office:value-type="string">
            <text:p text:style-name="P235"/>
          </table:table-cell>
        </table:table-row>
        <table:table-row>
          <table:table-cell table:style-name="表格4.A15" office:value-type="string">
            <text:p text:style-name="P259">imperfect</text:p>
          </table:table-cell>
          <table:table-cell table:style-name="表格4.A15" office:value-type="string">
            <text:p text:style-name="P242">Indicative</text:p>
          </table:table-cell>
          <table:table-cell table:style-name="表格4.A15" office:value-type="string">
            <text:p text:style-name="P242">ειμι</text:p>
          </table:table-cell>
          <table:table-cell table:style-name="表格4.D4" office:value-type="string">
            <text:p text:style-name="P132">ἤμην</text:p>
          </table:table-cell>
          <table:table-cell table:style-name="表格4.D4" office:value-type="string">
            <text:p text:style-name="P132">ἦς</text:p>
          </table:table-cell>
          <table:table-cell table:style-name="表格4.D4" office:value-type="string">
            <text:p text:style-name="P132">ἦν</text:p>
          </table:table-cell>
          <table:table-cell table:style-name="表格4.D4" office:value-type="string">
            <text:p text:style-name="P132">ἦμεν</text:p>
          </table:table-cell>
          <table:table-cell table:style-name="表格4.D4" office:value-type="string">
            <text:p text:style-name="P132">ἦτε</text:p>
          </table:table-cell>
          <table:table-cell table:style-name="表格4.I4" office:value-type="string">
            <text:p text:style-name="P132">ἦσαν</text:p>
          </table:table-cell>
        </table:table-row>
        <table:table-row>
          <table:table-cell table:style-name="表格4.A15" office:value-type="string">
            <text:p text:style-name="P235"/>
          </table:table-cell>
          <table:table-cell table:style-name="表格4.A15" office:value-type="string">
            <text:p text:style-name="P235"/>
          </table:table-cell>
          <table:table-cell table:style-name="表格4.A15" office:value-type="string">
            <text:p text:style-name="P235"/>
          </table:table-cell>
          <table:table-cell table:style-name="表格4.H16" office:value-type="string">
            <text:p text:style-name="P235"/>
          </table:table-cell>
          <table:table-cell table:style-name="表格4.H16" office:value-type="string">
            <text:p text:style-name="P235"/>
          </table:table-cell>
          <table:table-cell table:style-name="表格4.H16" office:value-type="string">
            <text:p text:style-name="P235"/>
          </table:table-cell>
          <table:table-cell table:style-name="表格4.H16" office:value-type="string">
            <text:p text:style-name="P235"/>
          </table:table-cell>
          <table:table-cell table:style-name="表格4.H16" office:value-type="string">
            <text:p text:style-name="P235"/>
          </table:table-cell>
          <table:table-cell table:style-name="表格4.I16" office:value-type="string">
            <text:p text:style-name="P235"/>
          </table:table-cell>
        </table:table-row>
        <table:table-row>
          <table:table-cell table:style-name="表格4.A15" table:number-rows-spanned="4" office:value-type="string">
            <text:p text:style-name="P246">1stAorist</text:p>
            <text:p text:style-name="P264">Ι <text:span text:style-name="T93">loosed</text:span></text:p>
            <text:p text:style-name="P83">I was <text:span text:style-name="T93">loosed</text:span></text:p>
          </table:table-cell>
          <table:table-cell table:style-name="表格4.A15" table:number-rows-spanned="3" office:value-type="string">
            <text:p text:style-name="P246">Indicative</text:p>
          </table:table-cell>
          <table:table-cell table:style-name="表格4.A15" office:value-type="string">
            <text:p text:style-name="P247">Active</text:p>
          </table:table-cell>
          <table:table-cell table:style-name="表格4.H25" office:value-type="string">
            <text:p text:style-name="P246">ε-σα</text:p>
          </table:table-cell>
          <table:table-cell table:style-name="表格4.H25" office:value-type="string">
            <text:p text:style-name="P246">ε-σας</text:p>
          </table:table-cell>
          <table:table-cell table:style-name="表格4.H25" office:value-type="string">
            <text:p text:style-name="P246">ε-σε(ν)</text:p>
          </table:table-cell>
          <table:table-cell table:style-name="表格4.H25" office:value-type="string">
            <text:p text:style-name="P246">ε-σαμεν</text:p>
          </table:table-cell>
          <table:table-cell table:style-name="表格4.H25" office:value-type="string">
            <text:p text:style-name="P246">ε-σατε</text:p>
          </table:table-cell>
          <table:table-cell table:style-name="表格4.I25" office:value-type="string">
            <text:p text:style-name="P246">ε-σαν</text:p>
          </table:table-cell>
        </table:table-row>
        <table:table-row>
          <table:covered-table-cell/>
          <table:covered-table-cell/>
          <table:table-cell table:style-name="表格4.A15" office:value-type="string">
            <text:p text:style-name="P248">Middle</text:p>
          </table:table-cell>
          <table:table-cell table:style-name="表格4.H25" office:value-type="string">
            <text:p text:style-name="P248">ε-σαμην</text:p>
          </table:table-cell>
          <table:table-cell table:style-name="表格4.H25" office:value-type="string">
            <text:p text:style-name="P248">ε-σω</text:p>
          </table:table-cell>
          <table:table-cell table:style-name="表格4.H25" office:value-type="string">
            <text:p text:style-name="P248">ε-σατο</text:p>
          </table:table-cell>
          <table:table-cell table:style-name="表格4.H25" office:value-type="string">
            <text:p text:style-name="P248">ε-σαμεθα</text:p>
          </table:table-cell>
          <table:table-cell table:style-name="表格4.H25" office:value-type="string">
            <text:p text:style-name="P248">ε-σασθε</text:p>
          </table:table-cell>
          <table:table-cell table:style-name="表格4.I25" office:value-type="string">
            <text:p text:style-name="P248">ε-σαντο</text:p>
          </table:table-cell>
        </table:table-row>
        <table:table-row>
          <table:covered-table-cell/>
          <table:covered-table-cell/>
          <table:table-cell table:style-name="表格4.A15" office:value-type="string">
            <text:p text:style-name="P249">Passive</text:p>
          </table:table-cell>
          <table:table-cell table:style-name="表格4.H25" office:value-type="string">
            <text:p text:style-name="P249">ε-θην</text:p>
          </table:table-cell>
          <table:table-cell table:style-name="表格4.H25" office:value-type="string">
            <text:p text:style-name="P249">ε-θης</text:p>
          </table:table-cell>
          <table:table-cell table:style-name="表格4.H25" office:value-type="string">
            <text:p text:style-name="P249">ε-θη</text:p>
          </table:table-cell>
          <table:table-cell table:style-name="表格4.H25" office:value-type="string">
            <text:p text:style-name="P249">ε-θημεν</text:p>
          </table:table-cell>
          <table:table-cell table:style-name="表格4.H25" office:value-type="string">
            <text:p text:style-name="P249">ε-θητε</text:p>
          </table:table-cell>
          <table:table-cell table:style-name="表格4.I25" office:value-type="string">
            <text:p text:style-name="P249">ε-θησαν</text:p>
          </table:table-cell>
        </table:table-row>
        <table:table-row>
          <table:covered-table-cell/>
          <table:table-cell table:style-name="表格4.A15" office:value-type="string">
            <text:p text:style-name="P255">Subjunctive</text:p>
          </table:table-cell>
          <table:table-cell table:style-name="表格4.A1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I25" office:value-type="string">
            <text:p text:style-name="P235"/>
          </table:table-cell>
        </table:table-row>
        <table:table-row>
          <table:table-cell table:style-name="表格4.A15" office:value-type="string">
            <text:p text:style-name="P235"/>
          </table:table-cell>
          <table:table-cell table:style-name="表格4.A15" office:value-type="string">
            <text:p text:style-name="P235"/>
          </table:table-cell>
          <table:table-cell table:style-name="表格4.A15" office:value-type="string">
            <text:p text:style-name="P235"/>
          </table:table-cell>
          <table:table-cell table:style-name="表格4.H21" office:value-type="string">
            <text:p text:style-name="P235"/>
          </table:table-cell>
          <table:table-cell table:style-name="表格4.H21" office:value-type="string">
            <text:p text:style-name="P235"/>
          </table:table-cell>
          <table:table-cell table:style-name="表格4.H21" office:value-type="string">
            <text:p text:style-name="P235"/>
          </table:table-cell>
          <table:table-cell table:style-name="表格4.H21" office:value-type="string">
            <text:p text:style-name="P235"/>
          </table:table-cell>
          <table:table-cell table:style-name="表格4.H21" office:value-type="string">
            <text:p text:style-name="P235"/>
          </table:table-cell>
          <table:table-cell table:style-name="表格4.I21" office:value-type="string">
            <text:p text:style-name="P235"/>
          </table:table-cell>
        </table:table-row>
        <table:table-row>
          <table:table-cell table:style-name="表格4.A15" table:number-rows-spanned="2" office:value-type="string">
            <text:p text:style-name="P243">Imperfect/<text:span text:style-name="T82">2ndAorist</text:span></text:p>
          </table:table-cell>
          <table:table-cell table:style-name="表格4.A15" table:number-rows-spanned="3" office:value-type="string">
            <text:p text:style-name="P243">Indicative</text:p>
            <text:p text:style-name="P260">I was loosing.</text:p>
            <text:p text:style-name="P261">I <text:span text:style-name="T93">loosed</text:span></text:p>
            <text:p text:style-name="P84">I was <text:span text:style-name="T93">loosed</text:span></text:p>
          </table:table-cell>
          <table:table-cell table:style-name="表格4.A15" office:value-type="string">
            <text:p text:style-name="P243">Active</text:p>
          </table:table-cell>
          <table:table-cell table:style-name="表格4.H25" office:value-type="string">
            <text:p text:style-name="P243">ε-ον</text:p>
          </table:table-cell>
          <table:table-cell table:style-name="表格4.H25" office:value-type="string">
            <text:p text:style-name="P243">ε-ες</text:p>
          </table:table-cell>
          <table:table-cell table:style-name="表格4.H25" office:value-type="string">
            <text:p text:style-name="P243">ε-ε(ν)</text:p>
          </table:table-cell>
          <table:table-cell table:style-name="表格4.H25" office:value-type="string">
            <text:p text:style-name="P243">ε-ομεν</text:p>
          </table:table-cell>
          <table:table-cell table:style-name="表格4.H25" office:value-type="string">
            <text:p text:style-name="P243">ε-ετε</text:p>
          </table:table-cell>
          <table:table-cell table:style-name="表格4.I25" office:value-type="string">
            <text:p text:style-name="P243">ε-ον</text:p>
          </table:table-cell>
        </table:table-row>
        <table:table-row>
          <table:covered-table-cell/>
          <table:covered-table-cell/>
          <table:table-cell table:style-name="表格4.A15" office:value-type="string">
            <text:p text:style-name="P244">Middle/<text:span text:style-name="T87">P</text:span>assive</text:p>
          </table:table-cell>
          <table:table-cell table:style-name="表格4.H25" office:value-type="string">
            <text:p text:style-name="P244">ε-ομην</text:p>
          </table:table-cell>
          <table:table-cell table:style-name="表格4.H25" office:value-type="string">
            <text:p text:style-name="P244">ε-ου</text:p>
          </table:table-cell>
          <table:table-cell table:style-name="表格4.H25" office:value-type="string">
            <text:p text:style-name="P244">ε-ετο</text:p>
          </table:table-cell>
          <table:table-cell table:style-name="表格4.H25" office:value-type="string">
            <text:p text:style-name="P244">ε-ομεθα</text:p>
          </table:table-cell>
          <table:table-cell table:style-name="表格4.H25" office:value-type="string">
            <text:p text:style-name="P244">ε-εσθε</text:p>
          </table:table-cell>
          <table:table-cell table:style-name="表格4.I25" office:value-type="string">
            <text:p text:style-name="P244">ε-οντο</text:p>
          </table:table-cell>
        </table:table-row>
        <table:table-row>
          <table:table-cell table:style-name="表格4.A15" office:value-type="string">
            <text:p text:style-name="P249">2ndAorist<text:span text:style-name="T98">(only passive)</text:span></text:p>
          </table:table-cell>
          <table:covered-table-cell/>
          <table:table-cell table:style-name="表格4.A15" office:value-type="string">
            <text:p text:style-name="P249">Passive<text:span text:style-name="T91">(drop θ)</text:span></text:p>
          </table:table-cell>
          <table:table-cell table:style-name="表格4.H25" office:value-type="string">
            <text:p text:style-name="P249">ε-ην</text:p>
          </table:table-cell>
          <table:table-cell table:style-name="表格4.H25" office:value-type="string">
            <text:p text:style-name="P249">ε-ης</text:p>
          </table:table-cell>
          <table:table-cell table:style-name="表格4.H25" office:value-type="string">
            <text:p text:style-name="P249">ε-η</text:p>
          </table:table-cell>
          <table:table-cell table:style-name="表格4.H25" office:value-type="string">
            <text:p text:style-name="P249">ε-ημεν</text:p>
          </table:table-cell>
          <table:table-cell table:style-name="表格4.H25" office:value-type="string">
            <text:p text:style-name="P249">ε-ητε</text:p>
          </table:table-cell>
          <table:table-cell table:style-name="表格4.I25" office:value-type="string">
            <text:p text:style-name="P249">ε-ησαν</text:p>
          </table:table-cell>
        </table:table-row>
        <table:table-row>
          <table:table-cell table:style-name="表格4.A15" office:value-type="string">
            <text:p text:style-name="P235"/>
          </table:table-cell>
          <table:table-cell table:style-name="表格4.A15" office:value-type="string">
            <text:p text:style-name="P256">Subjunctive</text:p>
          </table:table-cell>
          <table:table-cell table:style-name="表格4.A1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H25" office:value-type="string">
            <text:p text:style-name="P235"/>
          </table:table-cell>
          <table:table-cell table:style-name="表格4.I25" office:value-type="string">
            <text:p text:style-name="P235"/>
          </table:table-cell>
        </table:table-row>
        <table:table-row>
          <table:table-cell table:style-name="表格4.A15" office:value-type="string">
            <text:p text:style-name="P235"/>
          </table:table-cell>
          <table:table-cell table:style-name="表格4.A15" office:value-type="string">
            <text:p text:style-name="P235"/>
          </table:table-cell>
          <table:table-cell table:style-name="表格4.A15" office:value-type="string">
            <text:p text:style-name="P235"/>
          </table:table-cell>
          <table:table-cell table:style-name="表格4.H26" office:value-type="string">
            <text:p text:style-name="P235"/>
          </table:table-cell>
          <table:table-cell table:style-name="表格4.H26" office:value-type="string">
            <text:p text:style-name="P235"/>
          </table:table-cell>
          <table:table-cell table:style-name="表格4.H26" office:value-type="string">
            <text:p text:style-name="P235"/>
          </table:table-cell>
          <table:table-cell table:style-name="表格4.H26" office:value-type="string">
            <text:p text:style-name="P235"/>
          </table:table-cell>
          <table:table-cell table:style-name="表格4.H26" office:value-type="string">
            <text:p text:style-name="P235"/>
          </table:table-cell>
          <table:table-cell table:style-name="表格4.I26" office:value-type="string">
            <text:p text:style-name="P235"/>
          </table:table-cell>
        </table:table-row>
      </table:table>
      <text:p text:style-name="P12"/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table:number-columns-spanned="4" office:value-type="string">
            <text:p text:style-name="P11">1st/2nd Person pronouns--------------------------------------------------------------------</text:p>
          </table:table-cell>
          <table:covered-table-cell/>
          <table:covered-table-cell/>
          <table:covered-table-cell/>
        </table:table-row>
        <table:table-row>
          <table:table-cell table:style-name="表格2.C2" office:value-type="string">
            <text:p text:style-name="P4">ἐγώ, I </text:p>
          </table:table-cell>
          <table:table-cell table:style-name="表格2.C2" office:value-type="string">
            <text:p text:style-name="P4">ἡμεῖς, we</text:p>
          </table:table-cell>
          <table:table-cell table:style-name="表格2.C2" office:value-type="string">
            <text:p text:style-name="P4">σύ, you </text:p>
          </table:table-cell>
          <table:table-cell table:style-name="表格2.D2" office:value-type="string">
            <text:p text:style-name="P4">ὑμεῖς, you(p)你们</text:p>
          </table:table-cell>
        </table:table-row>
        <table:table-row>
          <table:table-cell table:style-name="表格2.C5" office:value-type="string">
            <text:p text:style-name="P4">ἐμοῦ/μου, my <text:s/></text:p>
          </table:table-cell>
          <table:table-cell table:style-name="表格2.C5" office:value-type="string">
            <text:p text:style-name="P4">ἡμῶν, our</text:p>
          </table:table-cell>
          <table:table-cell table:style-name="表格2.C5" office:value-type="string">
            <text:p text:style-name="P4">σοῦ/σου, your </text:p>
          </table:table-cell>
          <table:table-cell table:style-name="表格2.D5" office:value-type="string">
            <text:p text:style-name="P4">ὑμῶν, 你们的</text:p>
          </table:table-cell>
        </table:table-row>
        <text:soft-page-break/>
        <table:table-row>
          <table:table-cell table:style-name="表格2.C5" office:value-type="string">
            <text:p text:style-name="P4">ἐμοί/μοι, to/4me</text:p>
          </table:table-cell>
          <table:table-cell table:style-name="表格2.C5" office:value-type="string">
            <text:p text:style-name="P4">ἡμῖν, to/4us</text:p>
          </table:table-cell>
          <table:table-cell table:style-name="表格2.C5" office:value-type="string">
            <text:p text:style-name="P4">σοί/σοι, to/4you </text:p>
          </table:table-cell>
          <table:table-cell table:style-name="表格2.D5" office:value-type="string">
            <text:p text:style-name="P4">ὑμῖν, <text:span text:style-name="T18">2/4</text:span>你们</text:p>
          </table:table-cell>
        </table:table-row>
        <table:table-row>
          <table:table-cell table:style-name="表格2.C5" office:value-type="string">
            <text:p text:style-name="P4">ἐμέ/με, at_me </text:p>
          </table:table-cell>
          <table:table-cell table:style-name="表格2.C5" office:value-type="string">
            <text:p text:style-name="P4">ἡμᾶς, at_us</text:p>
          </table:table-cell>
          <table:table-cell table:style-name="表格2.C5" office:value-type="string">
            <text:p text:style-name="P4">σέ/σε, at_you</text:p>
          </table:table-cell>
          <table:table-cell table:style-name="表格2.D5" office:value-type="string">
            <text:p text:style-name="P4">ὑμᾶς, <text:span text:style-name="T18">at_你们</text:span></text:p>
          </table:table-cell>
        </table:table-row>
      </table:table>
      <text:p text:style-name="P4"/>
      <table:table table:name="表格6" table:style-name="表格6">
        <table:table-column table:style-name="表格6.A" table:number-columns-repeated="2"/>
        <table:table-column table:style-name="表格6.C"/>
        <table:table-column table:style-name="表格6.D"/>
        <table:table-row>
          <table:table-cell table:style-name="表格6.A1" table:number-columns-spanned="4" office:value-type="string">
            <text:p text:style-name="P14">ειμι------------------------------------------------------------------------------------------</text:p>
          </table:table-cell>
          <table:covered-table-cell/>
          <table:covered-table-cell/>
          <table:covered-table-cell/>
        </table:table-row>
        <table:table-row>
          <table:table-cell table:style-name="表格6.A2" office:value-type="string">
            <text:p text:style-name="P5">εἰμι/εἰμί（我是）</text:p>
          </table:table-cell>
          <table:table-cell table:style-name="表格6.B2" office:value-type="string">
            <text:p text:style-name="P133">1.ἤμην <text:s text:c="3"/>I was...</text:p>
          </table:table-cell>
          <table:table-cell table:style-name="表格6.C2" office:value-type="string">
            <text:p text:style-name="P5">ἐσμεν/ἐσμέν（我们是）</text:p>
          </table:table-cell>
          <table:table-cell table:style-name="表格6.D2" office:value-type="string">
            <text:p text:style-name="P133">1.ἦμεν <text:s text:c="3"/>we were...</text:p>
          </table:table-cell>
        </table:table-row>
        <table:table-row>
          <table:table-cell table:style-name="表格6.B4" office:value-type="string">
            <text:p text:style-name="P5">εἶ（你是）</text:p>
          </table:table-cell>
          <table:table-cell table:style-name="表格6.B4" office:value-type="string">
            <text:p text:style-name="P133">2.ἦς <text:s text:c="3"/>you <text:span text:style-name="T52">were</text:span>...</text:p>
          </table:table-cell>
          <table:table-cell table:style-name="表格6.C4" office:value-type="string">
            <text:p text:style-name="P5">ἐστε/ἐστέ（你们是）</text:p>
          </table:table-cell>
          <table:table-cell table:style-name="表格6.D4" office:value-type="string">
            <text:p text:style-name="P133">2.ἦτε <text:s text:c="3"/>you were...</text:p>
          </table:table-cell>
        </table:table-row>
        <table:table-row>
          <table:table-cell table:style-name="表格6.B4" office:value-type="string">
            <text:p text:style-name="P5">ἐστι/ἐστί(ν) （<text:span text:style-name="T19">ta</text:span>是）</text:p>
          </table:table-cell>
          <table:table-cell table:style-name="表格6.B4" office:value-type="string">
            <text:p text:style-name="P133">3.ἦν <text:s text:c="3"/>he/<text:span text:style-name="T51">she/it</text:span> was...</text:p>
          </table:table-cell>
          <table:table-cell table:style-name="表格6.C4" office:value-type="string">
            <text:p text:style-name="P5">εἰσι/εἰσί(ν)（<text:span text:style-name="T19">ta</text:span>们是）</text:p>
          </table:table-cell>
          <table:table-cell table:style-name="表格6.D4" office:value-type="string">
            <text:p text:style-name="P133">3.ἦσαν <text:s text:c="3"/>they were...</text:p>
          </table:table-cell>
        </table:table-row>
      </table:table>
      <table:table table:name="表格7" table:style-name="表格7">
        <table:table-column table:style-name="表格7.A" table:number-columns-repeated="3"/>
        <table:table-column table:style-name="表格7.D"/>
        <table:table-column table:style-name="表格7.A"/>
        <table:table-column table:style-name="表格7.F"/>
        <table:table-row>
          <table:table-cell table:style-name="表格7.A1" table:number-columns-spanned="6" office:value-type="string">
            <text:p text:style-name="P24">Demonstrative pronouns(this)------------------------------------------------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7.A2" office:value-type="string">
            <text:p text:style-name="P5">ουτος</text:p>
          </table:table-cell>
          <table:table-cell table:style-name="表格7.B2" office:value-type="string">
            <text:p text:style-name="P5">αὕτη</text:p>
          </table:table-cell>
          <table:table-cell table:style-name="表格7.C2" office:value-type="string">
            <text:p text:style-name="P5">τουτο</text:p>
          </table:table-cell>
          <table:table-cell table:style-name="表格7.D2" office:value-type="string">
            <text:p text:style-name="P5">ουτοι</text:p>
          </table:table-cell>
          <table:table-cell table:style-name="表格7.E2" office:value-type="string">
            <text:p text:style-name="P5">αυται</text:p>
          </table:table-cell>
          <table:table-cell table:style-name="表格7.F2" office:value-type="string">
            <text:p text:style-name="P5">ταυτα</text:p>
          </table:table-cell>
        </table:table-row>
        <table:table-row>
          <table:table-cell table:style-name="表格7.E5" office:value-type="string">
            <text:p text:style-name="P5">τουτου</text:p>
          </table:table-cell>
          <table:table-cell table:style-name="表格7.E5" office:value-type="string">
            <text:p text:style-name="P5">ταυτης</text:p>
          </table:table-cell>
          <table:table-cell table:style-name="表格7.E5" office:value-type="string">
            <text:p text:style-name="P5">τουτου</text:p>
          </table:table-cell>
          <table:table-cell table:style-name="表格7.D5" office:value-type="string">
            <text:p text:style-name="P5">τουτων</text:p>
          </table:table-cell>
          <table:table-cell table:style-name="表格7.E5" office:value-type="string">
            <text:p text:style-name="P5">τουτων</text:p>
          </table:table-cell>
          <table:table-cell table:style-name="表格7.F5" office:value-type="string">
            <text:p text:style-name="P5">τουτων</text:p>
          </table:table-cell>
        </table:table-row>
        <table:table-row>
          <table:table-cell table:style-name="表格7.E5" office:value-type="string">
            <text:p text:style-name="P5">τουτῳ</text:p>
          </table:table-cell>
          <table:table-cell table:style-name="表格7.E5" office:value-type="string">
            <text:p text:style-name="P5">ταυτῃ</text:p>
          </table:table-cell>
          <table:table-cell table:style-name="表格7.E5" office:value-type="string">
            <text:p text:style-name="P5">τουτῳ</text:p>
          </table:table-cell>
          <table:table-cell table:style-name="表格7.D5" office:value-type="string">
            <text:p text:style-name="P5">τουτοις</text:p>
          </table:table-cell>
          <table:table-cell table:style-name="表格7.E5" office:value-type="string">
            <text:p text:style-name="P5">ταυταις</text:p>
          </table:table-cell>
          <table:table-cell table:style-name="表格7.F5" office:value-type="string">
            <text:p text:style-name="P5">τουτοις</text:p>
          </table:table-cell>
        </table:table-row>
        <table:table-row>
          <table:table-cell table:style-name="表格7.E5" office:value-type="string">
            <text:p text:style-name="P5">τουτον</text:p>
          </table:table-cell>
          <table:table-cell table:style-name="表格7.E5" office:value-type="string">
            <text:p text:style-name="P5">ταυτην</text:p>
          </table:table-cell>
          <table:table-cell table:style-name="表格7.E5" office:value-type="string">
            <text:p text:style-name="P5">τουτο</text:p>
          </table:table-cell>
          <table:table-cell table:style-name="表格7.D5" office:value-type="string">
            <text:p text:style-name="P5">τουτους</text:p>
          </table:table-cell>
          <table:table-cell table:style-name="表格7.E5" office:value-type="string">
            <text:p text:style-name="P5">ταυτας</text:p>
          </table:table-cell>
          <table:table-cell table:style-name="表格7.F5" office:value-type="string">
            <text:p text:style-name="P5">ταυτα</text:p>
          </table:table-cell>
        </table:table-row>
      </table:table>
      <text:p text:style-name="P5"/>
      <table:table table:name="表格5" table:style-name="表格5">
        <table:table-column table:style-name="表格5.A" table:number-columns-repeated="5"/>
        <table:table-column table:style-name="表格5.F"/>
        <table:table-row>
          <table:table-cell table:style-name="表格5.A1" table:number-columns-spanned="6" office:value-type="string">
            <text:p text:style-name="P13">3<text:span text:style-name="T39">rd </text:span>person pronouns------------------------------------------------------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5.A2" office:value-type="string">
            <text:p text:style-name="P7">αὐτός, he</text:p>
          </table:table-cell>
          <table:table-cell table:style-name="表格5.B2" office:value-type="string">
            <text:p text:style-name="P7">αὐτή, she <text:s text:c="2"/></text:p>
          </table:table-cell>
          <table:table-cell table:style-name="表格5.C2" office:value-type="string">
            <text:p text:style-name="P7">αὐτό主</text:p>
          </table:table-cell>
          <table:table-cell table:style-name="表格5.D2" office:value-type="string">
            <text:p text:style-name="P7">αὐτοί, they(m)他们</text:p>
          </table:table-cell>
          <table:table-cell table:style-name="表格5.E2" office:value-type="string">
            <text:p text:style-name="P7">αὐταί, they(f)她们<text:tab/></text:p>
          </table:table-cell>
          <table:table-cell table:style-name="表格5.F2" office:value-type="string">
            <text:p text:style-name="P7">αὐτά, them它们</text:p>
          </table:table-cell>
        </table:table-row>
        <table:table-row>
          <table:table-cell table:style-name="表格5.E5" office:value-type="string">
            <text:p text:style-name="P7">αὐτοῦ, his</text:p>
          </table:table-cell>
          <table:table-cell table:style-name="表格5.E5" office:value-type="string">
            <text:p text:style-name="P7">αὐτῆς, her <text:s text:c="2"/></text:p>
          </table:table-cell>
          <table:table-cell table:style-name="表格5.E5" office:value-type="string">
            <text:p text:style-name="P7">αὐτοῦ属</text:p>
          </table:table-cell>
          <table:table-cell table:style-name="表格5.E5" office:value-type="string">
            <text:p text:style-name="P7">αὐτῶν, these <text:s text:c="2"/></text:p>
          </table:table-cell>
          <table:table-cell table:style-name="表格5.E5" office:value-type="string">
            <text:p text:style-name="P7">αὐτῶν, </text:p>
          </table:table-cell>
          <table:table-cell table:style-name="表格5.F5" office:value-type="string">
            <text:p text:style-name="P7">αὐτῶν（属）</text:p>
          </table:table-cell>
        </table:table-row>
        <table:table-row>
          <table:table-cell table:style-name="表格5.E5" office:value-type="string">
            <text:p text:style-name="P7">αὐτῷ, 2/4him</text:p>
          </table:table-cell>
          <table:table-cell table:style-name="表格5.E5" office:value-type="string">
            <text:p text:style-name="P7">αὐτῇ, 2/4her </text:p>
          </table:table-cell>
          <table:table-cell table:style-name="表格5.E5" office:value-type="string">
            <text:p text:style-name="P7">αὐτῷ与</text:p>
          </table:table-cell>
          <table:table-cell table:style-name="表格5.E5" office:value-type="string">
            <text:p text:style-name="P7">αὐτοῖς, </text:p>
          </table:table-cell>
          <table:table-cell table:style-name="表格5.E5" office:value-type="string">
            <text:p text:style-name="P7">αὐταῖς, </text:p>
          </table:table-cell>
          <table:table-cell table:style-name="表格5.F5" office:value-type="string">
            <text:p text:style-name="P7">αὐτοῖς（与）</text:p>
          </table:table-cell>
        </table:table-row>
        <table:table-row>
          <table:table-cell table:style-name="表格5.E5" office:value-type="string">
            <text:p text:style-name="P7">αὐτόν, at_him</text:p>
          </table:table-cell>
          <table:table-cell table:style-name="表格5.E5" office:value-type="string">
            <text:p text:style-name="P7">αὐτήν, at_her <text:s/></text:p>
          </table:table-cell>
          <table:table-cell table:style-name="表格5.E5" office:value-type="string">
            <text:p text:style-name="P7">αὐτό对</text:p>
          </table:table-cell>
          <table:table-cell table:style-name="表格5.E5" office:value-type="string">
            <text:p text:style-name="P7">αὐτούς, </text:p>
          </table:table-cell>
          <table:table-cell table:style-name="表格5.E5" office:value-type="string">
            <text:p text:style-name="P7">αὐτάς, </text:p>
          </table:table-cell>
          <table:table-cell table:style-name="表格5.F5" office:value-type="string">
            <text:p text:style-name="P7">αὐτά（对）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1">Nouns <text:span text:style-name="T32">&amp; Definite Article</text:span>------------------------------------------------------------------------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8"/>
          </table:table-cell>
          <table:table-cell table:style-name="Table1.B2" office:value-type="string">
            <text:p text:style-name="P88">Masculine</text:p>
          </table:table-cell>
          <table:table-cell table:style-name="Table1.C2" office:value-type="string">
            <text:p text:style-name="P88">Feminine</text:p>
          </table:table-cell>
          <table:table-cell table:style-name="Table1.D2" office:value-type="string">
            <text:p text:style-name="P87"/>
          </table:table-cell>
          <table:table-cell table:style-name="Table1.E2" office:value-type="string">
            <text:p text:style-name="P88">Neutral</text:p>
          </table:table-cell>
        </table:table-row>
        <table:table-row>
          <table:table-cell table:style-name="Table1.C11" office:value-type="string">
            <text:p text:style-name="P88">Nominative sg</text:p>
          </table:table-cell>
          <table:table-cell table:style-name="Table1.D11" office:value-type="string">
            <text:p text:style-name="P88"><text:span text:style-name="T23">ὁ </text:span>λόγος</text:p>
          </table:table-cell>
          <table:table-cell table:style-name="Table1.C11" office:value-type="string">
            <text:p text:style-name="P88"><text:span text:style-name="T24">ἡ </text:span>γραφή</text:p>
          </table:table-cell>
          <table:table-cell table:style-name="Table1.D11" office:value-type="string">
            <text:p text:style-name="P88"><text:span text:style-name="T24">ἡ </text:span>ὥρα</text:p>
          </table:table-cell>
          <table:table-cell table:style-name="Table1.E11" office:value-type="string">
            <text:p text:style-name="P88"><text:span text:style-name="T25">τὸ </text:span>ἔργον(work)</text:p>
          </table:table-cell>
        </table:table-row>
        <table:table-row>
          <table:table-cell table:style-name="Table1.C11" office:value-type="string">
            <text:p text:style-name="P94">Genitive sg</text:p>
          </table:table-cell>
          <table:table-cell table:style-name="Table1.D11" office:value-type="string">
            <text:p text:style-name="P94"><text:span text:style-name="T26">τοῦ </text:span>λόγου</text:p>
          </table:table-cell>
          <table:table-cell table:style-name="Table1.C11" office:value-type="string">
            <text:p text:style-name="P94"><text:span text:style-name="T27">τῆς </text:span>γραφῆς</text:p>
          </table:table-cell>
          <table:table-cell table:style-name="Table1.D11" office:value-type="string">
            <text:p text:style-name="P94"><text:span text:style-name="T28">τῆς </text:span>ὥρας</text:p>
          </table:table-cell>
          <table:table-cell table:style-name="Table1.E11" office:value-type="string">
            <text:p text:style-name="P94"><text:span text:style-name="T28">τοῦ </text:span>ἔργου</text:p>
          </table:table-cell>
        </table:table-row>
        <table:table-row>
          <table:table-cell table:style-name="Table1.C11" office:value-type="string">
            <text:p text:style-name="P94">Dative sg</text:p>
          </table:table-cell>
          <table:table-cell table:style-name="Table1.D11" office:value-type="string">
            <text:p text:style-name="P94"><text:span text:style-name="T29">τῷ </text:span>λογῳ</text:p>
          </table:table-cell>
          <table:table-cell table:style-name="Table1.C11" office:value-type="string">
            <text:p text:style-name="P95"><text:span text:style-name="T22">τῇ</text:span> γραφῇ</text:p>
          </table:table-cell>
          <table:table-cell table:style-name="Table1.D11" office:value-type="string">
            <text:p text:style-name="P95"><text:span text:style-name="T22">τῇ</text:span> ὥρᾳ</text:p>
          </table:table-cell>
          <table:table-cell table:style-name="Table1.E11" office:value-type="string">
            <text:p text:style-name="P96"><text:span text:style-name="T22">τῷ</text:span> ἔργῳ</text:p>
          </table:table-cell>
        </table:table-row>
        <table:table-row>
          <table:table-cell table:style-name="Table1.C11" office:value-type="string">
            <text:p text:style-name="P88">Accusative sg</text:p>
          </table:table-cell>
          <table:table-cell table:style-name="Table1.D11" office:value-type="string">
            <text:p text:style-name="P89"><text:span text:style-name="T31">τὸν</text:span> λόγον</text:p>
          </table:table-cell>
          <table:table-cell table:style-name="Table1.C11" office:value-type="string">
            <text:p text:style-name="P90"><text:span text:style-name="T21">τὴν</text:span> γραφήν</text:p>
          </table:table-cell>
          <table:table-cell table:style-name="Table1.D11" office:value-type="string">
            <text:p text:style-name="P89"><text:span text:style-name="T21">τὴν</text:span> ὥραν</text:p>
          </table:table-cell>
          <table:table-cell table:style-name="Table1.E11" office:value-type="string">
            <text:p text:style-name="P89"><text:span text:style-name="T21">τὸ </text:span>ἔργον</text:p>
          </table:table-cell>
        </table:table-row>
        <table:table-row>
          <table:table-cell table:style-name="Table1.C11" office:value-type="string">
            <text:p text:style-name="P88"/>
          </table:table-cell>
          <table:table-cell table:style-name="Table1.D11" office:value-type="string">
            <text:p text:style-name="P88"/>
          </table:table-cell>
          <table:table-cell table:style-name="Table1.C11" office:value-type="string">
            <text:p text:style-name="P88"/>
          </table:table-cell>
          <table:table-cell table:style-name="Table1.D11" office:value-type="string">
            <text:p text:style-name="P88"/>
          </table:table-cell>
          <table:table-cell table:style-name="Table1.E11" office:value-type="string">
            <text:p text:style-name="P88"/>
          </table:table-cell>
        </table:table-row>
        <table:table-row>
          <table:table-cell table:style-name="Table1.C11" office:value-type="string">
            <text:p text:style-name="P88">Nominative pl</text:p>
          </table:table-cell>
          <table:table-cell table:style-name="Table1.D11" office:value-type="string">
            <text:p text:style-name="P91"><text:span text:style-name="T21">οἱ</text:span> λόγοι</text:p>
          </table:table-cell>
          <table:table-cell table:style-name="Table1.C11" office:value-type="string">
            <text:p text:style-name="P91"><text:span text:style-name="T21">αἱ </text:span>γραφαί</text:p>
          </table:table-cell>
          <table:table-cell table:style-name="Table1.D11" office:value-type="string">
            <text:p text:style-name="P88">ὧραι</text:p>
          </table:table-cell>
          <table:table-cell table:style-name="Table1.E11" office:value-type="string">
            <text:p text:style-name="P92"><text:span text:style-name="T21">τὰ </text:span>ἔργα</text:p>
          </table:table-cell>
        </table:table-row>
        <table:table-row>
          <table:table-cell table:style-name="Table1.C11" office:value-type="string">
            <text:p text:style-name="P97">Genitive pl</text:p>
          </table:table-cell>
          <table:table-cell table:style-name="Table1.D11" office:value-type="string">
            <text:p text:style-name="P98"><text:span text:style-name="T22">τῶν</text:span> λόγων</text:p>
          </table:table-cell>
          <table:table-cell table:style-name="Table1.C11" office:value-type="string">
            <text:p text:style-name="P98"><text:span text:style-name="T22">τῶν</text:span> γραφῶν</text:p>
          </table:table-cell>
          <table:table-cell table:style-name="Table1.D11" office:value-type="string">
            <text:p text:style-name="P88"/>
          </table:table-cell>
          <table:table-cell table:style-name="Table1.E11" office:value-type="string">
            <text:p text:style-name="P98"><text:span text:style-name="T22">τῶν</text:span> ἔργων</text:p>
          </table:table-cell>
        </table:table-row>
        <table:table-row>
          <table:table-cell table:style-name="Table1.C11" office:value-type="string">
            <text:p text:style-name="P97">Dative pl</text:p>
          </table:table-cell>
          <table:table-cell table:style-name="Table1.D11" office:value-type="string">
            <text:p text:style-name="P99"><text:span text:style-name="T22">τοῖς</text:span> γόγοις</text:p>
          </table:table-cell>
          <table:table-cell table:style-name="Table1.C11" office:value-type="string">
            <text:p text:style-name="P97"><text:span text:style-name="T22">ταῖς</text:span> γραφαῖς</text:p>
          </table:table-cell>
          <table:table-cell table:style-name="Table1.D11" office:value-type="string">
            <text:p text:style-name="P88"/>
          </table:table-cell>
          <table:table-cell table:style-name="Table1.E11" office:value-type="string">
            <text:p text:style-name="P100"><text:span text:style-name="T22">τοῖς</text:span> ἔργοις</text:p>
          </table:table-cell>
        </table:table-row>
        <table:table-row>
          <table:table-cell table:style-name="Table1.C11" office:value-type="string">
            <text:p text:style-name="P88">Accusative pl</text:p>
          </table:table-cell>
          <table:table-cell table:style-name="Table1.D11" office:value-type="string">
            <text:p text:style-name="P93"><text:span text:style-name="T21">τοὺς </text:span>λόγους</text:p>
          </table:table-cell>
          <table:table-cell table:style-name="Table1.C11" office:value-type="string">
            <text:p text:style-name="P88"><text:span text:style-name="T30">τὰς </text:span>γραφάς</text:p>
          </table:table-cell>
          <table:table-cell table:style-name="Table1.D11" office:value-type="string">
            <text:p text:style-name="P88">ὥρας</text:p>
          </table:table-cell>
          <table:table-cell table:style-name="Table1.E11" office:value-type="string">
            <text:p text:style-name="P88"><text:span text:style-name="T30">τὰ </text:span>ἔργα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2"/>
        <table:table-column table:style-name="Table2.H"/>
        <table:table-row>
          <table:table-cell table:style-name="Table2.A1" table:number-columns-spanned="8" office:value-type="string">
            <text:p text:style-name="P22"><text:span text:style-name="T33">Third declension </text:span><text:span text:style-name="T2">词形变化类别 </text:span><text:span text:style-name="T33">forms---------------------------------------------------------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7"/>
          </table:table-cell>
          <table:table-cell table:style-name="Table2.B2" office:value-type="string">
            <text:p text:style-name="P101">σαρκ<text:span text:style-name="T34">(flesh)</text:span></text:p>
          </table:table-cell>
          <table:table-cell table:style-name="Table2.C2" office:value-type="string">
            <text:p text:style-name="P101">ονοματ<text:span text:style-name="T35">(name)</text:span></text:p>
          </table:table-cell>
          <table:table-cell table:style-name="Table2.D2" office:value-type="string">
            <text:p text:style-name="P102">τιν<text:span text:style-name="T35">(the/what)</text:span></text:p>
          </table:table-cell>
          <table:table-cell table:style-name="Table2.E2" office:value-type="string">
            <text:p text:style-name="P103"><text:span text:style-name="T37">τιν </text:span>Neutral</text:p>
          </table:table-cell>
          <table:table-cell table:style-name="Table2.F2" office:value-type="string">
            <text:p text:style-name="P104"><text:span text:style-name="T38">εἷς</text:span> <text:span text:style-name="T36">Masc</text:span></text:p>
          </table:table-cell>
          <table:table-cell table:style-name="Table2.F2" office:value-type="string">
            <text:p text:style-name="P105"><text:span text:style-name="T38">εἷς</text:span> Fe<text:span text:style-name="T36">m</text:span></text:p>
          </table:table-cell>
          <table:table-cell table:style-name="Table2.H2" office:value-type="string">
            <text:p text:style-name="P105"><text:span text:style-name="T38">εἷς</text:span> <text:span text:style-name="T36">N</text:span>eut</text:p>
          </table:table-cell>
        </table:table-row>
        <table:table-row>
          <table:table-cell table:style-name="Table2.E10" office:value-type="string">
            <text:p text:style-name="P101">Nom sg<text:span text:style-name="T4"> -</text:span><text:span text:style-name="T17">ς</text:span></text:p>
          </table:table-cell>
          <table:table-cell table:style-name="Table2.B3" office:value-type="string">
            <text:p text:style-name="P106">σάρξ</text:p>
          </table:table-cell>
          <table:table-cell table:style-name="Table2.C3" office:value-type="string">
            <text:p text:style-name="P107">ὄνομα</text:p>
          </table:table-cell>
          <table:table-cell table:style-name="Table2.D3" office:value-type="string">
            <text:p text:style-name="P104">τίς</text:p>
          </table:table-cell>
          <table:table-cell table:style-name="Table2.E10" office:value-type="string">
            <text:p text:style-name="P104">τί</text:p>
          </table:table-cell>
          <table:table-cell table:style-name="Table2.F2" office:value-type="string">
            <text:p text:style-name="P108">εἷς</text:p>
          </table:table-cell>
          <table:table-cell table:style-name="Table2.F2" office:value-type="string">
            <text:p text:style-name="P108">μία</text:p>
          </table:table-cell>
          <table:table-cell table:style-name="Table2.H2" office:value-type="string">
            <text:p text:style-name="P108">ἕν</text:p>
          </table:table-cell>
        </table:table-row>
        <table:table-row>
          <table:table-cell table:style-name="Table2.E10" office:value-type="string">
            <text:p text:style-name="P101">Gen sg<text:span text:style-name="T4"> -</text:span><text:span text:style-name="T17">ος</text:span></text:p>
          </table:table-cell>
          <table:table-cell table:style-name="Table2.B4" office:value-type="string">
            <text:p text:style-name="P106">σαρκός</text:p>
          </table:table-cell>
          <table:table-cell table:style-name="Table2.C4" office:value-type="string">
            <text:p text:style-name="P107">ὀνόματος</text:p>
          </table:table-cell>
          <table:table-cell table:style-name="Table2.D4" office:value-type="string">
            <text:p text:style-name="P104">τίνος</text:p>
          </table:table-cell>
          <table:table-cell table:style-name="Table2.E10" office:value-type="string">
            <text:p text:style-name="P104">τίνος</text:p>
          </table:table-cell>
          <table:table-cell table:style-name="Table2.F2" office:value-type="string">
            <text:p text:style-name="P108">ἑνός</text:p>
          </table:table-cell>
          <table:table-cell table:style-name="Table2.F2" office:value-type="string">
            <text:p text:style-name="P108">μιᾶς</text:p>
          </table:table-cell>
          <table:table-cell table:style-name="Table2.H2" office:value-type="string">
            <text:p text:style-name="P108">ἑνός</text:p>
          </table:table-cell>
        </table:table-row>
        <table:table-row>
          <table:table-cell table:style-name="Table2.E10" office:value-type="string">
            <text:p text:style-name="P101">Dat sg <text:span text:style-name="T4">-</text:span><text:span text:style-name="T17">ι</text:span></text:p>
          </table:table-cell>
          <table:table-cell table:style-name="Table2.B5" office:value-type="string">
            <text:p text:style-name="P106">σαρκί</text:p>
          </table:table-cell>
          <table:table-cell table:style-name="Table2.C5" office:value-type="string">
            <text:p text:style-name="P107">ὀνόματι</text:p>
          </table:table-cell>
          <table:table-cell table:style-name="Table2.D5" office:value-type="string">
            <text:p text:style-name="P104">τίνι</text:p>
          </table:table-cell>
          <table:table-cell table:style-name="Table2.E10" office:value-type="string">
            <text:p text:style-name="P104">τίνι</text:p>
          </table:table-cell>
          <table:table-cell table:style-name="Table2.F2" office:value-type="string">
            <text:p text:style-name="P108">ἑνί</text:p>
          </table:table-cell>
          <table:table-cell table:style-name="Table2.F2" office:value-type="string">
            <text:p text:style-name="P108">μιᾷ</text:p>
          </table:table-cell>
          <table:table-cell table:style-name="Table2.H2" office:value-type="string">
            <text:p text:style-name="P108">ἑνί</text:p>
          </table:table-cell>
        </table:table-row>
        <table:table-row>
          <table:table-cell table:style-name="Table2.E10" office:value-type="string">
            <text:p text:style-name="P101">Acc sg <text:span text:style-name="T4">-</text:span><text:span text:style-name="T17">α</text:span></text:p>
          </table:table-cell>
          <table:table-cell table:style-name="Table2.B6" office:value-type="string">
            <text:p text:style-name="P106">σάρκα</text:p>
          </table:table-cell>
          <table:table-cell table:style-name="Table2.C6" office:value-type="string">
            <text:p text:style-name="P107">ὄνομα</text:p>
          </table:table-cell>
          <table:table-cell table:style-name="Table2.D6" office:value-type="string">
            <text:p text:style-name="P104">τίνα</text:p>
          </table:table-cell>
          <table:table-cell table:style-name="Table2.E10" office:value-type="string">
            <text:p text:style-name="P104">τί</text:p>
          </table:table-cell>
          <table:table-cell table:style-name="Table2.F2" office:value-type="string">
            <text:p text:style-name="P108">ἕνα</text:p>
          </table:table-cell>
          <table:table-cell table:style-name="Table2.F2" office:value-type="string">
            <text:p text:style-name="P108">μίαν</text:p>
          </table:table-cell>
          <table:table-cell table:style-name="Table2.H2" office:value-type="string">
            <text:p text:style-name="P108">ἕν</text:p>
          </table:table-cell>
        </table:table-row>
        <table:table-row>
          <table:table-cell table:style-name="Table2.E10" office:value-type="string">
            <text:p text:style-name="P87"/>
          </table:table-cell>
          <table:table-cell table:style-name="Table2.B7" office:value-type="string">
            <text:p text:style-name="P87"/>
          </table:table-cell>
          <table:table-cell table:style-name="Table2.C7" office:value-type="string">
            <text:p text:style-name="P87"/>
          </table:table-cell>
          <table:table-cell table:style-name="Table2.D7" office:value-type="string">
            <text:p text:style-name="P87"/>
          </table:table-cell>
          <table:table-cell table:style-name="Table2.E10" office:value-type="string">
            <text:p text:style-name="P87"/>
          </table:table-cell>
          <table:table-cell table:style-name="Table2.F7" office:value-type="string">
            <text:p text:style-name="P87"/>
          </table:table-cell>
          <table:table-cell table:style-name="Table2.G7" office:value-type="string">
            <text:p text:style-name="P87"/>
          </table:table-cell>
          <table:table-cell table:style-name="Table2.H7" office:value-type="string">
            <text:p text:style-name="P87"/>
          </table:table-cell>
        </table:table-row>
        <table:table-row>
          <table:table-cell table:style-name="Table2.E10" office:value-type="string">
            <text:p text:style-name="P101">Nom pl <text:span text:style-name="T4">-</text:span><text:span text:style-name="T17">ες</text:span></text:p>
          </table:table-cell>
          <table:table-cell table:style-name="Table2.B8" office:value-type="string">
            <text:p text:style-name="P106">σάρκες</text:p>
          </table:table-cell>
          <table:table-cell table:style-name="Table2.C8" office:value-type="string">
            <text:p text:style-name="P107">ὀνόματα</text:p>
          </table:table-cell>
          <table:table-cell table:style-name="Table2.D8" office:value-type="string">
            <text:p text:style-name="P104">τίνες</text:p>
          </table:table-cell>
          <table:table-cell table:style-name="Table2.E10" office:value-type="string">
            <text:p text:style-name="P104">τίνα</text:p>
          </table:table-cell>
          <table:table-cell table:style-name="Table2.F8" office:value-type="string">
            <text:p text:style-name="P109">πσ</text:p>
          </table:table-cell>
          <table:table-cell table:style-name="Table2.F8" office:value-type="string">
            <text:p text:style-name="P109">κσ</text:p>
          </table:table-cell>
          <table:table-cell table:style-name="Table2.H8" office:value-type="string">
            <text:p text:style-name="P109">τσ</text:p>
          </table:table-cell>
        </table:table-row>
        <table:table-row>
          <table:table-cell table:style-name="Table2.E10" office:value-type="string">
            <text:p text:style-name="P101">Gen pl <text:span text:style-name="T4">-</text:span><text:span text:style-name="T17">ων</text:span></text:p>
          </table:table-cell>
          <table:table-cell table:style-name="Table2.B9" office:value-type="string">
            <text:p text:style-name="P106">σαρκῶν</text:p>
          </table:table-cell>
          <table:table-cell table:style-name="Table2.C9" office:value-type="string">
            <text:p text:style-name="P107">ὀνομάτων</text:p>
          </table:table-cell>
          <table:table-cell table:style-name="Table2.D9" office:value-type="string">
            <text:p text:style-name="P104">τίνων</text:p>
          </table:table-cell>
          <table:table-cell table:style-name="Table2.E10" office:value-type="string">
            <text:p text:style-name="P104">τίνων</text:p>
          </table:table-cell>
          <table:table-cell table:style-name="Table2.F8" office:value-type="string">
            <text:p text:style-name="P109">βσ</text:p>
          </table:table-cell>
          <table:table-cell table:style-name="Table2.F8" office:value-type="string">
            <text:p text:style-name="P109">γσ</text:p>
          </table:table-cell>
          <table:table-cell table:style-name="Table2.H8" office:value-type="string">
            <text:p text:style-name="P109">δσ</text:p>
          </table:table-cell>
        </table:table-row>
        <table:table-row>
          <table:table-cell table:style-name="Table2.E10" office:value-type="string">
            <text:p text:style-name="P101">Dat pl <text:span text:style-name="T4">-</text:span><text:span text:style-name="T17">σι</text:span></text:p>
          </table:table-cell>
          <table:table-cell table:style-name="Table2.B10" office:value-type="string">
            <text:p text:style-name="P106">σαρξί</text:p>
          </table:table-cell>
          <table:table-cell table:style-name="Table2.C10" office:value-type="string">
            <text:p text:style-name="P107">ὀνόμασι</text:p>
          </table:table-cell>
          <table:table-cell table:style-name="Table2.D10" office:value-type="string">
            <text:p text:style-name="P104">τίσι(ν)</text:p>
          </table:table-cell>
          <table:table-cell table:style-name="Table2.E10" office:value-type="string">
            <text:p text:style-name="P104">τίσι(ν)</text:p>
          </table:table-cell>
          <table:table-cell table:style-name="Table2.F8" office:value-type="string">
            <text:p text:style-name="P109">φσ</text:p>
          </table:table-cell>
          <table:table-cell table:style-name="Table2.F8" office:value-type="string">
            <text:p text:style-name="P109">χσ</text:p>
          </table:table-cell>
          <table:table-cell table:style-name="Table2.H8" office:value-type="string">
            <text:p text:style-name="P109">θσ</text:p>
          </table:table-cell>
        </table:table-row>
        <table:table-row>
          <table:table-cell table:style-name="Table2.A11" office:value-type="string">
            <text:p text:style-name="P101">Acc pl <text:span text:style-name="T4">-</text:span><text:span text:style-name="T17">ας</text:span></text:p>
          </table:table-cell>
          <table:table-cell table:style-name="Table2.B11" office:value-type="string">
            <text:p text:style-name="P106">σάρκας</text:p>
          </table:table-cell>
          <table:table-cell table:style-name="Table2.C11" office:value-type="string">
            <text:p text:style-name="P107">ὀνόματα</text:p>
          </table:table-cell>
          <table:table-cell table:style-name="Table2.D11" office:value-type="string">
            <text:p text:style-name="P104">τίνας</text:p>
          </table:table-cell>
          <table:table-cell table:style-name="Table2.E11" office:value-type="string">
            <text:p text:style-name="P104">τίνα</text:p>
          </table:table-cell>
          <table:table-cell table:style-name="Table2.F8" office:value-type="string">
            <text:p text:style-name="P109">ψ</text:p>
          </table:table-cell>
          <table:table-cell table:style-name="Table2.F8" office:value-type="string">
            <text:p text:style-name="P109">ξ</text:p>
          </table:table-cell>
          <table:table-cell table:style-name="Table2.H8" office:value-type="string">
            <text:p text:style-name="P109">σ</text:p>
          </table:table-cell>
        </table:table-row>
        <table:table-row>
          <table:table-cell table:style-name="Table2.F2" table:number-columns-spanned="2" office:value-type="string">
            <text:p text:style-name="P110">ἐρχομαι</text:p>
          </table:table-cell>
          <table:covered-table-cell/>
          <table:table-cell table:style-name="Table2.F2" table:number-columns-spanned="2" office:value-type="string">
            <text:p text:style-name="P110">I come</text:p>
          </table:table-cell>
          <table:covered-table-cell/>
          <table:table-cell table:style-name="Table2.E12" table:number-columns-spanned="2" office:value-type="string">
            <text:p text:style-name="P111">λεγω / ἐρῶ</text:p>
          </table:table-cell>
          <table:covered-table-cell/>
          <table:table-cell table:style-name="Table2.H2" table:number-columns-spanned="2" office:value-type="string">
            <text:p text:style-name="P111">ὀραω / ὀψομαι</text:p>
          </table:table-cell>
          <table:covered-table-cell/>
        </table:table-row>
        <table:table-row>
          <table:table-cell table:style-name="Table2.F2" table:number-columns-spanned="2" office:value-type="string">
            <text:p text:style-name="P110">ἐλεύσομαι</text:p>
          </table:table-cell>
          <table:covered-table-cell/>
          <table:table-cell table:style-name="Table2.F2" table:number-columns-spanned="2" office:value-type="string">
            <text:p text:style-name="P110">I will come</text:p>
          </table:table-cell>
          <table:covered-table-cell/>
          <table:table-cell table:style-name="Table2.E12" table:number-columns-spanned="2" office:value-type="string">
            <text:p text:style-name="P111">I say/I will say</text:p>
          </table:table-cell>
          <table:covered-table-cell/>
          <table:table-cell table:style-name="Table2.H2" table:number-columns-spanned="2" office:value-type="string">
            <text:p text:style-name="P111">I see/I will see</text:p>
          </table:table-cell>
          <table:covered-table-cell/>
        </table:table-row>
      </table:table>
      <text:p text:style-name="P8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table:number-columns-spanned="7" office:value-type="string">
            <text:p text:style-name="P9">Relative pronoun-------------------------------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2">nom</text:p>
          </table:table-cell>
          <table:table-cell table:style-name="Table3.B2" office:value-type="string">
            <text:p text:style-name="P112">ὅς(who)</text:p>
          </table:table-cell>
          <table:table-cell table:style-name="Table3.C2" office:value-type="string">
            <text:p text:style-name="P112">ἥ(which)</text:p>
          </table:table-cell>
          <table:table-cell table:style-name="Table3.D2" office:value-type="string">
            <text:p text:style-name="P112">ὅ(that)</text:p>
          </table:table-cell>
          <table:table-cell table:style-name="Table3.E2" office:value-type="string">
            <text:p text:style-name="P112">οἵ</text:p>
          </table:table-cell>
          <table:table-cell table:style-name="Table3.F2" office:value-type="string">
            <text:p text:style-name="P112">αἵ</text:p>
          </table:table-cell>
          <table:table-cell table:style-name="Table3.G2" office:value-type="string">
            <text:p text:style-name="P112">ἅ</text:p>
          </table:table-cell>
        </table:table-row>
        <table:table-row>
          <table:table-cell table:style-name="Table3.A2" office:value-type="string">
            <text:p text:style-name="P112">gen</text:p>
          </table:table-cell>
          <table:table-cell table:style-name="Table3.F10" office:value-type="string">
            <text:p text:style-name="P113">οὗ</text:p>
          </table:table-cell>
          <table:table-cell table:style-name="Table3.F10" office:value-type="string">
            <text:p text:style-name="P113">ἧς</text:p>
          </table:table-cell>
          <table:table-cell table:style-name="Table3.F10" office:value-type="string">
            <text:p text:style-name="P113">οὗ</text:p>
          </table:table-cell>
          <table:table-cell table:style-name="Table3.F10" office:value-type="string">
            <text:p text:style-name="P113">ὧν</text:p>
          </table:table-cell>
          <table:table-cell table:style-name="Table3.F10" office:value-type="string">
            <text:p text:style-name="P113">ὧν</text:p>
          </table:table-cell>
          <table:table-cell table:style-name="Table3.G10" office:value-type="string">
            <text:p text:style-name="P113">ὧν</text:p>
          </table:table-cell>
        </table:table-row>
        <table:table-row>
          <table:table-cell table:style-name="Table3.A2" office:value-type="string">
            <text:p text:style-name="P112">dat</text:p>
          </table:table-cell>
          <table:table-cell table:style-name="Table3.F10" office:value-type="string">
            <text:p text:style-name="P113">ᾧ</text:p>
          </table:table-cell>
          <table:table-cell table:style-name="Table3.F10" office:value-type="string">
            <text:p text:style-name="P113">ᾗ</text:p>
          </table:table-cell>
          <table:table-cell table:style-name="Table3.F10" office:value-type="string">
            <text:p text:style-name="P113">ᾧ</text:p>
          </table:table-cell>
          <table:table-cell table:style-name="Table3.F10" office:value-type="string">
            <text:p text:style-name="P113">οἷς</text:p>
          </table:table-cell>
          <table:table-cell table:style-name="Table3.F10" office:value-type="string">
            <text:p text:style-name="P113">αἷς</text:p>
          </table:table-cell>
          <table:table-cell table:style-name="Table3.G10" office:value-type="string">
            <text:p text:style-name="P113">οἷς</text:p>
          </table:table-cell>
        </table:table-row>
        <table:table-row>
          <table:table-cell table:style-name="Table3.A2" office:value-type="string">
            <text:p text:style-name="P112">acc</text:p>
          </table:table-cell>
          <table:table-cell table:style-name="Table3.F5" office:value-type="string">
            <text:p text:style-name="P113">ὅν</text:p>
          </table:table-cell>
          <table:table-cell table:style-name="Table3.F5" office:value-type="string">
            <text:p text:style-name="P113">ἥν</text:p>
          </table:table-cell>
          <table:table-cell table:style-name="Table3.F5" office:value-type="string">
            <text:p text:style-name="P113">ὅ</text:p>
          </table:table-cell>
          <table:table-cell table:style-name="Table3.F5" office:value-type="string">
            <text:p text:style-name="P113">οὕς</text:p>
          </table:table-cell>
          <table:table-cell table:style-name="Table3.F5" office:value-type="string">
            <text:p text:style-name="P113">ἅς</text:p>
          </table:table-cell>
          <table:table-cell table:style-name="Table3.G5" office:value-type="string">
            <text:p text:style-name="P113">ἅ</text:p>
          </table:table-cell>
        </table:table-row>
        <table:table-row>
          <table:table-cell table:style-name="Table3.A6" table:number-columns-spanned="7" office:value-type="string">
            <text:p text:style-name="P151">Th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51">nom</text:p>
          </table:table-cell>
          <table:table-cell table:style-name="Table3.F10" office:value-type="string">
            <text:p text:style-name="P151">ὁ</text:p>
          </table:table-cell>
          <table:table-cell table:style-name="Table3.F10" office:value-type="string">
            <text:p text:style-name="P113">ἡ</text:p>
          </table:table-cell>
          <table:table-cell table:style-name="Table3.F10" office:value-type="string">
            <text:p text:style-name="P151">τό</text:p>
          </table:table-cell>
          <table:table-cell table:style-name="Table3.F10" office:value-type="string">
            <text:p text:style-name="P151">οἱ</text:p>
          </table:table-cell>
          <table:table-cell table:style-name="Table3.F10" office:value-type="string">
            <text:p text:style-name="P151">αἱ</text:p>
          </table:table-cell>
          <table:table-cell table:style-name="Table3.G10" office:value-type="string">
            <text:p text:style-name="P151">τά</text:p>
          </table:table-cell>
        </table:table-row>
        <table:table-row>
          <table:table-cell table:style-name="Table3.A2" office:value-type="string">
            <text:p text:style-name="P151">gen</text:p>
          </table:table-cell>
          <table:table-cell table:style-name="Table3.F10" office:value-type="string">
            <text:p text:style-name="P151">τοῦ</text:p>
          </table:table-cell>
          <table:table-cell table:style-name="Table3.F10" office:value-type="string">
            <text:p text:style-name="P151">τῆς</text:p>
          </table:table-cell>
          <table:table-cell table:style-name="Table3.F10" office:value-type="string">
            <text:p text:style-name="P151">τοῦ</text:p>
          </table:table-cell>
          <table:table-cell table:style-name="Table3.F10" office:value-type="string">
            <text:p text:style-name="P151">τῶν</text:p>
          </table:table-cell>
          <table:table-cell table:style-name="Table3.F10" office:value-type="string">
            <text:p text:style-name="P151">τῶν</text:p>
          </table:table-cell>
          <table:table-cell table:style-name="Table3.G10" office:value-type="string">
            <text:p text:style-name="P151">τῶν</text:p>
          </table:table-cell>
        </table:table-row>
        <table:table-row>
          <table:table-cell table:style-name="Table3.A2" office:value-type="string">
            <text:p text:style-name="P151">dat</text:p>
          </table:table-cell>
          <table:table-cell table:style-name="Table3.F10" office:value-type="string">
            <text:p text:style-name="P151">τῷ</text:p>
          </table:table-cell>
          <table:table-cell table:style-name="Table3.F10" office:value-type="string">
            <text:p text:style-name="P151">τῇ</text:p>
          </table:table-cell>
          <table:table-cell table:style-name="Table3.F10" office:value-type="string">
            <text:p text:style-name="P151">τῷ</text:p>
          </table:table-cell>
          <table:table-cell table:style-name="Table3.F10" office:value-type="string">
            <text:p text:style-name="P151">τοῖς</text:p>
          </table:table-cell>
          <table:table-cell table:style-name="Table3.F10" office:value-type="string">
            <text:p text:style-name="P151">ταῖς</text:p>
          </table:table-cell>
          <table:table-cell table:style-name="Table3.G10" office:value-type="string">
            <text:p text:style-name="P151">τοῖς</text:p>
          </table:table-cell>
        </table:table-row>
        <text:soft-page-break/>
        <table:table-row>
          <table:table-cell table:style-name="Table3.A2" office:value-type="string">
            <text:p text:style-name="P151">acc</text:p>
          </table:table-cell>
          <table:table-cell table:style-name="Table3.F10" office:value-type="string">
            <text:p text:style-name="P151">τόν</text:p>
          </table:table-cell>
          <table:table-cell table:style-name="Table3.F10" office:value-type="string">
            <text:p text:style-name="P151">τήν</text:p>
          </table:table-cell>
          <table:table-cell table:style-name="Table3.F10" office:value-type="string">
            <text:p text:style-name="P151">τό</text:p>
          </table:table-cell>
          <table:table-cell table:style-name="Table3.F10" office:value-type="string">
            <text:p text:style-name="P151">τούς</text:p>
          </table:table-cell>
          <table:table-cell table:style-name="Table3.F10" office:value-type="string">
            <text:p text:style-name="P151">τάς</text:p>
          </table:table-cell>
          <table:table-cell table:style-name="Table3.G10" office:value-type="string">
            <text:p text:style-name="P151">τά</text:p>
          </table:table-cell>
        </table:table-row>
      </table:table>
      <text:p text:style-name="P10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table:number-columns-spanned="7" office:value-type="string">
            <text:p text:style-name="P51">Present Indicative-------------------------------------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14">Active</text:p>
          </table:table-cell>
          <table:table-cell table:style-name="Table4.B2" office:value-type="string">
            <text:p text:style-name="P115">1st/sg 我</text:p>
          </table:table-cell>
          <table:table-cell table:style-name="Table4.B2" office:value-type="string">
            <text:p text:style-name="P115">2nd/sg 你</text:p>
          </table:table-cell>
          <table:table-cell table:style-name="Table4.B2" office:value-type="string">
            <text:p text:style-name="P115">3rd/sg 他</text:p>
          </table:table-cell>
          <table:table-cell table:style-name="Table4.B2" office:value-type="string">
            <text:p text:style-name="P115">1st/pl 我们</text:p>
          </table:table-cell>
          <table:table-cell table:style-name="Table4.B2" office:value-type="string">
            <text:p text:style-name="P115">2nd/pl 你们</text:p>
          </table:table-cell>
          <table:table-cell table:style-name="Table4.G2" office:value-type="string">
            <text:p text:style-name="P115">3rd/pl 他们</text:p>
          </table:table-cell>
        </table:table-row>
        <table:table-row>
          <table:table-cell table:style-name="Table4.A3" office:value-type="string">
            <text:p text:style-name="P116"/>
          </table:table-cell>
          <table:table-cell table:style-name="Table4.B3" office:value-type="string">
            <text:p text:style-name="P117">λύω</text:p>
          </table:table-cell>
          <table:table-cell table:style-name="Table4.C3" office:value-type="string">
            <text:p text:style-name="P117">λύεις</text:p>
          </table:table-cell>
          <table:table-cell table:style-name="Table4.D3" office:value-type="string">
            <text:p text:style-name="P117">λύει</text:p>
          </table:table-cell>
          <table:table-cell table:style-name="Table4.E3" office:value-type="string">
            <text:p text:style-name="P117">λύομεν</text:p>
          </table:table-cell>
          <table:table-cell table:style-name="Table4.F3" office:value-type="string">
            <text:p text:style-name="P117">λύετε</text:p>
          </table:table-cell>
          <table:table-cell table:style-name="Table4.G3" office:value-type="string">
            <text:p text:style-name="P117">λύουσιν(ν)</text:p>
          </table:table-cell>
        </table:table-row>
        <table:table-row>
          <table:table-cell table:style-name="Table4.F15" office:value-type="string">
            <text:p text:style-name="P118">loosing</text:p>
          </table:table-cell>
          <table:table-cell table:style-name="Table4.F15" office:value-type="string">
            <text:p text:style-name="P118">I am </text:p>
          </table:table-cell>
          <table:table-cell table:style-name="Table4.F15" office:value-type="string">
            <text:p text:style-name="P118">You are</text:p>
          </table:table-cell>
          <table:table-cell table:style-name="Table4.F15" office:value-type="string">
            <text:p text:style-name="P118">He/she/it is</text:p>
          </table:table-cell>
          <table:table-cell table:style-name="Table4.F15" office:value-type="string">
            <text:p text:style-name="P118">We are</text:p>
          </table:table-cell>
          <table:table-cell table:style-name="Table4.F15" office:value-type="string">
            <text:p text:style-name="P118">You are</text:p>
          </table:table-cell>
          <table:table-cell table:style-name="Table4.G15" office:value-type="string">
            <text:p text:style-name="P118">They are</text:p>
          </table:table-cell>
        </table:table-row>
        <table:table-row>
          <table:table-cell table:style-name="Table4.A5" office:value-type="string">
            <text:p text:style-name="P119">con/end</text:p>
          </table:table-cell>
          <table:table-cell table:style-name="Table4.F5" office:value-type="string">
            <text:p text:style-name="P119">ο -</text:p>
          </table:table-cell>
          <table:table-cell table:style-name="Table4.F5" office:value-type="string">
            <text:p text:style-name="P119">ε ς</text:p>
          </table:table-cell>
          <table:table-cell table:style-name="Table4.F5" office:value-type="string">
            <text:p text:style-name="P119">ε ι</text:p>
          </table:table-cell>
          <table:table-cell table:style-name="Table4.F5" office:value-type="string">
            <text:p text:style-name="P119">ο μεν</text:p>
          </table:table-cell>
          <table:table-cell table:style-name="Table4.F5" office:value-type="string">
            <text:p text:style-name="P119">ε τε</text:p>
          </table:table-cell>
          <table:table-cell table:style-name="Table4.G5" office:value-type="string">
            <text:p text:style-name="P119">ο νσι</text:p>
          </table:table-cell>
        </table:table-row>
        <table:table-row>
          <table:table-cell table:style-name="Table4.G2" table:number-columns-spanned="7" office:value-type="string">
            <text:p text:style-name="P120">Contract Verbs:<text:span text:style-name="T40">ἀγαπάω(I love), ποιέω(I do), πληρόω(I fil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office:value-type="string">
            <text:p text:style-name="P121">lov<text:span text:style-name="T41">ing</text:span></text:p>
          </table:table-cell>
          <table:table-cell table:style-name="Table4.A7" office:value-type="string">
            <text:p text:style-name="P115">ἀγαπῶ</text:p>
          </table:table-cell>
          <table:table-cell table:style-name="Table4.A7" office:value-type="string">
            <text:p text:style-name="P122">ἀγαπᾷς</text:p>
          </table:table-cell>
          <table:table-cell table:style-name="Table4.A7" office:value-type="string">
            <text:p text:style-name="P122">ἀγαπᾷ</text:p>
          </table:table-cell>
          <table:table-cell table:style-name="Table4.A7" office:value-type="string">
            <text:p text:style-name="P122">ἀγαπῶμεν</text:p>
          </table:table-cell>
          <table:table-cell table:style-name="Table4.A7" office:value-type="string">
            <text:p text:style-name="P122">ἀγαπᾶτε</text:p>
          </table:table-cell>
          <table:table-cell table:style-name="Table4.G7" office:value-type="string">
            <text:p text:style-name="P122">ἀγαπῶσι(ν)</text:p>
          </table:table-cell>
        </table:table-row>
        <table:table-row>
          <table:table-cell table:style-name="Table4.A8" office:value-type="string">
            <text:p text:style-name="P123">do<text:span text:style-name="T41">ing</text:span></text:p>
          </table:table-cell>
          <table:table-cell table:style-name="Table4.A8" office:value-type="string">
            <text:p text:style-name="P124">ποιῶ</text:p>
          </table:table-cell>
          <table:table-cell table:style-name="Table4.A8" office:value-type="string">
            <text:p text:style-name="P124">ποιεῖς</text:p>
          </table:table-cell>
          <table:table-cell table:style-name="Table4.A8" office:value-type="string">
            <text:p text:style-name="P124">ποιεῖ</text:p>
          </table:table-cell>
          <table:table-cell table:style-name="Table4.A8" office:value-type="string">
            <text:p text:style-name="P124">ποιοῦμεν</text:p>
          </table:table-cell>
          <table:table-cell table:style-name="Table4.A8" office:value-type="string">
            <text:p text:style-name="P124">ποιεῖτε</text:p>
          </table:table-cell>
          <table:table-cell table:style-name="Table4.G8" office:value-type="string">
            <text:p text:style-name="P124">ποιοῦσι(ν)</text:p>
          </table:table-cell>
        </table:table-row>
        <table:table-row>
          <table:table-cell table:style-name="Table4.F15" office:value-type="string">
            <text:p text:style-name="P123">fill<text:span text:style-name="T41">ing </text:span></text:p>
          </table:table-cell>
          <table:table-cell table:style-name="Table4.F15" office:value-type="string">
            <text:p text:style-name="P125">πληρῶ</text:p>
          </table:table-cell>
          <table:table-cell table:style-name="Table4.F15" office:value-type="string">
            <text:p text:style-name="P125">πληροῖς</text:p>
          </table:table-cell>
          <table:table-cell table:style-name="Table4.F15" office:value-type="string">
            <text:p text:style-name="P125">πληροῖ</text:p>
          </table:table-cell>
          <table:table-cell table:style-name="Table4.F15" office:value-type="string">
            <text:p text:style-name="P125">πληροῦμεν</text:p>
          </table:table-cell>
          <table:table-cell table:style-name="Table4.F15" office:value-type="string">
            <text:p text:style-name="P125">πληροῦτε</text:p>
          </table:table-cell>
          <table:table-cell table:style-name="Table4.G15" office:value-type="string">
            <text:p text:style-name="P125">πληροῦσι(ν)</text:p>
          </table:table-cell>
        </table:table-row>
        <table:table-row>
          <table:table-cell table:style-name="Table4.A2" table:number-rows-spanned="3" office:value-type="string">
            <text:p text:style-name="P126">Middle/passive</text:p>
          </table:table-cell>
          <table:table-cell table:style-name="Table4.A7" office:value-type="string">
            <text:p text:style-name="P127">ἀγαπῶμαι</text:p>
          </table:table-cell>
          <table:table-cell table:style-name="Table4.A7" office:value-type="string">
            <text:p text:style-name="P127">ἀγαπᾷ</text:p>
          </table:table-cell>
          <table:table-cell table:style-name="Table4.A7" office:value-type="string">
            <text:p text:style-name="P127">ἀγαπᾶται</text:p>
          </table:table-cell>
          <table:table-cell table:style-name="Table4.A7" office:value-type="string">
            <text:p text:style-name="P127">ἀγαπώμεθα</text:p>
          </table:table-cell>
          <table:table-cell table:style-name="Table4.A7" office:value-type="string">
            <text:p text:style-name="P127">ἀγαπῶνται</text:p>
          </table:table-cell>
          <table:table-cell table:style-name="Table4.G7" office:value-type="string">
            <text:p text:style-name="P127">ἀγαπῶνται</text:p>
          </table:table-cell>
        </table:table-row>
        <table:table-row>
          <table:covered-table-cell/>
          <table:table-cell table:style-name="Table4.A8" office:value-type="string">
            <text:p text:style-name="P128">ποιοῦμαι</text:p>
          </table:table-cell>
          <table:table-cell table:style-name="Table4.A8" office:value-type="string">
            <text:p text:style-name="P128">ποιῇ</text:p>
          </table:table-cell>
          <table:table-cell table:style-name="Table4.A8" office:value-type="string">
            <text:p text:style-name="P128">ποιεῖται</text:p>
          </table:table-cell>
          <table:table-cell table:style-name="Table4.A8" office:value-type="string">
            <text:p text:style-name="P128">ποιοπυμεθα</text:p>
          </table:table-cell>
          <table:table-cell table:style-name="Table4.A8" office:value-type="string">
            <text:p text:style-name="P128">ποιεῖσθε</text:p>
          </table:table-cell>
          <table:table-cell table:style-name="Table4.G8" office:value-type="string">
            <text:p text:style-name="P128">ποιοῦνται</text:p>
          </table:table-cell>
        </table:table-row>
        <table:table-row>
          <table:covered-table-cell/>
          <table:table-cell table:style-name="Table4.F15" office:value-type="string">
            <text:p text:style-name="P128">πληροῦμαι</text:p>
          </table:table-cell>
          <table:table-cell table:style-name="Table4.F15" office:value-type="string">
            <text:p text:style-name="P128">πληροῖ</text:p>
          </table:table-cell>
          <table:table-cell table:style-name="Table4.F15" office:value-type="string">
            <text:p text:style-name="P128">πληροῦται</text:p>
          </table:table-cell>
          <table:table-cell table:style-name="Table4.F15" office:value-type="string">
            <text:p text:style-name="P128">πληρούμεθα</text:p>
          </table:table-cell>
          <table:table-cell table:style-name="Table4.F15" office:value-type="string">
            <text:p text:style-name="P128">πληροῦσθε</text:p>
          </table:table-cell>
          <table:table-cell table:style-name="Table4.G15" office:value-type="string">
            <text:p text:style-name="P128">πληροῦνται</text:p>
          </table:table-cell>
        </table:table-row>
        <table:table-row>
          <table:table-cell table:style-name="Table4.G2" table:number-columns-spanned="7" office:value-type="string">
            <text:p text:style-name="P129">Future middle indicative verb : will <text:span text:style-name="T44">go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4" office:value-type="string">
            <text:p text:style-name="P130">Will go</text:p>
          </table:table-cell>
          <table:table-cell table:style-name="Table4.F14" office:value-type="string">
            <text:p text:style-name="P129">πορεύσομαι</text:p>
          </table:table-cell>
          <table:table-cell table:style-name="Table4.F14" office:value-type="string">
            <text:p text:style-name="P129">πορεύσῃ</text:p>
          </table:table-cell>
          <table:table-cell table:style-name="Table4.F14" office:value-type="string">
            <text:p text:style-name="P129">πορεύσεται</text:p>
          </table:table-cell>
          <table:table-cell table:style-name="Table4.F14" office:value-type="string">
            <text:p text:style-name="P129">πορευσόμεθα</text:p>
          </table:table-cell>
          <table:table-cell table:style-name="Table4.F14" office:value-type="string">
            <text:p text:style-name="P129">πορεύσεσθε</text:p>
          </table:table-cell>
          <table:table-cell table:style-name="Table4.G14" office:value-type="string">
            <text:p text:style-name="P129">πορεύσονται</text:p>
          </table:table-cell>
        </table:table-row>
        <table:table-row>
          <table:table-cell table:style-name="Table4.A14" office:value-type="string">
            <text:p text:style-name="P130"><text:span text:style-name="T45">e</text:span>ιμι will be</text:p>
          </table:table-cell>
          <table:table-cell table:style-name="Table4.F15" office:value-type="string">
            <text:p text:style-name="P130">ἔσομαι</text:p>
          </table:table-cell>
          <table:table-cell table:style-name="Table4.F15" office:value-type="string">
            <text:p text:style-name="P130">ἔσῃ</text:p>
          </table:table-cell>
          <table:table-cell table:style-name="Table4.F15" office:value-type="string">
            <text:p text:style-name="P130">ἔσται</text:p>
          </table:table-cell>
          <table:table-cell table:style-name="Table4.F15" office:value-type="string">
            <text:p text:style-name="P130">ἐσόμεθα</text:p>
          </table:table-cell>
          <table:table-cell table:style-name="Table4.F15" office:value-type="string">
            <text:p text:style-name="P130">ἔσεσθε</text:p>
          </table:table-cell>
          <table:table-cell table:style-name="Table4.G15" office:value-type="string">
            <text:p text:style-name="P130">ἔσονται</text:p>
          </table:table-cell>
        </table:table-row>
      </table:table>
      <text:p text:style-name="P6"/>
      <table:table table:name="表格11" table:style-name="表格11">
        <table:table-column table:style-name="表格11.A" table:number-columns-repeated="3"/>
        <table:table-column table:style-name="表格11.D"/>
        <table:table-row>
          <table:table-cell table:style-name="表格11.A1" table:number-columns-spanned="4" office:value-type="string">
            <text:p text:style-name="P15">Present passive indicative--------------------------------------------------------------------</text:p>
          </table:table-cell>
          <table:covered-table-cell/>
          <table:covered-table-cell/>
          <table:covered-table-cell/>
        </table:table-row>
        <table:table-row>
          <table:table-cell table:style-name="表格11.A2" office:value-type="string">
            <text:p text:style-name="P87">1 λύο<text:span text:style-name="T4">μαι</text:span></text:p>
          </table:table-cell>
          <table:table-cell table:style-name="表格11.B2" office:value-type="string">
            <text:p text:style-name="P152">I am loosed.</text:p>
          </table:table-cell>
          <table:table-cell table:style-name="表格11.C2" office:value-type="string">
            <text:p text:style-name="P87">1 λυό<text:span text:style-name="T4">μεθα</text:span></text:p>
          </table:table-cell>
          <table:table-cell table:style-name="表格11.D2" office:value-type="string">
            <text:p text:style-name="P134">We <text:span text:style-name="T94">were</text:span> <text:span text:style-name="T94">loosed.</text:span></text:p>
          </table:table-cell>
        </table:table-row>
        <table:table-row>
          <table:table-cell table:style-name="表格11.A4" office:value-type="string">
            <text:p text:style-name="P135">2 λύ<text:span text:style-name="T4">ῃ </text:span><text:span text:style-name="T5">&lt; </text:span><text:span text:style-name="T4">σαι</text:span></text:p>
          </table:table-cell>
          <table:table-cell table:style-name="表格11.C4" office:value-type="string">
            <text:p text:style-name="P136">You are <text:span text:style-name="T94">loosed.</text:span></text:p>
          </table:table-cell>
          <table:table-cell table:style-name="表格11.C4" office:value-type="string">
            <text:p text:style-name="P87">2 λύε<text:span text:style-name="T4">σθε</text:span></text:p>
          </table:table-cell>
          <table:table-cell table:style-name="表格11.D4" office:value-type="string">
            <text:p text:style-name="P137">You <text:span text:style-name="T94">were</text:span> <text:span text:style-name="T94">loosed.</text:span></text:p>
          </table:table-cell>
        </table:table-row>
        <table:table-row>
          <table:table-cell table:style-name="表格11.A4" office:value-type="string">
            <text:p text:style-name="P87">3 λύε<text:span text:style-name="T4">ται</text:span></text:p>
          </table:table-cell>
          <table:table-cell table:style-name="表格11.C4" office:value-type="string">
            <text:p text:style-name="P138">He/she/it is <text:span text:style-name="T94">loosed.</text:span></text:p>
          </table:table-cell>
          <table:table-cell table:style-name="表格11.C4" office:value-type="string">
            <text:p text:style-name="P87">3 λύο<text:span text:style-name="T4">νται</text:span></text:p>
          </table:table-cell>
          <table:table-cell table:style-name="表格11.D4" office:value-type="string">
            <text:p text:style-name="P139">They <text:span text:style-name="T94">were</text:span> <text:span text:style-name="T94">loosed.</text:span></text:p>
          </table:table-cell>
        </table:table-row>
        <table:table-row>
          <table:table-cell table:style-name="表格11.A5" table:number-columns-spanned="4" office:value-type="string">
            <text:p text:style-name="P140">Present Middle Indicative<text:span text:style-name="T42">(deponent)</text:span></text:p>
          </table:table-cell>
          <table:covered-table-cell/>
          <table:covered-table-cell/>
          <table:covered-table-cell/>
        </table:table-row>
        <table:table-row>
          <table:table-cell table:style-name="表格11.A6" office:value-type="string">
            <text:p text:style-name="P141">1 ἔρχομαι</text:p>
          </table:table-cell>
          <table:table-cell table:style-name="表格11.A6" office:value-type="string">
            <text:p text:style-name="P141">I come</text:p>
          </table:table-cell>
          <table:table-cell table:style-name="表格11.A6" office:value-type="string">
            <text:p text:style-name="P141">1 ἐρχόμεθα</text:p>
          </table:table-cell>
          <table:table-cell table:style-name="表格11.D6" office:value-type="string">
            <text:p text:style-name="P141">We come</text:p>
          </table:table-cell>
        </table:table-row>
        <table:table-row>
          <table:table-cell table:style-name="表格11.A7" office:value-type="string">
            <text:p text:style-name="P141">2 ἔρχῃ</text:p>
          </table:table-cell>
          <table:table-cell table:style-name="表格11.A7" office:value-type="string">
            <text:p text:style-name="P141">You come.</text:p>
          </table:table-cell>
          <table:table-cell table:style-name="表格11.A7" office:value-type="string">
            <text:p text:style-name="P141">2 ἔρχεσθε</text:p>
          </table:table-cell>
          <table:table-cell table:style-name="表格11.D7" office:value-type="string">
            <text:p text:style-name="P141">You come</text:p>
          </table:table-cell>
        </table:table-row>
        <table:table-row>
          <table:table-cell table:style-name="表格11.A7" office:value-type="string">
            <text:p text:style-name="P141">3 ἔρχεται</text:p>
          </table:table-cell>
          <table:table-cell table:style-name="表格11.A7" office:value-type="string">
            <text:p text:style-name="P141">He/she/it comes.</text:p>
          </table:table-cell>
          <table:table-cell table:style-name="表格11.A7" office:value-type="string">
            <text:p text:style-name="P141">3 ἔρχονται</text:p>
          </table:table-cell>
          <table:table-cell table:style-name="表格11.D7" office:value-type="string">
            <text:p text:style-name="P141">They come.</text:p>
          </table:table-cell>
        </table:table-row>
      </table:table>
      <text:p text:style-name="P1"/>
      <table:table table:name="Table5" table:style-name="Table5">
        <table:table-column table:style-name="Table5.A" table:number-columns-repeated="2"/>
        <table:table-column table:style-name="Table5.C"/>
        <table:table-column table:style-name="Table5.A" table:number-columns-repeated="2"/>
        <table:table-column table:style-name="Table5.F"/>
        <table:table-row>
          <table:table-cell table:style-name="Table5.A1" table:number-columns-spanned="6" office:value-type="string">
            <text:p text:style-name="P16"><text:span text:style-name="T47">Imperfect active</text:span>--------------------------------------------------------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42">1.ἔ λυο<text:span text:style-name="T4">ν</text:span></text:p>
          </table:table-cell>
          <table:table-cell table:style-name="Table5.B2" office:value-type="string">
            <text:p text:style-name="P142">2.ἔ λυε<text:span text:style-name="T4">ς</text:span></text:p>
          </table:table-cell>
          <table:table-cell table:style-name="Table5.C2" office:value-type="string">
            <text:p text:style-name="P142">3.ἔ λυ<text:span text:style-name="T4">ε(ν)</text:span></text:p>
          </table:table-cell>
          <table:table-cell table:style-name="Table5.D2" office:value-type="string">
            <text:p text:style-name="P142">1.ἐ λύο<text:span text:style-name="T4">μεν</text:span></text:p>
          </table:table-cell>
          <table:table-cell table:style-name="Table5.E2" office:value-type="string">
            <text:p text:style-name="P142">2.ἐλύε<text:span text:style-name="T4">τε</text:span></text:p>
          </table:table-cell>
          <table:table-cell table:style-name="Table5.F2" office:value-type="string">
            <text:p text:style-name="P142">3.ἔλυο<text:span text:style-name="T4">ν</text:span></text:p>
          </table:table-cell>
        </table:table-row>
        <table:table-row>
          <table:table-cell table:style-name="Table5.E5" office:value-type="string">
            <text:p text:style-name="P142">I was <text:span text:style-name="T48">loosing.</text:span></text:p>
          </table:table-cell>
          <table:table-cell table:style-name="Table5.E5" office:value-type="string">
            <text:p text:style-name="P142">you <text:span text:style-name="T20">were</text:span> <text:span text:style-name="T49">loosing.</text:span></text:p>
          </table:table-cell>
          <table:table-cell table:style-name="Table5.C5" office:value-type="string">
            <text:p text:style-name="P143">he/she/it was loosing.</text:p>
          </table:table-cell>
          <table:table-cell table:style-name="Table5.E5" office:value-type="string">
            <text:p text:style-name="P144">We were loosing.</text:p>
          </table:table-cell>
          <table:table-cell table:style-name="Table5.E5" office:value-type="string">
            <text:p text:style-name="P142">you <text:span text:style-name="T20">were</text:span> <text:span text:style-name="T46">loosing.</text:span></text:p>
          </table:table-cell>
          <table:table-cell table:style-name="Table5.F5" office:value-type="string">
            <text:p text:style-name="P142">they <text:span text:style-name="T20">were</text:span> <text:span text:style-name="T50">loosing</text:span>.</text:p>
          </table:table-cell>
        </table:table-row>
        <table:table-row>
          <table:table-cell table:style-name="Table5.A4" office:value-type="string">
            <text:p text:style-name="P145">ἠγάπων</text:p>
          </table:table-cell>
          <table:table-cell table:style-name="Table5.A4" office:value-type="string">
            <text:p text:style-name="P145">ἠγάπας</text:p>
          </table:table-cell>
          <table:table-cell table:style-name="Table5.A4" office:value-type="string">
            <text:p text:style-name="P145">ἠγάπα</text:p>
          </table:table-cell>
          <table:table-cell table:style-name="Table5.A4" office:value-type="string">
            <text:p text:style-name="P145">ἠγαπῶμεν</text:p>
          </table:table-cell>
          <table:table-cell table:style-name="Table5.A4" office:value-type="string">
            <text:p text:style-name="P145">ἠγαπᾶτε</text:p>
          </table:table-cell>
          <table:table-cell table:style-name="Table5.F4" office:value-type="string">
            <text:p text:style-name="P145">ἠγάπων</text:p>
          </table:table-cell>
        </table:table-row>
        <table:table-row>
          <table:table-cell table:style-name="Table5.E5" office:value-type="string">
            <text:p text:style-name="P146">ἐποίουν</text:p>
          </table:table-cell>
          <table:table-cell table:style-name="Table5.E5" office:value-type="string">
            <text:p text:style-name="P146">ἐποίεις</text:p>
          </table:table-cell>
          <table:table-cell table:style-name="Table5.C5" office:value-type="string">
            <text:p text:style-name="P146">ἐποίει</text:p>
          </table:table-cell>
          <table:table-cell table:style-name="Table5.E5" office:value-type="string">
            <text:p text:style-name="P146">ἐποιουμεν</text:p>
          </table:table-cell>
          <table:table-cell table:style-name="Table5.E5" office:value-type="string">
            <text:p text:style-name="P146">ἐποιειτε</text:p>
          </table:table-cell>
          <table:table-cell table:style-name="Table5.F5" office:value-type="string">
            <text:p text:style-name="P146">ἐποίουν</text:p>
          </table:table-cell>
        </table:table-row>
        <table:table-row>
          <table:table-cell table:style-name="Table5.A4" office:value-type="string">
            <text:p text:style-name="P146">ἐπλήρουν</text:p>
          </table:table-cell>
          <table:table-cell table:style-name="Table5.A4" office:value-type="string">
            <text:p text:style-name="P146">ἐπλήρους</text:p>
          </table:table-cell>
          <table:table-cell table:style-name="Table5.A4" office:value-type="string">
            <text:p text:style-name="P146">ἐπλήρου</text:p>
          </table:table-cell>
          <table:table-cell table:style-name="Table5.A4" office:value-type="string">
            <text:p text:style-name="P146">ἐπληροῦμεν</text:p>
          </table:table-cell>
          <table:table-cell table:style-name="Table5.A4" office:value-type="string">
            <text:p text:style-name="P146">ἐπληροῦτε</text:p>
          </table:table-cell>
          <table:table-cell table:style-name="Table5.F4" office:value-type="string">
            <text:p text:style-name="P146">ἐπλήρουν</text:p>
          </table:table-cell>
        </table:table-row>
        <table:table-row>
          <table:table-cell table:style-name="Table5.A7" table:number-columns-spanned="6" office:value-type="string">
            <text:p text:style-name="P147">Imperfect middle/passive---------------------------------------------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8" office:value-type="string">
            <text:p text:style-name="P154">1.ἐ λυό<text:span text:style-name="T4">μην</text:span></text:p>
          </table:table-cell>
          <table:table-cell table:style-name="Table5.E8" office:value-type="string">
            <text:p text:style-name="P155">2.ἐλύ<text:span text:style-name="T4">ου</text:span> &lt; ἐ λύε<text:span text:style-name="T4">σο</text:span>.</text:p>
          </table:table-cell>
          <table:table-cell table:style-name="Table5.C8" office:value-type="string">
            <text:p text:style-name="P155">3.ἐλύε<text:span text:style-name="T4">το</text:span></text:p>
          </table:table-cell>
          <table:table-cell table:style-name="Table5.E8" office:value-type="string">
            <text:p text:style-name="P155">1.ἐλυό<text:span text:style-name="T4">μεθα</text:span></text:p>
          </table:table-cell>
          <table:table-cell table:style-name="Table5.E8" office:value-type="string">
            <text:p text:style-name="P155">2.ἐλύε<text:span text:style-name="T4">σθε</text:span>.</text:p>
          </table:table-cell>
          <table:table-cell table:style-name="Table5.F8" office:value-type="string">
            <text:p text:style-name="P155">3.ἐλύο<text:span text:style-name="T4">ντο</text:span>.</text:p>
          </table:table-cell>
        </table:table-row>
        <text:soft-page-break/>
        <table:table-row>
          <table:table-cell table:style-name="Table5.E9" office:value-type="string">
            <text:p text:style-name="P183">I was being loosed.</text:p>
          </table:table-cell>
          <table:table-cell table:style-name="Table5.E9" office:value-type="string">
            <text:p text:style-name="P183">You were being loosed.</text:p>
          </table:table-cell>
          <table:table-cell table:style-name="Table5.C9" office:value-type="string">
            <text:p text:style-name="P183">He/she/it was being loosed.</text:p>
          </table:table-cell>
          <table:table-cell table:style-name="Table5.E9" office:value-type="string">
            <text:p text:style-name="P183">We were being loosed.</text:p>
          </table:table-cell>
          <table:table-cell table:style-name="Table5.E9" office:value-type="string">
            <text:p text:style-name="P183">You were being loosed.</text:p>
          </table:table-cell>
          <table:table-cell table:style-name="Table5.F9" office:value-type="string">
            <text:p text:style-name="P183">They were being loosed.</text:p>
          </table:table-cell>
        </table:table-row>
      </table:table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148">ἠγαπῶμην</text:p>
          </table:table-cell>
          <table:table-cell table:style-name="Table7.A1" office:value-type="string">
            <text:p text:style-name="P148">ἠγαπῶ</text:p>
          </table:table-cell>
          <table:table-cell table:style-name="Table7.A1" office:value-type="string">
            <text:p text:style-name="P148">ἠγαπᾶτο</text:p>
          </table:table-cell>
          <table:table-cell table:style-name="Table7.A1" office:value-type="string">
            <text:p text:style-name="P148">ἠγαπῶμεθα</text:p>
          </table:table-cell>
          <table:table-cell table:style-name="Table7.A1" office:value-type="string">
            <text:p text:style-name="P148">ἠγαπᾶσθε</text:p>
          </table:table-cell>
          <table:table-cell table:style-name="Table7.F1" office:value-type="string">
            <text:p text:style-name="P148">ἠγαπῶντο</text:p>
          </table:table-cell>
        </table:table-row>
        <table:table-row>
          <table:table-cell table:style-name="Table7.E2" office:value-type="string">
            <text:p text:style-name="P148">ἐποιούμην</text:p>
          </table:table-cell>
          <table:table-cell table:style-name="Table7.E2" office:value-type="string">
            <text:p text:style-name="P148">ἐποιοῦ</text:p>
          </table:table-cell>
          <table:table-cell table:style-name="Table7.E2" office:value-type="string">
            <text:p text:style-name="P148">ἐποιεῖτο</text:p>
          </table:table-cell>
          <table:table-cell table:style-name="Table7.E2" office:value-type="string">
            <text:p text:style-name="P148">ἐποιούμεθα</text:p>
          </table:table-cell>
          <table:table-cell table:style-name="Table7.E2" office:value-type="string">
            <text:p text:style-name="P148">ἐποιεῖσθε</text:p>
          </table:table-cell>
          <table:table-cell table:style-name="Table7.F2" office:value-type="string">
            <text:p text:style-name="P148">ἐποιοῦντο</text:p>
          </table:table-cell>
        </table:table-row>
        <table:table-row>
          <table:table-cell table:style-name="Table7.A3" office:value-type="string">
            <text:p text:style-name="P148">ἐπληρούμην</text:p>
          </table:table-cell>
          <table:table-cell table:style-name="Table7.A3" office:value-type="string">
            <text:p text:style-name="P148">ἐπληροῦ</text:p>
          </table:table-cell>
          <table:table-cell table:style-name="Table7.A3" office:value-type="string">
            <text:p text:style-name="P148">ἐπληροῦτο</text:p>
          </table:table-cell>
          <table:table-cell table:style-name="Table7.A3" office:value-type="string">
            <text:p text:style-name="P148">ἐπληροῦμεθα</text:p>
          </table:table-cell>
          <table:table-cell table:style-name="Table7.A3" office:value-type="string">
            <text:p text:style-name="P148">ἐπληροῦσθε</text:p>
          </table:table-cell>
          <table:table-cell table:style-name="Table7.F3" office:value-type="string">
            <text:p text:style-name="P148">ἐπληροῦντο</text:p>
          </table:table-cell>
        </table:table-row>
      </table:table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49">Summ<text:span text:style-name="T53">ary</text:span></text:p>
          </table:table-cell>
          <table:table-cell table:style-name="Table6.B1" office:value-type="string">
            <text:p text:style-name="P150">Primary tenses</text:p>
          </table:table-cell>
          <table:table-cell table:style-name="Table6.C1" office:value-type="string">
            <text:p text:style-name="P150">Secondary tenses</text:p>
          </table:table-cell>
        </table:table-row>
        <table:table-row>
          <table:table-cell table:style-name="Table6.A2" office:value-type="string">
            <text:p text:style-name="P150">Active voice</text:p>
          </table:table-cell>
          <table:table-cell table:style-name="Table6.B2" office:value-type="string">
            <text:p text:style-name="P150">ω/εις/ει/ομεν/ετε/ουσι(ν)</text:p>
          </table:table-cell>
          <table:table-cell table:style-name="Table6.C2" office:value-type="string">
            <text:p text:style-name="P150">ε-ον/ε-ες/ε-ε(ν)/ε-ομεν/ε-ετε/ε-ον</text:p>
          </table:table-cell>
        </table:table-row>
        <table:table-row>
          <table:table-cell table:style-name="Table6.A3" office:value-type="string">
            <text:p text:style-name="P150">Middle / passive voice</text:p>
          </table:table-cell>
          <table:table-cell table:style-name="Table6.B3" office:value-type="string">
            <text:p text:style-name="P150">ομαι/ῃ/εται/ομεθα/εσθε/ονται</text:p>
          </table:table-cell>
          <table:table-cell table:style-name="Table6.C3" office:value-type="string">
            <text:p text:style-name="P150">ε-ομην/ε-ου/ε-ετο/ε-ομεθα/ε-εσθε/ε-οντο</text:p>
          </table:table-cell>
        </table:table-row>
      </table:table>
      <text:p text:style-name="P2"/>
      <text:p text:style-name="P56"/>
      <table:table table:name="表格10" table:style-name="表格10">
        <table:table-column table:style-name="表格10.A" table:number-columns-repeated="3"/>
        <table:table-column table:style-name="表格10.D"/>
        <table:table-row>
          <table:table-cell table:style-name="表格10.A1" table:number-columns-spanned="4" office:value-type="string">
            <text:p text:style-name="P55"><text:span text:style-name="T4">Future </text:span><text:span text:style-name="T6">active indicative: </text:span><text:span text:style-name="T10">πβφ/κγχ/τδθ + </text:span><text:span text:style-name="T8">σ → ψ/ξ/σ</text:span><text:span text:style-name="T4">----------------------</text:span></text:p>
          </table:table-cell>
          <table:covered-table-cell/>
          <table:covered-table-cell/>
          <table:covered-table-cell/>
        </table:table-row>
        <table:table-row>
          <table:table-cell table:style-name="表格10.A2" office:value-type="string">
            <text:p text:style-name="P153">λύ<text:span text:style-name="T4">σω</text:span>&lt;λύ σ ο μι</text:p>
          </table:table-cell>
          <table:table-cell table:style-name="表格10.B2" office:value-type="string">
            <text:p text:style-name="P153">I will loose.</text:p>
          </table:table-cell>
          <table:table-cell table:style-name="表格10.C2" office:value-type="string">
            <text:p text:style-name="P153">λύ<text:span text:style-name="T4">σομεν</text:span>&lt;λύ σ ο μεν</text:p>
          </table:table-cell>
          <table:table-cell table:style-name="表格10.D2" office:value-type="string">
            <text:p text:style-name="P153">we will loose.</text:p>
          </table:table-cell>
        </table:table-row>
        <table:table-row>
          <table:table-cell table:style-name="表格10.C4" office:value-type="string">
            <text:p text:style-name="P153">λύ<text:span text:style-name="T4">σεις</text:span>&lt;λυ σ ε σι</text:p>
          </table:table-cell>
          <table:table-cell table:style-name="表格10.C4" office:value-type="string">
            <text:p text:style-name="P153">you will loose.</text:p>
          </table:table-cell>
          <table:table-cell table:style-name="表格10.C4" office:value-type="string">
            <text:p text:style-name="P153">λύ<text:span text:style-name="T4">σετε</text:span>&lt;λύ σ ε τε</text:p>
          </table:table-cell>
          <table:table-cell table:style-name="表格10.D4" office:value-type="string">
            <text:p text:style-name="P153">you will loose.</text:p>
          </table:table-cell>
        </table:table-row>
        <table:table-row>
          <table:table-cell table:style-name="表格10.C4" office:value-type="string">
            <text:p text:style-name="P153">λύ<text:span text:style-name="T4">σει</text:span>&lt;λύ σ ε τι.</text:p>
          </table:table-cell>
          <table:table-cell table:style-name="表格10.C4" office:value-type="string">
            <text:p text:style-name="P153">he will loose.</text:p>
          </table:table-cell>
          <table:table-cell table:style-name="表格10.C4" office:value-type="string">
            <text:p text:style-name="P153">λύ<text:span text:style-name="T4">σουσι</text:span>(ν)&lt;λύ σ ο ντι</text:p>
          </table:table-cell>
          <table:table-cell table:style-name="表格10.D4" office:value-type="string">
            <text:p text:style-name="P153">they will loose.</text:p>
          </table:table-cell>
        </table:table-row>
      </table:table>
      <table:table table:name="表格13" table:style-name="表格13">
        <table:table-column table:style-name="表格13.A" table:number-columns-repeated="3"/>
        <table:table-column table:style-name="表格13.D"/>
        <table:table-row>
          <table:table-cell table:style-name="表格13.A1" table:number-columns-spanned="4" office:value-type="string">
            <text:p text:style-name="P78"><text:span text:style-name="T7">F</text:span><text:span text:style-name="T4">uture, middle, indicative------------------------------</text:span></text:p>
          </table:table-cell>
          <table:covered-table-cell/>
          <table:covered-table-cell/>
          <table:covered-table-cell/>
        </table:table-row>
        <table:table-row>
          <table:table-cell table:style-name="表格13.A2" office:value-type="string">
            <text:p text:style-name="P153">λύ<text:span text:style-name="T4">σομαι</text:span></text:p>
          </table:table-cell>
          <table:table-cell table:style-name="表格13.B2" office:value-type="string">
            <text:p text:style-name="P153">I will loose</text:p>
          </table:table-cell>
          <table:table-cell table:style-name="表格13.C2" office:value-type="string">
            <text:p text:style-name="P153">λυ<text:span text:style-name="T4">σόμεθα</text:span></text:p>
          </table:table-cell>
          <table:table-cell table:style-name="表格13.D2" office:value-type="string">
            <text:p text:style-name="P153">we will loose.</text:p>
          </table:table-cell>
        </table:table-row>
        <table:table-row>
          <table:table-cell table:style-name="表格13.C4" office:value-type="string">
            <text:p text:style-name="P153">λύ<text:span text:style-name="T4">σῃ</text:span></text:p>
          </table:table-cell>
          <table:table-cell table:style-name="表格13.C4" office:value-type="string">
            <text:p text:style-name="P153">you will loose.</text:p>
          </table:table-cell>
          <table:table-cell table:style-name="表格13.C4" office:value-type="string">
            <text:p text:style-name="P153">λύ<text:span text:style-name="T4">σεσθε</text:span></text:p>
          </table:table-cell>
          <table:table-cell table:style-name="表格13.D4" office:value-type="string">
            <text:p text:style-name="P153">you(p) will loose.</text:p>
          </table:table-cell>
        </table:table-row>
        <table:table-row>
          <table:table-cell table:style-name="表格13.C4" office:value-type="string">
            <text:p text:style-name="P153">λύ<text:span text:style-name="T4">σεται</text:span></text:p>
          </table:table-cell>
          <table:table-cell table:style-name="表格13.C4" office:value-type="string">
            <text:p text:style-name="P153"><text:span text:style-name="T43">he/she/it</text:span> will loose.</text:p>
          </table:table-cell>
          <table:table-cell table:style-name="表格13.C4" office:value-type="string">
            <text:p text:style-name="P153">λύ<text:span text:style-name="T4">σονται</text:span></text:p>
          </table:table-cell>
          <table:table-cell table:style-name="表格13.D4" office:value-type="string">
            <text:p text:style-name="P153">they will loose.</text:p>
          </table:table-cell>
        </table:table-row>
      </table:table>
      <text:p text:style-name="P59"/>
      <table:table table:name="Table8" table:style-name="Table8">
        <table:table-column table:style-name="Table8.A" table:number-columns-repeated="5"/>
        <table:table-column table:style-name="Table8.F"/>
        <table:table-row>
          <table:table-cell table:style-name="Table8.A1" table:number-columns-spanned="6" office:value-type="string">
            <text:p text:style-name="P79">Second aorist active indicative------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56">1 sg</text:p>
          </table:table-cell>
          <table:table-cell table:style-name="Table8.B2" office:value-type="string">
            <text:p text:style-name="P156">2 sg</text:p>
          </table:table-cell>
          <table:table-cell table:style-name="Table8.C2" office:value-type="string">
            <text:p text:style-name="P156">3 sg</text:p>
          </table:table-cell>
          <table:table-cell table:style-name="Table8.D2" office:value-type="string">
            <text:p text:style-name="P156">1 pl</text:p>
          </table:table-cell>
          <table:table-cell table:style-name="Table8.E2" office:value-type="string">
            <text:p text:style-name="P156">2 pl</text:p>
          </table:table-cell>
          <table:table-cell table:style-name="Table8.F2" office:value-type="string">
            <text:p text:style-name="P156">3 pl</text:p>
          </table:table-cell>
        </table:table-row>
        <table:table-row>
          <table:table-cell table:style-name="Table8.A37" office:value-type="string">
            <text:p text:style-name="P156">ἔλαβον</text:p>
          </table:table-cell>
          <table:table-cell table:style-name="Table8.E37" office:value-type="string">
            <text:p text:style-name="P156">ἔλαβες</text:p>
          </table:table-cell>
          <table:table-cell table:style-name="Table8.E37" office:value-type="string">
            <text:p text:style-name="P156">ἔλαβε(ν)</text:p>
          </table:table-cell>
          <table:table-cell table:style-name="Table8.E37" office:value-type="string">
            <text:p text:style-name="P156">ἐλάβομεν</text:p>
          </table:table-cell>
          <table:table-cell table:style-name="Table8.E37" office:value-type="string">
            <text:p text:style-name="P156">ἐλάβετε</text:p>
          </table:table-cell>
          <table:table-cell table:style-name="Table8.F37" office:value-type="string">
            <text:p text:style-name="P156">ἔλαβον</text:p>
          </table:table-cell>
        </table:table-row>
        <table:table-row>
          <table:table-cell table:style-name="Table8.A37" office:value-type="string">
            <text:p text:style-name="P156">I took</text:p>
          </table:table-cell>
          <table:table-cell table:style-name="Table8.E37" office:value-type="string">
            <text:p text:style-name="P156">You took</text:p>
          </table:table-cell>
          <table:table-cell table:style-name="Table8.E37" office:value-type="string">
            <text:p text:style-name="P156">He/she/it took</text:p>
          </table:table-cell>
          <table:table-cell table:style-name="Table8.E37" office:value-type="string">
            <text:p text:style-name="P156">We took</text:p>
          </table:table-cell>
          <table:table-cell table:style-name="Table8.E37" office:value-type="string">
            <text:p text:style-name="P156">You took</text:p>
          </table:table-cell>
          <table:table-cell table:style-name="Table8.F37" office:value-type="string">
            <text:p text:style-name="P156">They took.</text:p>
          </table:table-cell>
        </table:table-row>
        <table:table-row>
          <table:table-cell table:style-name="Table8.A5" table:number-columns-spanned="6" office:value-type="string">
            <text:p text:style-name="P157">Second aorist middle indicative:<text:span text:style-name="T54">γίνομαι</text:span>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7" office:value-type="string">
            <text:p text:style-name="P158">ἐγενόμην</text:p>
          </table:table-cell>
          <table:table-cell table:style-name="Table8.E37" office:value-type="string">
            <text:p text:style-name="P158">ἐγένου</text:p>
          </table:table-cell>
          <table:table-cell table:style-name="Table8.E37" office:value-type="string">
            <text:p text:style-name="P158">ἐγένετο</text:p>
          </table:table-cell>
          <table:table-cell table:style-name="Table8.E37" office:value-type="string">
            <text:p text:style-name="P158">ἐγενόμεθα</text:p>
          </table:table-cell>
          <table:table-cell table:style-name="Table8.E37" office:value-type="string">
            <text:p text:style-name="P158">ἐγένεσθε</text:p>
          </table:table-cell>
          <table:table-cell table:style-name="Table8.F37" office:value-type="string">
            <text:p text:style-name="P158">ἐγένοντο</text:p>
          </table:table-cell>
        </table:table-row>
        <table:table-row>
          <table:table-cell table:style-name="Table8.A37" office:value-type="string">
            <text:p text:style-name="P158">I became</text:p>
          </table:table-cell>
          <table:table-cell table:style-name="Table8.E37" office:value-type="string">
            <text:p text:style-name="P159">You became</text:p>
          </table:table-cell>
          <table:table-cell table:style-name="Table8.E37" office:value-type="string">
            <text:p text:style-name="P159">He/she/it became</text:p>
          </table:table-cell>
          <table:table-cell table:style-name="Table8.E37" office:value-type="string">
            <text:p text:style-name="P159">We became</text:p>
          </table:table-cell>
          <table:table-cell table:style-name="Table8.E37" office:value-type="string">
            <text:p text:style-name="P159">You became</text:p>
          </table:table-cell>
          <table:table-cell table:style-name="Table8.F37" office:value-type="string">
            <text:p text:style-name="P159">They became.</text:p>
          </table:table-cell>
        </table:table-row>
        <table:table-row>
          <table:table-cell table:style-name="Table8.A8" table:number-columns-spanned="6" office:value-type="string">
            <text:p text:style-name="P160"><text:span text:style-name="T55">Second aorist </text:span>Middle depon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7" office:value-type="string">
            <text:p text:style-name="P160">γίνομαι</text:p>
          </table:table-cell>
          <table:table-cell table:style-name="Table8.E37" office:value-type="string">
            <text:p text:style-name="P160">γενήσομαι</text:p>
          </table:table-cell>
          <table:table-cell table:style-name="Table8.E37" office:value-type="string">
            <text:p text:style-name="P160">ἐγενόμην</text:p>
          </table:table-cell>
          <table:table-cell table:style-name="Table8.E37" office:value-type="string">
            <text:p text:style-name="P160">γέγονα</text:p>
          </table:table-cell>
          <table:table-cell table:style-name="Table8.E37" office:value-type="string">
            <text:p text:style-name="P160">γεγένημαι</text:p>
          </table:table-cell>
          <table:table-cell table:style-name="Table8.F37" office:value-type="string">
            <text:p text:style-name="P160">ἐγενήθην</text:p>
          </table:table-cell>
        </table:table-row>
        <table:table-row>
          <table:table-cell table:style-name="Table8.A10" table:number-columns-spanned="6" office:value-type="string">
            <text:p text:style-name="P161">First Aorists active : <text:span text:style-name="T61">πβφ/κγχ/τδθ +</text:span> <text:span text:style-name="T56">σα.→ ψα/ξα/σα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7" office:value-type="string">
            <text:p text:style-name="P162">1.ἔλυ<text:span text:style-name="T4">σα</text:span></text:p>
          </table:table-cell>
          <table:table-cell table:style-name="Table8.E37" office:value-type="string">
            <text:p text:style-name="P162">2.ἔλυ<text:span text:style-name="T4">σας</text:span></text:p>
          </table:table-cell>
          <table:table-cell table:style-name="Table8.E37" office:value-type="string">
            <text:p text:style-name="P163">3.ἔλυ<text:span text:style-name="T4">σε</text:span>(<text:span text:style-name="T4">ν</text:span>)</text:p>
          </table:table-cell>
          <table:table-cell table:style-name="Table8.E37" office:value-type="string">
            <text:p text:style-name="P163">1.ἐλύ<text:span text:style-name="T4">σαμεν</text:span></text:p>
          </table:table-cell>
          <table:table-cell table:style-name="Table8.E37" office:value-type="string">
            <text:p text:style-name="P153">2.ἐλύ<text:span text:style-name="T4">σατε</text:span></text:p>
          </table:table-cell>
          <table:table-cell table:style-name="Table8.F37" office:value-type="string">
            <text:p text:style-name="P163">3.ἔλυ<text:span text:style-name="T4">σαν</text:span></text:p>
          </table:table-cell>
        </table:table-row>
        <table:table-row>
          <table:table-cell table:style-name="Table8.A37" office:value-type="string">
            <text:p text:style-name="P164">I loosed</text:p>
          </table:table-cell>
          <table:table-cell table:style-name="Table8.E37" office:value-type="string">
            <text:p text:style-name="P164">You loosed</text:p>
          </table:table-cell>
          <table:table-cell table:style-name="Table8.E37" office:value-type="string">
            <text:p text:style-name="P164">He/she/it loosed</text:p>
          </table:table-cell>
          <table:table-cell table:style-name="Table8.E37" office:value-type="string">
            <text:p text:style-name="P164">We loosed</text:p>
          </table:table-cell>
          <table:table-cell table:style-name="Table8.E37" office:value-type="string">
            <text:p text:style-name="P164">You loosed</text:p>
          </table:table-cell>
          <table:table-cell table:style-name="Table8.F37" office:value-type="string">
            <text:p text:style-name="P164">They loosed</text:p>
          </table:table-cell>
        </table:table-row>
        <table:table-row>
          <table:table-cell table:style-name="Table8.A10" table:number-columns-spanned="6" office:value-type="string">
            <text:p text:style-name="P165">First aorist middle indicativ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7" office:value-type="string">
            <text:p text:style-name="P166">1.ἐλυ<text:span text:style-name="T4">σάμην</text:span>.</text:p>
          </table:table-cell>
          <table:table-cell table:style-name="Table8.E37" office:value-type="string">
            <text:p text:style-name="P166">2.ἐλύ<text:span text:style-name="T4">σω</text:span></text:p>
          </table:table-cell>
          <table:table-cell table:style-name="Table8.E37" office:value-type="string">
            <text:p text:style-name="P166">3.ἐλύ<text:span text:style-name="T4">σατο</text:span></text:p>
          </table:table-cell>
          <table:table-cell table:style-name="Table8.E37" office:value-type="string">
            <text:p text:style-name="P167">1.ἐλυ<text:span text:style-name="T4">σάμεθα</text:span></text:p>
          </table:table-cell>
          <table:table-cell table:style-name="Table8.E37" office:value-type="string">
            <text:p text:style-name="P167">2.ἐλύ<text:span text:style-name="T4">σασθε</text:span>.</text:p>
          </table:table-cell>
          <table:table-cell table:style-name="Table8.F37" office:value-type="string">
            <text:p text:style-name="P167">3.ἐλύ<text:span text:style-name="T4">σαντο.</text:span></text:p>
          </table:table-cell>
        </table:table-row>
        <table:table-row>
          <table:table-cell table:style-name="Table8.A37" office:value-type="string">
            <text:p text:style-name="P168">I loosed.</text:p>
          </table:table-cell>
          <table:table-cell table:style-name="Table8.E37" office:value-type="string">
            <text:p text:style-name="P164">You loosed</text:p>
          </table:table-cell>
          <table:table-cell table:style-name="Table8.E37" office:value-type="string">
            <text:p text:style-name="P164">He/she/it loosed</text:p>
          </table:table-cell>
          <table:table-cell table:style-name="Table8.E37" office:value-type="string">
            <text:p text:style-name="P164">We loosed</text:p>
          </table:table-cell>
          <table:table-cell table:style-name="Table8.E37" office:value-type="string">
            <text:p text:style-name="P164">You loosed</text:p>
          </table:table-cell>
          <table:table-cell table:style-name="Table8.F37" office:value-type="string">
            <text:p text:style-name="P164">They loosed</text:p>
          </table:table-cell>
        </table:table-row>
        <table:table-row>
          <table:table-cell table:style-name="Table8.A10" table:number-columns-spanned="6" office:value-type="string">
            <text:p text:style-name="P169">First aorist passive <text:span text:style-name="T57">indicative--------------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7" office:value-type="string">
            <text:p text:style-name="P170">ἐλύθην</text:p>
          </table:table-cell>
          <table:table-cell table:style-name="Table8.E37" office:value-type="string">
            <text:p text:style-name="P170">ἐλύθης</text:p>
          </table:table-cell>
          <table:table-cell table:style-name="Table8.E37" office:value-type="string">
            <text:p text:style-name="P170">ἐλύθη</text:p>
          </table:table-cell>
          <table:table-cell table:style-name="Table8.E37" office:value-type="string">
            <text:p text:style-name="P170">ἐλύθημεν</text:p>
          </table:table-cell>
          <table:table-cell table:style-name="Table8.E37" office:value-type="string">
            <text:p text:style-name="P170">ἐλύθητε</text:p>
          </table:table-cell>
          <table:table-cell table:style-name="Table8.F37" office:value-type="string">
            <text:p text:style-name="P170">ἐλύθησαν</text:p>
          </table:table-cell>
        </table:table-row>
        <table:table-row>
          <table:table-cell table:style-name="Table8.A37" office:value-type="string">
            <text:p text:style-name="P171">I was loosed</text:p>
          </table:table-cell>
          <table:table-cell table:style-name="Table8.E37" office:value-type="string">
            <text:p text:style-name="P172">You were loosed.</text:p>
          </table:table-cell>
          <table:table-cell table:style-name="Table8.E37" office:value-type="string">
            <text:p text:style-name="P172">He/she/it was loosed</text:p>
          </table:table-cell>
          <table:table-cell table:style-name="Table8.E37" office:value-type="string">
            <text:p text:style-name="P172">We were loosed</text:p>
          </table:table-cell>
          <table:table-cell table:style-name="Table8.E37" office:value-type="string">
            <text:p text:style-name="P172">You were <text:s/>loosed </text:p>
          </table:table-cell>
          <table:table-cell table:style-name="Table8.F37" office:value-type="string">
            <text:p text:style-name="P172">They were loosed</text:p>
          </table:table-cell>
        </table:table-row>
        <table:table-row>
          <table:table-cell table:style-name="Table8.A19" office:value-type="string">
            <text:p text:style-name="P173">βλεπ-θη</text:p>
          </table:table-cell>
          <table:table-cell table:style-name="Table8.B19" office:value-type="string">
            <text:p text:style-name="P173">ἐληθβ-θη</text:p>
          </table:table-cell>
          <table:table-cell table:style-name="Table8.A19" office:value-type="string">
            <text:p text:style-name="P173">διωκ-θη</text:p>
          </table:table-cell>
          <table:table-cell table:style-name="Table8.B19" office:value-type="string">
            <text:p text:style-name="P173">αγ-θη</text:p>
          </table:table-cell>
          <table:table-cell table:style-name="Table8.A19" office:value-type="string">
            <text:p text:style-name="P173">π/β/φ→φ</text:p>
          </table:table-cell>
          <table:table-cell table:style-name="Table8.F19" office:value-type="string">
            <text:p text:style-name="P173">τ/δ/θ→σ</text:p>
          </table:table-cell>
        </table:table-row>
        <table:table-row>
          <table:table-cell table:style-name="Table8.A19" office:value-type="string">
            <text:p text:style-name="P173">ἐβλέφθην</text:p>
          </table:table-cell>
          <table:table-cell table:style-name="Table8.B19" office:value-type="string">
            <text:p text:style-name="P173">ἐλήμφθην</text:p>
          </table:table-cell>
          <table:table-cell table:style-name="Table8.A19" office:value-type="string">
            <text:p text:style-name="P173">ἐδιώχθην</text:p>
          </table:table-cell>
          <table:table-cell table:style-name="Table8.B19" office:value-type="string">
            <text:p text:style-name="P173">ἤχθην</text:p>
          </table:table-cell>
          <table:table-cell table:style-name="Table8.A19" office:value-type="string">
            <text:p text:style-name="P173">κ/γ/χ→χ</text:p>
          </table:table-cell>
          <table:table-cell table:style-name="Table8.F19" office:value-type="string">
            <text:p text:style-name="P153"/>
          </table:table-cell>
        </table:table-row>
        <table:table-row>
          <table:table-cell table:style-name="Table8.A5" table:number-columns-spanned="6" office:value-type="string">
            <text:p text:style-name="P174">Second Aorist Pa<text:span text:style-name="T92">s</text:span>siv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7" office:value-type="string">
            <text:p text:style-name="P174">ἐγράφην</text:p>
          </table:table-cell>
          <table:table-cell table:style-name="Table8.E37" office:value-type="string">
            <text:p text:style-name="P174">ἐγράφης</text:p>
          </table:table-cell>
          <table:table-cell table:style-name="Table8.E37" office:value-type="string">
            <text:p text:style-name="P174">ἐγράφη</text:p>
          </table:table-cell>
          <table:table-cell table:style-name="Table8.E37" office:value-type="string">
            <text:p text:style-name="P174">ἐγράφημεν</text:p>
          </table:table-cell>
          <table:table-cell table:style-name="Table8.E37" office:value-type="string">
            <text:p text:style-name="P174">ἐγράφητε</text:p>
          </table:table-cell>
          <table:table-cell table:style-name="Table8.F37" office:value-type="string">
            <text:p text:style-name="P174">ἐγράφησαν</text:p>
          </table:table-cell>
        </table:table-row>
        <table:table-row>
          <table:table-cell table:style-name="Table8.A37" office:value-type="string">
            <text:p text:style-name="P174">I was written</text:p>
          </table:table-cell>
          <table:table-cell table:style-name="Table8.E37" office:value-type="string">
            <text:p text:style-name="P174">You were written</text:p>
          </table:table-cell>
          <table:table-cell table:style-name="Table8.E37" office:value-type="string">
            <text:p text:style-name="P174">He/she/it was written</text:p>
          </table:table-cell>
          <table:table-cell table:style-name="Table8.E37" office:value-type="string">
            <text:p text:style-name="P174">We were written</text:p>
          </table:table-cell>
          <table:table-cell table:style-name="Table8.E37" office:value-type="string">
            <text:p text:style-name="P174">You were written</text:p>
          </table:table-cell>
          <table:table-cell table:style-name="Table8.F37" office:value-type="string">
            <text:p text:style-name="P174">They were written</text:p>
          </table:table-cell>
        </table:table-row>
        <table:table-row>
          <table:table-cell table:style-name="Table8.A10" table:number-columns-spanned="6" office:value-type="string">
            <text:p text:style-name="P80">First future passive indicative<text:span text:style-name="T59">(just add θη on future middle indicative)----------------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7" office:value-type="string">
            <text:p text:style-name="P175">λυ<text:span text:style-name="T4">θή</text:span>σομαι</text:p>
          </table:table-cell>
          <table:table-cell table:style-name="Table8.E37" office:value-type="string">
            <text:p text:style-name="P50">λύ<text:span text:style-name="T9">θή</text:span><text:span text:style-name="T58">σῃ</text:span></text:p>
          </table:table-cell>
          <table:table-cell table:style-name="Table8.E37" office:value-type="string">
            <text:p text:style-name="P17">λυ<text:span text:style-name="T4">θή</text:span>σεται</text:p>
          </table:table-cell>
          <table:table-cell table:style-name="Table8.E37" office:value-type="string">
            <text:p text:style-name="P17">λυ<text:span text:style-name="T4">θη</text:span>σόμεθα</text:p>
          </table:table-cell>
          <table:table-cell table:style-name="Table8.E37" office:value-type="string">
            <text:p text:style-name="P17">λυ<text:span text:style-name="T4">θή</text:span>σεσθε</text:p>
          </table:table-cell>
          <table:table-cell table:style-name="Table8.F37" office:value-type="string">
            <text:p text:style-name="P17">λυ<text:span text:style-name="T4">θή</text:span>σονται</text:p>
          </table:table-cell>
        </table:table-row>
        <text:soft-page-break/>
        <table:table-row>
          <table:table-cell table:style-name="Table8.A37" office:value-type="string">
            <text:p text:style-name="P176">I will be loosed</text:p>
          </table:table-cell>
          <table:table-cell table:style-name="Table8.E37" office:value-type="string">
            <text:p text:style-name="P18">You will be loosed</text:p>
          </table:table-cell>
          <table:table-cell table:style-name="Table8.E37" office:value-type="string">
            <text:p text:style-name="P18">He/she/it will be loosed</text:p>
          </table:table-cell>
          <table:table-cell table:style-name="Table8.E37" office:value-type="string">
            <text:p text:style-name="P18">We will be loosed</text:p>
          </table:table-cell>
          <table:table-cell table:style-name="Table8.E37" office:value-type="string">
            <text:p text:style-name="P18">You will be loosed</text:p>
          </table:table-cell>
          <table:table-cell table:style-name="Table8.F37" office:value-type="string">
            <text:p text:style-name="P18">They will be loosed</text:p>
          </table:table-cell>
        </table:table-row>
        <table:table-row>
          <table:table-cell table:style-name="Table8.A10" table:number-columns-spanned="6" office:value-type="string">
            <text:p text:style-name="P81">Second future passiv<text:span text:style-name="T60">e indicativ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7" office:value-type="string">
            <text:p text:style-name="P177">ἀποσταλ<text:span text:style-name="T4">ήσομαι</text:span></text:p>
          </table:table-cell>
          <table:table-cell table:style-name="Table8.E37" office:value-type="string">
            <text:p text:style-name="P19">ἀποσταλ<text:span text:style-name="T4">ήσῃ</text:span></text:p>
          </table:table-cell>
          <table:table-cell table:style-name="Table8.E37" office:value-type="string">
            <text:p text:style-name="P19">ἀποσταλ<text:span text:style-name="T4">ήσεται</text:span></text:p>
          </table:table-cell>
          <table:table-cell table:style-name="Table8.E37" office:value-type="string">
            <text:p text:style-name="P19">ἀποσταλ<text:span text:style-name="T4">ησόμεθα</text:span></text:p>
          </table:table-cell>
          <table:table-cell table:style-name="Table8.E37" office:value-type="string">
            <text:p text:style-name="P19">ἀποσταλ<text:span text:style-name="T4">ήσεσθε</text:span></text:p>
          </table:table-cell>
          <table:table-cell table:style-name="Table8.F37" office:value-type="string">
            <text:p text:style-name="P19">ἀποσταλ<text:span text:style-name="T4">ήσονται</text:span></text:p>
          </table:table-cell>
        </table:table-row>
        <table:table-row>
          <table:table-cell table:style-name="Table8.A37" office:value-type="string">
            <text:p text:style-name="P181">I will be sent</text:p>
          </table:table-cell>
          <table:table-cell table:style-name="Table8.E37" office:value-type="string">
            <text:p text:style-name="P20">You will be sent</text:p>
          </table:table-cell>
          <table:table-cell table:style-name="Table8.E37" office:value-type="string">
            <text:p text:style-name="P20">He/she/it will be sent</text:p>
          </table:table-cell>
          <table:table-cell table:style-name="Table8.E37" office:value-type="string">
            <text:p text:style-name="P20">We will be sent</text:p>
          </table:table-cell>
          <table:table-cell table:style-name="Table8.E37" office:value-type="string">
            <text:p text:style-name="P20">You will be sent</text:p>
          </table:table-cell>
          <table:table-cell table:style-name="Table8.F37" office:value-type="string">
            <text:p text:style-name="P20">They will be sent</text:p>
          </table:table-cell>
        </table:table-row>
        <table:table-row>
          <table:table-cell table:style-name="Table8.A30" table:number-columns-spanned="6" office:value-type="string">
            <text:p text:style-name="P182"><text:span text:style-name="T99">Present p</text:span>erfect active indicative--------------------------------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7" office:value-type="string">
            <text:p text:style-name="P184">λέλυκα</text:p>
          </table:table-cell>
          <table:table-cell table:style-name="Table8.E37" office:value-type="string">
            <text:p text:style-name="P25">λέλυκας</text:p>
          </table:table-cell>
          <table:table-cell table:style-name="Table8.E37" office:value-type="string">
            <text:p text:style-name="P25">λέλυκε(ν)</text:p>
          </table:table-cell>
          <table:table-cell table:style-name="Table8.E37" office:value-type="string">
            <text:p text:style-name="P25">λελύκαμεν</text:p>
          </table:table-cell>
          <table:table-cell table:style-name="Table8.E37" office:value-type="string">
            <text:p text:style-name="P25">λελύκατε</text:p>
          </table:table-cell>
          <table:table-cell table:style-name="Table8.F37" office:value-type="string">
            <text:p text:style-name="P25">λελύκασι(ν)</text:p>
          </table:table-cell>
        </table:table-row>
        <table:table-row>
          <table:table-cell table:style-name="Table8.A37" office:value-type="string">
            <text:p text:style-name="P186">I have loosed</text:p>
          </table:table-cell>
          <table:table-cell table:style-name="Table8.E37" office:value-type="string">
            <text:p text:style-name="P27">You have loosed</text:p>
          </table:table-cell>
          <table:table-cell table:style-name="Table8.E37" office:value-type="string">
            <text:p text:style-name="P27">He/shi/it has loosed</text:p>
          </table:table-cell>
          <table:table-cell table:style-name="Table8.E37" office:value-type="string">
            <text:p text:style-name="P27">We have loosed</text:p>
          </table:table-cell>
          <table:table-cell table:style-name="Table8.E37" office:value-type="string">
            <text:p text:style-name="P27">You have loosed</text:p>
          </table:table-cell>
          <table:table-cell table:style-name="Table8.F37" office:value-type="string">
            <text:p text:style-name="P27">They have loosed.</text:p>
          </table:table-cell>
        </table:table-row>
        <table:table-row>
          <table:table-cell table:style-name="Table8.A30" table:number-columns-spanned="6" office:value-type="string">
            <text:p text:style-name="P187">P<text:span text:style-name="T99">resent p</text:span>erfect middle/passive indicative------------------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7" office:value-type="string">
            <text:p text:style-name="P188">λέλυμαι</text:p>
          </table:table-cell>
          <table:table-cell table:style-name="Table8.E37" office:value-type="string">
            <text:p text:style-name="P28">λέλυσαι</text:p>
          </table:table-cell>
          <table:table-cell table:style-name="Table8.E37" office:value-type="string">
            <text:p text:style-name="P28">λέλυται</text:p>
          </table:table-cell>
          <table:table-cell table:style-name="Table8.E37" office:value-type="string">
            <text:p text:style-name="P28">λελύμεθα</text:p>
          </table:table-cell>
          <table:table-cell table:style-name="Table8.E37" office:value-type="string">
            <text:p text:style-name="P28">λέλυσθε</text:p>
          </table:table-cell>
          <table:table-cell table:style-name="Table8.F37" office:value-type="string">
            <text:p text:style-name="P28">λέλυνται</text:p>
          </table:table-cell>
        </table:table-row>
        <table:table-row>
          <table:table-cell table:style-name="Table8.A37" office:value-type="string">
            <text:p text:style-name="P188">I have been loosed</text:p>
          </table:table-cell>
          <table:table-cell table:style-name="Table8.E37" office:value-type="string">
            <text:p text:style-name="P28">You have been loosed</text:p>
          </table:table-cell>
          <table:table-cell table:style-name="Table8.E37" office:value-type="string">
            <text:p text:style-name="P28">He/she/it has been boosed</text:p>
          </table:table-cell>
          <table:table-cell table:style-name="Table8.E37" office:value-type="string">
            <text:p text:style-name="P28">We have been loosed</text:p>
          </table:table-cell>
          <table:table-cell table:style-name="Table8.E37" office:value-type="string">
            <text:p text:style-name="P28">You have been loosed</text:p>
          </table:table-cell>
          <table:table-cell table:style-name="Table8.F37" office:value-type="string">
            <text:p text:style-name="P28">They have been loosed</text:p>
          </table:table-cell>
        </table:table-row>
        <table:table-row>
          <table:table-cell table:style-name="Table8.A36" table:number-columns-spanned="6" office:value-type="string">
            <text:p text:style-name="P182"><text:span text:style-name="T99">Past p</text:span>erfect active indicative--------------------------------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7" office:value-type="string">
            <text:p text:style-name="P188">ἐλελύκειν</text:p>
          </table:table-cell>
          <table:table-cell table:style-name="Table8.E37" office:value-type="string">
            <text:p text:style-name="P28">ἐλελύκεις</text:p>
          </table:table-cell>
          <table:table-cell table:style-name="Table8.E37" office:value-type="string">
            <text:p text:style-name="P28">ἐλελύκει</text:p>
          </table:table-cell>
          <table:table-cell table:style-name="Table8.E37" office:value-type="string">
            <text:p text:style-name="P28">ἐλελύκειμεν</text:p>
          </table:table-cell>
          <table:table-cell table:style-name="Table8.E37" office:value-type="string">
            <text:p text:style-name="P28">ἐλελύκειτε</text:p>
          </table:table-cell>
          <table:table-cell table:style-name="Table8.F37" office:value-type="string">
            <text:p text:style-name="P28">ἐλελύκεισαν</text:p>
          </table:table-cell>
        </table:table-row>
        <table:table-row>
          <table:table-cell table:style-name="Table8.A36" table:number-columns-spanned="6" office:value-type="string">
            <text:p text:style-name="P182"><text:span text:style-name="T99">Past p</text:span>erfect <text:span text:style-name="T100">middle/passive</text:span> indicative--------------------------------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39" office:value-type="string">
            <text:p text:style-name="P188">ἐλελύμην</text:p>
          </table:table-cell>
          <table:table-cell table:style-name="Table8.E39" office:value-type="string">
            <text:p text:style-name="P28">ἐλέλυσο</text:p>
          </table:table-cell>
          <table:table-cell table:style-name="Table8.E39" office:value-type="string">
            <text:p text:style-name="P28">ἐλέλυτο</text:p>
          </table:table-cell>
          <table:table-cell table:style-name="Table8.E39" office:value-type="string">
            <text:p text:style-name="P28">ἐλελύμεθα</text:p>
          </table:table-cell>
          <table:table-cell table:style-name="Table8.E39" office:value-type="string">
            <text:p text:style-name="P28">ἐλέλυσθε</text:p>
          </table:table-cell>
          <table:table-cell table:style-name="Table8.F39" office:value-type="string">
            <text:p text:style-name="P28">ἐλέλυντο</text:p>
          </table:table-cell>
        </table:table-row>
        <table:table-row>
          <table:table-cell table:style-name="Table8.A40" table:number-columns-spanned="6" office:value-type="string">
            <text:p text:style-name="P190">Reduplication:λυ→ λελυ→ λέλυκα,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41" table:number-columns-spanned="2" office:value-type="string">
            <text:p text:style-name="P190">φανερόω→ φεφανερο→ πεφανέρωκα</text:p>
          </table:table-cell>
          <table:covered-table-cell/>
          <table:table-cell table:style-name="Table8.C41" table:number-columns-spanned="2" office:value-type="string">
            <text:p text:style-name="P30"><text:span text:style-name="T62">χ</text:span>αρίζομαι→ χεχαριζ-&gt;κεχάρισμαι</text:p>
          </table:table-cell>
          <table:covered-table-cell/>
          <table:table-cell table:style-name="Table8.E41" table:number-columns-spanned="2" office:value-type="string">
            <text:p text:style-name="P30">θεραπεύω-&gt;θεθεραπευ-&gt;τεθεράπευμαι</text:p>
          </table:table-cell>
          <table:covered-table-cell/>
        </table:table-row>
        <table:table-row>
          <table:table-cell table:style-name="Table8.A42" table:number-columns-spanned="6" office:value-type="string">
            <text:p text:style-name="P191">Middle voice: self-interest nua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43" table:number-columns-spanned="2" office:value-type="string">
            <text:p text:style-name="P191">αἰτέω</text:p>
          </table:table-cell>
          <table:covered-table-cell/>
          <table:table-cell table:style-name="Table8.C43" table:number-columns-spanned="2" office:value-type="string">
            <text:p text:style-name="P31">βαπτίζω</text:p>
          </table:table-cell>
          <table:covered-table-cell/>
          <table:table-cell table:style-name="Table8.E43" table:number-columns-spanned="2" office:value-type="string">
            <text:p text:style-name="P31">εὑρίσκω</text:p>
          </table:table-cell>
          <table:covered-table-cell/>
        </table:table-row>
        <table:table-row>
          <table:table-cell table:style-name="Table8.A44" office:value-type="string">
            <text:p text:style-name="P191">I ask</text:p>
          </table:table-cell>
          <table:table-cell table:style-name="Table8.E44" office:value-type="string">
            <text:p text:style-name="P31">I ask(for myself)</text:p>
          </table:table-cell>
          <table:table-cell table:style-name="Table8.E44" office:value-type="string">
            <text:p text:style-name="P31">I baptize</text:p>
          </table:table-cell>
          <table:table-cell table:style-name="Table8.E44" office:value-type="string">
            <text:p text:style-name="P31">I dip myself</text:p>
          </table:table-cell>
          <table:table-cell table:style-name="Table8.E44" office:value-type="string">
            <text:p text:style-name="P31">I find</text:p>
          </table:table-cell>
          <table:table-cell table:style-name="Table8.F44" office:value-type="string">
            <text:p text:style-name="P31">I obtain(for myself)</text:p>
          </table:table-cell>
        </table:table-row>
        <table:table-row>
          <table:table-cell table:style-name="Table8.A10" table:number-columns-spanned="6" office:value-type="string">
            <text:p text:style-name="P216">Present subjunctive: <text:span text:style-name="T72">active and middle/passive and εἰμί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55" office:value-type="string">
            <text:p text:style-name="P217">λύω</text:p>
          </table:table-cell>
          <table:table-cell table:style-name="Table8.E55" office:value-type="string">
            <text:p text:style-name="P32">λύῃς</text:p>
          </table:table-cell>
          <table:table-cell table:style-name="Table8.E55" office:value-type="string">
            <text:p text:style-name="P32">λύῃ</text:p>
          </table:table-cell>
          <table:table-cell table:style-name="Table8.E55" office:value-type="string">
            <text:p text:style-name="P32">λύωμεν</text:p>
          </table:table-cell>
          <table:table-cell table:style-name="Table8.E55" office:value-type="string">
            <text:p text:style-name="P32">λύητε</text:p>
          </table:table-cell>
          <table:table-cell table:style-name="Table8.F55" office:value-type="string">
            <text:p text:style-name="P32">λύωσι(ν)</text:p>
          </table:table-cell>
        </table:table-row>
        <table:table-row>
          <table:table-cell table:style-name="Table8.A55" office:value-type="string">
            <text:p text:style-name="P218">λύωμαι</text:p>
          </table:table-cell>
          <table:table-cell table:style-name="Table8.E55" office:value-type="string">
            <text:p text:style-name="P33">λύῃ</text:p>
          </table:table-cell>
          <table:table-cell table:style-name="Table8.E55" office:value-type="string">
            <text:p text:style-name="P33">λύηται</text:p>
          </table:table-cell>
          <table:table-cell table:style-name="Table8.E55" office:value-type="string">
            <text:p text:style-name="P33">λυώμεθα</text:p>
          </table:table-cell>
          <table:table-cell table:style-name="Table8.E55" office:value-type="string">
            <text:p text:style-name="P33">λύησθε</text:p>
          </table:table-cell>
          <table:table-cell table:style-name="Table8.F55" office:value-type="string">
            <text:p text:style-name="P33">λύωνται</text:p>
          </table:table-cell>
        </table:table-row>
        <table:table-row>
          <table:table-cell table:style-name="Table8.A55" office:value-type="string">
            <text:p text:style-name="P218">ὦ</text:p>
          </table:table-cell>
          <table:table-cell table:style-name="Table8.E55" office:value-type="string">
            <text:p text:style-name="P33">ᾖς</text:p>
          </table:table-cell>
          <table:table-cell table:style-name="Table8.E55" office:value-type="string">
            <text:p text:style-name="P33">ᾖ</text:p>
          </table:table-cell>
          <table:table-cell table:style-name="Table8.E55" office:value-type="string">
            <text:p text:style-name="P33">ὦμεν</text:p>
          </table:table-cell>
          <table:table-cell table:style-name="Table8.E55" office:value-type="string">
            <text:p text:style-name="P33">ἦτε</text:p>
          </table:table-cell>
          <table:table-cell table:style-name="Table8.F55" office:value-type="string">
            <text:p text:style-name="P33">ὦσι(ν)</text:p>
          </table:table-cell>
        </table:table-row>
        <table:table-row>
          <table:table-cell table:style-name="Table8.A10" table:number-columns-spanned="6" office:value-type="string">
            <text:p text:style-name="P219"><text:span text:style-name="T73">1st </text:span>Aorist subjunctive: active and middle and passiv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55" office:value-type="string">
            <text:p text:style-name="P221">λύσω</text:p>
          </table:table-cell>
          <table:table-cell table:style-name="Table8.E55" office:value-type="string">
            <text:p text:style-name="P34">λύσῃς</text:p>
          </table:table-cell>
          <table:table-cell table:style-name="Table8.E55" office:value-type="string">
            <text:p text:style-name="P34">λύσῃ</text:p>
          </table:table-cell>
          <table:table-cell table:style-name="Table8.E55" office:value-type="string">
            <text:p text:style-name="P34">λύσωμεν</text:p>
          </table:table-cell>
          <table:table-cell table:style-name="Table8.E55" office:value-type="string">
            <text:p text:style-name="P34">λύσητε</text:p>
          </table:table-cell>
          <table:table-cell table:style-name="Table8.F55" office:value-type="string">
            <text:p text:style-name="P34">λύσωσι(ν)</text:p>
          </table:table-cell>
        </table:table-row>
        <table:table-row>
          <table:table-cell table:style-name="Table8.A55" office:value-type="string">
            <text:p text:style-name="P221">λύσωμαι</text:p>
          </table:table-cell>
          <table:table-cell table:style-name="Table8.E55" office:value-type="string">
            <text:p text:style-name="P34">λύσῃ</text:p>
          </table:table-cell>
          <table:table-cell table:style-name="Table8.E55" office:value-type="string">
            <text:p text:style-name="P34">λύσηται</text:p>
          </table:table-cell>
          <table:table-cell table:style-name="Table8.E55" office:value-type="string">
            <text:p text:style-name="P34">λυσώμεθα</text:p>
          </table:table-cell>
          <table:table-cell table:style-name="Table8.E55" office:value-type="string">
            <text:p text:style-name="P34">λύσησθε</text:p>
          </table:table-cell>
          <table:table-cell table:style-name="Table8.F55" office:value-type="string">
            <text:p text:style-name="P34">λύσωνται</text:p>
          </table:table-cell>
        </table:table-row>
        <table:table-row>
          <table:table-cell table:style-name="Table8.A55" office:value-type="string">
            <text:p text:style-name="P221">λυθῶ</text:p>
          </table:table-cell>
          <table:table-cell table:style-name="Table8.E55" office:value-type="string">
            <text:p text:style-name="P34">λυθῇς</text:p>
          </table:table-cell>
          <table:table-cell table:style-name="Table8.E55" office:value-type="string">
            <text:p text:style-name="P34">λυθῇ</text:p>
          </table:table-cell>
          <table:table-cell table:style-name="Table8.E55" office:value-type="string">
            <text:p text:style-name="P34">λυθῶμεν</text:p>
          </table:table-cell>
          <table:table-cell table:style-name="Table8.E55" office:value-type="string">
            <text:p text:style-name="P34">λυθῆτε</text:p>
          </table:table-cell>
          <table:table-cell table:style-name="Table8.F55" office:value-type="string">
            <text:p text:style-name="P34">λυθῶσι(ν)</text:p>
          </table:table-cell>
        </table:table-row>
        <table:table-row>
          <table:table-cell table:style-name="Table8.A10" table:number-columns-spanned="6" office:value-type="string">
            <text:p text:style-name="P220"><text:span text:style-name="T74">2st </text:span>Aorist subjunctive: active and middle and passiv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55" office:value-type="string">
            <text:p text:style-name="P222">λάβω</text:p>
          </table:table-cell>
          <table:table-cell table:style-name="Table8.E55" office:value-type="string">
            <text:p text:style-name="P35">λάβῃς</text:p>
          </table:table-cell>
          <table:table-cell table:style-name="Table8.E55" office:value-type="string">
            <text:p text:style-name="P35">λάβῃ</text:p>
          </table:table-cell>
          <table:table-cell table:style-name="Table8.E55" office:value-type="string">
            <text:p text:style-name="P35">λάβωμεν</text:p>
          </table:table-cell>
          <table:table-cell table:style-name="Table8.E55" office:value-type="string">
            <text:p text:style-name="P35">λάβητε</text:p>
          </table:table-cell>
          <table:table-cell table:style-name="Table8.F55" office:value-type="string">
            <text:p text:style-name="P35">λάβωσι(ν)</text:p>
          </table:table-cell>
        </table:table-row>
        <table:table-row>
          <table:table-cell table:style-name="Table8.A55" office:value-type="string">
            <text:p text:style-name="P222">γένωμαι</text:p>
          </table:table-cell>
          <table:table-cell table:style-name="Table8.E55" office:value-type="string">
            <text:p text:style-name="P35">γένῃ</text:p>
          </table:table-cell>
          <table:table-cell table:style-name="Table8.E55" office:value-type="string">
            <text:p text:style-name="P35">γένηται</text:p>
          </table:table-cell>
          <table:table-cell table:style-name="Table8.E55" office:value-type="string">
            <text:p text:style-name="P35">γενώμεθα</text:p>
          </table:table-cell>
          <table:table-cell table:style-name="Table8.E55" office:value-type="string">
            <text:p text:style-name="P35">γένησθε</text:p>
          </table:table-cell>
          <table:table-cell table:style-name="Table8.F55" office:value-type="string">
            <text:p text:style-name="P35">γένωνται</text:p>
          </table:table-cell>
        </table:table-row>
        <table:table-row>
          <table:table-cell table:style-name="Table8.A56" office:value-type="string">
            <text:p text:style-name="P222">γραφῶ</text:p>
          </table:table-cell>
          <table:table-cell table:style-name="Table8.E56" office:value-type="string">
            <text:p text:style-name="P35">γραφῇς</text:p>
          </table:table-cell>
          <table:table-cell table:style-name="Table8.E56" office:value-type="string">
            <text:p text:style-name="P35">γραφῇ</text:p>
          </table:table-cell>
          <table:table-cell table:style-name="Table8.E56" office:value-type="string">
            <text:p text:style-name="P35">γραφῶμεν</text:p>
          </table:table-cell>
          <table:table-cell table:style-name="Table8.E56" office:value-type="string">
            <text:p text:style-name="P35">γραφῆτε</text:p>
          </table:table-cell>
          <table:table-cell table:style-name="Table8.F56" office:value-type="string">
            <text:p text:style-name="P35">γραφῶσι(ν)</text:p>
          </table:table-cell>
        </table:table-row>
        <table:table-row>
          <table:table-cell table:style-name="Table8.A57" table:number-columns-spanned="2" office:value-type="string">
            <text:p text:style-name="P233"><text:span text:style-name="T75">Infinitive </text:span><text:span text:style-name="T3">不定式 </text:span><text:span text:style-name="T75">Paradigm</text:span></text:p>
          </table:table-cell>
          <table:covered-table-cell/>
          <table:table-cell table:style-name="Table8.C57" office:value-type="string">
            <text:p text:style-name="P37">Present</text:p>
          </table:table-cell>
          <table:table-cell table:style-name="Table8.C57" office:value-type="string">
            <text:p text:style-name="P37">1 aorist</text:p>
          </table:table-cell>
          <table:table-cell table:style-name="Table8.C57" office:value-type="string">
            <text:p text:style-name="P37">2 aorist</text:p>
          </table:table-cell>
          <table:table-cell table:style-name="Table8.A10" office:value-type="string">
            <text:p text:style-name="P37">Perfect</text:p>
          </table:table-cell>
        </table:table-row>
        <text:soft-page-break/>
        <table:table-row>
          <table:table-cell table:style-name="Table8.A57" table:number-rows-spanned="3" office:value-type="string">
            <text:p text:style-name="P222"/>
          </table:table-cell>
          <table:table-cell table:style-name="Table8.C57" office:value-type="string">
            <text:p text:style-name="P37">active</text:p>
          </table:table-cell>
          <table:table-cell table:style-name="Table8.E58" office:value-type="string">
            <text:p text:style-name="P37">λύειν</text:p>
          </table:table-cell>
          <table:table-cell table:style-name="Table8.E58" office:value-type="string">
            <text:p text:style-name="P37">λῦσαι</text:p>
          </table:table-cell>
          <table:table-cell table:style-name="Table8.E58" office:value-type="string">
            <text:p text:style-name="P37">λαβεῖν</text:p>
          </table:table-cell>
          <table:table-cell table:style-name="Table8.F58" office:value-type="string">
            <text:p text:style-name="P37">λελυκέναι</text:p>
          </table:table-cell>
        </table:table-row>
        <table:table-row>
          <table:covered-table-cell/>
          <table:table-cell table:style-name="Table8.C57" office:value-type="string">
            <text:p text:style-name="P37">middle</text:p>
          </table:table-cell>
          <table:table-cell table:style-name="Table8.E64" office:value-type="string">
            <text:p text:style-name="P37">λύεσθαι</text:p>
          </table:table-cell>
          <table:table-cell table:style-name="Table8.E64" office:value-type="string">
            <text:p text:style-name="P37">λύσασθαι</text:p>
          </table:table-cell>
          <table:table-cell table:style-name="Table8.E64" office:value-type="string">
            <text:p text:style-name="P37">λαβέσθαι</text:p>
          </table:table-cell>
          <table:table-cell table:style-name="Table8.F64" office:value-type="string">
            <text:p text:style-name="P37">λελύσθαι</text:p>
          </table:table-cell>
        </table:table-row>
        <table:table-row>
          <table:covered-table-cell/>
          <table:table-cell table:style-name="Table8.C57" office:value-type="string">
            <text:p text:style-name="P37">passive</text:p>
          </table:table-cell>
          <table:table-cell table:style-name="Table8.E64" office:value-type="string">
            <text:p text:style-name="P37">λύεσθαι</text:p>
          </table:table-cell>
          <table:table-cell table:style-name="Table8.E64" office:value-type="string">
            <text:p text:style-name="P37">λυθῆναι</text:p>
          </table:table-cell>
          <table:table-cell table:style-name="Table8.E64" office:value-type="string">
            <text:p text:style-name="P37">γραφῆναι</text:p>
          </table:table-cell>
          <table:table-cell table:style-name="Table8.F64" office:value-type="string">
            <text:p text:style-name="P37">λελύσθαι</text:p>
          </table:table-cell>
        </table:table-row>
        <table:table-row>
          <table:table-cell table:style-name="Table8.C57" office:value-type="string">
            <text:p text:style-name="P230">Imperative</text:p>
          </table:table-cell>
          <table:table-cell table:style-name="Table8.C57" office:value-type="string">
            <text:p text:style-name="P39">2sg</text:p>
          </table:table-cell>
          <table:table-cell table:style-name="Table8.C57" office:value-type="string">
            <text:p text:style-name="P38">3sg</text:p>
          </table:table-cell>
          <table:table-cell table:style-name="Table8.C57" office:value-type="string">
            <text:p text:style-name="P35"/>
          </table:table-cell>
          <table:table-cell table:style-name="Table8.C57" office:value-type="string">
            <text:p text:style-name="P38">2pl</text:p>
          </table:table-cell>
          <table:table-cell table:style-name="Table8.A10" office:value-type="string">
            <text:p text:style-name="P38">3pl</text:p>
          </table:table-cell>
        </table:table-row>
        <table:table-row>
          <table:table-cell table:style-name="Table8.A64" office:value-type="string">
            <text:p text:style-name="P224">present</text:p>
          </table:table-cell>
          <table:table-cell table:style-name="Table8.E64" office:value-type="string">
            <text:p text:style-name="P39">λῦε</text:p>
          </table:table-cell>
          <table:table-cell table:style-name="Table8.E64" office:value-type="string">
            <text:p text:style-name="P39">λυέτω</text:p>
          </table:table-cell>
          <table:table-cell table:style-name="Table8.E64" office:value-type="string">
            <text:p text:style-name="P45"/>
          </table:table-cell>
          <table:table-cell table:style-name="Table8.E64" office:value-type="string">
            <text:p text:style-name="P39">λύετε</text:p>
          </table:table-cell>
          <table:table-cell table:style-name="Table8.F64" office:value-type="string">
            <text:p text:style-name="P39">λυέτωσαν</text:p>
          </table:table-cell>
        </table:table-row>
        <table:table-row>
          <table:table-cell table:style-name="Table8.A64" office:value-type="string">
            <text:p text:style-name="P224">first aorist</text:p>
          </table:table-cell>
          <table:table-cell table:style-name="Table8.E64" office:value-type="string">
            <text:p text:style-name="P39">λῦσον</text:p>
          </table:table-cell>
          <table:table-cell table:style-name="Table8.E64" office:value-type="string">
            <text:p text:style-name="P39">λυσάτω</text:p>
          </table:table-cell>
          <table:table-cell table:style-name="Table8.E64" office:value-type="string">
            <text:p text:style-name="P45"/>
          </table:table-cell>
          <table:table-cell table:style-name="Table8.E64" office:value-type="string">
            <text:p text:style-name="P39">λύσατε</text:p>
          </table:table-cell>
          <table:table-cell table:style-name="Table8.F64" office:value-type="string">
            <text:p text:style-name="P39">λυσάτωσαν</text:p>
          </table:table-cell>
        </table:table-row>
        <table:table-row>
          <table:table-cell table:style-name="Table8.A64" office:value-type="string">
            <text:p text:style-name="P224">2nd aorist λείπω</text:p>
          </table:table-cell>
          <table:table-cell table:style-name="Table8.E64" office:value-type="string">
            <text:p text:style-name="P39">λίπε</text:p>
          </table:table-cell>
          <table:table-cell table:style-name="Table8.E64" office:value-type="string">
            <text:p text:style-name="P39">λιπέτω</text:p>
          </table:table-cell>
          <table:table-cell table:style-name="Table8.E64" office:value-type="string">
            <text:p text:style-name="P46">be absent, </text:p>
            <text:p text:style-name="P46">I missing, </text:p>
          </table:table-cell>
          <table:table-cell table:style-name="Table8.E64" office:value-type="string">
            <text:p text:style-name="P39">λίπετε</text:p>
          </table:table-cell>
          <table:table-cell table:style-name="Table8.F64" office:value-type="string">
            <text:p text:style-name="P39">λιπέτωσαν</text:p>
          </table:table-cell>
        </table:table-row>
        <table:table-row>
          <table:table-cell table:style-name="Table8.A57" office:value-type="string">
            <text:p text:style-name="P226">Active</text:p>
            <text:p text:style-name="P268">(above)</text:p>
          </table:table-cell>
          <table:table-cell table:style-name="Table8.A57" office:value-type="string">
            <text:p text:style-name="P40"><text:span text:style-name="T76">(You)</text:span>Loose!</text:p>
          </table:table-cell>
          <table:table-cell table:style-name="Table8.A57" office:value-type="string">
            <text:p text:style-name="P39">Let him loose!</text:p>
          </table:table-cell>
          <table:table-cell table:style-name="Table8.A57" office:value-type="string">
            <text:p text:style-name="P48">Second aorist</text:p>
          </table:table-cell>
          <table:table-cell table:style-name="Table8.A57" office:value-type="string">
            <text:p text:style-name="P40"><text:span text:style-name="T76">(You)</text:span>Loose!</text:p>
          </table:table-cell>
          <table:table-cell table:style-name="Table8.F65" office:value-type="string">
            <text:p text:style-name="P39">Let them loose!</text:p>
          </table:table-cell>
        </table:table-row>
        <table:table-row>
          <table:table-cell table:style-name="Table8.A99" office:value-type="string">
            <text:p text:style-name="P225">present</text:p>
          </table:table-cell>
          <table:table-cell table:style-name="Table8.E99" office:value-type="string">
            <text:p text:style-name="P41">λύου</text:p>
          </table:table-cell>
          <table:table-cell table:style-name="Table8.E99" office:value-type="string">
            <text:p text:style-name="P41">λυέσθω</text:p>
          </table:table-cell>
          <table:table-cell table:style-name="Table8.E99" office:value-type="string">
            <text:p text:style-name="P47"/>
          </table:table-cell>
          <table:table-cell table:style-name="Table8.E99" office:value-type="string">
            <text:p text:style-name="P41">λύεσθε</text:p>
          </table:table-cell>
          <table:table-cell table:style-name="Table8.F99" office:value-type="string">
            <text:p text:style-name="P41">λυέσθωσαν</text:p>
          </table:table-cell>
        </table:table-row>
        <table:table-row>
          <table:table-cell table:style-name="Table8.A68" office:value-type="string">
            <text:p text:style-name="P227">First aorisst</text:p>
          </table:table-cell>
          <table:table-cell table:style-name="Table8.E68" office:value-type="string">
            <text:p text:style-name="P41">λῦσαι</text:p>
          </table:table-cell>
          <table:table-cell table:style-name="Table8.E68" office:value-type="string">
            <text:p text:style-name="P41">λυσάσθω</text:p>
          </table:table-cell>
          <table:table-cell table:style-name="Table8.E68" office:value-type="string">
            <text:p text:style-name="P47"/>
          </table:table-cell>
          <table:table-cell table:style-name="Table8.E68" office:value-type="string">
            <text:p text:style-name="P41">λύσασθε</text:p>
          </table:table-cell>
          <table:table-cell table:style-name="Table8.F68" office:value-type="string">
            <text:p text:style-name="P41">λυσάσθωσαν</text:p>
          </table:table-cell>
        </table:table-row>
        <table:table-row>
          <table:table-cell table:style-name="Table8.A68" office:value-type="string">
            <text:p text:style-name="P224">2nd aorist λείπω</text:p>
          </table:table-cell>
          <table:table-cell table:style-name="Table8.E68" office:value-type="string">
            <text:p text:style-name="P41">λιποῦ</text:p>
          </table:table-cell>
          <table:table-cell table:style-name="Table8.E68" office:value-type="string">
            <text:p text:style-name="P41">λιπέσθω</text:p>
          </table:table-cell>
          <table:table-cell table:style-name="Table8.E68" office:value-type="string">
            <text:p text:style-name="P47"/>
          </table:table-cell>
          <table:table-cell table:style-name="Table8.E68" office:value-type="string">
            <text:p text:style-name="P41">λίπεσθε</text:p>
          </table:table-cell>
          <table:table-cell table:style-name="Table8.F68" office:value-type="string">
            <text:p text:style-name="P41">λιπέσθωσαν</text:p>
          </table:table-cell>
        </table:table-row>
        <table:table-row>
          <table:table-cell table:style-name="Table8.A57" office:value-type="string">
            <text:p text:style-name="P228">Middle</text:p>
            <text:p text:style-name="P268">(above)</text:p>
          </table:table-cell>
          <table:table-cell table:style-name="Table8.A57" office:value-type="string">
            <text:p text:style-name="P42"><text:span text:style-name="T76">(You)</text:span>Loose for yourself!</text:p>
          </table:table-cell>
          <table:table-cell table:style-name="Table8.A57" office:value-type="string">
            <text:p text:style-name="P41">Let him loose for himself!</text:p>
          </table:table-cell>
          <table:table-cell table:style-name="Table8.A57" office:value-type="string">
            <text:p text:style-name="P48">Contract verbs</text:p>
          </table:table-cell>
          <table:table-cell table:style-name="Table8.A57" office:value-type="string">
            <text:p text:style-name="P42"><text:span text:style-name="T76">(You)</text:span>Loose for yourself!</text:p>
          </table:table-cell>
          <table:table-cell table:style-name="Table8.F65" office:value-type="string">
            <text:p text:style-name="P41">Let them loose for themselves.</text:p>
          </table:table-cell>
        </table:table-row>
        <table:table-row>
          <table:table-cell table:style-name="Table8.A99" office:value-type="string">
            <text:p text:style-name="P229">Present</text:p>
          </table:table-cell>
          <table:table-cell table:style-name="Table8.E99" office:value-type="string">
            <text:p text:style-name="P43">λύου</text:p>
          </table:table-cell>
          <table:table-cell table:style-name="Table8.E99" office:value-type="string">
            <text:p text:style-name="P43">λυέσθω</text:p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43">λύεσθε</text:p>
          </table:table-cell>
          <table:table-cell table:style-name="Table8.F99" office:value-type="string">
            <text:p text:style-name="P43">λυέσθωσαν</text:p>
          </table:table-cell>
        </table:table-row>
        <table:table-row>
          <table:table-cell table:style-name="Table8.A99" office:value-type="string">
            <text:p text:style-name="P229">First aorist</text:p>
          </table:table-cell>
          <table:table-cell table:style-name="Table8.E99" office:value-type="string">
            <text:p text:style-name="P43">λύθητι</text:p>
          </table:table-cell>
          <table:table-cell table:style-name="Table8.E99" office:value-type="string">
            <text:p text:style-name="P43">λυθήτω</text:p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43">λύθητε</text:p>
          </table:table-cell>
          <table:table-cell table:style-name="Table8.F99" office:value-type="string">
            <text:p text:style-name="P43">λυθήτωσαν</text:p>
          </table:table-cell>
        </table:table-row>
        <table:table-row>
          <table:table-cell table:style-name="Table8.A57" office:value-type="string">
            <text:p text:style-name="P232">Passive</text:p>
            <text:p text:style-name="P268">(above)</text:p>
          </table:table-cell>
          <table:table-cell table:style-name="Table8.A57" office:value-type="string">
            <text:p text:style-name="P44">(You)Be loosed!</text:p>
          </table:table-cell>
          <table:table-cell table:style-name="Table8.A57" office:value-type="string">
            <text:p text:style-name="P44">Let him be loosed!</text:p>
          </table:table-cell>
          <table:table-cell table:style-name="Table8.A57" office:value-type="string">
            <text:p text:style-name="P35"/>
          </table:table-cell>
          <table:table-cell table:style-name="Table8.A57" office:value-type="string">
            <text:p text:style-name="P44">Be loosed!</text:p>
          </table:table-cell>
          <table:table-cell table:style-name="Table8.F65" office:value-type="string">
            <text:p text:style-name="P44">(You)Let them be loosed!</text:p>
          </table:table-cell>
        </table:table-row>
        <table:table-row>
          <table:table-cell table:style-name="Table8.A99" office:value-type="string">
            <text:p text:style-name="P231">εἰμί</text:p>
          </table:table-cell>
          <table:table-cell table:style-name="Table8.E99" office:value-type="string">
            <text:p text:style-name="P48">ἴσθι</text:p>
          </table:table-cell>
          <table:table-cell table:style-name="Table8.E99" office:value-type="string">
            <text:p text:style-name="P48">ἔστω</text:p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48">ἔστε</text:p>
          </table:table-cell>
          <table:table-cell table:style-name="Table8.F99" office:value-type="string">
            <text:p text:style-name="P48">ἔστωσαν</text:p>
          </table:table-cell>
        </table:table-row>
        <table:table-row>
          <table:table-cell table:style-name="Table8.A5" table:number-columns-spanned="6" office:value-type="string">
            <text:p text:style-name="P49">δίδωμι, I give, present active indicative,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99" office:value-type="string">
            <text:p text:style-name="P222">δίδωμι</text:p>
          </table:table-cell>
          <table:table-cell table:style-name="Table8.E99" office:value-type="string">
            <text:p text:style-name="P35">δίδως</text:p>
          </table:table-cell>
          <table:table-cell table:style-name="Table8.E99" office:value-type="string">
            <text:p text:style-name="P35">δίδωσι(ν)</text:p>
          </table:table-cell>
          <table:table-cell table:style-name="Table8.E99" office:value-type="string">
            <text:p text:style-name="P35">δίδομεν</text:p>
          </table:table-cell>
          <table:table-cell table:style-name="Table8.E99" office:value-type="string">
            <text:p text:style-name="P35">δέδοτε</text:p>
          </table:table-cell>
          <table:table-cell table:style-name="Table8.F99" office:value-type="string">
            <text:p text:style-name="P35">διδόασι(ν)</text:p>
          </table:table-cell>
        </table:table-row>
        <table:table-row>
          <table:table-cell table:style-name="Table8.A5" table:number-columns-spanned="6" office:value-type="string">
            <text:p text:style-name="P222">δίδωμι, I give, present active subjunctive,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99" office:value-type="string">
            <text:p text:style-name="P222">διδῶ</text:p>
          </table:table-cell>
          <table:table-cell table:style-name="Table8.E99" office:value-type="string">
            <text:p text:style-name="P35">διδῷς</text:p>
          </table:table-cell>
          <table:table-cell table:style-name="Table8.E99" office:value-type="string">
            <text:p text:style-name="P35">διδῷ</text:p>
          </table:table-cell>
          <table:table-cell table:style-name="Table8.E99" office:value-type="string">
            <text:p text:style-name="P35">διδῶμεν</text:p>
          </table:table-cell>
          <table:table-cell table:style-name="Table8.E99" office:value-type="string">
            <text:p text:style-name="P35">διδῶτε</text:p>
          </table:table-cell>
          <table:table-cell table:style-name="Table8.F99" office:value-type="string">
            <text:p text:style-name="P35">διδῶσι(ν)</text:p>
          </table:table-cell>
        </table:table-row>
        <table:table-row>
          <table:table-cell table:style-name="Table8.A5" table:number-columns-spanned="6" office:value-type="string">
            <text:p text:style-name="P222">δίδωμι, I give, present active imperative,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99" office:value-type="string">
            <text:p text:style-name="P222"/>
          </table:table-cell>
          <table:table-cell table:style-name="Table8.E99" office:value-type="string">
            <text:p text:style-name="P35">δίδον(you give!) </text:p>
          </table:table-cell>
          <table:table-cell table:style-name="Table8.E99" office:value-type="string">
            <text:p text:style-name="P35">δίδοτε (you give!)</text:p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>διδότω (let him give!)</text:p>
          </table:table-cell>
          <table:table-cell table:style-name="Table8.F99" office:value-type="string">
            <text:p text:style-name="P35">διδότωσαν (let them give!)</text:p>
          </table:table-cell>
        </table:table-row>
        <table:table-row>
          <table:table-cell table:style-name="Table8.A5" table:number-columns-spanned="6" office:value-type="string">
            <text:p text:style-name="P222">δίδωμι, I give, imperfect active imperative,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99" office:value-type="string">
            <text:p text:style-name="P222">ἐδίδουν</text:p>
          </table:table-cell>
          <table:table-cell table:style-name="Table8.E99" office:value-type="string">
            <text:p text:style-name="P35">ἐδίδους</text:p>
          </table:table-cell>
          <table:table-cell table:style-name="Table8.E99" office:value-type="string">
            <text:p text:style-name="P35">ἐδίδου</text:p>
          </table:table-cell>
          <table:table-cell table:style-name="Table8.E99" office:value-type="string">
            <text:p text:style-name="P35">ἐδίδομεν</text:p>
          </table:table-cell>
          <table:table-cell table:style-name="Table8.E99" office:value-type="string">
            <text:p text:style-name="P35">ἐδίδοτε</text:p>
          </table:table-cell>
          <table:table-cell table:style-name="Table8.F99" office:value-type="string">
            <text:p text:style-name="P35">ἐδίδοσαν</text:p>
          </table:table-cell>
        </table:table-row>
        <table:table-row>
          <table:table-cell table:style-name="Table8.A5" table:number-columns-spanned="6" office:value-type="string">
            <text:p text:style-name="P222">δίδωμι, I give, aorist active imperative,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99" office:value-type="string">
            <text:p text:style-name="P222">ἔδωκα</text:p>
          </table:table-cell>
          <table:table-cell table:style-name="Table8.E99" office:value-type="string">
            <text:p text:style-name="P35">ἔδωκας</text:p>
          </table:table-cell>
          <table:table-cell table:style-name="Table8.E99" office:value-type="string">
            <text:p text:style-name="P35">ἔδωκε</text:p>
          </table:table-cell>
          <table:table-cell table:style-name="Table8.E99" office:value-type="string">
            <text:p text:style-name="P35">ἐκώκαμεν</text:p>
          </table:table-cell>
          <table:table-cell table:style-name="Table8.E99" office:value-type="string">
            <text:p text:style-name="P35">ἐδώκατε</text:p>
          </table:table-cell>
          <table:table-cell table:style-name="Table8.F99" office:value-type="string">
            <text:p text:style-name="P35">ἔδωκαν</text:p>
          </table:table-cell>
        </table:table-row>
        <table:table-row>
          <table:table-cell table:style-name="Table8.A5" table:number-columns-spanned="6" office:value-type="string">
            <text:p text:style-name="P222">δίδωμι, I give, aorist active subjunctive,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99" office:value-type="string">
            <text:p text:style-name="P222">δῶ</text:p>
          </table:table-cell>
          <table:table-cell table:style-name="Table8.E99" office:value-type="string">
            <text:p text:style-name="P35">δῷς</text:p>
          </table:table-cell>
          <table:table-cell table:style-name="Table8.E99" office:value-type="string">
            <text:p text:style-name="P35">δῷ</text:p>
          </table:table-cell>
          <table:table-cell table:style-name="Table8.E99" office:value-type="string">
            <text:p text:style-name="P35">δῶμεν</text:p>
          </table:table-cell>
          <table:table-cell table:style-name="Table8.E99" office:value-type="string">
            <text:p text:style-name="P35">δῶτε</text:p>
          </table:table-cell>
          <table:table-cell table:style-name="Table8.F99" office:value-type="string">
            <text:p text:style-name="P35">δῶσι(ν)</text:p>
          </table:table-cell>
        </table:table-row>
        <table:table-row>
          <table:table-cell table:style-name="Table8.A5" table:number-columns-spanned="6" office:value-type="string">
            <text:p text:style-name="P222">δίδωμι, I give, aorist active imperative,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99" office:value-type="string">
            <text:p text:style-name="P222"/>
          </table:table-cell>
          <table:table-cell table:style-name="Table8.E99" office:value-type="string">
            <text:p text:style-name="P35">δός</text:p>
          </table:table-cell>
          <table:table-cell table:style-name="Table8.E99" office:value-type="string">
            <text:p text:style-name="P35">δότε</text:p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>δότω</text:p>
          </table:table-cell>
          <table:table-cell table:style-name="Table8.F99" office:value-type="string">
            <text:p text:style-name="P35">δότωσαν</text:p>
          </table:table-cell>
        </table:table-row>
        <table:table-row>
          <table:table-cell table:style-name="Table8.A5" table:number-columns-spanned="6" office:value-type="string">
            <text:p text:style-name="P222">The comparative of μέγας is greater, bigger,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8.A99" office:value-type="string">
            <text:p text:style-name="P270"/>
          </table:table-cell>
          <table:table-cell table:style-name="Table8.B89" table:number-columns-spanned="2" office:value-type="string">
            <text:p text:style-name="P267">single(mas/fem, neutral)</text:p>
          </table:table-cell>
          <table:covered-table-cell/>
          <table:table-cell table:style-name="Table8.D89" office:value-type="string">
            <text:p text:style-name="P35"/>
          </table:table-cell>
          <table:table-cell table:style-name="Table8.E89" table:number-columns-spanned="2" office:value-type="string">
            <text:p text:style-name="P267">plural(mas/fem, neutral)</text:p>
          </table:table-cell>
          <table:covered-table-cell/>
        </table:table-row>
        <table:table-row>
          <table:table-cell table:style-name="Table8.A99" office:value-type="string">
            <text:p text:style-name="P270">Nom</text:p>
          </table:table-cell>
          <table:table-cell table:style-name="Table8.E99" office:value-type="string">
            <text:p text:style-name="P35">μείζων</text:p>
          </table:table-cell>
          <table:table-cell table:style-name="Table8.E99" office:value-type="string">
            <text:p text:style-name="P35">μεῖζον</text:p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>μείζονες</text:p>
          </table:table-cell>
          <table:table-cell table:style-name="Table8.F99" office:value-type="string">
            <text:p text:style-name="P35">μείζονα</text:p>
          </table:table-cell>
        </table:table-row>
        <table:table-row>
          <table:table-cell table:style-name="Table8.A99" office:value-type="string">
            <text:p text:style-name="P270">Gen</text:p>
          </table:table-cell>
          <table:table-cell table:style-name="Table8.E99" office:value-type="string">
            <text:p text:style-name="P35">μείζονος</text:p>
          </table:table-cell>
          <table:table-cell table:style-name="Table8.E99" office:value-type="string">
            <text:p text:style-name="P35">μείζονος</text:p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>μειζόνων</text:p>
          </table:table-cell>
          <table:table-cell table:style-name="Table8.F99" office:value-type="string">
            <text:p text:style-name="P35">μειζόνων</text:p>
          </table:table-cell>
        </table:table-row>
        <table:table-row>
          <table:table-cell table:style-name="Table8.A99" office:value-type="string">
            <text:p text:style-name="P270">dat</text:p>
          </table:table-cell>
          <table:table-cell table:style-name="Table8.E99" office:value-type="string">
            <text:p text:style-name="P35">μείζονι</text:p>
          </table:table-cell>
          <table:table-cell table:style-name="Table8.E99" office:value-type="string">
            <text:p text:style-name="P35">μείζονι</text:p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>μείζοσι(ν)</text:p>
          </table:table-cell>
          <table:table-cell table:style-name="Table8.F99" office:value-type="string">
            <text:p text:style-name="P35">μείζονσι(ν)</text:p>
          </table:table-cell>
        </table:table-row>
        <table:table-row>
          <table:table-cell table:style-name="Table8.A99" office:value-type="string">
            <text:p text:style-name="P270">acc</text:p>
          </table:table-cell>
          <table:table-cell table:style-name="Table8.E99" office:value-type="string">
            <text:p text:style-name="P35">μείζονα</text:p>
          </table:table-cell>
          <table:table-cell table:style-name="Table8.E99" office:value-type="string">
            <text:p text:style-name="P35">μεῖζον</text:p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>μείζονας</text:p>
          </table:table-cell>
          <table:table-cell table:style-name="Table8.F99" office:value-type="string">
            <text:p text:style-name="P35">μείζονα</text:p>
          </table:table-cell>
        </table:table-row>
        <table:table-row>
          <table:table-cell table:style-name="Table8.A99" office:value-type="string">
            <text:p text:style-name="P222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F99" office:value-type="string">
            <text:p text:style-name="P35"/>
          </table:table-cell>
        </table:table-row>
        <table:table-row>
          <table:table-cell table:style-name="Table8.A99" office:value-type="string">
            <text:p text:style-name="P222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F99" office:value-type="string">
            <text:p text:style-name="P35"/>
          </table:table-cell>
        </table:table-row>
        <table:table-row>
          <table:table-cell table:style-name="Table8.A99" office:value-type="string">
            <text:p text:style-name="P222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F99" office:value-type="string">
            <text:p text:style-name="P35"/>
          </table:table-cell>
        </table:table-row>
        <table:table-row>
          <table:table-cell table:style-name="Table8.A99" office:value-type="string">
            <text:p text:style-name="P222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F99" office:value-type="string">
            <text:p text:style-name="P35"/>
          </table:table-cell>
        </table:table-row>
        <table:table-row>
          <table:table-cell table:style-name="Table8.A98" office:value-type="string">
            <text:p text:style-name="P222"/>
          </table:table-cell>
          <table:table-cell table:style-name="Table8.E98" office:value-type="string">
            <text:p text:style-name="P35"/>
          </table:table-cell>
          <table:table-cell table:style-name="Table8.E98" office:value-type="string">
            <text:p text:style-name="P35"/>
          </table:table-cell>
          <table:table-cell table:style-name="Table8.E98" office:value-type="string">
            <text:p text:style-name="P35"/>
          </table:table-cell>
          <table:table-cell table:style-name="Table8.E98" office:value-type="string">
            <text:p text:style-name="P35"/>
          </table:table-cell>
          <table:table-cell table:style-name="Table8.F98" office:value-type="string">
            <text:p text:style-name="P35"/>
          </table:table-cell>
        </table:table-row>
        <table:table-row>
          <table:table-cell table:style-name="Table8.A99" office:value-type="string">
            <text:p text:style-name="P222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E99" office:value-type="string">
            <text:p text:style-name="P35"/>
          </table:table-cell>
          <table:table-cell table:style-name="Table8.F99" office:value-type="string">
            <text:p text:style-name="P35"/>
          </table:table-cell>
        </table:table-row>
        <table:table-row>
          <table:table-cell table:style-name="Table8.A100" table:number-columns-spanned="2" office:value-type="string">
            <text:p text:style-name="P223">Contract verbs</text:p>
          </table:table-cell>
          <table:covered-table-cell/>
          <table:table-cell table:style-name="Table8.C100" table:number-columns-spanned="4" office:value-type="string">
            <text:p text:style-name="P36">Present active / middle / passive...-----------------------------</text:p>
          </table:table-cell>
          <table:covered-table-cell/>
          <table:covered-table-cell/>
          <table:covered-table-cell/>
        </table:table-row>
      </table:table>
      <text:p text:style-name="P59"/>
      <table:table table:name="Table9" table:style-name="Table9">
        <table:table-column table:style-name="Table9.A" table:number-columns-repeated="7"/>
        <table:table-column table:style-name="Table9.H"/>
        <table:table-row>
          <table:table-cell table:style-name="Table9.A1" table:number-columns-spanned="8" office:value-type="string">
            <text:p text:style-name="P192">Present active participle<text:span text:style-name="T68">(分词)</text:span>: <text:span text:style-name="T65">masculine</text:span><text:span text:style-name="T64"> / </text:span><text:span text:style-name="T66">feminine</text:span><text:span text:style-name="T64"> / </text:span><text:span text:style-name="T67">neutr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G2" office:value-type="string">
            <text:p text:style-name="P192">Nom sg</text:p>
          </table:table-cell>
          <table:table-cell table:style-name="Table9.G2" office:value-type="string">
            <text:p text:style-name="P192">Gen sg</text:p>
          </table:table-cell>
          <table:table-cell table:style-name="Table9.G2" office:value-type="string">
            <text:p text:style-name="P192">Dat sg</text:p>
          </table:table-cell>
          <table:table-cell table:style-name="Table9.G2" office:value-type="string">
            <text:p text:style-name="P192">Acc sg</text:p>
          </table:table-cell>
          <table:table-cell table:style-name="Table9.G2" office:value-type="string">
            <text:p text:style-name="P195">Nom pl</text:p>
          </table:table-cell>
          <table:table-cell table:style-name="Table9.G2" office:value-type="string">
            <text:p text:style-name="P195">Gen pl</text:p>
          </table:table-cell>
          <table:table-cell table:style-name="Table9.G2" office:value-type="string">
            <text:p text:style-name="P195">Dat pl</text:p>
          </table:table-cell>
          <table:table-cell table:style-name="Table9.H2" office:value-type="string">
            <text:p text:style-name="P195">Acc pl</text:p>
          </table:table-cell>
        </table:table-row>
        <table:table-row>
          <table:table-cell table:style-name="Table9.A3" office:value-type="string">
            <text:p text:style-name="P193">λύων</text:p>
          </table:table-cell>
          <table:table-cell table:style-name="Table9.A3" office:value-type="string">
            <text:p text:style-name="P193">λύοντος</text:p>
          </table:table-cell>
          <table:table-cell table:style-name="Table9.A3" office:value-type="string">
            <text:p text:style-name="P193">λύοντι</text:p>
          </table:table-cell>
          <table:table-cell table:style-name="Table9.A3" office:value-type="string">
            <text:p text:style-name="P193">λύοντα</text:p>
          </table:table-cell>
          <table:table-cell table:style-name="Table9.A3" office:value-type="string">
            <text:p text:style-name="P195">λύοντες</text:p>
          </table:table-cell>
          <table:table-cell table:style-name="Table9.A3" office:value-type="string">
            <text:p text:style-name="P195">λυόντων</text:p>
          </table:table-cell>
          <table:table-cell table:style-name="Table9.A3" office:value-type="string">
            <text:p text:style-name="P195">λύουσι(ν)</text:p>
          </table:table-cell>
          <table:table-cell table:style-name="Table9.H3" office:value-type="string">
            <text:p text:style-name="P195">λύοντας</text:p>
          </table:table-cell>
        </table:table-row>
        <table:table-row>
          <table:table-cell table:style-name="Table9.A4" office:value-type="string">
            <text:p text:style-name="P193">λύουσα</text:p>
          </table:table-cell>
          <table:table-cell table:style-name="Table9.A4" office:value-type="string">
            <text:p text:style-name="P194">λυούσης</text:p>
          </table:table-cell>
          <table:table-cell table:style-name="Table9.A4" office:value-type="string">
            <text:p text:style-name="P194">λυούσῃ</text:p>
          </table:table-cell>
          <table:table-cell table:style-name="Table9.A4" office:value-type="string">
            <text:p text:style-name="P194">λύουσαν</text:p>
          </table:table-cell>
          <table:table-cell table:style-name="Table9.A4" office:value-type="string">
            <text:p text:style-name="P196">λύουσαι</text:p>
          </table:table-cell>
          <table:table-cell table:style-name="Table9.A4" office:value-type="string">
            <text:p text:style-name="P196">λυουσων</text:p>
          </table:table-cell>
          <table:table-cell table:style-name="Table9.A4" office:value-type="string">
            <text:p text:style-name="P196">λυούσαις</text:p>
          </table:table-cell>
          <table:table-cell table:style-name="Table9.H4" office:value-type="string">
            <text:p text:style-name="P196">λυούσας</text:p>
          </table:table-cell>
        </table:table-row>
        <table:table-row>
          <table:table-cell table:style-name="Table9.A5" office:value-type="string">
            <text:p text:style-name="P194">λῦον</text:p>
          </table:table-cell>
          <table:table-cell table:style-name="Table9.A5" office:value-type="string">
            <text:p text:style-name="P194">λύοντος</text:p>
          </table:table-cell>
          <table:table-cell table:style-name="Table9.A5" office:value-type="string">
            <text:p text:style-name="P194">λύοντι</text:p>
          </table:table-cell>
          <table:table-cell table:style-name="Table9.A5" office:value-type="string">
            <text:p text:style-name="P194">λῦον</text:p>
          </table:table-cell>
          <table:table-cell table:style-name="Table9.A5" office:value-type="string">
            <text:p text:style-name="P196">λύοντα</text:p>
          </table:table-cell>
          <table:table-cell table:style-name="Table9.A5" office:value-type="string">
            <text:p text:style-name="P196">λυόντων</text:p>
          </table:table-cell>
          <table:table-cell table:style-name="Table9.A5" office:value-type="string">
            <text:p text:style-name="P196">λύουσι(ν)</text:p>
          </table:table-cell>
          <table:table-cell table:style-name="Table9.H5" office:value-type="string">
            <text:p text:style-name="P196">λύοντα</text:p>
          </table:table-cell>
        </table:table-row>
        <table:table-row>
          <table:table-cell table:style-name="Table9.A6" table:number-columns-spanned="8" office:value-type="string">
            <text:p text:style-name="P197">Present <text:span text:style-name="T69">active</text:span> participle <text:span text:style-name="T69">of εἰμί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8">ὤν</text:p>
          </table:table-cell>
          <table:table-cell table:style-name="Table9.A3" office:value-type="string">
            <text:p text:style-name="P198">ὄντος</text:p>
          </table:table-cell>
          <table:table-cell table:style-name="Table9.A3" office:value-type="string">
            <text:p text:style-name="P198">ὄντι</text:p>
          </table:table-cell>
          <table:table-cell table:style-name="Table9.A3" office:value-type="string">
            <text:p text:style-name="P198">ὄντα</text:p>
          </table:table-cell>
          <table:table-cell table:style-name="Table9.A3" office:value-type="string">
            <text:p text:style-name="P198">ὄντες</text:p>
          </table:table-cell>
          <table:table-cell table:style-name="Table9.A3" office:value-type="string">
            <text:p text:style-name="P198">ὄντων</text:p>
          </table:table-cell>
          <table:table-cell table:style-name="Table9.A3" office:value-type="string">
            <text:p text:style-name="P198">οὖσι(ν)</text:p>
          </table:table-cell>
          <table:table-cell table:style-name="Table9.H3" office:value-type="string">
            <text:p text:style-name="P198">ὄντας</text:p>
          </table:table-cell>
        </table:table-row>
        <table:table-row>
          <table:table-cell table:style-name="Table9.A4" office:value-type="string">
            <text:p text:style-name="P199">οὖσα</text:p>
          </table:table-cell>
          <table:table-cell table:style-name="Table9.A4" office:value-type="string">
            <text:p text:style-name="P199">οὔσης</text:p>
          </table:table-cell>
          <table:table-cell table:style-name="Table9.A4" office:value-type="string">
            <text:p text:style-name="P199">οὔσῃ</text:p>
          </table:table-cell>
          <table:table-cell table:style-name="Table9.A4" office:value-type="string">
            <text:p text:style-name="P199">οὖσαν</text:p>
          </table:table-cell>
          <table:table-cell table:style-name="Table9.A4" office:value-type="string">
            <text:p text:style-name="P199">οὖσαι</text:p>
          </table:table-cell>
          <table:table-cell table:style-name="Table9.A4" office:value-type="string">
            <text:p text:style-name="P199">οὐσῶν</text:p>
          </table:table-cell>
          <table:table-cell table:style-name="Table9.A4" office:value-type="string">
            <text:p text:style-name="P199">οὔσαις</text:p>
          </table:table-cell>
          <table:table-cell table:style-name="Table9.H4" office:value-type="string">
            <text:p text:style-name="P199">οὔσας</text:p>
          </table:table-cell>
        </table:table-row>
        <table:table-row>
          <table:table-cell table:style-name="Table9.A5" office:value-type="string">
            <text:p text:style-name="P200">ὄν</text:p>
          </table:table-cell>
          <table:table-cell table:style-name="Table9.A5" office:value-type="string">
            <text:p text:style-name="P200">ὄντος</text:p>
          </table:table-cell>
          <table:table-cell table:style-name="Table9.A5" office:value-type="string">
            <text:p text:style-name="P200">ὄντι</text:p>
          </table:table-cell>
          <table:table-cell table:style-name="Table9.A5" office:value-type="string">
            <text:p text:style-name="P200">ὄν</text:p>
          </table:table-cell>
          <table:table-cell table:style-name="Table9.A5" office:value-type="string">
            <text:p text:style-name="P200">ὄντα</text:p>
          </table:table-cell>
          <table:table-cell table:style-name="Table9.A5" office:value-type="string">
            <text:p text:style-name="P200">ὄντων</text:p>
          </table:table-cell>
          <table:table-cell table:style-name="Table9.A5" office:value-type="string">
            <text:p text:style-name="P200">οὖσι(ν)</text:p>
          </table:table-cell>
          <table:table-cell table:style-name="Table9.H5" office:value-type="string">
            <text:p text:style-name="P200">ὄντα</text:p>
          </table:table-cell>
        </table:table-row>
        <table:table-row>
          <table:table-cell table:style-name="Table9.A6" table:number-columns-spanned="8" office:value-type="string">
            <text:p text:style-name="P201">Present middle / passive particip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202">λυόμεωος</text:p>
          </table:table-cell>
          <table:table-cell table:style-name="Table9.A3" office:value-type="string">
            <text:p text:style-name="P202">λυομένου</text:p>
          </table:table-cell>
          <table:table-cell table:style-name="Table9.A3" office:value-type="string">
            <text:p text:style-name="P202">λυομένῳ</text:p>
          </table:table-cell>
          <table:table-cell table:style-name="Table9.A3" office:value-type="string">
            <text:p text:style-name="P202">λυόμενον</text:p>
          </table:table-cell>
          <table:table-cell table:style-name="Table9.A3" office:value-type="string">
            <text:p text:style-name="P202">λυόμενοι</text:p>
          </table:table-cell>
          <table:table-cell table:style-name="Table9.A3" office:value-type="string">
            <text:p text:style-name="P202">λυομένων</text:p>
          </table:table-cell>
          <table:table-cell table:style-name="Table9.A3" office:value-type="string">
            <text:p text:style-name="P202">λυομένοις</text:p>
          </table:table-cell>
          <table:table-cell table:style-name="Table9.H3" office:value-type="string">
            <text:p text:style-name="P202">λυομένους</text:p>
          </table:table-cell>
        </table:table-row>
        <table:table-row>
          <table:table-cell table:style-name="Table9.A4" office:value-type="string">
            <text:p text:style-name="P202">λυομένη</text:p>
          </table:table-cell>
          <table:table-cell table:style-name="Table9.A4" office:value-type="string">
            <text:p text:style-name="P202">λυομένης</text:p>
          </table:table-cell>
          <table:table-cell table:style-name="Table9.A4" office:value-type="string">
            <text:p text:style-name="P202">λυομένῃ</text:p>
          </table:table-cell>
          <table:table-cell table:style-name="Table9.A4" office:value-type="string">
            <text:p text:style-name="P202">λυομένην</text:p>
          </table:table-cell>
          <table:table-cell table:style-name="Table9.A4" office:value-type="string">
            <text:p text:style-name="P202">λυόμεναι</text:p>
          </table:table-cell>
          <table:table-cell table:style-name="Table9.A4" office:value-type="string">
            <text:p text:style-name="P202">λυομένων</text:p>
          </table:table-cell>
          <table:table-cell table:style-name="Table9.A4" office:value-type="string">
            <text:p text:style-name="P202">λυομέναις</text:p>
          </table:table-cell>
          <table:table-cell table:style-name="Table9.H4" office:value-type="string">
            <text:p text:style-name="P202">λυομένας</text:p>
          </table:table-cell>
        </table:table-row>
        <table:table-row>
          <table:table-cell table:style-name="Table9.A5" office:value-type="string">
            <text:p text:style-name="P202">λυόμενον</text:p>
          </table:table-cell>
          <table:table-cell table:style-name="Table9.A5" office:value-type="string">
            <text:p text:style-name="P202">λυομένου</text:p>
          </table:table-cell>
          <table:table-cell table:style-name="Table9.A5" office:value-type="string">
            <text:p text:style-name="P202">λυομένῳ</text:p>
          </table:table-cell>
          <table:table-cell table:style-name="Table9.A5" office:value-type="string">
            <text:p text:style-name="P202">λυόμενον</text:p>
          </table:table-cell>
          <table:table-cell table:style-name="Table9.A5" office:value-type="string">
            <text:p text:style-name="P202">λυόμενα</text:p>
          </table:table-cell>
          <table:table-cell table:style-name="Table9.A5" office:value-type="string">
            <text:p text:style-name="P202">λυομένων</text:p>
          </table:table-cell>
          <table:table-cell table:style-name="Table9.A5" office:value-type="string">
            <text:p text:style-name="P202">λυομένοις</text:p>
          </table:table-cell>
          <table:table-cell table:style-name="Table9.H5" office:value-type="string">
            <text:p text:style-name="P202">λυόμενα</text:p>
          </table:table-cell>
        </table:table-row>
        <table:table-row>
          <table:table-cell table:style-name="Table9.A6" table:number-columns-spanned="8" office:value-type="string">
            <text:p text:style-name="P203">First aorist active particip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204">λύσας</text:p>
          </table:table-cell>
          <table:table-cell table:style-name="Table9.A3" office:value-type="string">
            <text:p text:style-name="P204">λύσαντος</text:p>
          </table:table-cell>
          <table:table-cell table:style-name="Table9.A3" office:value-type="string">
            <text:p text:style-name="P204">λύσαντι</text:p>
          </table:table-cell>
          <table:table-cell table:style-name="Table9.A3" office:value-type="string">
            <text:p text:style-name="P204">λύσαντα</text:p>
          </table:table-cell>
          <table:table-cell table:style-name="Table9.A3" office:value-type="string">
            <text:p text:style-name="P204">λύσαντες</text:p>
          </table:table-cell>
          <table:table-cell table:style-name="Table9.A3" office:value-type="string">
            <text:p text:style-name="P204">λυσάντων</text:p>
          </table:table-cell>
          <table:table-cell table:style-name="Table9.A3" office:value-type="string">
            <text:p text:style-name="P204">λύσασι(ν)</text:p>
          </table:table-cell>
          <table:table-cell table:style-name="Table9.H3" office:value-type="string">
            <text:p text:style-name="P204">λύσαντας</text:p>
          </table:table-cell>
        </table:table-row>
        <table:table-row>
          <table:table-cell table:style-name="Table9.A4" office:value-type="string">
            <text:p text:style-name="P204">λύσασα</text:p>
          </table:table-cell>
          <table:table-cell table:style-name="Table9.A4" office:value-type="string">
            <text:p text:style-name="P204">λυσάσης</text:p>
          </table:table-cell>
          <table:table-cell table:style-name="Table9.A4" office:value-type="string">
            <text:p text:style-name="P204">λυσάσῃ</text:p>
          </table:table-cell>
          <table:table-cell table:style-name="Table9.A4" office:value-type="string">
            <text:p text:style-name="P204">λύσασαν</text:p>
          </table:table-cell>
          <table:table-cell table:style-name="Table9.A4" office:value-type="string">
            <text:p text:style-name="P204">λύσασαι</text:p>
          </table:table-cell>
          <table:table-cell table:style-name="Table9.A4" office:value-type="string">
            <text:p text:style-name="P204">λυσασῶν</text:p>
          </table:table-cell>
          <table:table-cell table:style-name="Table9.A4" office:value-type="string">
            <text:p text:style-name="P204">λυσάσαις</text:p>
          </table:table-cell>
          <table:table-cell table:style-name="Table9.H4" office:value-type="string">
            <text:p text:style-name="P204">λυσάσας</text:p>
          </table:table-cell>
        </table:table-row>
        <table:table-row>
          <table:table-cell table:style-name="Table9.A5" office:value-type="string">
            <text:p text:style-name="P204">λῦσαν</text:p>
          </table:table-cell>
          <table:table-cell table:style-name="Table9.A5" office:value-type="string">
            <text:p text:style-name="P204">λύσαντος</text:p>
          </table:table-cell>
          <table:table-cell table:style-name="Table9.A5" office:value-type="string">
            <text:p text:style-name="P204">λύσαντι</text:p>
          </table:table-cell>
          <table:table-cell table:style-name="Table9.A5" office:value-type="string">
            <text:p text:style-name="P204">λῦσαν</text:p>
          </table:table-cell>
          <table:table-cell table:style-name="Table9.A5" office:value-type="string">
            <text:p text:style-name="P204">λύσαντα</text:p>
          </table:table-cell>
          <table:table-cell table:style-name="Table9.A5" office:value-type="string">
            <text:p text:style-name="P204">λυσάντων</text:p>
          </table:table-cell>
          <table:table-cell table:style-name="Table9.A5" office:value-type="string">
            <text:p text:style-name="P204">λύσασι(ν)</text:p>
          </table:table-cell>
          <table:table-cell table:style-name="Table9.H5" office:value-type="string">
            <text:p text:style-name="P204">λύσαντα</text:p>
          </table:table-cell>
        </table:table-row>
        <table:table-row>
          <table:table-cell table:style-name="Table9.A6" table:number-columns-spanned="8" office:value-type="string">
            <text:p text:style-name="P205">First aorist middle particip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205">λυσάμενος</text:p>
          </table:table-cell>
          <table:table-cell table:style-name="Table9.A3" office:value-type="string">
            <text:p text:style-name="P205">λυσαμένου</text:p>
          </table:table-cell>
          <table:table-cell table:style-name="Table9.A3" office:value-type="string">
            <text:p text:style-name="P205">λυσαμένῳ</text:p>
          </table:table-cell>
          <table:table-cell table:style-name="Table9.A3" office:value-type="string">
            <text:p text:style-name="P205">λυσάμενον</text:p>
          </table:table-cell>
          <table:table-cell table:style-name="Table9.A3" office:value-type="string">
            <text:p text:style-name="P205">λυσάμενοι</text:p>
          </table:table-cell>
          <table:table-cell table:style-name="Table9.A3" office:value-type="string">
            <text:p text:style-name="P205">λυσαμένων</text:p>
          </table:table-cell>
          <table:table-cell table:style-name="Table9.A3" office:value-type="string">
            <text:p text:style-name="P205">λυσαμένοις</text:p>
          </table:table-cell>
          <table:table-cell table:style-name="Table9.H3" office:value-type="string">
            <text:p text:style-name="P205">λυσαμένους</text:p>
          </table:table-cell>
        </table:table-row>
        <table:table-row>
          <table:table-cell table:style-name="Table9.A4" office:value-type="string">
            <text:p text:style-name="P205">λυσαμένη</text:p>
          </table:table-cell>
          <table:table-cell table:style-name="Table9.A4" office:value-type="string">
            <text:p text:style-name="P205">λυσαμένης</text:p>
          </table:table-cell>
          <table:table-cell table:style-name="Table9.A4" office:value-type="string">
            <text:p text:style-name="P205">λυσαμένῃ</text:p>
          </table:table-cell>
          <table:table-cell table:style-name="Table9.A4" office:value-type="string">
            <text:p text:style-name="P205">λυσαμένην</text:p>
          </table:table-cell>
          <table:table-cell table:style-name="Table9.A4" office:value-type="string">
            <text:p text:style-name="P205">λυσάμεναι</text:p>
          </table:table-cell>
          <table:table-cell table:style-name="Table9.A4" office:value-type="string">
            <text:p text:style-name="P205">λυσαμένων</text:p>
          </table:table-cell>
          <table:table-cell table:style-name="Table9.A4" office:value-type="string">
            <text:p text:style-name="P205">λυσαμέναις</text:p>
          </table:table-cell>
          <table:table-cell table:style-name="Table9.H4" office:value-type="string">
            <text:p text:style-name="P205">λυσαμένας</text:p>
          </table:table-cell>
        </table:table-row>
        <table:table-row>
          <table:table-cell table:style-name="Table9.A5" office:value-type="string">
            <text:p text:style-name="P205">λυσάμενον</text:p>
          </table:table-cell>
          <table:table-cell table:style-name="Table9.A5" office:value-type="string">
            <text:p text:style-name="P205">λυσαμένου</text:p>
          </table:table-cell>
          <table:table-cell table:style-name="Table9.A5" office:value-type="string">
            <text:p text:style-name="P205">λυσαμένῳ</text:p>
          </table:table-cell>
          <table:table-cell table:style-name="Table9.A5" office:value-type="string">
            <text:p text:style-name="P205">λυσάμενον</text:p>
          </table:table-cell>
          <table:table-cell table:style-name="Table9.A5" office:value-type="string">
            <text:p text:style-name="P205">λυσάμενα</text:p>
          </table:table-cell>
          <table:table-cell table:style-name="Table9.A5" office:value-type="string">
            <text:p text:style-name="P205">λυσαμένων</text:p>
          </table:table-cell>
          <table:table-cell table:style-name="Table9.A5" office:value-type="string">
            <text:p text:style-name="P205">λυσαμένοις</text:p>
          </table:table-cell>
          <table:table-cell table:style-name="Table9.H5" office:value-type="string">
            <text:p text:style-name="P205">λυσάμενα</text:p>
          </table:table-cell>
        </table:table-row>
        <table:table-row>
          <table:table-cell table:style-name="Table9.A6" table:number-columns-spanned="8" office:value-type="string">
            <text:p text:style-name="P206">First aorist passive particip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206">λυθείς</text:p>
          </table:table-cell>
          <table:table-cell table:style-name="Table9.A3" office:value-type="string">
            <text:p text:style-name="P206">λυθέντος</text:p>
          </table:table-cell>
          <table:table-cell table:style-name="Table9.A3" office:value-type="string">
            <text:p text:style-name="P206">λυθέντι</text:p>
          </table:table-cell>
          <table:table-cell table:style-name="Table9.A3" office:value-type="string">
            <text:p text:style-name="P206">λυθέντα</text:p>
          </table:table-cell>
          <table:table-cell table:style-name="Table9.A3" office:value-type="string">
            <text:p text:style-name="P206">λυθέντες</text:p>
          </table:table-cell>
          <table:table-cell table:style-name="Table9.A3" office:value-type="string">
            <text:p text:style-name="P206">λυθέντων</text:p>
          </table:table-cell>
          <table:table-cell table:style-name="Table9.A3" office:value-type="string">
            <text:p text:style-name="P206">λυθεῖσι(ν)</text:p>
          </table:table-cell>
          <table:table-cell table:style-name="Table9.H3" office:value-type="string">
            <text:p text:style-name="P206">λυθέντας</text:p>
          </table:table-cell>
        </table:table-row>
        <table:table-row>
          <table:table-cell table:style-name="Table9.A4" office:value-type="string">
            <text:p text:style-name="P206">λυθεῖσα</text:p>
          </table:table-cell>
          <table:table-cell table:style-name="Table9.A4" office:value-type="string">
            <text:p text:style-name="P206">λυθείσης</text:p>
          </table:table-cell>
          <table:table-cell table:style-name="Table9.A4" office:value-type="string">
            <text:p text:style-name="P206">λυθείσῃ</text:p>
          </table:table-cell>
          <table:table-cell table:style-name="Table9.A4" office:value-type="string">
            <text:p text:style-name="P206">λυθεῖσαν</text:p>
          </table:table-cell>
          <table:table-cell table:style-name="Table9.A4" office:value-type="string">
            <text:p text:style-name="P206">λυθεῖσαι</text:p>
          </table:table-cell>
          <table:table-cell table:style-name="Table9.A4" office:value-type="string">
            <text:p text:style-name="P206">λυθεισῶν</text:p>
          </table:table-cell>
          <table:table-cell table:style-name="Table9.A4" office:value-type="string">
            <text:p text:style-name="P206">λυθείσαις</text:p>
          </table:table-cell>
          <table:table-cell table:style-name="Table9.H4" office:value-type="string">
            <text:p text:style-name="P206">λυθείσας</text:p>
          </table:table-cell>
        </table:table-row>
        <table:table-row>
          <table:table-cell table:style-name="Table9.A5" office:value-type="string">
            <text:p text:style-name="P206">λυθέν</text:p>
          </table:table-cell>
          <table:table-cell table:style-name="Table9.A5" office:value-type="string">
            <text:p text:style-name="P206">λυθέντος</text:p>
          </table:table-cell>
          <table:table-cell table:style-name="Table9.A5" office:value-type="string">
            <text:p text:style-name="P206">λυθέντι</text:p>
          </table:table-cell>
          <table:table-cell table:style-name="Table9.A5" office:value-type="string">
            <text:p text:style-name="P206">λυθέν</text:p>
          </table:table-cell>
          <table:table-cell table:style-name="Table9.A5" office:value-type="string">
            <text:p text:style-name="P206">λυθέντα</text:p>
          </table:table-cell>
          <table:table-cell table:style-name="Table9.A5" office:value-type="string">
            <text:p text:style-name="P206">λυθέντων</text:p>
          </table:table-cell>
          <table:table-cell table:style-name="Table9.A5" office:value-type="string">
            <text:p text:style-name="P206">λυθεῖσι(ν)</text:p>
          </table:table-cell>
          <table:table-cell table:style-name="Table9.H5" office:value-type="string">
            <text:p text:style-name="P206">λυθέντα</text:p>
          </table:table-cell>
        </table:table-row>
        <table:table-row>
          <table:table-cell table:style-name="Table9.A6" table:number-columns-spanned="8" office:value-type="string">
            <text:p text:style-name="P153">Seco<text:span text:style-name="T70">nd aorist participle: activ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207">βαλών</text:p>
          </table:table-cell>
          <table:table-cell table:style-name="Table9.A3" office:value-type="string">
            <text:p text:style-name="P207">βαλόντος</text:p>
          </table:table-cell>
          <table:table-cell table:style-name="Table9.A3" office:value-type="string">
            <text:p text:style-name="P207">βαλόντι</text:p>
          </table:table-cell>
          <table:table-cell table:style-name="Table9.A3" office:value-type="string">
            <text:p text:style-name="P207">βαλόντα</text:p>
          </table:table-cell>
          <table:table-cell table:style-name="Table9.A3" office:value-type="string">
            <text:p text:style-name="P207">βαλόντες</text:p>
          </table:table-cell>
          <table:table-cell table:style-name="Table9.A3" office:value-type="string">
            <text:p text:style-name="P207">βαλόντων</text:p>
          </table:table-cell>
          <table:table-cell table:style-name="Table9.A3" office:value-type="string">
            <text:p text:style-name="P207">βαλοπυσι(ν)</text:p>
          </table:table-cell>
          <table:table-cell table:style-name="Table9.H3" office:value-type="string">
            <text:p text:style-name="P207">βαλόντας</text:p>
          </table:table-cell>
        </table:table-row>
        <table:table-row>
          <table:table-cell table:style-name="Table9.A4" office:value-type="string">
            <text:p text:style-name="P207">βαλοῦσα</text:p>
          </table:table-cell>
          <table:table-cell table:style-name="Table9.A4" office:value-type="string">
            <text:p text:style-name="P207">βαλοπυσης</text:p>
          </table:table-cell>
          <table:table-cell table:style-name="Table9.A4" office:value-type="string">
            <text:p text:style-name="P207">βαλούσῃ</text:p>
          </table:table-cell>
          <table:table-cell table:style-name="Table9.A4" office:value-type="string">
            <text:p text:style-name="P207">βαλοῦσαν</text:p>
          </table:table-cell>
          <table:table-cell table:style-name="Table9.A4" office:value-type="string">
            <text:p text:style-name="P207">βαλοῦσαι</text:p>
          </table:table-cell>
          <table:table-cell table:style-name="Table9.A4" office:value-type="string">
            <text:p text:style-name="P207">βαλουσῶν</text:p>
          </table:table-cell>
          <table:table-cell table:style-name="Table9.A4" office:value-type="string">
            <text:p text:style-name="P207">βαλοῦσαις</text:p>
          </table:table-cell>
          <table:table-cell table:style-name="Table9.H4" office:value-type="string">
            <text:p text:style-name="P207">βαλοῦσας</text:p>
          </table:table-cell>
        </table:table-row>
        <table:table-row>
          <table:table-cell table:style-name="Table9.A5" office:value-type="string">
            <text:p text:style-name="P207">βαλόν</text:p>
          </table:table-cell>
          <table:table-cell table:style-name="Table9.A5" office:value-type="string">
            <text:p text:style-name="P207">βαλόντος</text:p>
          </table:table-cell>
          <table:table-cell table:style-name="Table9.A5" office:value-type="string">
            <text:p text:style-name="P207">βαλόντι</text:p>
          </table:table-cell>
          <table:table-cell table:style-name="Table9.A5" office:value-type="string">
            <text:p text:style-name="P207">βαλόν</text:p>
          </table:table-cell>
          <table:table-cell table:style-name="Table9.A5" office:value-type="string">
            <text:p text:style-name="P207">βαλόντα</text:p>
          </table:table-cell>
          <table:table-cell table:style-name="Table9.A5" office:value-type="string">
            <text:p text:style-name="P207">βαλόντων</text:p>
          </table:table-cell>
          <table:table-cell table:style-name="Table9.A5" office:value-type="string">
            <text:p text:style-name="P207">βαλοῦσι(ν)</text:p>
          </table:table-cell>
          <table:table-cell table:style-name="Table9.H5" office:value-type="string">
            <text:p text:style-name="P207">βαλόντα</text:p>
          </table:table-cell>
        </table:table-row>
        <table:table-row>
          <table:table-cell table:style-name="Table9.A6" table:number-columns-spanned="8" office:value-type="string">
            <text:p text:style-name="P153">Seco<text:span text:style-name="T70">nd aorist participle: middl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208">γενόμενος</text:p>
          </table:table-cell>
          <table:table-cell table:style-name="Table9.A3" office:value-type="string">
            <text:p text:style-name="P208">γενομένου</text:p>
          </table:table-cell>
          <table:table-cell table:style-name="Table9.A3" office:value-type="string">
            <text:p text:style-name="P208">γενομένῳ</text:p>
          </table:table-cell>
          <table:table-cell table:style-name="Table9.A3" office:value-type="string">
            <text:p text:style-name="P208">γενόμενον</text:p>
          </table:table-cell>
          <table:table-cell table:style-name="Table9.A3" office:value-type="string">
            <text:p text:style-name="P208">γενόμενοι</text:p>
          </table:table-cell>
          <table:table-cell table:style-name="Table9.A3" office:value-type="string">
            <text:p text:style-name="P208">γενομένων</text:p>
          </table:table-cell>
          <table:table-cell table:style-name="Table9.A3" office:value-type="string">
            <text:p text:style-name="P208">γενομένοις</text:p>
          </table:table-cell>
          <table:table-cell table:style-name="Table9.H3" office:value-type="string">
            <text:p text:style-name="P208">γενομένους</text:p>
          </table:table-cell>
        </table:table-row>
        <text:soft-page-break/>
        <table:table-row>
          <table:table-cell table:style-name="Table9.A4" office:value-type="string">
            <text:p text:style-name="P208">γενομένη</text:p>
          </table:table-cell>
          <table:table-cell table:style-name="Table9.A4" office:value-type="string">
            <text:p text:style-name="P208">γενομένης</text:p>
          </table:table-cell>
          <table:table-cell table:style-name="Table9.A4" office:value-type="string">
            <text:p text:style-name="P208">γενομέηῃ</text:p>
          </table:table-cell>
          <table:table-cell table:style-name="Table9.A4" office:value-type="string">
            <text:p text:style-name="P208">γενομένην</text:p>
          </table:table-cell>
          <table:table-cell table:style-name="Table9.A4" office:value-type="string">
            <text:p text:style-name="P208">γενόμεναι</text:p>
          </table:table-cell>
          <table:table-cell table:style-name="Table9.A4" office:value-type="string">
            <text:p text:style-name="P208">γενομένων</text:p>
          </table:table-cell>
          <table:table-cell table:style-name="Table9.A4" office:value-type="string">
            <text:p text:style-name="P208">γενομέναις</text:p>
          </table:table-cell>
          <table:table-cell table:style-name="Table9.H4" office:value-type="string">
            <text:p text:style-name="P208">γενομένας</text:p>
          </table:table-cell>
        </table:table-row>
        <table:table-row>
          <table:table-cell table:style-name="Table9.A5" office:value-type="string">
            <text:p text:style-name="P208">γενόμενον</text:p>
          </table:table-cell>
          <table:table-cell table:style-name="Table9.A5" office:value-type="string">
            <text:p text:style-name="P208">γενομένου</text:p>
          </table:table-cell>
          <table:table-cell table:style-name="Table9.A5" office:value-type="string">
            <text:p text:style-name="P208">γενομένῳ</text:p>
          </table:table-cell>
          <table:table-cell table:style-name="Table9.A5" office:value-type="string">
            <text:p text:style-name="P208">γενόμενον</text:p>
          </table:table-cell>
          <table:table-cell table:style-name="Table9.A5" office:value-type="string">
            <text:p text:style-name="P208">γενόμενα</text:p>
          </table:table-cell>
          <table:table-cell table:style-name="Table9.A5" office:value-type="string">
            <text:p text:style-name="P208">γενομένων</text:p>
          </table:table-cell>
          <table:table-cell table:style-name="Table9.A5" office:value-type="string">
            <text:p text:style-name="P208">γενομένοις</text:p>
          </table:table-cell>
          <table:table-cell table:style-name="Table9.H5" office:value-type="string">
            <text:p text:style-name="P208">γενόμενα</text:p>
          </table:table-cell>
        </table:table-row>
        <table:table-row>
          <table:table-cell table:style-name="Table9.A6" table:number-columns-spanned="8" office:value-type="string">
            <text:p text:style-name="P209">Seco<text:span text:style-name="T70">nd aorist participle: passiv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210">γραφείς</text:p>
          </table:table-cell>
          <table:table-cell table:style-name="Table9.A3" office:value-type="string">
            <text:p text:style-name="P210">γραφέντος</text:p>
          </table:table-cell>
          <table:table-cell table:style-name="Table9.A3" office:value-type="string">
            <text:p text:style-name="P210">γραφέντι</text:p>
          </table:table-cell>
          <table:table-cell table:style-name="Table9.A3" office:value-type="string">
            <text:p text:style-name="P210">γραφέντα</text:p>
          </table:table-cell>
          <table:table-cell table:style-name="Table9.A3" office:value-type="string">
            <text:p text:style-name="P210">γραφέντες</text:p>
          </table:table-cell>
          <table:table-cell table:style-name="Table9.A3" office:value-type="string">
            <text:p text:style-name="P210">γραφέντων</text:p>
          </table:table-cell>
          <table:table-cell table:style-name="Table9.A3" office:value-type="string">
            <text:p text:style-name="P210">γραφεῖσι(ν)</text:p>
          </table:table-cell>
          <table:table-cell table:style-name="Table9.H3" office:value-type="string">
            <text:p text:style-name="P210">γραφέντας</text:p>
          </table:table-cell>
        </table:table-row>
        <table:table-row>
          <table:table-cell table:style-name="Table9.A4" office:value-type="string">
            <text:p text:style-name="P210">γραφεῖσα</text:p>
          </table:table-cell>
          <table:table-cell table:style-name="Table9.A4" office:value-type="string">
            <text:p text:style-name="P210">γραφείσης</text:p>
          </table:table-cell>
          <table:table-cell table:style-name="Table9.A4" office:value-type="string">
            <text:p text:style-name="P210">γραφείσῃ</text:p>
          </table:table-cell>
          <table:table-cell table:style-name="Table9.A4" office:value-type="string">
            <text:p text:style-name="P210">γραφεῖσαν</text:p>
          </table:table-cell>
          <table:table-cell table:style-name="Table9.A4" office:value-type="string">
            <text:p text:style-name="P210">γραφεῖσαι</text:p>
          </table:table-cell>
          <table:table-cell table:style-name="Table9.A4" office:value-type="string">
            <text:p text:style-name="P210">γραφεισῶν</text:p>
          </table:table-cell>
          <table:table-cell table:style-name="Table9.A4" office:value-type="string">
            <text:p text:style-name="P210">γραφείσαις</text:p>
          </table:table-cell>
          <table:table-cell table:style-name="Table9.H4" office:value-type="string">
            <text:p text:style-name="P210">γραφείσας</text:p>
          </table:table-cell>
        </table:table-row>
        <table:table-row>
          <table:table-cell table:style-name="Table9.A5" office:value-type="string">
            <text:p text:style-name="P210">γραφέν</text:p>
          </table:table-cell>
          <table:table-cell table:style-name="Table9.A5" office:value-type="string">
            <text:p text:style-name="P210">γραφέντος</text:p>
          </table:table-cell>
          <table:table-cell table:style-name="Table9.A5" office:value-type="string">
            <text:p text:style-name="P210">γραφέντι</text:p>
          </table:table-cell>
          <table:table-cell table:style-name="Table9.A5" office:value-type="string">
            <text:p text:style-name="P210">γραφέν</text:p>
          </table:table-cell>
          <table:table-cell table:style-name="Table9.A5" office:value-type="string">
            <text:p text:style-name="P210">γραφέντα</text:p>
          </table:table-cell>
          <table:table-cell table:style-name="Table9.A5" office:value-type="string">
            <text:p text:style-name="P210">γραφέντων</text:p>
          </table:table-cell>
          <table:table-cell table:style-name="Table9.A5" office:value-type="string">
            <text:p text:style-name="P210">γραφεῖσι(ν)</text:p>
          </table:table-cell>
          <table:table-cell table:style-name="Table9.H5" office:value-type="string">
            <text:p text:style-name="P210">γραφέντα</text:p>
          </table:table-cell>
        </table:table-row>
        <table:table-row>
          <table:table-cell table:style-name="Table9.A6" table:number-columns-spanned="8" office:value-type="string">
            <text:p text:style-name="P211">First perfect <text:span text:style-name="T71">active</text:span> participl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212">λελυκῶς</text:p>
          </table:table-cell>
          <table:table-cell table:style-name="Table9.A3" office:value-type="string">
            <text:p text:style-name="P212">λελυκότος</text:p>
          </table:table-cell>
          <table:table-cell table:style-name="Table9.A3" office:value-type="string">
            <text:p text:style-name="P212">λελυκότι</text:p>
          </table:table-cell>
          <table:table-cell table:style-name="Table9.A3" office:value-type="string">
            <text:p text:style-name="P212">λελυκότα</text:p>
          </table:table-cell>
          <table:table-cell table:style-name="Table9.A3" office:value-type="string">
            <text:p text:style-name="P212">λελυκότες</text:p>
          </table:table-cell>
          <table:table-cell table:style-name="Table9.A3" office:value-type="string">
            <text:p text:style-name="P212">λελυκότων</text:p>
          </table:table-cell>
          <table:table-cell table:style-name="Table9.A3" office:value-type="string">
            <text:p text:style-name="P212">λελυκόσι(ν)</text:p>
          </table:table-cell>
          <table:table-cell table:style-name="Table9.H3" office:value-type="string">
            <text:p text:style-name="P212">λελυκότας</text:p>
          </table:table-cell>
        </table:table-row>
        <table:table-row>
          <table:table-cell table:style-name="Table9.A4" office:value-type="string">
            <text:p text:style-name="P213">λελυκυῖα</text:p>
          </table:table-cell>
          <table:table-cell table:style-name="Table9.A4" office:value-type="string">
            <text:p text:style-name="P213">λελυκυίας</text:p>
          </table:table-cell>
          <table:table-cell table:style-name="Table9.A4" office:value-type="string">
            <text:p text:style-name="P213">λελυκυίᾳ</text:p>
          </table:table-cell>
          <table:table-cell table:style-name="Table9.A4" office:value-type="string">
            <text:p text:style-name="P213">λελυκυῖαν</text:p>
          </table:table-cell>
          <table:table-cell table:style-name="Table9.A4" office:value-type="string">
            <text:p text:style-name="P213">λελυκυῖαι</text:p>
          </table:table-cell>
          <table:table-cell table:style-name="Table9.A4" office:value-type="string">
            <text:p text:style-name="P213">λελυκυιῶν</text:p>
          </table:table-cell>
          <table:table-cell table:style-name="Table9.A4" office:value-type="string">
            <text:p text:style-name="P213">λελυκυίαις</text:p>
          </table:table-cell>
          <table:table-cell table:style-name="Table9.H4" office:value-type="string">
            <text:p text:style-name="P213">λελυκυίας</text:p>
          </table:table-cell>
        </table:table-row>
        <table:table-row>
          <table:table-cell table:style-name="Table9.A5" office:value-type="string">
            <text:p text:style-name="P213">λελυκός</text:p>
          </table:table-cell>
          <table:table-cell table:style-name="Table9.A5" office:value-type="string">
            <text:p text:style-name="P213">λελυκότος</text:p>
          </table:table-cell>
          <table:table-cell table:style-name="Table9.A5" office:value-type="string">
            <text:p text:style-name="P213">λελυκότι</text:p>
          </table:table-cell>
          <table:table-cell table:style-name="Table9.A5" office:value-type="string">
            <text:p text:style-name="P213">λελυκός</text:p>
          </table:table-cell>
          <table:table-cell table:style-name="Table9.A5" office:value-type="string">
            <text:p text:style-name="P213">λελυκότα</text:p>
          </table:table-cell>
          <table:table-cell table:style-name="Table9.A5" office:value-type="string">
            <text:p text:style-name="P213">λελυκότων</text:p>
          </table:table-cell>
          <table:table-cell table:style-name="Table9.A5" office:value-type="string">
            <text:p text:style-name="P213">λελυκόσι(ν)</text:p>
          </table:table-cell>
          <table:table-cell table:style-name="Table9.H5" office:value-type="string">
            <text:p text:style-name="P213">λελυκότα</text:p>
          </table:table-cell>
        </table:table-row>
        <table:table-row>
          <table:table-cell table:style-name="Table9.A6" table:number-columns-spanned="8" office:value-type="string">
            <text:p text:style-name="P214">First perfect middle / passive particip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215">λελυμένος</text:p>
          </table:table-cell>
          <table:table-cell table:style-name="Table9.A3" office:value-type="string">
            <text:p text:style-name="P215">λελυμένου</text:p>
          </table:table-cell>
          <table:table-cell table:style-name="Table9.A3" office:value-type="string">
            <text:p text:style-name="P215">λελυμένῳ</text:p>
          </table:table-cell>
          <table:table-cell table:style-name="Table9.A3" office:value-type="string">
            <text:p text:style-name="P215">λελυμένον</text:p>
          </table:table-cell>
          <table:table-cell table:style-name="Table9.A3" office:value-type="string">
            <text:p text:style-name="P215">λελυμένοι</text:p>
          </table:table-cell>
          <table:table-cell table:style-name="Table9.A3" office:value-type="string">
            <text:p text:style-name="P215">λελυμένων</text:p>
          </table:table-cell>
          <table:table-cell table:style-name="Table9.A3" office:value-type="string">
            <text:p text:style-name="P215">λελυμένοις</text:p>
          </table:table-cell>
          <table:table-cell table:style-name="Table9.H3" office:value-type="string">
            <text:p text:style-name="P215">λελυμένους</text:p>
          </table:table-cell>
        </table:table-row>
        <table:table-row>
          <table:table-cell table:style-name="Table9.A4" office:value-type="string">
            <text:p text:style-name="P215">λελυμένη</text:p>
          </table:table-cell>
          <table:table-cell table:style-name="Table9.A4" office:value-type="string">
            <text:p text:style-name="P215">λελυμένης</text:p>
          </table:table-cell>
          <table:table-cell table:style-name="Table9.A4" office:value-type="string">
            <text:p text:style-name="P215">λελυμένῃ</text:p>
          </table:table-cell>
          <table:table-cell table:style-name="Table9.A4" office:value-type="string">
            <text:p text:style-name="P215">λελυμένην</text:p>
          </table:table-cell>
          <table:table-cell table:style-name="Table9.A4" office:value-type="string">
            <text:p text:style-name="P215">λελυμέναι</text:p>
          </table:table-cell>
          <table:table-cell table:style-name="Table9.A4" office:value-type="string">
            <text:p text:style-name="P215">λελυμένων</text:p>
          </table:table-cell>
          <table:table-cell table:style-name="Table9.A4" office:value-type="string">
            <text:p text:style-name="P215">λελυμέναις</text:p>
          </table:table-cell>
          <table:table-cell table:style-name="Table9.H4" office:value-type="string">
            <text:p text:style-name="P215">λελυμένας</text:p>
          </table:table-cell>
        </table:table-row>
        <table:table-row>
          <table:table-cell table:style-name="Table9.A5" office:value-type="string">
            <text:p text:style-name="P215">λελυμένον</text:p>
          </table:table-cell>
          <table:table-cell table:style-name="Table9.A5" office:value-type="string">
            <text:p text:style-name="P215">λελυμένου</text:p>
          </table:table-cell>
          <table:table-cell table:style-name="Table9.A5" office:value-type="string">
            <text:p text:style-name="P215">λελυμένῳ</text:p>
          </table:table-cell>
          <table:table-cell table:style-name="Table9.A5" office:value-type="string">
            <text:p text:style-name="P215">λελυμένον</text:p>
          </table:table-cell>
          <table:table-cell table:style-name="Table9.A5" office:value-type="string">
            <text:p text:style-name="P215">λελυμένα</text:p>
          </table:table-cell>
          <table:table-cell table:style-name="Table9.A5" office:value-type="string">
            <text:p text:style-name="P215">λελυμένων</text:p>
          </table:table-cell>
          <table:table-cell table:style-name="Table9.A5" office:value-type="string">
            <text:p text:style-name="P215">λελυμένοις</text:p>
          </table:table-cell>
          <table:table-cell table:style-name="Table9.H5" office:value-type="string">
            <text:p text:style-name="P215">λελυμένα</text:p>
          </table:table-cell>
        </table:table-row>
        <table:table-row>
          <table:table-cell table:style-name="Table9.A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H49" office:value-type="string">
            <text:p text:style-name="P153"/>
          </table:table-cell>
        </table:table-row>
        <table:table-row>
          <table:table-cell table:style-name="Table9.A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H49" office:value-type="string">
            <text:p text:style-name="P153"/>
          </table:table-cell>
        </table:table-row>
        <table:table-row>
          <table:table-cell table:style-name="Table9.A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H49" office:value-type="string">
            <text:p text:style-name="P153"/>
          </table:table-cell>
        </table:table-row>
        <table:table-row>
          <table:table-cell table:style-name="Table9.A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G49" office:value-type="string">
            <text:p text:style-name="P153"/>
          </table:table-cell>
          <table:table-cell table:style-name="Table9.H49" office:value-type="string">
            <text:p text:style-name="P153"/>
          </table:table-cell>
        </table:table-row>
      </table:table>
      <text:p text:style-name="P58"/>
      <text:p text:style-name="P52">The <text:span text:style-name="T63">Apostles’ Creed</text:span></text:p>
      <text:p text:style-name="P73"/>
      <text:p text:style-name="P75">Πιστεύω εἰς Θεὸν Πατέρα,</text:p>
      <text:p text:style-name="P75">I believe into at_God at_Father.</text:p>
      <text:p text:style-name="P75"/>
      <text:p text:style-name="P75"><text:tab/>παντοκράτορα, ποιητήν οὐρανοῦ καὶ γῆς.</text:p>
      <text:p text:style-name="P75"><text:s text:c="4"/>omnipotent 无所不能 万能的, poet heaven and earth.</text:p>
      <text:p text:style-name="P75"/>
      <text:p text:style-name="P75">Καὶ εἰς Ἰησοῦν Χριστον, υἱὸν αὐτοῦ τὸν μονογενῆ, τὸν κύριον ἡμῶν</text:p>
      <text:p text:style-name="P75">and in at_Jesus Christ, at_Son of_him at_the _only_begotten 生孩子 at_the _LORD of_us.</text:p>
      <text:p text:style-name="P75"/>
      <text:p text:style-name="P75"><text:tab/>τὸν συλληφθέντα ἐκ πνεύματος ἁγίου,</text:p>
      <text:p text:style-name="P75"><text:s text:c="4"/>at_the arrested 被逮捕 from Spirit of_holy, </text:p>
      <text:p text:style-name="P75"/>
      <text:p text:style-name="P75"><text:tab/>γεννηθέντα ἐκ Μαρίας τῆς παρθένου,</text:p>
      <text:p text:style-name="P75"><text:s text:c="4"/>was_born from of_Mary of_the _virgin</text:p>
      <text:p text:style-name="P75"/>
      <text:p text:style-name="P75"><text:tab/>παθόντα ἐπὶ Ποντίου Πιλάτου,</text:p>
      <text:p text:style-name="P75"><text:s text:c="4"/>suffering on Pontius Pilates</text:p>
      <text:p text:style-name="P75"/>
      <text:p text:style-name="P75"><text:tab/>σταυρωθέντα, θανόντα, καὶ ταφέντα,</text:p>
      <text:p text:style-name="P75"><text:s text:c="4"/>was_crucified, died, and was_burial, </text:p>
      <text:p text:style-name="P75"/>
      <text:p text:style-name="P75"><text:tab/>τῇ τρίτῃ ἡμέρᾳ ἀναστάντα ἀπὸ τῶν νεκρῶν, </text:p>
      <text:p text:style-name="P75"><text:s text:c="4"/>to_the _third _day stood_again from of_the _dead.</text:p>
      <text:p text:style-name="P75"/>
      <text:p text:style-name="P75"><text:tab/>ἀνελθόντα εἰς τοὺς οὐρανούς, </text:p>
      <text:p text:style-name="P75"><text:s text:c="4"/>went_up into at_the _heaven</text:p>
      <text:p text:style-name="P75"/>
      <text:p text:style-name="P75"><text:tab/>καθεζόμενον ἐν δεξιᾷ θεοῦ πατρὸς παντοδυνάμου,</text:p>
      <text:p text:style-name="P75"><text:s text:c="4"/>sitting in to_right of_GOD of_father of_omnipotent 万能的 </text:p>
      <text:p text:style-name="P75"/>
      <text:p text:style-name="P75"><text:tab/>ἐκεῖθεν ἐρχόμενον κρῖναι ζῶντας καὶ νεκρούς.</text:p>
      <text:p text:style-name="P75"><text:s text:c="4"/>thence 从那里 所以；因此 coming to_judge living and dead</text:p>
      <text:p text:style-name="P75"/>
      <text:p text:style-name="P75">Πιστεύω εἰς τὸ Πνεύμα τὸ Ἅγιον, </text:p>
      <text:p text:style-name="P75">I_believe into at_the _Spirit at_the _Holy,</text:p>
      <text:p text:style-name="P75"/>
      <text:p text:style-name="P75"><text:tab/>ἀγίαν καθολικήν ἐκκλησίαν, </text:p>
      <text:p text:style-name="P75"><text:s text:c="4"/>at_holy _universal _Church, </text:p>
      <text:p text:style-name="P75"/>
      <text:p text:style-name="P75"><text:tab/>ἀγίων κοινωνίαν, </text:p>
      <text:p text:style-name="P75"><text:s text:c="4"/>of_holy society, </text:p>
      <text:p text:style-name="P75"/>
      <text:p text:style-name="P75"><text:tab/>ἄφεσιν ἁμαρτιῶν, </text:p>
      <text:p text:style-name="P75"><text:s text:c="4"/>forgiveness of_sins, </text:p>
      <text:p text:style-name="P75"/>
      <text:p text:style-name="P75"><text:tab/>σαρκὸς ἀνάστασιν, </text:p>
      <text:p text:style-name="P75"><text:s text:c="4"/>of_flesh resurrection, </text:p>
      <text:p text:style-name="P75"/>
      <text:p text:style-name="P75"><text:tab/>ζωὴν αἰώνιον.</text:p>
      <text:p text:style-name="P75"><text:s text:c="4"/>at_life everlasting.</text:p>
      <text:p text:style-name="P75"><text:soft-page-break/></text:p>
      <text:p text:style-name="P75">Ἀμήν.</text:p>
      <text:p text:style-name="P75">Amen.</text:p>
      <text:p text:style-name="P74"/>
      <text:p text:style-name="P74"/>
      <text:p text:style-name="P74"/>
      <text:p text:style-name="P53"><text:span text:style-name="T77">Α <text:s/>ἄ</text:span>λφα <text:s/><text:span text:style-name="T78">Alpha</text:span></text:p>
      <text:p text:style-name="P76"><text:span text:style-name="T77">Β <text:s/></text:span>βῆτα <text:s/><text:span text:style-name="T78">Beta</text:span></text:p>
      <text:p text:style-name="P76"><text:span text:style-name="T77">Γ <text:s/></text:span>γάμμα <text:s/><text:span text:style-name="T78">Gamma</text:span></text:p>
      <text:p text:style-name="P76"><text:span text:style-name="T77">Δ <text:s/></text:span>δέλτα <text:s/><text:span text:style-name="T78">Delta</text:span></text:p>
      <text:p text:style-name="P76"><text:span text:style-name="T77">Ε <text:s/></text:span>ἒ ψιλόν <text:s/><text:span text:style-name="T78">Epsilon</text:span></text:p>
      <text:p text:style-name="P76"><text:span text:style-name="T77">Ζ <text:s/></text:span>ζῆτα <text:s/><text:span text:style-name="T78">Zeta</text:span></text:p>
      <text:p text:style-name="P76"><text:span text:style-name="T77">Η <text:s/></text:span>ἦτα <text:s/><text:span text:style-name="T78">Eta</text:span></text:p>
      <text:p text:style-name="P76"><text:span text:style-name="T77">Θ <text:s/></text:span>θῆτα <text:s/><text:span text:style-name="T78">Theta</text:span></text:p>
      <text:p text:style-name="P76"><text:span text:style-name="T77">Ι <text:s/></text:span>ἰῶτα <text:s/><text:span text:style-name="T78">Iota</text:span></text:p>
      <text:p text:style-name="P76"><text:span text:style-name="T77">Κ <text:s/></text:span>κάππα <text:s/><text:span text:style-name="T78">Kappa</text:span></text:p>
      <text:p text:style-name="P76"><text:span text:style-name="T77">Λ <text:s/></text:span>λάμβδα <text:s/><text:span text:style-name="T78">Lambda</text:span></text:p>
      <text:p text:style-name="P77"><text:span text:style-name="T77">Μ <text:s/></text:span>μῦ <text:s/><text:span text:style-name="T78">Mu</text:span></text:p>
      <text:p text:style-name="P77"><text:span text:style-name="T77">Ν <text:s/></text:span>νῦ <text:s/><text:span text:style-name="T78">Nu</text:span></text:p>
      <text:p text:style-name="P77"><text:span text:style-name="T77">Ξ <text:s/></text:span>ξῖ <text:s/><text:span text:style-name="T78">Xi</text:span></text:p>
      <text:p text:style-name="P77"><text:span text:style-name="T77">Ο <text:s/></text:span>ὂ μικρόν <text:s/><text:span text:style-name="T78">Omicron</text:span></text:p>
      <text:p text:style-name="P77"><text:span text:style-name="T77">Π <text:s/></text:span>πῖ <text:s/><text:span text:style-name="T78">Pi</text:span></text:p>
      <text:p text:style-name="P77"><text:span text:style-name="T77">Ρ <text:s/></text:span>ῥῶ <text:s/><text:span text:style-name="T78">Rho</text:span></text:p>
      <text:p text:style-name="P77"><text:span text:style-name="T77">Σ <text:s/></text:span>σίγμα <text:s/><text:span text:style-name="T78">Sigma</text:span></text:p>
      <text:p text:style-name="P77"><text:span text:style-name="T77">Τ <text:s/></text:span>ταῦ <text:s/><text:span text:style-name="T78">Tay</text:span></text:p>
      <text:p text:style-name="P77"><text:span text:style-name="T77">Υ <text:s/></text:span>ὖ ψιλόν <text:s/><text:span text:style-name="T78">Upsilon</text:span></text:p>
      <text:p text:style-name="P77"><text:span text:style-name="T77">Φ <text:s/></text:span>φῖ <text:s/><text:span text:style-name="T78">Phi</text:span></text:p>
      <text:p text:style-name="P77"><text:span text:style-name="T77">Χ <text:s/></text:span>χῖ <text:s/><text:span text:style-name="T78">Chi</text:span></text:p>
      <text:p text:style-name="P77"><text:span text:style-name="T77">Ψ <text:s/></text:span>ψῖ <text:s/><text:span text:style-name="T78">Psi</text:span></text:p>
      <text:p text:style-name="P77"><text:span text:style-name="T77">Ω <text:s/></text:span>ὦ μέγα <text:s/><text:span text:style-name="T78">Omega</text:span></text:p>
      <text:p text:style-name="P77"/>
      <text:p text:style-name="P77"/>
      <text:p text:style-name="P54">———————————————————————不看—————————————————————————————</text:p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178">Pe<text:span text:style-name="T1">r</text:span>sonal ending</text:p>
          </table:table-cell>
          <table:table-cell table:style-name="表格3.A1" office:value-type="string">
            <text:p text:style-name="P179">Single</text:p>
          </table:table-cell>
          <table:table-cell table:style-name="表格3.C1" office:value-type="string">
            <text:p text:style-name="P179">Plural</text:p>
          </table:table-cell>
        </table:table-row>
        <table:table-row>
          <table:table-cell table:style-name="表格3.A2" office:value-type="string">
            <text:p text:style-name="P179">1st</text:p>
          </table:table-cell>
          <table:table-cell table:style-name="表格3.A2" office:value-type="string">
            <text:p text:style-name="P86">-μι我</text:p>
          </table:table-cell>
          <table:table-cell table:style-name="表格3.C2" office:value-type="string">
            <text:p text:style-name="P86">-μεν我们</text:p>
          </table:table-cell>
        </table:table-row>
        <table:table-row>
          <table:table-cell table:style-name="表格3.A2" office:value-type="string">
            <text:p text:style-name="P179">2nd</text:p>
          </table:table-cell>
          <table:table-cell table:style-name="表格3.A2" office:value-type="string">
            <text:p text:style-name="P86">-σι你</text:p>
          </table:table-cell>
          <table:table-cell table:style-name="表格3.C2" office:value-type="string">
            <text:p text:style-name="P86">-τε你们</text:p>
          </table:table-cell>
        </table:table-row>
        <table:table-row>
          <table:table-cell table:style-name="表格3.A2" office:value-type="string">
            <text:p text:style-name="P179">3rd</text:p>
          </table:table-cell>
          <table:table-cell table:style-name="表格3.A2" office:value-type="string">
            <text:p text:style-name="P86">-τι他</text:p>
          </table:table-cell>
          <table:table-cell table:style-name="表格3.C2" office:value-type="string">
            <text:p text:style-name="P86">-ντι他们</text:p>
          </table:table-cell>
        </table:table-row>
      </table:table>
      <text:p text:style-name="P58"/>
      <text:p text:style-name="P60"/>
      <text:p text:style-name="P61">口音符号accent：急性acute´，</text:p>
      <text:p text:style-name="P61">抑扬circumflex~</text:p>
      <text:p text:style-name="P61">庄重grave`，在元音之上。双元音的在后面的元音上。</text:p>
      <text:p text:style-name="P61"/>
      <text:p text:style-name="P61">分隔符：¨，不构成双元音的说</text:p>
      <text:p text:style-name="P61"/>
      <text:p text:style-name="P61">其他标点<text:tab/> , .一样<text:tab/> 代表;:的·<text:tab/> 代表?的;</text:p>
      <text:p text:style-name="P61"/>
      <text:p text:style-name="P61">一个元音（单双）算一个音节</text:p>
      <text:p text:style-name="P61">προσ-ευ-χο-μαι</text:p>
      <text:p text:style-name="P61">单-<text:tab/>双- 单-双</text:p>
      <text:p text:style-name="P61"><text:tab/>anti pen ult</text:p>
      <text:p text:style-name="P61">单词的最后一个音节叫ultima, 往前推叫penult, antipenult, </text:p>
      <text:p text:style-name="P61"/>
      <text:p text:style-name="P61">accent规则：原来，希腊文的口音符号是先打符号，再打元音</text:p>
      <text:p text:style-name="P61">（辅单打不出来），若只打符号，需要按两下～～～</text:p>
      <text:p text:style-name="P61">用的全符号输入法，两个符号的，先不按shift的</text:p>
      <text:p text:style-name="P61"/>
      <text:p text:style-name="P61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180">1.acute ά:</text:p>
            <text:p text:style-name="P180">最后三音节中的一个</text:p>
          </table:table-cell>
          <table:table-cell table:style-name="表格1.A1" office:value-type="string">
            <text:p text:style-name="P180">circumflex ᾶ:</text:p>
            <text:p text:style-name="P180">最后两个音节中的一个</text:p>
          </table:table-cell>
          <table:table-cell table:style-name="表格1.A1" office:value-type="string">
            <text:p text:style-name="P180">grave ὰ:</text:p>
            <text:p text:style-name="P180">最后一个音节</text:p>
          </table:table-cell>
          <table:table-cell table:style-name="表格1.A1" office:value-type="string">
            <text:p text:style-name="P180">错例为</text:p>
            <text:p text:style-name="P180">ἄποστολος</text:p>
            <text:p text:style-name="P180">倒数第四音节加</text:p>
            <text:p text:style-name="P180">accent</text:p>
          </table:table-cell>
          <table:table-cell table:style-name="表格1.E1" office:value-type="string">
            <text:p text:style-name="P180">错例为</text:p>
            <text:p text:style-name="P180">πισπεῦομεν</text:p>
            <text:p text:style-name="P180">倒数第三音节加</text:p>
            <text:p text:style-name="P180">curcumflex</text:p>
          </table:table-cell>
        </table:table-row>
        <table:table-row>
          <table:table-cell table:style-name="表格1.A2" office:value-type="string">
            <text:p text:style-name="P180">2.circumflex</text:p>
            <text:p text:style-name="P180">不能用在短音节中</text:p>
          </table:table-cell>
          <table:table-cell table:style-name="表格1.A2" office:value-type="string">
            <text:p text:style-name="P153"/>
          </table:table-cell>
          <table:table-cell table:style-name="表格1.A2" office:value-type="string">
            <text:p text:style-name="P153"/>
          </table:table-cell>
          <table:table-cell table:style-name="表格1.A2" office:value-type="string">
            <text:p text:style-name="P153">短元音：α<text:tab/>ε<text:tab/>ο<text:tab/>ι<text:tab/>υ</text:p>
          </table:table-cell>
          <table:table-cell table:style-name="表格1.E2" office:value-type="string">
            <text:p text:style-name="P153"/>
          </table:table-cell>
        </table:table-row>
        <table:table-row>
          <table:table-cell table:style-name="表格1.A2" office:value-type="string">
            <text:p text:style-name="P153">3.ultima长的时候：antipenult倒数第三音节不能加accent</text:p>
          </table:table-cell>
          <table:table-cell table:style-name="表格1.A2" office:value-type="string">
            <text:p text:style-name="P153">penult倒数第二音节要加accent的话，只能是acute</text:p>
          </table:table-cell>
          <table:table-cell table:style-name="表格1.A2" office:value-type="string">
            <text:p text:style-name="P153"/>
          </table:table-cell>
          <table:table-cell table:style-name="表格1.A2" office:value-type="string">
            <text:p text:style-name="P153">错例为ἀπόστολῳ and ἀπόστολου在ultima长时第倒数引三音节加accent</text:p>
          </table:table-cell>
          <table:table-cell table:style-name="表格1.E2" office:value-type="string">
            <text:p text:style-name="P153">错例为δοῦλου and δοῦλων在ultima长时倒数第二音节加circumflex</text:p>
          </table:table-cell>
        </table:table-row>
        <table:table-row>
          <table:table-cell table:style-name="表格1.A2" office:value-type="string">
            <text:p text:style-name="P153">4.ultima短penult长时，penult要加accent的话，只能是circumflex</text:p>
          </table:table-cell>
          <table:table-cell table:style-name="表格1.A2" office:value-type="string">
            <text:p text:style-name="P153"/>
          </table:table-cell>
          <table:table-cell table:style-name="表格1.A2" office:value-type="string">
            <text:p text:style-name="P153"/>
          </table:table-cell>
          <table:table-cell table:style-name="表格1.A2" office:value-type="string">
            <text:p text:style-name="P153">错例为δούλε and δούλοι</text:p>
          </table:table-cell>
          <table:table-cell table:style-name="表格1.E2" office:value-type="string">
            <text:p text:style-name="P153">δούλου是对的，因为最后音节不短，倒数第二长音节可加acute</text:p>
          </table:table-cell>
        </table:table-row>
        <table:table-row>
          <table:table-cell table:style-name="表格1.A2" office:value-type="string">
            <text:p text:style-name="P153">5.长ultima时，acute or circumflex两者可取一</text:p>
          </table:table-cell>
          <table:table-cell table:style-name="表格1.A2" office:value-type="string">
            <text:p text:style-name="P153"/>
          </table:table-cell>
          <table:table-cell table:style-name="表格1.A2" office:value-type="string">
            <text:p text:style-name="P153"/>
          </table:table-cell>
          <table:table-cell table:style-name="表格1.A2" office:value-type="string">
            <text:p text:style-name="P153">正例为ἀδελφοῦ and ἀδελφού，但只有一个是可用的。后面讲</text:p>
          </table:table-cell>
          <table:table-cell table:style-name="表格1.E2" office:value-type="string">
            <text:p text:style-name="P153"/>
          </table:table-cell>
        </table:table-row>
        <table:table-row>
          <table:table-cell table:style-name="表格1.A2" office:value-type="string">
            <text:p text:style-name="P153">6.单词最后音节的acute跟据句读点的不同，和<text:soft-page-break/>后面跟着的单词意思上相连的时候，变为grave.</text:p>
          </table:table-cell>
          <table:table-cell table:style-name="表格1.A2" office:value-type="string">
            <text:p text:style-name="P153"/>
          </table:table-cell>
          <table:table-cell table:style-name="表格1.A2" office:value-type="string">
            <text:p text:style-name="P153"/>
          </table:table-cell>
          <table:table-cell table:style-name="表格1.A2" office:value-type="string">
            <text:p text:style-name="P153">ἀδελφός自己的时候是对的，但<text:soft-page-break/>ἀδελφός ἀποστόλου时，就不对了</text:p>
          </table:table-cell>
          <table:table-cell table:style-name="表格1.E2" office:value-type="string">
            <text:p text:style-name="P153">需要变成ἀδελφὸς ἀποστόλου才可<text:soft-page-break/>以</text:p>
          </table:table-cell>
        </table:table-row>
      </table:table>
      <text:p text:style-name="P57">但也有很多需要单记的单词的accent</text:p>
      <text:p text:style-name="P57"/>
      <text:p text:style-name="P62">动词accent法则：用역행법recessive</text:p>
      <text:p text:style-name="P63">在离末尾远的地方加accent</text:p>
      <text:p text:style-name="P63">知道某单词是动词型后，和原型怎样无关，看ultima</text:p>
      <text:p text:style-name="P63">为短的话，antipenult上加acute（以三音节假定）</text:p>
      <text:p text:style-name="P63">ultima为长的话，acute只能加在penult上</text:p>
      <text:p text:style-name="P62"/>
      <text:p text:style-name="P64">例子：ἐγινωσκου上加accent</text:p>
      <text:p text:style-name="P64">如果是ἔγινωσκου的话，违反了1, 在倒数第四音节加了accent。</text:p>
      <text:p text:style-name="P64">如果是ἐγίνωσκου的话，ultima长，违反了3.1</text:p>
      <text:p text:style-name="P64">那只能在penult上加accent了。</text:p>
      <text:p text:style-name="P65">但ἐγινῶσκου的话，违反了3.2</text:p>
      <text:p text:style-name="P65">因此，最终ἐγινώσκου</text:p>
      <text:p text:style-name="P65"/>
      <text:p text:style-name="P66">例子：动词ἐγινωσκε</text:p>
      <text:p text:style-name="P66">ἔγινωσκε违反1, ἐγίνωσκε对</text:p>
      <text:p text:style-name="P66">而ἐγινῶσκε/ἐγινωσκέ错</text:p>
      <text:p text:style-name="P66">跟据动词recessive，最后音节为短</text:p>
      <text:p text:style-name="P66">所以antipenult上加acute才对</text:p>
      <text:p text:style-name="P62"/>
      <text:p text:style-name="P66">例子：动词σωζε在penult上加accent</text:p>
      <text:p text:style-name="P66">虽然最后音节为短，但没有antipenult</text:p>
      <text:p text:style-name="P66">根据规则4, 不能是σώζε, 而只能是σῶζε</text:p>
      <text:p text:style-name="P62"/>
      <text:p text:style-name="P62">名词的accent法则：用保有法retentive</text:p>
      <text:p text:style-name="P66">名词的accent保持在主格/单数的时候的位置</text:p>
      <text:p text:style-name="P66">违反一般原则时，则往许可的最近音节移动</text:p>
      <text:p text:style-name="P66">名词即使知道是名词，也无法决定accent。</text:p>
      <text:p text:style-name="P66">得一一记住主格单数时的accent位置才行。</text:p>
      <text:p text:style-name="P66">知道这个，按着一般法则变化即可</text:p>
      <text:p text:style-name="P62"/>
      <text:p text:style-name="P67">例子：知道λογος是名词并不能确定accent. </text:p>
      <text:p text:style-name="P67">λογου, λογῳ, λογον, λογε, λογοι, λογων, λογοις, λογους</text:p>
      <text:p text:style-name="P67">以上是他的其他形态。</text:p>
      <text:p text:style-name="P68">所有形态在penult上有acute，理由是首先他们的accent在同一位置</text:p>
      <text:p text:style-name="P68">其次是一般法则不禁止penult上有accent</text:p>
      <text:p text:style-name="P68">最后是短音节上只能用acute。</text:p>
      <text:p text:style-name="P68">例子：οἶκος, like the previous, But it's penult is long, so it can't take acute. </text:p>
      <text:p text:style-name="P68">In this situation, rules3.1 and 4 will decide. </text:p>
      <text:p text:style-name="P68">acute or circumflex will be ok in this. </text:p>
      <text:p text:style-name="P68">即，ultima长的时候，penult的accent为acute</text:p>
      <text:p text:style-name="P68">ultima短的时候，penult的accent为circumflex<text:tab/>因此</text:p>
      <text:p text:style-name="P69">οἶκος, οἴκου, οἴκῳ, οἶκον, οἶκε</text:p>
      <text:p text:style-name="P69">οἶκοι, οἴκων, οἴκοις, οἴκους为结果。</text:p>
      <text:p text:style-name="P62"/>
      <text:p text:style-name="P70">例子：ἄνθρωπος的名词主格单数在antipenult上有accent。保留即可。</text:p>
      <text:p text:style-name="P70">但ultima长时会违反3.1法则所以不能在antipenult上</text:p>
      <text:p text:style-name="P70">可是跟据3.2，可以放在penult上的话，只能放acute.因此结果为：</text:p>
      <text:p text:style-name="P71"><text:soft-page-break/>ἄνθρωπος, ἀνθρώπου, ἀνθρώπῳ, ἄνθρωπον</text:p>
      <text:p text:style-name="P71">ἄνθρωπε, ἄνθρωποι, ἀνθρώπων, ἀνθρώποις, ἀνθρώπους...</text:p>
      <text:p text:style-name="P62"/>
      <text:p text:style-name="P72">例子：ὁδός的变化全部都在ultima上加accent。</text:p>
      <text:p text:style-name="P72">一般法则不禁止在ultima上加accent</text:p>
      <text:p text:style-name="P72">短的时候用acute，但长的时候可以acute也可以circumflex</text:p>
      <text:p text:style-name="P72">因此，根据现在学到的法则无法判断加什么。</text:p>
      <text:p text:style-name="P72">只能说ὁδός, ὁδόν, ὁδέ, ὁδοί是确定的，短的，都用acute</text:p>
      <text:p text:style-name="P72">但其他后面变长的情况，加acute还是circumflex是不确定的先。</text:p>
      <text:p text:style-name="P62"/>
      <text:p text:style-name="P62">1.The word connect with the enclitic, acute don't change to grave.</text:p>
      <text:p text:style-name="P62">ἀδελφὸς μου, is not TRUE, BUT ἀδελφός μου.brother of_mine</text:p>
      <text:p text:style-name="P62"/>
      <text:p text:style-name="P62">2.The word in front of the Enclitic, his antipenult have acute or penult have circumflex, ultima have another acute.</text:p>
      <text:p text:style-name="P62">ἄνθρωπός μου, δῶρόν μου, ἄνθρωπός ἐστιν, δῶρόν ἐστιν.</text:p>
      <text:p text:style-name="P62">my man, my gift, his man, his gift.</text:p>
      <text:p text:style-name="P62"/>
      <text:p text:style-name="P62">3.The word in front of the enclitic, if the word is a postpostivive or a enclitic, it will have a acute at ultima. </text:p>
      <text:p text:style-name="P62">εἴς με, ἄνθρωπός μού ἐστιν.</text:p>
      <text:p text:style-name="P62">in with, man of mine of his.</text:p>
      <text:p text:style-name="P62"/>
      <text:p text:style-name="P62">If the enclitic have it's own accent:</text:p>
      <text:p text:style-name="P62">1.If the enclitic have two vowel, and after the word which 's penult have a acute: enclitic have his own accent:</text:p>
      <text:p text:style-name="P62">ὥρα ἐστίν have accent, ὥρα μου have no accent.</text:p>
      <text:p text:style-name="P62">his time. my time.</text:p>
      <text:p text:style-name="P62"/>
      <text:p text:style-name="P62">2.If stress the enclitic.</text:p>
      <text:p text:style-name="P62"/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, Verdana, 'Lucida Sans Unicode', sans-serif"/>
    <style:font-face style:name="Liberation Mono" svg:font-family="'Liberation Mono'" style:font-family-generic="modern" style:font-pitch="fixed"/>
    <style:font-face style:name="文泉驿等宽微米黑" svg:font-family="文泉驿等宽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驿等宽微米黑" style:font-family-asian="文泉驿等宽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20-12-17T22:58:58.073844769</dc:date>
    <meta:editing-duration>PT21H34M24S</meta:editing-duration>
    <meta:editing-cycles>975</meta:editing-cycles>
    <meta:document-statistic meta:table-count="19" meta:image-count="0" meta:object-count="0" meta:page-count="18" meta:paragraph-count="1486" meta:word-count="3589" meta:character-count="18131" meta:non-whitespace-character-count="16867"/>
  </office:meta>
</office:document-meta>
</file>